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1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commons-lang-ratio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9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AO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ORU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VR</text:p>
          </table:table-cell>
          <table:table-cell/>
          <table:table-cell office:value-type="string" calcext:value-type="string">
            <text:p>AOR v. LOR</text:p>
          </table:table-cell>
          <table:table-cell office:value-type="string" calcext:value-type="string">
            <text:p>AOR v. COR</text:p>
          </table:table-cell>
          <table:table-cell office:value-type="string" calcext:value-type="string">
            <text:p>AOR v. ROR</text:p>
          </table:table-cell>
          <table:table-cell office:value-type="string" calcext:value-type="string">
            <text:p>AOR v. SOR</text:p>
          </table:table-cell>
          <table:table-cell office:value-type="string" calcext:value-type="string">
            <text:p>AOR v. ORU</text:p>
          </table:table-cell>
          <table:table-cell office:value-type="string" calcext:value-type="string">
            <text:p>AOR v. STD</text:p>
          </table:table-cell>
          <table:table-cell office:value-type="string" calcext:value-type="string">
            <text:p>AOR v. LVR</text:p>
          </table:table-cell>
          <table:table-cell office:value-type="string" calcext:value-type="string">
            <text:p>LOR v. COR</text:p>
          </table:table-cell>
          <table:table-cell office:value-type="string" calcext:value-type="string">
            <text:p>LOR v. ROR</text:p>
          </table:table-cell>
          <table:table-cell office:value-type="string" calcext:value-type="string">
            <text:p>LOR v. SOR</text:p>
          </table:table-cell>
          <table:table-cell office:value-type="string" calcext:value-type="string">
            <text:p>LOR v. ORU</text:p>
          </table:table-cell>
          <table:table-cell office:value-type="string" calcext:value-type="string">
            <text:p>LOR v. STD</text:p>
          </table:table-cell>
          <table:table-cell office:value-type="string" calcext:value-type="string">
            <text:p>LOR v. LVR</text:p>
          </table:table-cell>
          <table:table-cell office:value-type="string" calcext:value-type="string">
            <text:p>COR v. ROR</text:p>
          </table:table-cell>
          <table:table-cell office:value-type="string" calcext:value-type="string">
            <text:p>COR v. SOR</text:p>
          </table:table-cell>
          <table:table-cell office:value-type="string" calcext:value-type="string">
            <text:p>COR v. ORU</text:p>
          </table:table-cell>
          <table:table-cell office:value-type="string" calcext:value-type="string">
            <text:p>COR v. STD</text:p>
          </table:table-cell>
          <table:table-cell office:value-type="string" calcext:value-type="string">
            <text:p>COR v. LVR</text:p>
          </table:table-cell>
          <table:table-cell office:value-type="string" calcext:value-type="string">
            <text:p>ROR v. SOR</text:p>
          </table:table-cell>
          <table:table-cell office:value-type="string" calcext:value-type="string">
            <text:p>ROR v. ORU</text:p>
          </table:table-cell>
          <table:table-cell office:value-type="string" calcext:value-type="string">
            <text:p>ROR v STD</text:p>
          </table:table-cell>
          <table:table-cell office:value-type="string" calcext:value-type="string">
            <text:p>ROR v. LVR</text:p>
          </table:table-cell>
          <table:table-cell office:value-type="string" calcext:value-type="string">
            <text:p>SOR v. ORU</text:p>
          </table:table-cell>
          <table:table-cell office:value-type="string" calcext:value-type="string">
            <text:p>SOR v. STD</text:p>
          </table:table-cell>
          <table:table-cell office:value-type="string" calcext:value-type="string">
            <text:p>SOR v. LVR</text:p>
          </table:table-cell>
          <table:table-cell office:value-type="string" calcext:value-type="string">
            <text:p>ORU v. STD</text:p>
          </table:table-cell>
          <table:table-cell office:value-type="string" calcext:value-type="string">
            <text:p>ORU v. LVR</text:p>
          </table:table-cell>
          <table:table-cell office:value-type="string" calcext:value-type="string">
            <text:p>STD v. LV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4509803921569" calcext:value-type="float">
            <text:p>0.5245098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2480620155039" calcext:value-type="float">
            <text:p>0.9224806202</text:p>
          </table:table-cell>
          <table:table-cell office:value-type="float" office:value="0.739130434782609" calcext:value-type="float">
            <text:p>0.7391304348</text:p>
          </table:table-cell>
          <table:table-cell/>
          <table:table-cell table:formula="of:=[.B2]-[.C2]" office:value-type="float" office:value="0.65" calcext:value-type="float">
            <text:p>0.65</text:p>
          </table:table-cell>
          <table:table-cell table:formula="of:=[.B2]-[.D2]" office:value-type="float" office:value="0.11875" calcext:value-type="float">
            <text:p>0.11875</text:p>
          </table:table-cell>
          <table:table-cell table:formula="of:=[.B2]-[.E2]" office:value-type="float" office:value="0.125490196078431" calcext:value-type="float">
            <text:p>0.1254901961</text:p>
          </table:table-cell>
          <table:table-cell table:formula="of:=[.B2]-[.F2]" office:value-type="float" office:value="0.65" calcext:value-type="float">
            <text:p>0.65</text:p>
          </table:table-cell>
          <table:table-cell table:formula="of:=[.B2]-[.G2]" office:value-type="float" office:value="0.65" calcext:value-type="float">
            <text:p>0.65</text:p>
          </table:table-cell>
          <table:table-cell table:formula="of:=[.B2]-[.H2]" office:value-type="float" office:value="-0.272480620155039" calcext:value-type="float">
            <text:p>-0.2724806202</text:p>
          </table:table-cell>
          <table:table-cell table:formula="of:=[.B2]-[.I2]" office:value-type="float" office:value="-0.0891304347826085" calcext:value-type="float">
            <text:p>-0.0891304348</text:p>
          </table:table-cell>
          <table:table-cell table:formula="of:=[.$C2]-[.D2]" office:value-type="float" office:value="-0.53125" calcext:value-type="float">
            <text:p>-0.53125</text:p>
          </table:table-cell>
          <table:table-cell table:formula="of:=[.$C2]-[.E2]" office:value-type="float" office:value="-0.524509803921569" calcext:value-type="float">
            <text:p>-0.5245098039</text:p>
          </table:table-cell>
          <table:table-cell table:formula="of:=[.$C2]-[.F2]" office:value-type="float" office:value="0" calcext:value-type="float">
            <text:p>0</text:p>
          </table:table-cell>
          <table:table-cell table:formula="of:=[.$C2]-[.G2]" office:value-type="float" office:value="0" calcext:value-type="float">
            <text:p>0</text:p>
          </table:table-cell>
          <table:table-cell table:formula="of:=[.$C2]-[.H2]" office:value-type="float" office:value="-0.922480620155039" calcext:value-type="float">
            <text:p>-0.9224806202</text:p>
          </table:table-cell>
          <table:table-cell table:formula="of:=[.$C2]-[.I2]" office:value-type="float" office:value="-0.739130434782609" calcext:value-type="float">
            <text:p>-0.7391304348</text:p>
          </table:table-cell>
          <table:table-cell table:formula="of:=[.$D2]-[.E2]" office:value-type="float" office:value="0.00674019607843135" calcext:value-type="float">
            <text:p>0.0067401961</text:p>
          </table:table-cell>
          <table:table-cell table:formula="of:=[.$D2]-[.F2]" office:value-type="float" office:value="0.53125" calcext:value-type="float">
            <text:p>0.53125</text:p>
          </table:table-cell>
          <table:table-cell table:formula="of:=[.$D2]-[.G2]" office:value-type="float" office:value="0.53125" calcext:value-type="float">
            <text:p>0.53125</text:p>
          </table:table-cell>
          <table:table-cell table:formula="of:=[.$D2]-[.H2]" office:value-type="float" office:value="-0.391230620155039" calcext:value-type="float">
            <text:p>-0.3912306202</text:p>
          </table:table-cell>
          <table:table-cell table:formula="of:=[.$D2]-[.I2]" office:value-type="float" office:value="-0.207880434782609" calcext:value-type="float">
            <text:p>-0.2078804348</text:p>
          </table:table-cell>
          <table:table-cell table:formula="of:=[.$E2]-[.F2]" office:value-type="float" office:value="0.524509803921569" calcext:value-type="float">
            <text:p>0.5245098039</text:p>
          </table:table-cell>
          <table:table-cell table:formula="of:=[.$E2]-[.G2]" office:value-type="float" office:value="0.524509803921569" calcext:value-type="float">
            <text:p>0.5245098039</text:p>
          </table:table-cell>
          <table:table-cell table:formula="of:=[.$E2]-[.H2]" office:value-type="float" office:value="-0.39797081623347" calcext:value-type="float">
            <text:p>-0.3979708162</text:p>
          </table:table-cell>
          <table:table-cell table:formula="of:=[.$E2]-[.I2]" office:value-type="float" office:value="-0.21462063086104" calcext:value-type="float">
            <text:p>-0.2146206309</text:p>
          </table:table-cell>
          <table:table-cell table:formula="of:=[.$F2]-[.G2]" office:value-type="float" office:value="0" calcext:value-type="float">
            <text:p>0</text:p>
          </table:table-cell>
          <table:table-cell table:formula="of:=[.$F2]-[.H2]" office:value-type="float" office:value="-0.922480620155039" calcext:value-type="float">
            <text:p>-0.9224806202</text:p>
          </table:table-cell>
          <table:table-cell table:formula="of:=[.$F2]-[.I2]" office:value-type="float" office:value="-0.739130434782609" calcext:value-type="float">
            <text:p>-0.7391304348</text:p>
          </table:table-cell>
          <table:table-cell table:formula="of:=[.$G2]-[.H2]" office:value-type="float" office:value="-0.922480620155039" calcext:value-type="float">
            <text:p>-0.9224806202</text:p>
          </table:table-cell>
          <table:table-cell table:formula="of:=[.$G2]-[.I2]" office:value-type="float" office:value="-0.739130434782609" calcext:value-type="float">
            <text:p>-0.7391304348</text:p>
          </table:table-cell>
          <table:table-cell table:formula="of:=[.H2]-[.I2]" office:value-type="float" office:value="0.18335018537243" calcext:value-type="float">
            <text:p>0.18335018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813333333333333" calcext:value-type="float">
            <text:p>0.81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48275862068966" calcext:value-type="float">
            <text:p>0.9482758621</text:p>
          </table:table-cell>
          <table:table-cell/>
          <table:table-cell table:formula="of:=[.B3]-[.C3]" office:value-type="float" office:value="0" calcext:value-type="float">
            <text:p>0</text:p>
          </table:table-cell>
          <table:table-cell table:formula="of:=[.B3]-[.D3]" office:value-type="float" office:value="-0.846153846153846" calcext:value-type="float">
            <text:p>-0.8461538462</text:p>
          </table:table-cell>
          <table:table-cell table:formula="of:=[.B3]-[.E3]" office:value-type="float" office:value="-0.813333333333333" calcext:value-type="float">
            <text:p>-0.8133333333</text:p>
          </table:table-cell>
          <table:table-cell table:formula="of:=[.B3]-[.F3]" office:value-type="float" office:value="0" calcext:value-type="float">
            <text:p>0</text:p>
          </table:table-cell>
          <table:table-cell table:formula="of:=[.B3]-[.G3]" office:value-type="float" office:value="0" calcext:value-type="float">
            <text:p>0</text:p>
          </table:table-cell>
          <table:table-cell table:formula="of:=[.B3]-[.H3]" office:value-type="float" office:value="-0.888888888888889" calcext:value-type="float">
            <text:p>-0.8888888889</text:p>
          </table:table-cell>
          <table:table-cell table:formula="of:=[.B3]-[.I3]" office:value-type="float" office:value="-0.948275862068966" calcext:value-type="float">
            <text:p>-0.9482758621</text:p>
          </table:table-cell>
          <table:table-cell table:formula="of:=[.$C3]-[.D3]" office:value-type="float" office:value="-0.846153846153846" calcext:value-type="float">
            <text:p>-0.8461538462</text:p>
          </table:table-cell>
          <table:table-cell table:formula="of:=[.$C3]-[.E3]" office:value-type="float" office:value="-0.813333333333333" calcext:value-type="float">
            <text:p>-0.8133333333</text:p>
          </table:table-cell>
          <table:table-cell table:formula="of:=[.$C3]-[.F3]" office:value-type="float" office:value="0" calcext:value-type="float">
            <text:p>0</text:p>
          </table:table-cell>
          <table:table-cell table:formula="of:=[.$C3]-[.G3]" office:value-type="float" office:value="0" calcext:value-type="float">
            <text:p>0</text:p>
          </table:table-cell>
          <table:table-cell table:formula="of:=[.$C3]-[.H3]" office:value-type="float" office:value="-0.888888888888889" calcext:value-type="float">
            <text:p>-0.8888888889</text:p>
          </table:table-cell>
          <table:table-cell table:formula="of:=[.$C3]-[.I3]" office:value-type="float" office:value="-0.948275862068966" calcext:value-type="float">
            <text:p>-0.9482758621</text:p>
          </table:table-cell>
          <table:table-cell table:formula="of:=[.$D3]-[.E3]" office:value-type="float" office:value="0.0328205128205127" calcext:value-type="float">
            <text:p>0.0328205128</text:p>
          </table:table-cell>
          <table:table-cell table:formula="of:=[.$D3]-[.F3]" office:value-type="float" office:value="0.846153846153846" calcext:value-type="float">
            <text:p>0.8461538462</text:p>
          </table:table-cell>
          <table:table-cell table:formula="of:=[.$D3]-[.G3]" office:value-type="float" office:value="0.846153846153846" calcext:value-type="float">
            <text:p>0.8461538462</text:p>
          </table:table-cell>
          <table:table-cell table:formula="of:=[.$D3]-[.H3]" office:value-type="float" office:value="-0.0427350427350427" calcext:value-type="float">
            <text:p>-0.0427350427</text:p>
          </table:table-cell>
          <table:table-cell table:formula="of:=[.$D3]-[.I3]" office:value-type="float" office:value="-0.10212201591512" calcext:value-type="float">
            <text:p>-0.1021220159</text:p>
          </table:table-cell>
          <table:table-cell table:formula="of:=[.$E3]-[.F3]" office:value-type="float" office:value="0.813333333333333" calcext:value-type="float">
            <text:p>0.8133333333</text:p>
          </table:table-cell>
          <table:table-cell table:formula="of:=[.$E3]-[.G3]" office:value-type="float" office:value="0.813333333333333" calcext:value-type="float">
            <text:p>0.8133333333</text:p>
          </table:table-cell>
          <table:table-cell table:formula="of:=[.$E3]-[.H3]" office:value-type="float" office:value="-0.0755555555555554" calcext:value-type="float">
            <text:p>-0.0755555556</text:p>
          </table:table-cell>
          <table:table-cell table:formula="of:=[.$E3]-[.I3]" office:value-type="float" office:value="-0.134942528735632" calcext:value-type="float">
            <text:p>-0.1349425287</text:p>
          </table:table-cell>
          <table:table-cell table:formula="of:=[.$F3]-[.G3]" office:value-type="float" office:value="0" calcext:value-type="float">
            <text:p>0</text:p>
          </table:table-cell>
          <table:table-cell table:formula="of:=[.$F3]-[.H3]" office:value-type="float" office:value="-0.888888888888889" calcext:value-type="float">
            <text:p>-0.8888888889</text:p>
          </table:table-cell>
          <table:table-cell table:formula="of:=[.$F3]-[.I3]" office:value-type="float" office:value="-0.948275862068966" calcext:value-type="float">
            <text:p>-0.9482758621</text:p>
          </table:table-cell>
          <table:table-cell table:formula="of:=[.$G3]-[.H3]" office:value-type="float" office:value="-0.888888888888889" calcext:value-type="float">
            <text:p>-0.8888888889</text:p>
          </table:table-cell>
          <table:table-cell table:formula="of:=[.$G3]-[.I3]" office:value-type="float" office:value="-0.948275862068966" calcext:value-type="float">
            <text:p>-0.9482758621</text:p>
          </table:table-cell>
          <table:table-cell table:formula="of:=[.H3]-[.I3]" office:value-type="float" office:value="-0.0593869731800768" calcext:value-type="float">
            <text:p>-0.05938697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  <table:table-cell office:value-type="float" office:value="0.695652173913043" calcext:value-type="float">
            <text:p>0.6956521739</text:p>
          </table:table-cell>
          <table:table-cell office:value-type="float" office:value="0.476190476190476" calcext:value-type="float">
            <text:p>0.4761904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11111111111" calcext:value-type="float">
            <text:p>0.611111111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[.B4]-[.C4]" office:value-type="float" office:value="0.416666666666667" calcext:value-type="float">
            <text:p>0.4166666667</text:p>
          </table:table-cell>
          <table:table-cell table:formula="of:=[.B4]-[.D4]" office:value-type="float" office:value="-0.278985507246377" calcext:value-type="float">
            <text:p>-0.2789855072</text:p>
          </table:table-cell>
          <table:table-cell table:formula="of:=[.B4]-[.E4]" office:value-type="float" office:value="-0.0595238095238095" calcext:value-type="float">
            <text:p>-0.0595238095</text:p>
          </table:table-cell>
          <table:table-cell table:formula="of:=[.B4]-[.F4]" office:value-type="float" office:value="0.416666666666667" calcext:value-type="float">
            <text:p>0.4166666667</text:p>
          </table:table-cell>
          <table:table-cell table:formula="of:=[.B4]-[.G4]" office:value-type="float" office:value="0.416666666666667" calcext:value-type="float">
            <text:p>0.4166666667</text:p>
          </table:table-cell>
          <table:table-cell table:formula="of:=[.B4]-[.H4]" office:value-type="float" office:value="-0.194444444444444" calcext:value-type="float">
            <text:p>-0.1944444444</text:p>
          </table:table-cell>
          <table:table-cell table:formula="of:=[.B4]-[.I4]" office:value-type="float" office:value="-0.197619047619048" calcext:value-type="float">
            <text:p>-0.1976190476</text:p>
          </table:table-cell>
          <table:table-cell table:formula="of:=[.$C4]-[.D4]" office:value-type="float" office:value="-0.695652173913043" calcext:value-type="float">
            <text:p>-0.6956521739</text:p>
          </table:table-cell>
          <table:table-cell table:formula="of:=[.$C4]-[.E4]" office:value-type="float" office:value="-0.476190476190476" calcext:value-type="float">
            <text:p>-0.4761904762</text:p>
          </table:table-cell>
          <table:table-cell table:formula="of:=[.$C4]-[.F4]" office:value-type="float" office:value="0" calcext:value-type="float">
            <text:p>0</text:p>
          </table:table-cell>
          <table:table-cell table:formula="of:=[.$C4]-[.G4]" office:value-type="float" office:value="0" calcext:value-type="float">
            <text:p>0</text:p>
          </table:table-cell>
          <table:table-cell table:formula="of:=[.$C4]-[.H4]" office:value-type="float" office:value="-0.611111111111111" calcext:value-type="float">
            <text:p>-0.6111111111</text:p>
          </table:table-cell>
          <table:table-cell table:formula="of:=[.$C4]-[.I4]" office:value-type="float" office:value="-0.614285714285714" calcext:value-type="float">
            <text:p>-0.6142857143</text:p>
          </table:table-cell>
          <table:table-cell table:formula="of:=[.$D4]-[.E4]" office:value-type="float" office:value="0.219461697722567" calcext:value-type="float">
            <text:p>0.2194616977</text:p>
          </table:table-cell>
          <table:table-cell table:formula="of:=[.$D4]-[.F4]" office:value-type="float" office:value="0.695652173913043" calcext:value-type="float">
            <text:p>0.6956521739</text:p>
          </table:table-cell>
          <table:table-cell table:formula="of:=[.$D4]-[.G4]" office:value-type="float" office:value="0.695652173913043" calcext:value-type="float">
            <text:p>0.6956521739</text:p>
          </table:table-cell>
          <table:table-cell table:formula="of:=[.$D4]-[.H4]" office:value-type="float" office:value="0.0845410628019323" calcext:value-type="float">
            <text:p>0.0845410628</text:p>
          </table:table-cell>
          <table:table-cell table:formula="of:=[.$D4]-[.I4]" office:value-type="float" office:value="0.0813664596273291" calcext:value-type="float">
            <text:p>0.0813664596</text:p>
          </table:table-cell>
          <table:table-cell table:formula="of:=[.$E4]-[.F4]" office:value-type="float" office:value="0.476190476190476" calcext:value-type="float">
            <text:p>0.4761904762</text:p>
          </table:table-cell>
          <table:table-cell table:formula="of:=[.$E4]-[.G4]" office:value-type="float" office:value="0.476190476190476" calcext:value-type="float">
            <text:p>0.4761904762</text:p>
          </table:table-cell>
          <table:table-cell table:formula="of:=[.$E4]-[.H4]" office:value-type="float" office:value="-0.134920634920635" calcext:value-type="float">
            <text:p>-0.1349206349</text:p>
          </table:table-cell>
          <table:table-cell table:formula="of:=[.$E4]-[.I4]" office:value-type="float" office:value="-0.138095238095238" calcext:value-type="float">
            <text:p>-0.1380952381</text:p>
          </table:table-cell>
          <table:table-cell table:formula="of:=[.$F4]-[.G4]" office:value-type="float" office:value="0" calcext:value-type="float">
            <text:p>0</text:p>
          </table:table-cell>
          <table:table-cell table:formula="of:=[.$F4]-[.H4]" office:value-type="float" office:value="-0.611111111111111" calcext:value-type="float">
            <text:p>-0.6111111111</text:p>
          </table:table-cell>
          <table:table-cell table:formula="of:=[.$F4]-[.I4]" office:value-type="float" office:value="-0.614285714285714" calcext:value-type="float">
            <text:p>-0.6142857143</text:p>
          </table:table-cell>
          <table:table-cell table:formula="of:=[.$G4]-[.H4]" office:value-type="float" office:value="-0.611111111111111" calcext:value-type="float">
            <text:p>-0.6111111111</text:p>
          </table:table-cell>
          <table:table-cell table:formula="of:=[.$G4]-[.I4]" office:value-type="float" office:value="-0.614285714285714" calcext:value-type="float">
            <text:p>-0.6142857143</text:p>
          </table:table-cell>
          <table:table-cell table:formula="of:=[.H4]-[.I4]" office:value-type="float" office:value="-0.00317460317460316" calcext:value-type="float">
            <text:p>-0.00317460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696078431372549" calcext:value-type="float">
            <text:p>0.6960784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0.647727272727273" calcext:value-type="float">
            <text:p>0.6477272727</text:p>
          </table:table-cell>
          <table:table-cell/>
          <table:table-cell table:formula="of:=[.B5]-[.C5]" office:value-type="float" office:value="0.846153846153846" calcext:value-type="float">
            <text:p>0.8461538462</text:p>
          </table:table-cell>
          <table:table-cell table:formula="of:=[.B5]-[.D5]" office:value-type="float" office:value="-0.033846153846154" calcext:value-type="float">
            <text:p>-0.0338461538</text:p>
          </table:table-cell>
          <table:table-cell table:formula="of:=[.B5]-[.E5]" office:value-type="float" office:value="0.150075414781297" calcext:value-type="float">
            <text:p>0.1500754148</text:p>
          </table:table-cell>
          <table:table-cell table:formula="of:=[.B5]-[.F5]" office:value-type="float" office:value="0.846153846153846" calcext:value-type="float">
            <text:p>0.8461538462</text:p>
          </table:table-cell>
          <table:table-cell table:formula="of:=[.B5]-[.G5]" office:value-type="float" office:value="0.846153846153846" calcext:value-type="float">
            <text:p>0.8461538462</text:p>
          </table:table-cell>
          <table:table-cell table:formula="of:=[.B5]-[.H5]" office:value-type="float" office:value="-0.134615384615385" calcext:value-type="float">
            <text:p>-0.1346153846</text:p>
          </table:table-cell>
          <table:table-cell table:formula="of:=[.B5]-[.I5]" office:value-type="float" office:value="0.198426573426573" calcext:value-type="float">
            <text:p>0.1984265734</text:p>
          </table:table-cell>
          <table:table-cell table:formula="of:=[.$C5]-[.D5]" office:value-type="float" office:value="-0.88" calcext:value-type="float">
            <text:p>-0.88</text:p>
          </table:table-cell>
          <table:table-cell table:formula="of:=[.$C5]-[.E5]" office:value-type="float" office:value="-0.696078431372549" calcext:value-type="float">
            <text:p>-0.6960784314</text:p>
          </table:table-cell>
          <table:table-cell table:formula="of:=[.$C5]-[.F5]" office:value-type="float" office:value="0" calcext:value-type="float">
            <text:p>0</text:p>
          </table:table-cell>
          <table:table-cell table:formula="of:=[.$C5]-[.G5]" office:value-type="float" office:value="0" calcext:value-type="float">
            <text:p>0</text:p>
          </table:table-cell>
          <table:table-cell table:formula="of:=[.$C5]-[.H5]" office:value-type="float" office:value="-0.980769230769231" calcext:value-type="float">
            <text:p>-0.9807692308</text:p>
          </table:table-cell>
          <table:table-cell table:formula="of:=[.$C5]-[.I5]" office:value-type="float" office:value="-0.647727272727273" calcext:value-type="float">
            <text:p>-0.6477272727</text:p>
          </table:table-cell>
          <table:table-cell table:formula="of:=[.$D5]-[.E5]" office:value-type="float" office:value="0.183921568627451" calcext:value-type="float">
            <text:p>0.1839215686</text:p>
          </table:table-cell>
          <table:table-cell table:formula="of:=[.$D5]-[.F5]" office:value-type="float" office:value="0.88" calcext:value-type="float">
            <text:p>0.88</text:p>
          </table:table-cell>
          <table:table-cell table:formula="of:=[.$D5]-[.G5]" office:value-type="float" office:value="0.88" calcext:value-type="float">
            <text:p>0.88</text:p>
          </table:table-cell>
          <table:table-cell table:formula="of:=[.$D5]-[.H5]" office:value-type="float" office:value="-0.100769230769231" calcext:value-type="float">
            <text:p>-0.1007692308</text:p>
          </table:table-cell>
          <table:table-cell table:formula="of:=[.$D5]-[.I5]" office:value-type="float" office:value="0.232272727272727" calcext:value-type="float">
            <text:p>0.2322727273</text:p>
          </table:table-cell>
          <table:table-cell table:formula="of:=[.$E5]-[.F5]" office:value-type="float" office:value="0.696078431372549" calcext:value-type="float">
            <text:p>0.6960784314</text:p>
          </table:table-cell>
          <table:table-cell table:formula="of:=[.$E5]-[.G5]" office:value-type="float" office:value="0.696078431372549" calcext:value-type="float">
            <text:p>0.6960784314</text:p>
          </table:table-cell>
          <table:table-cell table:formula="of:=[.$E5]-[.H5]" office:value-type="float" office:value="-0.284690799396682" calcext:value-type="float">
            <text:p>-0.2846907994</text:p>
          </table:table-cell>
          <table:table-cell table:formula="of:=[.$E5]-[.I5]" office:value-type="float" office:value="0.0483511586452764" calcext:value-type="float">
            <text:p>0.0483511586</text:p>
          </table:table-cell>
          <table:table-cell table:formula="of:=[.$F5]-[.G5]" office:value-type="float" office:value="0" calcext:value-type="float">
            <text:p>0</text:p>
          </table:table-cell>
          <table:table-cell table:formula="of:=[.$F5]-[.H5]" office:value-type="float" office:value="-0.980769230769231" calcext:value-type="float">
            <text:p>-0.9807692308</text:p>
          </table:table-cell>
          <table:table-cell table:formula="of:=[.$F5]-[.I5]" office:value-type="float" office:value="-0.647727272727273" calcext:value-type="float">
            <text:p>-0.6477272727</text:p>
          </table:table-cell>
          <table:table-cell table:formula="of:=[.$G5]-[.H5]" office:value-type="float" office:value="-0.980769230769231" calcext:value-type="float">
            <text:p>-0.9807692308</text:p>
          </table:table-cell>
          <table:table-cell table:formula="of:=[.$G5]-[.I5]" office:value-type="float" office:value="-0.647727272727273" calcext:value-type="float">
            <text:p>-0.6477272727</text:p>
          </table:table-cell>
          <table:table-cell table:formula="of:=[.H5]-[.I5]" office:value-type="float" office:value="0.333041958041958" calcext:value-type="float">
            <text:p>0.3330419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0.594936708860759" calcext:value-type="float">
            <text:p>0.5949367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0.65979381443299" calcext:value-type="float">
            <text:p>0.6597938144</text:p>
          </table:table-cell>
          <table:table-cell/>
          <table:table-cell table:formula="of:=[.B6]-[.C6]" office:value-type="float" office:value="0.75" calcext:value-type="float">
            <text:p>0.75</text:p>
          </table:table-cell>
          <table:table-cell table:formula="of:=[.B6]-[.D6]" office:value-type="float" office:value="0.113636363636364" calcext:value-type="float">
            <text:p>0.1136363636</text:p>
          </table:table-cell>
          <table:table-cell table:formula="of:=[.B6]-[.E6]" office:value-type="float" office:value="0.155063291139241" calcext:value-type="float">
            <text:p>0.1550632911</text:p>
          </table:table-cell>
          <table:table-cell table:formula="of:=[.B6]-[.F6]" office:value-type="float" office:value="0.75" calcext:value-type="float">
            <text:p>0.75</text:p>
          </table:table-cell>
          <table:table-cell table:formula="of:=[.B6]-[.G6]" office:value-type="float" office:value="0.75" calcext:value-type="float">
            <text:p>0.75</text:p>
          </table:table-cell>
          <table:table-cell table:formula="of:=[.B6]-[.H6]" office:value-type="float" office:value="-0.00471698113207553" calcext:value-type="float">
            <text:p>-0.0047169811</text:p>
          </table:table-cell>
          <table:table-cell table:formula="of:=[.B6]-[.I6]" office:value-type="float" office:value="0.0902061855670103" calcext:value-type="float">
            <text:p>0.0902061856</text:p>
          </table:table-cell>
          <table:table-cell table:formula="of:=[.$C6]-[.D6]" office:value-type="float" office:value="-0.636363636363636" calcext:value-type="float">
            <text:p>-0.6363636364</text:p>
          </table:table-cell>
          <table:table-cell table:formula="of:=[.$C6]-[.E6]" office:value-type="float" office:value="-0.594936708860759" calcext:value-type="float">
            <text:p>-0.5949367089</text:p>
          </table:table-cell>
          <table:table-cell table:formula="of:=[.$C6]-[.F6]" office:value-type="float" office:value="0" calcext:value-type="float">
            <text:p>0</text:p>
          </table:table-cell>
          <table:table-cell table:formula="of:=[.$C6]-[.G6]" office:value-type="float" office:value="0" calcext:value-type="float">
            <text:p>0</text:p>
          </table:table-cell>
          <table:table-cell table:formula="of:=[.$C6]-[.H6]" office:value-type="float" office:value="-0.754716981132076" calcext:value-type="float">
            <text:p>-0.7547169811</text:p>
          </table:table-cell>
          <table:table-cell table:formula="of:=[.$C6]-[.I6]" office:value-type="float" office:value="-0.65979381443299" calcext:value-type="float">
            <text:p>-0.6597938144</text:p>
          </table:table-cell>
          <table:table-cell table:formula="of:=[.$D6]-[.E6]" office:value-type="float" office:value="0.041426927502877" calcext:value-type="float">
            <text:p>0.0414269275</text:p>
          </table:table-cell>
          <table:table-cell table:formula="of:=[.$D6]-[.F6]" office:value-type="float" office:value="0.636363636363636" calcext:value-type="float">
            <text:p>0.6363636364</text:p>
          </table:table-cell>
          <table:table-cell table:formula="of:=[.$D6]-[.G6]" office:value-type="float" office:value="0.636363636363636" calcext:value-type="float">
            <text:p>0.6363636364</text:p>
          </table:table-cell>
          <table:table-cell table:formula="of:=[.$D6]-[.H6]" office:value-type="float" office:value="-0.118353344768439" calcext:value-type="float">
            <text:p>-0.1183533448</text:p>
          </table:table-cell>
          <table:table-cell table:formula="of:=[.$D6]-[.I6]" office:value-type="float" office:value="-0.0234301780693533" calcext:value-type="float">
            <text:p>-0.0234301781</text:p>
          </table:table-cell>
          <table:table-cell table:formula="of:=[.$E6]-[.F6]" office:value-type="float" office:value="0.594936708860759" calcext:value-type="float">
            <text:p>0.5949367089</text:p>
          </table:table-cell>
          <table:table-cell table:formula="of:=[.$E6]-[.G6]" office:value-type="float" office:value="0.594936708860759" calcext:value-type="float">
            <text:p>0.5949367089</text:p>
          </table:table-cell>
          <table:table-cell table:formula="of:=[.$E6]-[.H6]" office:value-type="float" office:value="-0.159780272271316" calcext:value-type="float">
            <text:p>-0.1597802723</text:p>
          </table:table-cell>
          <table:table-cell table:formula="of:=[.$E6]-[.I6]" office:value-type="float" office:value="-0.0648571055722303" calcext:value-type="float">
            <text:p>-0.0648571056</text:p>
          </table:table-cell>
          <table:table-cell table:formula="of:=[.$F6]-[.G6]" office:value-type="float" office:value="0" calcext:value-type="float">
            <text:p>0</text:p>
          </table:table-cell>
          <table:table-cell table:formula="of:=[.$F6]-[.H6]" office:value-type="float" office:value="-0.754716981132076" calcext:value-type="float">
            <text:p>-0.7547169811</text:p>
          </table:table-cell>
          <table:table-cell table:formula="of:=[.$F6]-[.I6]" office:value-type="float" office:value="-0.65979381443299" calcext:value-type="float">
            <text:p>-0.6597938144</text:p>
          </table:table-cell>
          <table:table-cell table:formula="of:=[.$G6]-[.H6]" office:value-type="float" office:value="-0.754716981132076" calcext:value-type="float">
            <text:p>-0.7547169811</text:p>
          </table:table-cell>
          <table:table-cell table:formula="of:=[.$G6]-[.I6]" office:value-type="float" office:value="-0.65979381443299" calcext:value-type="float">
            <text:p>-0.6597938144</text:p>
          </table:table-cell>
          <table:table-cell table:formula="of:=[.H6]-[.I6]" office:value-type="float" office:value="0.0949231666990858" calcext:value-type="float">
            <text:p>0.0949231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819444444444444" calcext:value-type="float">
            <text:p>0.8194444444</text:p>
          </table:table-cell>
          <table:table-cell/>
          <table:table-cell table:formula="of:=[.B7]-[.C7]" office:value-type="float" office:value="0.958333333333333" calcext:value-type="float">
            <text:p>0.9583333333</text:p>
          </table:table-cell>
          <table:table-cell table:formula="of:=[.B7]-[.D7]" office:value-type="float" office:value="0.208333333333333" calcext:value-type="float">
            <text:p>0.2083333333</text:p>
          </table:table-cell>
          <table:table-cell table:formula="of:=[.B7]-[.E7]" office:value-type="float" office:value="0.418333333333333" calcext:value-type="float">
            <text:p>0.4183333333</text:p>
          </table:table-cell>
          <table:table-cell table:formula="of:=[.B7]-[.F7]" office:value-type="float" office:value="0.958333333333333" calcext:value-type="float">
            <text:p>0.9583333333</text:p>
          </table:table-cell>
          <table:table-cell table:formula="of:=[.B7]-[.G7]" office:value-type="float" office:value="0.958333333333333" calcext:value-type="float">
            <text:p>0.9583333333</text:p>
          </table:table-cell>
          <table:table-cell table:formula="of:=[.B7]-[.H7]" office:value-type="float" office:value="0.0635964912280702" calcext:value-type="float">
            <text:p>0.0635964912</text:p>
          </table:table-cell>
          <table:table-cell table:formula="of:=[.B7]-[.I7]" office:value-type="float" office:value="0.138888888888889" calcext:value-type="float">
            <text:p>0.1388888889</text:p>
          </table:table-cell>
          <table:table-cell table:formula="of:=[.$C7]-[.D7]" office:value-type="float" office:value="-0.75" calcext:value-type="float">
            <text:p>-0.75</text:p>
          </table:table-cell>
          <table:table-cell table:formula="of:=[.$C7]-[.E7]" office:value-type="float" office:value="-0.54" calcext:value-type="float">
            <text:p>-0.54</text:p>
          </table:table-cell>
          <table:table-cell table:formula="of:=[.$C7]-[.F7]" office:value-type="float" office:value="0" calcext:value-type="float">
            <text:p>0</text:p>
          </table:table-cell>
          <table:table-cell table:formula="of:=[.$C7]-[.G7]" office:value-type="float" office:value="0" calcext:value-type="float">
            <text:p>0</text:p>
          </table:table-cell>
          <table:table-cell table:formula="of:=[.$C7]-[.H7]" office:value-type="float" office:value="-0.894736842105263" calcext:value-type="float">
            <text:p>-0.8947368421</text:p>
          </table:table-cell>
          <table:table-cell table:formula="of:=[.$C7]-[.I7]" office:value-type="float" office:value="-0.819444444444444" calcext:value-type="float">
            <text:p>-0.8194444444</text:p>
          </table:table-cell>
          <table:table-cell table:formula="of:=[.$D7]-[.E7]" office:value-type="float" office:value="0.21" calcext:value-type="float">
            <text:p>0.21</text:p>
          </table:table-cell>
          <table:table-cell table:formula="of:=[.$D7]-[.F7]" office:value-type="float" office:value="0.75" calcext:value-type="float">
            <text:p>0.75</text:p>
          </table:table-cell>
          <table:table-cell table:formula="of:=[.$D7]-[.G7]" office:value-type="float" office:value="0.75" calcext:value-type="float">
            <text:p>0.75</text:p>
          </table:table-cell>
          <table:table-cell table:formula="of:=[.$D7]-[.H7]" office:value-type="float" office:value="-0.144736842105263" calcext:value-type="float">
            <text:p>-0.1447368421</text:p>
          </table:table-cell>
          <table:table-cell table:formula="of:=[.$D7]-[.I7]" office:value-type="float" office:value="-0.0694444444444444" calcext:value-type="float">
            <text:p>-0.0694444444</text:p>
          </table:table-cell>
          <table:table-cell table:formula="of:=[.$E7]-[.F7]" office:value-type="float" office:value="0.54" calcext:value-type="float">
            <text:p>0.54</text:p>
          </table:table-cell>
          <table:table-cell table:formula="of:=[.$E7]-[.G7]" office:value-type="float" office:value="0.54" calcext:value-type="float">
            <text:p>0.54</text:p>
          </table:table-cell>
          <table:table-cell table:formula="of:=[.$E7]-[.H7]" office:value-type="float" office:value="-0.354736842105263" calcext:value-type="float">
            <text:p>-0.3547368421</text:p>
          </table:table-cell>
          <table:table-cell table:formula="of:=[.$E7]-[.I7]" office:value-type="float" office:value="-0.279444444444444" calcext:value-type="float">
            <text:p>-0.2794444444</text:p>
          </table:table-cell>
          <table:table-cell table:formula="of:=[.$F7]-[.G7]" office:value-type="float" office:value="0" calcext:value-type="float">
            <text:p>0</text:p>
          </table:table-cell>
          <table:table-cell table:formula="of:=[.$F7]-[.H7]" office:value-type="float" office:value="-0.894736842105263" calcext:value-type="float">
            <text:p>-0.8947368421</text:p>
          </table:table-cell>
          <table:table-cell table:formula="of:=[.$F7]-[.I7]" office:value-type="float" office:value="-0.819444444444444" calcext:value-type="float">
            <text:p>-0.8194444444</text:p>
          </table:table-cell>
          <table:table-cell table:formula="of:=[.$G7]-[.H7]" office:value-type="float" office:value="-0.894736842105263" calcext:value-type="float">
            <text:p>-0.8947368421</text:p>
          </table:table-cell>
          <table:table-cell table:formula="of:=[.$G7]-[.I7]" office:value-type="float" office:value="-0.819444444444444" calcext:value-type="float">
            <text:p>-0.8194444444</text:p>
          </table:table-cell>
          <table:table-cell table:formula="of:=[.H7]-[.I7]" office:value-type="float" office:value="0.0752923976608187" calcext:value-type="float">
            <text:p>0.07529239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692307692307692" calcext:value-type="float">
            <text:p>0.6923076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016949152542" calcext:value-type="float">
            <text:p>0.6610169492</text:p>
          </table:table-cell>
          <table:table-cell office:value-type="float" office:value="0.68" calcext:value-type="float">
            <text:p>0.68</text:p>
          </table:table-cell>
          <table:table-cell/>
          <table:table-cell table:formula="of:=[.B8]-[.C8]" office:value-type="float" office:value="0.125" calcext:value-type="float">
            <text:p>0.125</text:p>
          </table:table-cell>
          <table:table-cell table:formula="of:=[.B8]-[.D8]" office:value-type="float" office:value="-0.708333333333333" calcext:value-type="float">
            <text:p>-0.7083333333</text:p>
          </table:table-cell>
          <table:table-cell table:formula="of:=[.B8]-[.E8]" office:value-type="float" office:value="-0.567307692307692" calcext:value-type="float">
            <text:p>-0.5673076923</text:p>
          </table:table-cell>
          <table:table-cell table:formula="of:=[.B8]-[.F8]" office:value-type="float" office:value="0.125" calcext:value-type="float">
            <text:p>0.125</text:p>
          </table:table-cell>
          <table:table-cell table:formula="of:=[.B8]-[.G8]" office:value-type="float" office:value="0.125" calcext:value-type="float">
            <text:p>0.125</text:p>
          </table:table-cell>
          <table:table-cell table:formula="of:=[.B8]-[.H8]" office:value-type="float" office:value="-0.536016949152542" calcext:value-type="float">
            <text:p>-0.5360169492</text:p>
          </table:table-cell>
          <table:table-cell table:formula="of:=[.B8]-[.I8]" office:value-type="float" office:value="-0.555" calcext:value-type="float">
            <text:p>-0.555</text:p>
          </table:table-cell>
          <table:table-cell table:formula="of:=[.$C8]-[.D8]" office:value-type="float" office:value="-0.833333333333333" calcext:value-type="float">
            <text:p>-0.8333333333</text:p>
          </table:table-cell>
          <table:table-cell table:formula="of:=[.$C8]-[.E8]" office:value-type="float" office:value="-0.692307692307692" calcext:value-type="float">
            <text:p>-0.6923076923</text:p>
          </table:table-cell>
          <table:table-cell table:formula="of:=[.$C8]-[.F8]" office:value-type="float" office:value="0" calcext:value-type="float">
            <text:p>0</text:p>
          </table:table-cell>
          <table:table-cell table:formula="of:=[.$C8]-[.G8]" office:value-type="float" office:value="0" calcext:value-type="float">
            <text:p>0</text:p>
          </table:table-cell>
          <table:table-cell table:formula="of:=[.$C8]-[.H8]" office:value-type="float" office:value="-0.661016949152542" calcext:value-type="float">
            <text:p>-0.6610169492</text:p>
          </table:table-cell>
          <table:table-cell table:formula="of:=[.$C8]-[.I8]" office:value-type="float" office:value="-0.68" calcext:value-type="float">
            <text:p>-0.68</text:p>
          </table:table-cell>
          <table:table-cell table:formula="of:=[.$D8]-[.E8]" office:value-type="float" office:value="0.141025641025641" calcext:value-type="float">
            <text:p>0.141025641</text:p>
          </table:table-cell>
          <table:table-cell table:formula="of:=[.$D8]-[.F8]" office:value-type="float" office:value="0.833333333333333" calcext:value-type="float">
            <text:p>0.8333333333</text:p>
          </table:table-cell>
          <table:table-cell table:formula="of:=[.$D8]-[.G8]" office:value-type="float" office:value="0.833333333333333" calcext:value-type="float">
            <text:p>0.8333333333</text:p>
          </table:table-cell>
          <table:table-cell table:formula="of:=[.$D8]-[.H8]" office:value-type="float" office:value="0.172316384180791" calcext:value-type="float">
            <text:p>0.1723163842</text:p>
          </table:table-cell>
          <table:table-cell table:formula="of:=[.$D8]-[.I8]" office:value-type="float" office:value="0.153333333333333" calcext:value-type="float">
            <text:p>0.1533333333</text:p>
          </table:table-cell>
          <table:table-cell table:formula="of:=[.$E8]-[.F8]" office:value-type="float" office:value="0.692307692307692" calcext:value-type="float">
            <text:p>0.6923076923</text:p>
          </table:table-cell>
          <table:table-cell table:formula="of:=[.$E8]-[.G8]" office:value-type="float" office:value="0.692307692307692" calcext:value-type="float">
            <text:p>0.6923076923</text:p>
          </table:table-cell>
          <table:table-cell table:formula="of:=[.$E8]-[.H8]" office:value-type="float" office:value="0.0312907431551499" calcext:value-type="float">
            <text:p>0.0312907432</text:p>
          </table:table-cell>
          <table:table-cell table:formula="of:=[.$E8]-[.I8]" office:value-type="float" office:value="0.0123076923076922" calcext:value-type="float">
            <text:p>0.0123076923</text:p>
          </table:table-cell>
          <table:table-cell table:formula="of:=[.$F8]-[.G8]" office:value-type="float" office:value="0" calcext:value-type="float">
            <text:p>0</text:p>
          </table:table-cell>
          <table:table-cell table:formula="of:=[.$F8]-[.H8]" office:value-type="float" office:value="-0.661016949152542" calcext:value-type="float">
            <text:p>-0.6610169492</text:p>
          </table:table-cell>
          <table:table-cell table:formula="of:=[.$F8]-[.I8]" office:value-type="float" office:value="-0.68" calcext:value-type="float">
            <text:p>-0.68</text:p>
          </table:table-cell>
          <table:table-cell table:formula="of:=[.$G8]-[.H8]" office:value-type="float" office:value="-0.661016949152542" calcext:value-type="float">
            <text:p>-0.6610169492</text:p>
          </table:table-cell>
          <table:table-cell table:formula="of:=[.$G8]-[.I8]" office:value-type="float" office:value="-0.68" calcext:value-type="float">
            <text:p>-0.68</text:p>
          </table:table-cell>
          <table:table-cell table:formula="of:=[.H8]-[.I8]" office:value-type="float" office:value="-0.0189830508474577" calcext:value-type="float">
            <text:p>-0.01898305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B9]-[.C9]" office:value-type="float" office:value="0" calcext:value-type="float">
            <text:p>0</text:p>
          </table:table-cell>
          <table:table-cell table:formula="of:=[.B9]-[.D9]" office:value-type="float" office:value="0" calcext:value-type="float">
            <text:p>0</text:p>
          </table:table-cell>
          <table:table-cell table:formula="of:=[.B9]-[.E9]" office:value-type="float" office:value="-0.75" calcext:value-type="float">
            <text:p>-0.75</text:p>
          </table:table-cell>
          <table:table-cell table:formula="of:=[.B9]-[.F9]" office:value-type="float" office:value="0" calcext:value-type="float">
            <text:p>0</text:p>
          </table:table-cell>
          <table:table-cell table:formula="of:=[.B9]-[.G9]" office:value-type="float" office:value="0" calcext:value-type="float">
            <text:p>0</text:p>
          </table:table-cell>
          <table:table-cell table:formula="of:=[.B9]-[.H9]" office:value-type="float" office:value="-0.866666666666667" calcext:value-type="float">
            <text:p>-0.8666666667</text:p>
          </table:table-cell>
          <table:table-cell table:formula="of:=[.B9]-[.I9]" office:value-type="float" office:value="-0.25" calcext:value-type="float">
            <text:p>-0.25</text:p>
          </table:table-cell>
          <table:table-cell table:formula="of:=[.$C9]-[.D9]" office:value-type="float" office:value="0" calcext:value-type="float">
            <text:p>0</text:p>
          </table:table-cell>
          <table:table-cell table:formula="of:=[.$C9]-[.E9]" office:value-type="float" office:value="-0.75" calcext:value-type="float">
            <text:p>-0.75</text:p>
          </table:table-cell>
          <table:table-cell table:formula="of:=[.$C9]-[.F9]" office:value-type="float" office:value="0" calcext:value-type="float">
            <text:p>0</text:p>
          </table:table-cell>
          <table:table-cell table:formula="of:=[.$C9]-[.G9]" office:value-type="float" office:value="0" calcext:value-type="float">
            <text:p>0</text:p>
          </table:table-cell>
          <table:table-cell table:formula="of:=[.$C9]-[.H9]" office:value-type="float" office:value="-0.866666666666667" calcext:value-type="float">
            <text:p>-0.8666666667</text:p>
          </table:table-cell>
          <table:table-cell table:formula="of:=[.$C9]-[.I9]" office:value-type="float" office:value="-0.25" calcext:value-type="float">
            <text:p>-0.25</text:p>
          </table:table-cell>
          <table:table-cell table:formula="of:=[.$D9]-[.E9]" office:value-type="float" office:value="-0.75" calcext:value-type="float">
            <text:p>-0.75</text:p>
          </table:table-cell>
          <table:table-cell table:formula="of:=[.$D9]-[.F9]" office:value-type="float" office:value="0" calcext:value-type="float">
            <text:p>0</text:p>
          </table:table-cell>
          <table:table-cell table:formula="of:=[.$D9]-[.G9]" office:value-type="float" office:value="0" calcext:value-type="float">
            <text:p>0</text:p>
          </table:table-cell>
          <table:table-cell table:formula="of:=[.$D9]-[.H9]" office:value-type="float" office:value="-0.866666666666667" calcext:value-type="float">
            <text:p>-0.8666666667</text:p>
          </table:table-cell>
          <table:table-cell table:formula="of:=[.$D9]-[.I9]" office:value-type="float" office:value="-0.25" calcext:value-type="float">
            <text:p>-0.25</text:p>
          </table:table-cell>
          <table:table-cell table:formula="of:=[.$E9]-[.F9]" office:value-type="float" office:value="0.75" calcext:value-type="float">
            <text:p>0.75</text:p>
          </table:table-cell>
          <table:table-cell table:formula="of:=[.$E9]-[.G9]" office:value-type="float" office:value="0.75" calcext:value-type="float">
            <text:p>0.75</text:p>
          </table:table-cell>
          <table:table-cell table:formula="of:=[.$E9]-[.H9]" office:value-type="float" office:value="-0.116666666666667" calcext:value-type="float">
            <text:p>-0.1166666667</text:p>
          </table:table-cell>
          <table:table-cell table:formula="of:=[.$E9]-[.I9]" office:value-type="float" office:value="0.5" calcext:value-type="float">
            <text:p>0.5</text:p>
          </table:table-cell>
          <table:table-cell table:formula="of:=[.$F9]-[.G9]" office:value-type="float" office:value="0" calcext:value-type="float">
            <text:p>0</text:p>
          </table:table-cell>
          <table:table-cell table:formula="of:=[.$F9]-[.H9]" office:value-type="float" office:value="-0.866666666666667" calcext:value-type="float">
            <text:p>-0.8666666667</text:p>
          </table:table-cell>
          <table:table-cell table:formula="of:=[.$F9]-[.I9]" office:value-type="float" office:value="-0.25" calcext:value-type="float">
            <text:p>-0.25</text:p>
          </table:table-cell>
          <table:table-cell table:formula="of:=[.$G9]-[.H9]" office:value-type="float" office:value="-0.866666666666667" calcext:value-type="float">
            <text:p>-0.8666666667</text:p>
          </table:table-cell>
          <table:table-cell table:formula="of:=[.$G9]-[.I9]" office:value-type="float" office:value="-0.25" calcext:value-type="float">
            <text:p>-0.25</text:p>
          </table:table-cell>
          <table:table-cell table:formula="of:=[.H9]-[.I9]" office:value-type="float" office:value="0.616666666666667" calcext:value-type="float">
            <text:p>0.61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52232142857143" calcext:value-type="float">
            <text:p>0.7522321429</text:p>
          </table:table-cell>
          <table:table-cell office:value-type="float" office:value="0" calcext:value-type="float">
            <text:p>0</text:p>
          </table:table-cell>
          <table:table-cell office:value-type="float" office:value="0.562240663900415" calcext:value-type="float">
            <text:p>0.5622406639</text:p>
          </table:table-cell>
          <table:table-cell office:value-type="float" office:value="0.565055762081784" calcext:value-type="float">
            <text:p>0.565055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3511450381679" calcext:value-type="float">
            <text:p>0.8435114504</text:p>
          </table:table-cell>
          <table:table-cell office:value-type="float" office:value="0.696306429548564" calcext:value-type="float">
            <text:p>0.6963064295</text:p>
          </table:table-cell>
          <table:table-cell/>
          <table:table-cell table:formula="of:=[.B10]-[.C10]" office:value-type="float" office:value="0.752232142857143" calcext:value-type="float">
            <text:p>0.7522321429</text:p>
          </table:table-cell>
          <table:table-cell table:formula="of:=[.B10]-[.D10]" office:value-type="float" office:value="0.189991478956728" calcext:value-type="float">
            <text:p>0.189991479</text:p>
          </table:table-cell>
          <table:table-cell table:formula="of:=[.B10]-[.E10]" office:value-type="float" office:value="0.187176380775358" calcext:value-type="float">
            <text:p>0.1871763808</text:p>
          </table:table-cell>
          <table:table-cell table:formula="of:=[.B10]-[.F10]" office:value-type="float" office:value="0.752232142857143" calcext:value-type="float">
            <text:p>0.7522321429</text:p>
          </table:table-cell>
          <table:table-cell table:formula="of:=[.B10]-[.G10]" office:value-type="float" office:value="0.752232142857143" calcext:value-type="float">
            <text:p>0.7522321429</text:p>
          </table:table-cell>
          <table:table-cell table:formula="of:=[.B10]-[.H10]" office:value-type="float" office:value="-0.0912793075245365" calcext:value-type="float">
            <text:p>-0.0912793075</text:p>
          </table:table-cell>
          <table:table-cell table:formula="of:=[.B10]-[.I10]" office:value-type="float" office:value="0.0559257133085793" calcext:value-type="float">
            <text:p>0.0559257133</text:p>
          </table:table-cell>
          <table:table-cell table:formula="of:=[.$C10]-[.D10]" office:value-type="float" office:value="-0.562240663900415" calcext:value-type="float">
            <text:p>-0.5622406639</text:p>
          </table:table-cell>
          <table:table-cell table:formula="of:=[.$C10]-[.E10]" office:value-type="float" office:value="-0.565055762081784" calcext:value-type="float">
            <text:p>-0.5650557621</text:p>
          </table:table-cell>
          <table:table-cell table:formula="of:=[.$C10]-[.F10]" office:value-type="float" office:value="0" calcext:value-type="float">
            <text:p>0</text:p>
          </table:table-cell>
          <table:table-cell table:formula="of:=[.$C10]-[.G10]" office:value-type="float" office:value="0" calcext:value-type="float">
            <text:p>0</text:p>
          </table:table-cell>
          <table:table-cell table:formula="of:=[.$C10]-[.H10]" office:value-type="float" office:value="-0.843511450381679" calcext:value-type="float">
            <text:p>-0.8435114504</text:p>
          </table:table-cell>
          <table:table-cell table:formula="of:=[.$C10]-[.I10]" office:value-type="float" office:value="-0.696306429548564" calcext:value-type="float">
            <text:p>-0.6963064295</text:p>
          </table:table-cell>
          <table:table-cell table:formula="of:=[.$D10]-[.E10]" office:value-type="float" office:value="-0.00281509818136949" calcext:value-type="float">
            <text:p>-0.0028150982</text:p>
          </table:table-cell>
          <table:table-cell table:formula="of:=[.$D10]-[.F10]" office:value-type="float" office:value="0.562240663900415" calcext:value-type="float">
            <text:p>0.5622406639</text:p>
          </table:table-cell>
          <table:table-cell table:formula="of:=[.$D10]-[.G10]" office:value-type="float" office:value="0.562240663900415" calcext:value-type="float">
            <text:p>0.5622406639</text:p>
          </table:table-cell>
          <table:table-cell table:formula="of:=[.$D10]-[.H10]" office:value-type="float" office:value="-0.281270786481264" calcext:value-type="float">
            <text:p>-0.2812707865</text:p>
          </table:table-cell>
          <table:table-cell table:formula="of:=[.$D10]-[.I10]" office:value-type="float" office:value="-0.134065765648149" calcext:value-type="float">
            <text:p>-0.1340657656</text:p>
          </table:table-cell>
          <table:table-cell table:formula="of:=[.$E10]-[.F10]" office:value-type="float" office:value="0.565055762081784" calcext:value-type="float">
            <text:p>0.5650557621</text:p>
          </table:table-cell>
          <table:table-cell table:formula="of:=[.$E10]-[.G10]" office:value-type="float" office:value="0.565055762081784" calcext:value-type="float">
            <text:p>0.5650557621</text:p>
          </table:table-cell>
          <table:table-cell table:formula="of:=[.$E10]-[.H10]" office:value-type="float" office:value="-0.278455688299895" calcext:value-type="float">
            <text:p>-0.2784556883</text:p>
          </table:table-cell>
          <table:table-cell table:formula="of:=[.$E10]-[.I10]" office:value-type="float" office:value="-0.131250667466779" calcext:value-type="float">
            <text:p>-0.1312506675</text:p>
          </table:table-cell>
          <table:table-cell table:formula="of:=[.$F10]-[.G10]" office:value-type="float" office:value="0" calcext:value-type="float">
            <text:p>0</text:p>
          </table:table-cell>
          <table:table-cell table:formula="of:=[.$F10]-[.H10]" office:value-type="float" office:value="-0.843511450381679" calcext:value-type="float">
            <text:p>-0.8435114504</text:p>
          </table:table-cell>
          <table:table-cell table:formula="of:=[.$F10]-[.I10]" office:value-type="float" office:value="-0.696306429548564" calcext:value-type="float">
            <text:p>-0.6963064295</text:p>
          </table:table-cell>
          <table:table-cell table:formula="of:=[.$G10]-[.H10]" office:value-type="float" office:value="-0.843511450381679" calcext:value-type="float">
            <text:p>-0.8435114504</text:p>
          </table:table-cell>
          <table:table-cell table:formula="of:=[.$G10]-[.I10]" office:value-type="float" office:value="-0.696306429548564" calcext:value-type="float">
            <text:p>-0.6963064295</text:p>
          </table:table-cell>
          <table:table-cell table:formula="of:=[.H10]-[.I10]" office:value-type="float" office:value="0.147205020833116" calcext:value-type="float">
            <text:p>0.14720502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1764705882353" calcext:value-type="float">
            <text:p>0.911764705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B11]-[.C11]" office:value-type="float" office:value="1" calcext:value-type="float">
            <text:p>1</text:p>
          </table:table-cell>
          <table:table-cell table:formula="of:=[.B11]-[.D11]" office:value-type="float" office:value="0.0882352941176472" calcext:value-type="float">
            <text:p>0.0882352941</text:p>
          </table:table-cell>
          <table:table-cell table:formula="of:=[.B11]-[.E11]" office:value-type="float" office:value="0.26" calcext:value-type="float">
            <text:p>0.26</text:p>
          </table:table-cell>
          <table:table-cell table:formula="of:=[.B11]-[.F11]" office:value-type="float" office:value="1" calcext:value-type="float">
            <text:p>1</text:p>
          </table:table-cell>
          <table:table-cell table:formula="of:=[.B11]-[.G11]" office:value-type="float" office:value="1" calcext:value-type="float">
            <text:p>1</text:p>
          </table:table-cell>
          <table:table-cell table:formula="of:=[.B11]-[.H11]" office:value-type="float" office:value="0" calcext:value-type="float">
            <text:p>0</text:p>
          </table:table-cell>
          <table:table-cell table:formula="of:=[.B11]-[.I11]" office:value-type="float" office:value="0.3" calcext:value-type="float">
            <text:p>0.3</text:p>
          </table:table-cell>
          <table:table-cell table:formula="of:=[.$C11]-[.D11]" office:value-type="float" office:value="-0.911764705882353" calcext:value-type="float">
            <text:p>-0.9117647059</text:p>
          </table:table-cell>
          <table:table-cell table:formula="of:=[.$C11]-[.E11]" office:value-type="float" office:value="-0.74" calcext:value-type="float">
            <text:p>-0.74</text:p>
          </table:table-cell>
          <table:table-cell table:formula="of:=[.$C11]-[.F11]" office:value-type="float" office:value="0" calcext:value-type="float">
            <text:p>0</text:p>
          </table:table-cell>
          <table:table-cell table:formula="of:=[.$C11]-[.G11]" office:value-type="float" office:value="0" calcext:value-type="float">
            <text:p>0</text:p>
          </table:table-cell>
          <table:table-cell table:formula="of:=[.$C11]-[.H11]" office:value-type="float" office:value="-1" calcext:value-type="float">
            <text:p>-1</text:p>
          </table:table-cell>
          <table:table-cell table:formula="of:=[.$C11]-[.I11]" office:value-type="float" office:value="-0.7" calcext:value-type="float">
            <text:p>-0.7</text:p>
          </table:table-cell>
          <table:table-cell table:formula="of:=[.$D11]-[.E11]" office:value-type="float" office:value="0.171764705882353" calcext:value-type="float">
            <text:p>0.1717647059</text:p>
          </table:table-cell>
          <table:table-cell table:formula="of:=[.$D11]-[.F11]" office:value-type="float" office:value="0.911764705882353" calcext:value-type="float">
            <text:p>0.9117647059</text:p>
          </table:table-cell>
          <table:table-cell table:formula="of:=[.$D11]-[.G11]" office:value-type="float" office:value="0.911764705882353" calcext:value-type="float">
            <text:p>0.9117647059</text:p>
          </table:table-cell>
          <table:table-cell table:formula="of:=[.$D11]-[.H11]" office:value-type="float" office:value="-0.0882352941176472" calcext:value-type="float">
            <text:p>-0.0882352941</text:p>
          </table:table-cell>
          <table:table-cell table:formula="of:=[.$D11]-[.I11]" office:value-type="float" office:value="0.211764705882353" calcext:value-type="float">
            <text:p>0.2117647059</text:p>
          </table:table-cell>
          <table:table-cell table:formula="of:=[.$E11]-[.F11]" office:value-type="float" office:value="0.74" calcext:value-type="float">
            <text:p>0.74</text:p>
          </table:table-cell>
          <table:table-cell table:formula="of:=[.$E11]-[.G11]" office:value-type="float" office:value="0.74" calcext:value-type="float">
            <text:p>0.74</text:p>
          </table:table-cell>
          <table:table-cell table:formula="of:=[.$E11]-[.H11]" office:value-type="float" office:value="-0.26" calcext:value-type="float">
            <text:p>-0.26</text:p>
          </table:table-cell>
          <table:table-cell table:formula="of:=[.$E11]-[.I11]" office:value-type="float" office:value="0.0399999999999999" calcext:value-type="float">
            <text:p>0.04</text:p>
          </table:table-cell>
          <table:table-cell table:formula="of:=[.$F11]-[.G11]" office:value-type="float" office:value="0" calcext:value-type="float">
            <text:p>0</text:p>
          </table:table-cell>
          <table:table-cell table:formula="of:=[.$F11]-[.H11]" office:value-type="float" office:value="-1" calcext:value-type="float">
            <text:p>-1</text:p>
          </table:table-cell>
          <table:table-cell table:formula="of:=[.$F11]-[.I11]" office:value-type="float" office:value="-0.7" calcext:value-type="float">
            <text:p>-0.7</text:p>
          </table:table-cell>
          <table:table-cell table:formula="of:=[.$G11]-[.H11]" office:value-type="float" office:value="-1" calcext:value-type="float">
            <text:p>-1</text:p>
          </table:table-cell>
          <table:table-cell table:formula="of:=[.$G11]-[.I11]" office:value-type="float" office:value="-0.7" calcext:value-type="float">
            <text:p>-0.7</text:p>
          </table:table-cell>
          <table:table-cell table:formula="of:=[.H11]-[.I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30769230769231" calcext:value-type="float">
            <text:p>0.7307692308</text:p>
          </table:table-cell>
          <table:table-cell office:value-type="float" office:value="0.475524475524475" calcext:value-type="float">
            <text:p>0.4755244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3132530120482" calcext:value-type="float">
            <text:p>0.7831325301</text:p>
          </table:table-cell>
          <table:table-cell office:value-type="float" office:value="0.541666666666667" calcext:value-type="float">
            <text:p>0.5416666667</text:p>
          </table:table-cell>
          <table:table-cell/>
          <table:table-cell table:formula="of:=[.B12]-[.C12]" office:value-type="float" office:value="0.85" calcext:value-type="float">
            <text:p>0.85</text:p>
          </table:table-cell>
          <table:table-cell table:formula="of:=[.B12]-[.D12]" office:value-type="float" office:value="0.119230769230769" calcext:value-type="float">
            <text:p>0.1192307692</text:p>
          </table:table-cell>
          <table:table-cell table:formula="of:=[.B12]-[.E12]" office:value-type="float" office:value="0.374475524475524" calcext:value-type="float">
            <text:p>0.3744755245</text:p>
          </table:table-cell>
          <table:table-cell table:formula="of:=[.B12]-[.F12]" office:value-type="float" office:value="0.85" calcext:value-type="float">
            <text:p>0.85</text:p>
          </table:table-cell>
          <table:table-cell table:formula="of:=[.B12]-[.G12]" office:value-type="float" office:value="0.85" calcext:value-type="float">
            <text:p>0.85</text:p>
          </table:table-cell>
          <table:table-cell table:formula="of:=[.B12]-[.H12]" office:value-type="float" office:value="0.0668674698795181" calcext:value-type="float">
            <text:p>0.0668674699</text:p>
          </table:table-cell>
          <table:table-cell table:formula="of:=[.B12]-[.I12]" office:value-type="float" office:value="0.308333333333333" calcext:value-type="float">
            <text:p>0.3083333333</text:p>
          </table:table-cell>
          <table:table-cell table:formula="of:=[.$C12]-[.D12]" office:value-type="float" office:value="-0.730769230769231" calcext:value-type="float">
            <text:p>-0.7307692308</text:p>
          </table:table-cell>
          <table:table-cell table:formula="of:=[.$C12]-[.E12]" office:value-type="float" office:value="-0.475524475524475" calcext:value-type="float">
            <text:p>-0.4755244755</text:p>
          </table:table-cell>
          <table:table-cell table:formula="of:=[.$C12]-[.F12]" office:value-type="float" office:value="0" calcext:value-type="float">
            <text:p>0</text:p>
          </table:table-cell>
          <table:table-cell table:formula="of:=[.$C12]-[.G12]" office:value-type="float" office:value="0" calcext:value-type="float">
            <text:p>0</text:p>
          </table:table-cell>
          <table:table-cell table:formula="of:=[.$C12]-[.H12]" office:value-type="float" office:value="-0.783132530120482" calcext:value-type="float">
            <text:p>-0.7831325301</text:p>
          </table:table-cell>
          <table:table-cell table:formula="of:=[.$C12]-[.I12]" office:value-type="float" office:value="-0.541666666666667" calcext:value-type="float">
            <text:p>-0.5416666667</text:p>
          </table:table-cell>
          <table:table-cell table:formula="of:=[.$D12]-[.E12]" office:value-type="float" office:value="0.255244755244755" calcext:value-type="float">
            <text:p>0.2552447552</text:p>
          </table:table-cell>
          <table:table-cell table:formula="of:=[.$D12]-[.F12]" office:value-type="float" office:value="0.730769230769231" calcext:value-type="float">
            <text:p>0.7307692308</text:p>
          </table:table-cell>
          <table:table-cell table:formula="of:=[.$D12]-[.G12]" office:value-type="float" office:value="0.730769230769231" calcext:value-type="float">
            <text:p>0.7307692308</text:p>
          </table:table-cell>
          <table:table-cell table:formula="of:=[.$D12]-[.H12]" office:value-type="float" office:value="-0.0523632993512512" calcext:value-type="float">
            <text:p>-0.0523632994</text:p>
          </table:table-cell>
          <table:table-cell table:formula="of:=[.$D12]-[.I12]" office:value-type="float" office:value="0.189102564102564" calcext:value-type="float">
            <text:p>0.1891025641</text:p>
          </table:table-cell>
          <table:table-cell table:formula="of:=[.$E12]-[.F12]" office:value-type="float" office:value="0.475524475524475" calcext:value-type="float">
            <text:p>0.4755244755</text:p>
          </table:table-cell>
          <table:table-cell table:formula="of:=[.$E12]-[.G12]" office:value-type="float" office:value="0.475524475524475" calcext:value-type="float">
            <text:p>0.4755244755</text:p>
          </table:table-cell>
          <table:table-cell table:formula="of:=[.$E12]-[.H12]" office:value-type="float" office:value="-0.307608054596006" calcext:value-type="float">
            <text:p>-0.3076080546</text:p>
          </table:table-cell>
          <table:table-cell table:formula="of:=[.$E12]-[.I12]" office:value-type="float" office:value="-0.0661421911421912" calcext:value-type="float">
            <text:p>-0.0661421911</text:p>
          </table:table-cell>
          <table:table-cell table:formula="of:=[.$F12]-[.G12]" office:value-type="float" office:value="0" calcext:value-type="float">
            <text:p>0</text:p>
          </table:table-cell>
          <table:table-cell table:formula="of:=[.$F12]-[.H12]" office:value-type="float" office:value="-0.783132530120482" calcext:value-type="float">
            <text:p>-0.7831325301</text:p>
          </table:table-cell>
          <table:table-cell table:formula="of:=[.$F12]-[.I12]" office:value-type="float" office:value="-0.541666666666667" calcext:value-type="float">
            <text:p>-0.5416666667</text:p>
          </table:table-cell>
          <table:table-cell table:formula="of:=[.$G12]-[.H12]" office:value-type="float" office:value="-0.783132530120482" calcext:value-type="float">
            <text:p>-0.7831325301</text:p>
          </table:table-cell>
          <table:table-cell table:formula="of:=[.$G12]-[.I12]" office:value-type="float" office:value="-0.541666666666667" calcext:value-type="float">
            <text:p>-0.5416666667</text:p>
          </table:table-cell>
          <table:table-cell table:formula="of:=[.H12]-[.I12]" office:value-type="float" office:value="0.241465863453815" calcext:value-type="float">
            <text:p>0.2414658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1111111111111" calcext:value-type="float">
            <text:p>0.1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13]-[.C13]" office:value-type="float" office:value="0" calcext:value-type="float">
            <text:p>0</text:p>
          </table:table-cell>
          <table:table-cell table:formula="of:=[.B13]-[.D13]" office:value-type="float" office:value="-0.015625" calcext:value-type="float">
            <text:p>-0.015625</text:p>
          </table:table-cell>
          <table:table-cell table:formula="of:=[.B13]-[.E13]" office:value-type="float" office:value="-0.111111111111111" calcext:value-type="float">
            <text:p>-0.1111111111</text:p>
          </table:table-cell>
          <table:table-cell table:formula="of:=[.B13]-[.F13]" office:value-type="float" office:value="0" calcext:value-type="float">
            <text:p>0</text:p>
          </table:table-cell>
          <table:table-cell table:formula="of:=[.B13]-[.G13]" office:value-type="float" office:value="0" calcext:value-type="float">
            <text:p>0</text:p>
          </table:table-cell>
          <table:table-cell table:formula="of:=[.B13]-[.H13]" office:value-type="float" office:value="-0.235294117647059" calcext:value-type="float">
            <text:p>-0.2352941176</text:p>
          </table:table-cell>
          <table:table-cell table:formula="of:=[.B13]-[.I13]" office:value-type="float" office:value="-0.1" calcext:value-type="float">
            <text:p>-0.1</text:p>
          </table:table-cell>
          <table:table-cell table:formula="of:=[.$C13]-[.D13]" office:value-type="float" office:value="-0.015625" calcext:value-type="float">
            <text:p>-0.015625</text:p>
          </table:table-cell>
          <table:table-cell table:formula="of:=[.$C13]-[.E13]" office:value-type="float" office:value="-0.111111111111111" calcext:value-type="float">
            <text:p>-0.1111111111</text:p>
          </table:table-cell>
          <table:table-cell table:formula="of:=[.$C13]-[.F13]" office:value-type="float" office:value="0" calcext:value-type="float">
            <text:p>0</text:p>
          </table:table-cell>
          <table:table-cell table:formula="of:=[.$C13]-[.G13]" office:value-type="float" office:value="0" calcext:value-type="float">
            <text:p>0</text:p>
          </table:table-cell>
          <table:table-cell table:formula="of:=[.$C13]-[.H13]" office:value-type="float" office:value="-0.235294117647059" calcext:value-type="float">
            <text:p>-0.2352941176</text:p>
          </table:table-cell>
          <table:table-cell table:formula="of:=[.$C13]-[.I13]" office:value-type="float" office:value="-0.1" calcext:value-type="float">
            <text:p>-0.1</text:p>
          </table:table-cell>
          <table:table-cell table:formula="of:=[.$D13]-[.E13]" office:value-type="float" office:value="-0.0954861111111111" calcext:value-type="float">
            <text:p>-0.0954861111</text:p>
          </table:table-cell>
          <table:table-cell table:formula="of:=[.$D13]-[.F13]" office:value-type="float" office:value="0.015625" calcext:value-type="float">
            <text:p>0.015625</text:p>
          </table:table-cell>
          <table:table-cell table:formula="of:=[.$D13]-[.G13]" office:value-type="float" office:value="0.015625" calcext:value-type="float">
            <text:p>0.015625</text:p>
          </table:table-cell>
          <table:table-cell table:formula="of:=[.$D13]-[.H13]" office:value-type="float" office:value="-0.219669117647059" calcext:value-type="float">
            <text:p>-0.2196691176</text:p>
          </table:table-cell>
          <table:table-cell table:formula="of:=[.$D13]-[.I13]" office:value-type="float" office:value="-0.084375" calcext:value-type="float">
            <text:p>-0.084375</text:p>
          </table:table-cell>
          <table:table-cell table:formula="of:=[.$E13]-[.F13]" office:value-type="float" office:value="0.111111111111111" calcext:value-type="float">
            <text:p>0.1111111111</text:p>
          </table:table-cell>
          <table:table-cell table:formula="of:=[.$E13]-[.G13]" office:value-type="float" office:value="0.111111111111111" calcext:value-type="float">
            <text:p>0.1111111111</text:p>
          </table:table-cell>
          <table:table-cell table:formula="of:=[.$E13]-[.H13]" office:value-type="float" office:value="-0.124183006535948" calcext:value-type="float">
            <text:p>-0.1241830065</text:p>
          </table:table-cell>
          <table:table-cell table:formula="of:=[.$E13]-[.I13]" office:value-type="float" office:value="0.0111111111111111" calcext:value-type="float">
            <text:p>0.0111111111</text:p>
          </table:table-cell>
          <table:table-cell table:formula="of:=[.$F13]-[.G13]" office:value-type="float" office:value="0" calcext:value-type="float">
            <text:p>0</text:p>
          </table:table-cell>
          <table:table-cell table:formula="of:=[.$F13]-[.H13]" office:value-type="float" office:value="-0.235294117647059" calcext:value-type="float">
            <text:p>-0.2352941176</text:p>
          </table:table-cell>
          <table:table-cell table:formula="of:=[.$F13]-[.I13]" office:value-type="float" office:value="-0.1" calcext:value-type="float">
            <text:p>-0.1</text:p>
          </table:table-cell>
          <table:table-cell table:formula="of:=[.$G13]-[.H13]" office:value-type="float" office:value="-0.235294117647059" calcext:value-type="float">
            <text:p>-0.2352941176</text:p>
          </table:table-cell>
          <table:table-cell table:formula="of:=[.$G13]-[.I13]" office:value-type="float" office:value="-0.1" calcext:value-type="float">
            <text:p>-0.1</text:p>
          </table:table-cell>
          <table:table-cell table:formula="of:=[.H13]-[.I13]" office:value-type="float" office:value="0.135294117647059" calcext:value-type="float">
            <text:p>0.13529411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888888888889" calcext:value-type="float">
            <text:p>0.3888888889</text:p>
          </table:table-cell>
          <table:table-cell office:value-type="float" office:value="0.285714285714286" calcext:value-type="float">
            <text:p>0.285714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9411764705882" calcext:value-type="float">
            <text:p>0.7794117647</text:p>
          </table:table-cell>
          <table:table-cell office:value-type="float" office:value="0.428571428571429" calcext:value-type="float">
            <text:p>0.4285714286</text:p>
          </table:table-cell>
          <table:table-cell/>
          <table:table-cell table:formula="of:=[.B14]-[.C14]" office:value-type="float" office:value="0" calcext:value-type="float">
            <text:p>0</text:p>
          </table:table-cell>
          <table:table-cell table:formula="of:=[.B14]-[.D14]" office:value-type="float" office:value="-0.388888888888889" calcext:value-type="float">
            <text:p>-0.3888888889</text:p>
          </table:table-cell>
          <table:table-cell table:formula="of:=[.B14]-[.E14]" office:value-type="float" office:value="-0.285714285714286" calcext:value-type="float">
            <text:p>-0.2857142857</text:p>
          </table:table-cell>
          <table:table-cell table:formula="of:=[.B14]-[.F14]" office:value-type="float" office:value="0" calcext:value-type="float">
            <text:p>0</text:p>
          </table:table-cell>
          <table:table-cell table:formula="of:=[.B14]-[.G14]" office:value-type="float" office:value="0" calcext:value-type="float">
            <text:p>0</text:p>
          </table:table-cell>
          <table:table-cell table:formula="of:=[.B14]-[.H14]" office:value-type="float" office:value="-0.779411764705882" calcext:value-type="float">
            <text:p>-0.7794117647</text:p>
          </table:table-cell>
          <table:table-cell table:formula="of:=[.B14]-[.I14]" office:value-type="float" office:value="-0.428571428571429" calcext:value-type="float">
            <text:p>-0.4285714286</text:p>
          </table:table-cell>
          <table:table-cell table:formula="of:=[.$C14]-[.D14]" office:value-type="float" office:value="-0.388888888888889" calcext:value-type="float">
            <text:p>-0.3888888889</text:p>
          </table:table-cell>
          <table:table-cell table:formula="of:=[.$C14]-[.E14]" office:value-type="float" office:value="-0.285714285714286" calcext:value-type="float">
            <text:p>-0.2857142857</text:p>
          </table:table-cell>
          <table:table-cell table:formula="of:=[.$C14]-[.F14]" office:value-type="float" office:value="0" calcext:value-type="float">
            <text:p>0</text:p>
          </table:table-cell>
          <table:table-cell table:formula="of:=[.$C14]-[.G14]" office:value-type="float" office:value="0" calcext:value-type="float">
            <text:p>0</text:p>
          </table:table-cell>
          <table:table-cell table:formula="of:=[.$C14]-[.H14]" office:value-type="float" office:value="-0.779411764705882" calcext:value-type="float">
            <text:p>-0.7794117647</text:p>
          </table:table-cell>
          <table:table-cell table:formula="of:=[.$C14]-[.I14]" office:value-type="float" office:value="-0.428571428571429" calcext:value-type="float">
            <text:p>-0.4285714286</text:p>
          </table:table-cell>
          <table:table-cell table:formula="of:=[.$D14]-[.E14]" office:value-type="float" office:value="0.103174603174603" calcext:value-type="float">
            <text:p>0.1031746032</text:p>
          </table:table-cell>
          <table:table-cell table:formula="of:=[.$D14]-[.F14]" office:value-type="float" office:value="0.388888888888889" calcext:value-type="float">
            <text:p>0.3888888889</text:p>
          </table:table-cell>
          <table:table-cell table:formula="of:=[.$D14]-[.G14]" office:value-type="float" office:value="0.388888888888889" calcext:value-type="float">
            <text:p>0.3888888889</text:p>
          </table:table-cell>
          <table:table-cell table:formula="of:=[.$D14]-[.H14]" office:value-type="float" office:value="-0.390522875816993" calcext:value-type="float">
            <text:p>-0.3905228758</text:p>
          </table:table-cell>
          <table:table-cell table:formula="of:=[.$D14]-[.I14]" office:value-type="float" office:value="-0.0396825396825397" calcext:value-type="float">
            <text:p>-0.0396825397</text:p>
          </table:table-cell>
          <table:table-cell table:formula="of:=[.$E14]-[.F14]" office:value-type="float" office:value="0.285714285714286" calcext:value-type="float">
            <text:p>0.2857142857</text:p>
          </table:table-cell>
          <table:table-cell table:formula="of:=[.$E14]-[.G14]" office:value-type="float" office:value="0.285714285714286" calcext:value-type="float">
            <text:p>0.2857142857</text:p>
          </table:table-cell>
          <table:table-cell table:formula="of:=[.$E14]-[.H14]" office:value-type="float" office:value="-0.493697478991597" calcext:value-type="float">
            <text:p>-0.493697479</text:p>
          </table:table-cell>
          <table:table-cell table:formula="of:=[.$E14]-[.I14]" office:value-type="float" office:value="-0.142857142857143" calcext:value-type="float">
            <text:p>-0.1428571429</text:p>
          </table:table-cell>
          <table:table-cell table:formula="of:=[.$F14]-[.G14]" office:value-type="float" office:value="0" calcext:value-type="float">
            <text:p>0</text:p>
          </table:table-cell>
          <table:table-cell table:formula="of:=[.$F14]-[.H14]" office:value-type="float" office:value="-0.779411764705882" calcext:value-type="float">
            <text:p>-0.7794117647</text:p>
          </table:table-cell>
          <table:table-cell table:formula="of:=[.$F14]-[.I14]" office:value-type="float" office:value="-0.428571428571429" calcext:value-type="float">
            <text:p>-0.4285714286</text:p>
          </table:table-cell>
          <table:table-cell table:formula="of:=[.$G14]-[.H14]" office:value-type="float" office:value="-0.779411764705882" calcext:value-type="float">
            <text:p>-0.7794117647</text:p>
          </table:table-cell>
          <table:table-cell table:formula="of:=[.$G14]-[.I14]" office:value-type="float" office:value="-0.428571428571429" calcext:value-type="float">
            <text:p>-0.4285714286</text:p>
          </table:table-cell>
          <table:table-cell table:formula="of:=[.H14]-[.I14]" office:value-type="float" office:value="0.350840336134454" calcext:value-type="float">
            <text:p>0.35084033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697674418605" calcext:value-type="float">
            <text:p>0.2906976744</text:p>
          </table:table-cell>
          <table:table-cell office:value-type="float" office:value="0.222222222222222" calcext:value-type="float">
            <text:p>0.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513513513513" calcext:value-type="float">
            <text:p>0.5135135135</text:p>
          </table:table-cell>
          <table:table-cell office:value-type="float" office:value="0.537037037037037" calcext:value-type="float">
            <text:p>0.537037037</text:p>
          </table:table-cell>
          <table:table-cell/>
          <table:table-cell table:formula="of:=[.B15]-[.C15]" office:value-type="float" office:value="0" calcext:value-type="float">
            <text:p>0</text:p>
          </table:table-cell>
          <table:table-cell table:formula="of:=[.B15]-[.D15]" office:value-type="float" office:value="-0.290697674418605" calcext:value-type="float">
            <text:p>-0.2906976744</text:p>
          </table:table-cell>
          <table:table-cell table:formula="of:=[.B15]-[.E15]" office:value-type="float" office:value="-0.222222222222222" calcext:value-type="float">
            <text:p>-0.2222222222</text:p>
          </table:table-cell>
          <table:table-cell table:formula="of:=[.B15]-[.F15]" office:value-type="float" office:value="0" calcext:value-type="float">
            <text:p>0</text:p>
          </table:table-cell>
          <table:table-cell table:formula="of:=[.B15]-[.G15]" office:value-type="float" office:value="0" calcext:value-type="float">
            <text:p>0</text:p>
          </table:table-cell>
          <table:table-cell table:formula="of:=[.B15]-[.H15]" office:value-type="float" office:value="-0.513513513513513" calcext:value-type="float">
            <text:p>-0.5135135135</text:p>
          </table:table-cell>
          <table:table-cell table:formula="of:=[.B15]-[.I15]" office:value-type="float" office:value="-0.537037037037037" calcext:value-type="float">
            <text:p>-0.537037037</text:p>
          </table:table-cell>
          <table:table-cell table:formula="of:=[.$C15]-[.D15]" office:value-type="float" office:value="-0.290697674418605" calcext:value-type="float">
            <text:p>-0.2906976744</text:p>
          </table:table-cell>
          <table:table-cell table:formula="of:=[.$C15]-[.E15]" office:value-type="float" office:value="-0.222222222222222" calcext:value-type="float">
            <text:p>-0.2222222222</text:p>
          </table:table-cell>
          <table:table-cell table:formula="of:=[.$C15]-[.F15]" office:value-type="float" office:value="0" calcext:value-type="float">
            <text:p>0</text:p>
          </table:table-cell>
          <table:table-cell table:formula="of:=[.$C15]-[.G15]" office:value-type="float" office:value="0" calcext:value-type="float">
            <text:p>0</text:p>
          </table:table-cell>
          <table:table-cell table:formula="of:=[.$C15]-[.H15]" office:value-type="float" office:value="-0.513513513513513" calcext:value-type="float">
            <text:p>-0.5135135135</text:p>
          </table:table-cell>
          <table:table-cell table:formula="of:=[.$C15]-[.I15]" office:value-type="float" office:value="-0.537037037037037" calcext:value-type="float">
            <text:p>-0.537037037</text:p>
          </table:table-cell>
          <table:table-cell table:formula="of:=[.$D15]-[.E15]" office:value-type="float" office:value="0.0684754521963825" calcext:value-type="float">
            <text:p>0.0684754522</text:p>
          </table:table-cell>
          <table:table-cell table:formula="of:=[.$D15]-[.F15]" office:value-type="float" office:value="0.290697674418605" calcext:value-type="float">
            <text:p>0.2906976744</text:p>
          </table:table-cell>
          <table:table-cell table:formula="of:=[.$D15]-[.G15]" office:value-type="float" office:value="0.290697674418605" calcext:value-type="float">
            <text:p>0.2906976744</text:p>
          </table:table-cell>
          <table:table-cell table:formula="of:=[.$D15]-[.H15]" office:value-type="float" office:value="-0.222815839094909" calcext:value-type="float">
            <text:p>-0.2228158391</text:p>
          </table:table-cell>
          <table:table-cell table:formula="of:=[.$D15]-[.I15]" office:value-type="float" office:value="-0.246339362618432" calcext:value-type="float">
            <text:p>-0.2463393626</text:p>
          </table:table-cell>
          <table:table-cell table:formula="of:=[.$E15]-[.F15]" office:value-type="float" office:value="0.222222222222222" calcext:value-type="float">
            <text:p>0.2222222222</text:p>
          </table:table-cell>
          <table:table-cell table:formula="of:=[.$E15]-[.G15]" office:value-type="float" office:value="0.222222222222222" calcext:value-type="float">
            <text:p>0.2222222222</text:p>
          </table:table-cell>
          <table:table-cell table:formula="of:=[.$E15]-[.H15]" office:value-type="float" office:value="-0.291291291291291" calcext:value-type="float">
            <text:p>-0.2912912913</text:p>
          </table:table-cell>
          <table:table-cell table:formula="of:=[.$E15]-[.I15]" office:value-type="float" office:value="-0.314814814814815" calcext:value-type="float">
            <text:p>-0.3148148148</text:p>
          </table:table-cell>
          <table:table-cell table:formula="of:=[.$F15]-[.G15]" office:value-type="float" office:value="0" calcext:value-type="float">
            <text:p>0</text:p>
          </table:table-cell>
          <table:table-cell table:formula="of:=[.$F15]-[.H15]" office:value-type="float" office:value="-0.513513513513513" calcext:value-type="float">
            <text:p>-0.5135135135</text:p>
          </table:table-cell>
          <table:table-cell table:formula="of:=[.$F15]-[.I15]" office:value-type="float" office:value="-0.537037037037037" calcext:value-type="float">
            <text:p>-0.537037037</text:p>
          </table:table-cell>
          <table:table-cell table:formula="of:=[.$G15]-[.H15]" office:value-type="float" office:value="-0.513513513513513" calcext:value-type="float">
            <text:p>-0.5135135135</text:p>
          </table:table-cell>
          <table:table-cell table:formula="of:=[.$G15]-[.I15]" office:value-type="float" office:value="-0.537037037037037" calcext:value-type="float">
            <text:p>-0.537037037</text:p>
          </table:table-cell>
          <table:table-cell table:formula="of:=[.H15]-[.I15]" office:value-type="float" office:value="-0.0235235235235236" calcext:value-type="float">
            <text:p>-0.02352352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6]-[.C16]" office:value-type="float" office:value="0" calcext:value-type="float">
            <text:p>0</text:p>
          </table:table-cell>
          <table:table-cell table:formula="of:=[.B16]-[.D16]" office:value-type="float" office:value="-1" calcext:value-type="float">
            <text:p>-1</text:p>
          </table:table-cell>
          <table:table-cell table:formula="of:=[.B16]-[.E16]" office:value-type="float" office:value="-1" calcext:value-type="float">
            <text:p>-1</text:p>
          </table:table-cell>
          <table:table-cell table:formula="of:=[.B16]-[.F16]" office:value-type="float" office:value="0" calcext:value-type="float">
            <text:p>0</text:p>
          </table:table-cell>
          <table:table-cell table:formula="of:=[.B16]-[.G16]" office:value-type="float" office:value="0" calcext:value-type="float">
            <text:p>0</text:p>
          </table:table-cell>
          <table:table-cell table:formula="of:=[.B16]-[.H16]" office:value-type="float" office:value="-1" calcext:value-type="float">
            <text:p>-1</text:p>
          </table:table-cell>
          <table:table-cell table:formula="of:=[.B16]-[.I16]" office:value-type="float" office:value="-1" calcext:value-type="float">
            <text:p>-1</text:p>
          </table:table-cell>
          <table:table-cell table:formula="of:=[.$C16]-[.D16]" office:value-type="float" office:value="-1" calcext:value-type="float">
            <text:p>-1</text:p>
          </table:table-cell>
          <table:table-cell table:formula="of:=[.$C16]-[.E16]" office:value-type="float" office:value="-1" calcext:value-type="float">
            <text:p>-1</text:p>
          </table:table-cell>
          <table:table-cell table:formula="of:=[.$C16]-[.F16]" office:value-type="float" office:value="0" calcext:value-type="float">
            <text:p>0</text:p>
          </table:table-cell>
          <table:table-cell table:formula="of:=[.$C16]-[.G16]" office:value-type="float" office:value="0" calcext:value-type="float">
            <text:p>0</text:p>
          </table:table-cell>
          <table:table-cell table:formula="of:=[.$C16]-[.H16]" office:value-type="float" office:value="-1" calcext:value-type="float">
            <text:p>-1</text:p>
          </table:table-cell>
          <table:table-cell table:formula="of:=[.$C16]-[.I16]" office:value-type="float" office:value="-1" calcext:value-type="float">
            <text:p>-1</text:p>
          </table:table-cell>
          <table:table-cell table:formula="of:=[.$D16]-[.E16]" office:value-type="float" office:value="0" calcext:value-type="float">
            <text:p>0</text:p>
          </table:table-cell>
          <table:table-cell table:formula="of:=[.$D16]-[.F16]" office:value-type="float" office:value="1" calcext:value-type="float">
            <text:p>1</text:p>
          </table:table-cell>
          <table:table-cell table:formula="of:=[.$D16]-[.G16]" office:value-type="float" office:value="1" calcext:value-type="float">
            <text:p>1</text:p>
          </table:table-cell>
          <table:table-cell table:formula="of:=[.$D16]-[.H16]" office:value-type="float" office:value="0" calcext:value-type="float">
            <text:p>0</text:p>
          </table:table-cell>
          <table:table-cell table:formula="of:=[.$D16]-[.I16]" office:value-type="float" office:value="0" calcext:value-type="float">
            <text:p>0</text:p>
          </table:table-cell>
          <table:table-cell table:formula="of:=[.$E16]-[.F16]" office:value-type="float" office:value="1" calcext:value-type="float">
            <text:p>1</text:p>
          </table:table-cell>
          <table:table-cell table:formula="of:=[.$E16]-[.G16]" office:value-type="float" office:value="1" calcext:value-type="float">
            <text:p>1</text:p>
          </table:table-cell>
          <table:table-cell table:formula="of:=[.$E16]-[.H16]" office:value-type="float" office:value="0" calcext:value-type="float">
            <text:p>0</text:p>
          </table:table-cell>
          <table:table-cell table:formula="of:=[.$E16]-[.I16]" office:value-type="float" office:value="0" calcext:value-type="float">
            <text:p>0</text:p>
          </table:table-cell>
          <table:table-cell table:formula="of:=[.$F16]-[.G16]" office:value-type="float" office:value="0" calcext:value-type="float">
            <text:p>0</text:p>
          </table:table-cell>
          <table:table-cell table:formula="of:=[.$F16]-[.H16]" office:value-type="float" office:value="-1" calcext:value-type="float">
            <text:p>-1</text:p>
          </table:table-cell>
          <table:table-cell table:formula="of:=[.$F16]-[.I16]" office:value-type="float" office:value="-1" calcext:value-type="float">
            <text:p>-1</text:p>
          </table:table-cell>
          <table:table-cell table:formula="of:=[.$G16]-[.H16]" office:value-type="float" office:value="-1" calcext:value-type="float">
            <text:p>-1</text:p>
          </table:table-cell>
          <table:table-cell table:formula="of:=[.$G16]-[.I16]" office:value-type="float" office:value="-1" calcext:value-type="float">
            <text:p>-1</text:p>
          </table:table-cell>
          <table:table-cell table:formula="of:=[.H16]-[.I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-[.C17]" office:value-type="float" office:value="0" calcext:value-type="float">
            <text:p>0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B17]-[.E17]" office:value-type="float" office:value="-1" calcext:value-type="float">
            <text:p>-1</text:p>
          </table:table-cell>
          <table:table-cell table:formula="of:=[.B17]-[.F17]" office:value-type="float" office:value="0" calcext:value-type="float">
            <text:p>0</text:p>
          </table:table-cell>
          <table:table-cell table:formula="of:=[.B17]-[.G17]" office:value-type="float" office:value="0" calcext:value-type="float">
            <text:p>0</text:p>
          </table:table-cell>
          <table:table-cell table:formula="of:=[.B17]-[.H17]" office:value-type="float" office:value="-0.75" calcext:value-type="float">
            <text:p>-0.75</text:p>
          </table:table-cell>
          <table:table-cell table:formula="of:=[.B17]-[.I17]" office:value-type="float" office:value="0" calcext:value-type="float">
            <text:p>0</text:p>
          </table:table-cell>
          <table:table-cell table:formula="of:=[.$C17]-[.D17]" office:value-type="float" office:value="0" calcext:value-type="float">
            <text:p>0</text:p>
          </table:table-cell>
          <table:table-cell table:formula="of:=[.$C17]-[.E17]" office:value-type="float" office:value="-1" calcext:value-type="float">
            <text:p>-1</text:p>
          </table:table-cell>
          <table:table-cell table:formula="of:=[.$C17]-[.F17]" office:value-type="float" office:value="0" calcext:value-type="float">
            <text:p>0</text:p>
          </table:table-cell>
          <table:table-cell table:formula="of:=[.$C17]-[.G17]" office:value-type="float" office:value="0" calcext:value-type="float">
            <text:p>0</text:p>
          </table:table-cell>
          <table:table-cell table:formula="of:=[.$C17]-[.H17]" office:value-type="float" office:value="-0.75" calcext:value-type="float">
            <text:p>-0.75</text:p>
          </table:table-cell>
          <table:table-cell table:formula="of:=[.$C17]-[.I17]" office:value-type="float" office:value="0" calcext:value-type="float">
            <text:p>0</text:p>
          </table:table-cell>
          <table:table-cell table:formula="of:=[.$D17]-[.E17]" office:value-type="float" office:value="-1" calcext:value-type="float">
            <text:p>-1</text:p>
          </table:table-cell>
          <table:table-cell table:formula="of:=[.$D17]-[.F17]" office:value-type="float" office:value="0" calcext:value-type="float">
            <text:p>0</text:p>
          </table:table-cell>
          <table:table-cell table:formula="of:=[.$D17]-[.G17]" office:value-type="float" office:value="0" calcext:value-type="float">
            <text:p>0</text:p>
          </table:table-cell>
          <table:table-cell table:formula="of:=[.$D17]-[.H17]" office:value-type="float" office:value="-0.75" calcext:value-type="float">
            <text:p>-0.75</text:p>
          </table:table-cell>
          <table:table-cell table:formula="of:=[.$D17]-[.I17]" office:value-type="float" office:value="0" calcext:value-type="float">
            <text:p>0</text:p>
          </table:table-cell>
          <table:table-cell table:formula="of:=[.$E17]-[.F17]" office:value-type="float" office:value="1" calcext:value-type="float">
            <text:p>1</text:p>
          </table:table-cell>
          <table:table-cell table:formula="of:=[.$E17]-[.G17]" office:value-type="float" office:value="1" calcext:value-type="float">
            <text:p>1</text:p>
          </table:table-cell>
          <table:table-cell table:formula="of:=[.$E17]-[.H17]" office:value-type="float" office:value="0.25" calcext:value-type="float">
            <text:p>0.25</text:p>
          </table:table-cell>
          <table:table-cell table:formula="of:=[.$E17]-[.I17]" office:value-type="float" office:value="1" calcext:value-type="float">
            <text:p>1</text:p>
          </table:table-cell>
          <table:table-cell table:formula="of:=[.$F17]-[.G17]" office:value-type="float" office:value="0" calcext:value-type="float">
            <text:p>0</text:p>
          </table:table-cell>
          <table:table-cell table:formula="of:=[.$F17]-[.H17]" office:value-type="float" office:value="-0.75" calcext:value-type="float">
            <text:p>-0.75</text:p>
          </table:table-cell>
          <table:table-cell table:formula="of:=[.$F17]-[.I17]" office:value-type="float" office:value="0" calcext:value-type="float">
            <text:p>0</text:p>
          </table:table-cell>
          <table:table-cell table:formula="of:=[.$G17]-[.H17]" office:value-type="float" office:value="-0.75" calcext:value-type="float">
            <text:p>-0.75</text:p>
          </table:table-cell>
          <table:table-cell table:formula="of:=[.$G17]-[.I17]" office:value-type="float" office:value="0" calcext:value-type="float">
            <text:p>0</text:p>
          </table:table-cell>
          <table:table-cell table:formula="of:=[.H17]-[.I17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7586206896552" calcext:value-type="float">
            <text:p>0.827586206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8]-[.C18]" office:value-type="float" office:value="0" calcext:value-type="float">
            <text:p>0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B18]-[.E18]" office:value-type="float" office:value="-0.5" calcext:value-type="float">
            <text:p>-0.5</text:p>
          </table:table-cell>
          <table:table-cell table:formula="of:=[.B18]-[.F18]" office:value-type="float" office:value="0" calcext:value-type="float">
            <text:p>0</text:p>
          </table:table-cell>
          <table:table-cell table:formula="of:=[.B18]-[.G18]" office:value-type="float" office:value="0" calcext:value-type="float">
            <text:p>0</text:p>
          </table:table-cell>
          <table:table-cell table:formula="of:=[.B18]-[.H18]" office:value-type="float" office:value="-0.827586206896552" calcext:value-type="float">
            <text:p>-0.8275862069</text:p>
          </table:table-cell>
          <table:table-cell table:formula="of:=[.B18]-[.I18]" office:value-type="float" office:value="-1" calcext:value-type="float">
            <text:p>-1</text:p>
          </table:table-cell>
          <table:table-cell table:formula="of:=[.$C18]-[.D18]" office:value-type="float" office:value="0" calcext:value-type="float">
            <text:p>0</text:p>
          </table:table-cell>
          <table:table-cell table:formula="of:=[.$C18]-[.E18]" office:value-type="float" office:value="-0.5" calcext:value-type="float">
            <text:p>-0.5</text:p>
          </table:table-cell>
          <table:table-cell table:formula="of:=[.$C18]-[.F18]" office:value-type="float" office:value="0" calcext:value-type="float">
            <text:p>0</text:p>
          </table:table-cell>
          <table:table-cell table:formula="of:=[.$C18]-[.G18]" office:value-type="float" office:value="0" calcext:value-type="float">
            <text:p>0</text:p>
          </table:table-cell>
          <table:table-cell table:formula="of:=[.$C18]-[.H18]" office:value-type="float" office:value="-0.827586206896552" calcext:value-type="float">
            <text:p>-0.8275862069</text:p>
          </table:table-cell>
          <table:table-cell table:formula="of:=[.$C18]-[.I18]" office:value-type="float" office:value="-1" calcext:value-type="float">
            <text:p>-1</text:p>
          </table:table-cell>
          <table:table-cell table:formula="of:=[.$D18]-[.E18]" office:value-type="float" office:value="-0.5" calcext:value-type="float">
            <text:p>-0.5</text:p>
          </table:table-cell>
          <table:table-cell table:formula="of:=[.$D18]-[.F18]" office:value-type="float" office:value="0" calcext:value-type="float">
            <text:p>0</text:p>
          </table:table-cell>
          <table:table-cell table:formula="of:=[.$D18]-[.G18]" office:value-type="float" office:value="0" calcext:value-type="float">
            <text:p>0</text:p>
          </table:table-cell>
          <table:table-cell table:formula="of:=[.$D18]-[.H18]" office:value-type="float" office:value="-0.827586206896552" calcext:value-type="float">
            <text:p>-0.8275862069</text:p>
          </table:table-cell>
          <table:table-cell table:formula="of:=[.$D18]-[.I18]" office:value-type="float" office:value="-1" calcext:value-type="float">
            <text:p>-1</text:p>
          </table:table-cell>
          <table:table-cell table:formula="of:=[.$E18]-[.F18]" office:value-type="float" office:value="0.5" calcext:value-type="float">
            <text:p>0.5</text:p>
          </table:table-cell>
          <table:table-cell table:formula="of:=[.$E18]-[.G18]" office:value-type="float" office:value="0.5" calcext:value-type="float">
            <text:p>0.5</text:p>
          </table:table-cell>
          <table:table-cell table:formula="of:=[.$E18]-[.H18]" office:value-type="float" office:value="-0.327586206896552" calcext:value-type="float">
            <text:p>-0.3275862069</text:p>
          </table:table-cell>
          <table:table-cell table:formula="of:=[.$E18]-[.I18]" office:value-type="float" office:value="-0.5" calcext:value-type="float">
            <text:p>-0.5</text:p>
          </table:table-cell>
          <table:table-cell table:formula="of:=[.$F18]-[.G18]" office:value-type="float" office:value="0" calcext:value-type="float">
            <text:p>0</text:p>
          </table:table-cell>
          <table:table-cell table:formula="of:=[.$F18]-[.H18]" office:value-type="float" office:value="-0.827586206896552" calcext:value-type="float">
            <text:p>-0.8275862069</text:p>
          </table:table-cell>
          <table:table-cell table:formula="of:=[.$F18]-[.I18]" office:value-type="float" office:value="-1" calcext:value-type="float">
            <text:p>-1</text:p>
          </table:table-cell>
          <table:table-cell table:formula="of:=[.$G18]-[.H18]" office:value-type="float" office:value="-0.827586206896552" calcext:value-type="float">
            <text:p>-0.8275862069</text:p>
          </table:table-cell>
          <table:table-cell table:formula="of:=[.$G18]-[.I18]" office:value-type="float" office:value="-1" calcext:value-type="float">
            <text:p>-1</text:p>
          </table:table-cell>
          <table:table-cell table:formula="of:=[.H18]-[.I18]" office:value-type="float" office:value="-0.172413793103448" calcext:value-type="float">
            <text:p>-0.17241379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733333333333333" calcext:value-type="float">
            <text:p>0.7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551724137931" calcext:value-type="float">
            <text:p>0.9655172414</text:p>
          </table:table-cell>
          <table:table-cell office:value-type="float" office:value="0.866666666666667" calcext:value-type="float">
            <text:p>0.8666666667</text:p>
          </table:table-cell>
          <table:table-cell/>
          <table:table-cell table:formula="of:=[.B19]-[.C19]" office:value-type="float" office:value="1" calcext:value-type="float">
            <text:p>1</text:p>
          </table:table-cell>
          <table:table-cell table:formula="of:=[.B19]-[.D19]" office:value-type="float" office:value="0.0833333333333334" calcext:value-type="float">
            <text:p>0.0833333333</text:p>
          </table:table-cell>
          <table:table-cell table:formula="of:=[.B19]-[.E19]" office:value-type="float" office:value="0.266666666666667" calcext:value-type="float">
            <text:p>0.2666666667</text:p>
          </table:table-cell>
          <table:table-cell table:formula="of:=[.B19]-[.F19]" office:value-type="float" office:value="1" calcext:value-type="float">
            <text:p>1</text:p>
          </table:table-cell>
          <table:table-cell table:formula="of:=[.B19]-[.G19]" office:value-type="float" office:value="1" calcext:value-type="float">
            <text:p>1</text:p>
          </table:table-cell>
          <table:table-cell table:formula="of:=[.B19]-[.H19]" office:value-type="float" office:value="0.0344827586206896" calcext:value-type="float">
            <text:p>0.0344827586</text:p>
          </table:table-cell>
          <table:table-cell table:formula="of:=[.B19]-[.I19]" office:value-type="float" office:value="0.133333333333333" calcext:value-type="float">
            <text:p>0.1333333333</text:p>
          </table:table-cell>
          <table:table-cell table:formula="of:=[.$C19]-[.D19]" office:value-type="float" office:value="-0.916666666666667" calcext:value-type="float">
            <text:p>-0.9166666667</text:p>
          </table:table-cell>
          <table:table-cell table:formula="of:=[.$C19]-[.E19]" office:value-type="float" office:value="-0.733333333333333" calcext:value-type="float">
            <text:p>-0.7333333333</text:p>
          </table:table-cell>
          <table:table-cell table:formula="of:=[.$C19]-[.F19]" office:value-type="float" office:value="0" calcext:value-type="float">
            <text:p>0</text:p>
          </table:table-cell>
          <table:table-cell table:formula="of:=[.$C19]-[.G19]" office:value-type="float" office:value="0" calcext:value-type="float">
            <text:p>0</text:p>
          </table:table-cell>
          <table:table-cell table:formula="of:=[.$C19]-[.H19]" office:value-type="float" office:value="-0.96551724137931" calcext:value-type="float">
            <text:p>-0.9655172414</text:p>
          </table:table-cell>
          <table:table-cell table:formula="of:=[.$C19]-[.I19]" office:value-type="float" office:value="-0.866666666666667" calcext:value-type="float">
            <text:p>-0.8666666667</text:p>
          </table:table-cell>
          <table:table-cell table:formula="of:=[.$D19]-[.E19]" office:value-type="float" office:value="0.183333333333333" calcext:value-type="float">
            <text:p>0.1833333333</text:p>
          </table:table-cell>
          <table:table-cell table:formula="of:=[.$D19]-[.F19]" office:value-type="float" office:value="0.916666666666667" calcext:value-type="float">
            <text:p>0.9166666667</text:p>
          </table:table-cell>
          <table:table-cell table:formula="of:=[.$D19]-[.G19]" office:value-type="float" office:value="0.916666666666667" calcext:value-type="float">
            <text:p>0.9166666667</text:p>
          </table:table-cell>
          <table:table-cell table:formula="of:=[.$D19]-[.H19]" office:value-type="float" office:value="-0.0488505747126438" calcext:value-type="float">
            <text:p>-0.0488505747</text:p>
          </table:table-cell>
          <table:table-cell table:formula="of:=[.$D19]-[.I19]" office:value-type="float" office:value="0.0499999999999999" calcext:value-type="float">
            <text:p>0.05</text:p>
          </table:table-cell>
          <table:table-cell table:formula="of:=[.$E19]-[.F19]" office:value-type="float" office:value="0.733333333333333" calcext:value-type="float">
            <text:p>0.7333333333</text:p>
          </table:table-cell>
          <table:table-cell table:formula="of:=[.$E19]-[.G19]" office:value-type="float" office:value="0.733333333333333" calcext:value-type="float">
            <text:p>0.7333333333</text:p>
          </table:table-cell>
          <table:table-cell table:formula="of:=[.$E19]-[.H19]" office:value-type="float" office:value="-0.232183908045977" calcext:value-type="float">
            <text:p>-0.232183908</text:p>
          </table:table-cell>
          <table:table-cell table:formula="of:=[.$E19]-[.I19]" office:value-type="float" office:value="-0.133333333333333" calcext:value-type="float">
            <text:p>-0.1333333333</text:p>
          </table:table-cell>
          <table:table-cell table:formula="of:=[.$F19]-[.G19]" office:value-type="float" office:value="0" calcext:value-type="float">
            <text:p>0</text:p>
          </table:table-cell>
          <table:table-cell table:formula="of:=[.$F19]-[.H19]" office:value-type="float" office:value="-0.96551724137931" calcext:value-type="float">
            <text:p>-0.9655172414</text:p>
          </table:table-cell>
          <table:table-cell table:formula="of:=[.$F19]-[.I19]" office:value-type="float" office:value="-0.866666666666667" calcext:value-type="float">
            <text:p>-0.8666666667</text:p>
          </table:table-cell>
          <table:table-cell table:formula="of:=[.$G19]-[.H19]" office:value-type="float" office:value="-0.96551724137931" calcext:value-type="float">
            <text:p>-0.9655172414</text:p>
          </table:table-cell>
          <table:table-cell table:formula="of:=[.$G19]-[.I19]" office:value-type="float" office:value="-0.866666666666667" calcext:value-type="float">
            <text:p>-0.8666666667</text:p>
          </table:table-cell>
          <table:table-cell table:formula="of:=[.H19]-[.I19]" office:value-type="float" office:value="0.0988505747126437" calcext:value-type="float">
            <text:p>0.09885057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-[.C20]" office:value-type="float" office:value="0" calcext:value-type="float">
            <text:p>0</text:p>
          </table:table-cell>
          <table:table-cell table:formula="of:=[.B20]-[.D20]" office:value-type="float" office:value="-0.5" calcext:value-type="float">
            <text:p>-0.5</text:p>
          </table:table-cell>
          <table:table-cell table:formula="of:=[.B20]-[.E20]" office:value-type="float" office:value="-1" calcext:value-type="float">
            <text:p>-1</text:p>
          </table:table-cell>
          <table:table-cell table:formula="of:=[.B20]-[.F20]" office:value-type="float" office:value="0" calcext:value-type="float">
            <text:p>0</text:p>
          </table:table-cell>
          <table:table-cell table:formula="of:=[.B20]-[.G20]" office:value-type="float" office:value="0" calcext:value-type="float">
            <text:p>0</text:p>
          </table:table-cell>
          <table:table-cell table:formula="of:=[.B20]-[.H20]" office:value-type="float" office:value="-0.875" calcext:value-type="float">
            <text:p>-0.875</text:p>
          </table:table-cell>
          <table:table-cell table:formula="of:=[.B20]-[.I20]" office:value-type="float" office:value="0" calcext:value-type="float">
            <text:p>0</text:p>
          </table:table-cell>
          <table:table-cell table:formula="of:=[.$C20]-[.D20]" office:value-type="float" office:value="-0.5" calcext:value-type="float">
            <text:p>-0.5</text:p>
          </table:table-cell>
          <table:table-cell table:formula="of:=[.$C20]-[.E20]" office:value-type="float" office:value="-1" calcext:value-type="float">
            <text:p>-1</text:p>
          </table:table-cell>
          <table:table-cell table:formula="of:=[.$C20]-[.F20]" office:value-type="float" office:value="0" calcext:value-type="float">
            <text:p>0</text:p>
          </table:table-cell>
          <table:table-cell table:formula="of:=[.$C20]-[.G20]" office:value-type="float" office:value="0" calcext:value-type="float">
            <text:p>0</text:p>
          </table:table-cell>
          <table:table-cell table:formula="of:=[.$C20]-[.H20]" office:value-type="float" office:value="-0.875" calcext:value-type="float">
            <text:p>-0.875</text:p>
          </table:table-cell>
          <table:table-cell table:formula="of:=[.$C20]-[.I20]" office:value-type="float" office:value="0" calcext:value-type="float">
            <text:p>0</text:p>
          </table:table-cell>
          <table:table-cell table:formula="of:=[.$D20]-[.E20]" office:value-type="float" office:value="-0.5" calcext:value-type="float">
            <text:p>-0.5</text:p>
          </table:table-cell>
          <table:table-cell table:formula="of:=[.$D20]-[.F20]" office:value-type="float" office:value="0.5" calcext:value-type="float">
            <text:p>0.5</text:p>
          </table:table-cell>
          <table:table-cell table:formula="of:=[.$D20]-[.G20]" office:value-type="float" office:value="0.5" calcext:value-type="float">
            <text:p>0.5</text:p>
          </table:table-cell>
          <table:table-cell table:formula="of:=[.$D20]-[.H20]" office:value-type="float" office:value="-0.375" calcext:value-type="float">
            <text:p>-0.375</text:p>
          </table:table-cell>
          <table:table-cell table:formula="of:=[.$D20]-[.I20]" office:value-type="float" office:value="0.5" calcext:value-type="float">
            <text:p>0.5</text:p>
          </table:table-cell>
          <table:table-cell table:formula="of:=[.$E20]-[.F20]" office:value-type="float" office:value="1" calcext:value-type="float">
            <text:p>1</text:p>
          </table:table-cell>
          <table:table-cell table:formula="of:=[.$E20]-[.G20]" office:value-type="float" office:value="1" calcext:value-type="float">
            <text:p>1</text:p>
          </table:table-cell>
          <table:table-cell table:formula="of:=[.$E20]-[.H20]" office:value-type="float" office:value="0.125" calcext:value-type="float">
            <text:p>0.125</text:p>
          </table:table-cell>
          <table:table-cell table:formula="of:=[.$E20]-[.I20]" office:value-type="float" office:value="1" calcext:value-type="float">
            <text:p>1</text:p>
          </table:table-cell>
          <table:table-cell table:formula="of:=[.$F20]-[.G20]" office:value-type="float" office:value="0" calcext:value-type="float">
            <text:p>0</text:p>
          </table:table-cell>
          <table:table-cell table:formula="of:=[.$F20]-[.H20]" office:value-type="float" office:value="-0.875" calcext:value-type="float">
            <text:p>-0.875</text:p>
          </table:table-cell>
          <table:table-cell table:formula="of:=[.$F20]-[.I20]" office:value-type="float" office:value="0" calcext:value-type="float">
            <text:p>0</text:p>
          </table:table-cell>
          <table:table-cell table:formula="of:=[.$G20]-[.H20]" office:value-type="float" office:value="-0.875" calcext:value-type="float">
            <text:p>-0.875</text:p>
          </table:table-cell>
          <table:table-cell table:formula="of:=[.$G20]-[.I20]" office:value-type="float" office:value="0" calcext:value-type="float">
            <text:p>0</text:p>
          </table:table-cell>
          <table:table-cell table:formula="of:=[.H20]-[.I20]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-[.C21]" office:value-type="float" office:value="0" calcext:value-type="float">
            <text:p>0</text:p>
          </table:table-cell>
          <table:table-cell table:formula="of:=[.B21]-[.D21]" office:value-type="float" office:value="0" calcext:value-type="float">
            <text:p>0</text:p>
          </table:table-cell>
          <table:table-cell table:formula="of:=[.B21]-[.E21]" office:value-type="float" office:value="-1" calcext:value-type="float">
            <text:p>-1</text:p>
          </table:table-cell>
          <table:table-cell table:formula="of:=[.B21]-[.F21]" office:value-type="float" office:value="0" calcext:value-type="float">
            <text:p>0</text:p>
          </table:table-cell>
          <table:table-cell table:formula="of:=[.B21]-[.G21]" office:value-type="float" office:value="0" calcext:value-type="float">
            <text:p>0</text:p>
          </table:table-cell>
          <table:table-cell table:formula="of:=[.B21]-[.H21]" office:value-type="float" office:value="-1" calcext:value-type="float">
            <text:p>-1</text:p>
          </table:table-cell>
          <table:table-cell table:formula="of:=[.B21]-[.I21]" office:value-type="float" office:value="0" calcext:value-type="float">
            <text:p>0</text:p>
          </table:table-cell>
          <table:table-cell table:formula="of:=[.$C21]-[.D21]" office:value-type="float" office:value="0" calcext:value-type="float">
            <text:p>0</text:p>
          </table:table-cell>
          <table:table-cell table:formula="of:=[.$C21]-[.E21]" office:value-type="float" office:value="-1" calcext:value-type="float">
            <text:p>-1</text:p>
          </table:table-cell>
          <table:table-cell table:formula="of:=[.$C21]-[.F21]" office:value-type="float" office:value="0" calcext:value-type="float">
            <text:p>0</text:p>
          </table:table-cell>
          <table:table-cell table:formula="of:=[.$C21]-[.G21]" office:value-type="float" office:value="0" calcext:value-type="float">
            <text:p>0</text:p>
          </table:table-cell>
          <table:table-cell table:formula="of:=[.$C21]-[.H21]" office:value-type="float" office:value="-1" calcext:value-type="float">
            <text:p>-1</text:p>
          </table:table-cell>
          <table:table-cell table:formula="of:=[.$C21]-[.I21]" office:value-type="float" office:value="0" calcext:value-type="float">
            <text:p>0</text:p>
          </table:table-cell>
          <table:table-cell table:formula="of:=[.$D21]-[.E21]" office:value-type="float" office:value="-1" calcext:value-type="float">
            <text:p>-1</text:p>
          </table:table-cell>
          <table:table-cell table:formula="of:=[.$D21]-[.F21]" office:value-type="float" office:value="0" calcext:value-type="float">
            <text:p>0</text:p>
          </table:table-cell>
          <table:table-cell table:formula="of:=[.$D21]-[.G21]" office:value-type="float" office:value="0" calcext:value-type="float">
            <text:p>0</text:p>
          </table:table-cell>
          <table:table-cell table:formula="of:=[.$D21]-[.H21]" office:value-type="float" office:value="-1" calcext:value-type="float">
            <text:p>-1</text:p>
          </table:table-cell>
          <table:table-cell table:formula="of:=[.$D21]-[.I21]" office:value-type="float" office:value="0" calcext:value-type="float">
            <text:p>0</text:p>
          </table:table-cell>
          <table:table-cell table:formula="of:=[.$E21]-[.F21]" office:value-type="float" office:value="1" calcext:value-type="float">
            <text:p>1</text:p>
          </table:table-cell>
          <table:table-cell table:formula="of:=[.$E21]-[.G21]" office:value-type="float" office:value="1" calcext:value-type="float">
            <text:p>1</text:p>
          </table:table-cell>
          <table:table-cell table:formula="of:=[.$E21]-[.H21]" office:value-type="float" office:value="0" calcext:value-type="float">
            <text:p>0</text:p>
          </table:table-cell>
          <table:table-cell table:formula="of:=[.$E21]-[.I21]" office:value-type="float" office:value="1" calcext:value-type="float">
            <text:p>1</text:p>
          </table:table-cell>
          <table:table-cell table:formula="of:=[.$F21]-[.G21]" office:value-type="float" office:value="0" calcext:value-type="float">
            <text:p>0</text:p>
          </table:table-cell>
          <table:table-cell table:formula="of:=[.$F21]-[.H21]" office:value-type="float" office:value="-1" calcext:value-type="float">
            <text:p>-1</text:p>
          </table:table-cell>
          <table:table-cell table:formula="of:=[.$F21]-[.I21]" office:value-type="float" office:value="0" calcext:value-type="float">
            <text:p>0</text:p>
          </table:table-cell>
          <table:table-cell table:formula="of:=[.$G21]-[.H21]" office:value-type="float" office:value="-1" calcext:value-type="float">
            <text:p>-1</text:p>
          </table:table-cell>
          <table:table-cell table:formula="of:=[.$G21]-[.I21]" office:value-type="float" office:value="0" calcext:value-type="float">
            <text:p>0</text:p>
          </table:table-cell>
          <table:table-cell table:formula="of:=[.H21]-[.I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[.B22]-[.C22]" office:value-type="float" office:value="0" calcext:value-type="float">
            <text:p>0</text:p>
          </table:table-cell>
          <table:table-cell table:formula="of:=[.B22]-[.D22]" office:value-type="float" office:value="-0.25" calcext:value-type="float">
            <text:p>-0.25</text:p>
          </table:table-cell>
          <table:table-cell table:formula="of:=[.B22]-[.E22]" office:value-type="float" office:value="-0.6" calcext:value-type="float">
            <text:p>-0.6</text:p>
          </table:table-cell>
          <table:table-cell table:formula="of:=[.B22]-[.F22]" office:value-type="float" office:value="0" calcext:value-type="float">
            <text:p>0</text:p>
          </table:table-cell>
          <table:table-cell table:formula="of:=[.B22]-[.G22]" office:value-type="float" office:value="0" calcext:value-type="float">
            <text:p>0</text:p>
          </table:table-cell>
          <table:table-cell table:formula="of:=[.B22]-[.H22]" office:value-type="float" office:value="-0.75" calcext:value-type="float">
            <text:p>-0.75</text:p>
          </table:table-cell>
          <table:table-cell table:formula="of:=[.B22]-[.I22]" office:value-type="float" office:value="-0.666666666666667" calcext:value-type="float">
            <text:p>-0.6666666667</text:p>
          </table:table-cell>
          <table:table-cell table:formula="of:=[.$C22]-[.D22]" office:value-type="float" office:value="-0.25" calcext:value-type="float">
            <text:p>-0.25</text:p>
          </table:table-cell>
          <table:table-cell table:formula="of:=[.$C22]-[.E22]" office:value-type="float" office:value="-0.6" calcext:value-type="float">
            <text:p>-0.6</text:p>
          </table:table-cell>
          <table:table-cell table:formula="of:=[.$C22]-[.F22]" office:value-type="float" office:value="0" calcext:value-type="float">
            <text:p>0</text:p>
          </table:table-cell>
          <table:table-cell table:formula="of:=[.$C22]-[.G22]" office:value-type="float" office:value="0" calcext:value-type="float">
            <text:p>0</text:p>
          </table:table-cell>
          <table:table-cell table:formula="of:=[.$C22]-[.H22]" office:value-type="float" office:value="-0.75" calcext:value-type="float">
            <text:p>-0.75</text:p>
          </table:table-cell>
          <table:table-cell table:formula="of:=[.$C22]-[.I22]" office:value-type="float" office:value="-0.666666666666667" calcext:value-type="float">
            <text:p>-0.6666666667</text:p>
          </table:table-cell>
          <table:table-cell table:formula="of:=[.$D22]-[.E22]" office:value-type="float" office:value="-0.35" calcext:value-type="float">
            <text:p>-0.35</text:p>
          </table:table-cell>
          <table:table-cell table:formula="of:=[.$D22]-[.F22]" office:value-type="float" office:value="0.25" calcext:value-type="float">
            <text:p>0.25</text:p>
          </table:table-cell>
          <table:table-cell table:formula="of:=[.$D22]-[.G22]" office:value-type="float" office:value="0.25" calcext:value-type="float">
            <text:p>0.25</text:p>
          </table:table-cell>
          <table:table-cell table:formula="of:=[.$D22]-[.H22]" office:value-type="float" office:value="-0.5" calcext:value-type="float">
            <text:p>-0.5</text:p>
          </table:table-cell>
          <table:table-cell table:formula="of:=[.$D22]-[.I22]" office:value-type="float" office:value="-0.416666666666667" calcext:value-type="float">
            <text:p>-0.4166666667</text:p>
          </table:table-cell>
          <table:table-cell table:formula="of:=[.$E22]-[.F22]" office:value-type="float" office:value="0.6" calcext:value-type="float">
            <text:p>0.6</text:p>
          </table:table-cell>
          <table:table-cell table:formula="of:=[.$E22]-[.G22]" office:value-type="float" office:value="0.6" calcext:value-type="float">
            <text:p>0.6</text:p>
          </table:table-cell>
          <table:table-cell table:formula="of:=[.$E22]-[.H22]" office:value-type="float" office:value="-0.15" calcext:value-type="float">
            <text:p>-0.15</text:p>
          </table:table-cell>
          <table:table-cell table:formula="of:=[.$E22]-[.I22]" office:value-type="float" office:value="-0.0666666666666665" calcext:value-type="float">
            <text:p>-0.0666666667</text:p>
          </table:table-cell>
          <table:table-cell table:formula="of:=[.$F22]-[.G22]" office:value-type="float" office:value="0" calcext:value-type="float">
            <text:p>0</text:p>
          </table:table-cell>
          <table:table-cell table:formula="of:=[.$F22]-[.H22]" office:value-type="float" office:value="-0.75" calcext:value-type="float">
            <text:p>-0.75</text:p>
          </table:table-cell>
          <table:table-cell table:formula="of:=[.$F22]-[.I22]" office:value-type="float" office:value="-0.666666666666667" calcext:value-type="float">
            <text:p>-0.6666666667</text:p>
          </table:table-cell>
          <table:table-cell table:formula="of:=[.$G22]-[.H22]" office:value-type="float" office:value="-0.75" calcext:value-type="float">
            <text:p>-0.75</text:p>
          </table:table-cell>
          <table:table-cell table:formula="of:=[.$G22]-[.I22]" office:value-type="float" office:value="-0.666666666666667" calcext:value-type="float">
            <text:p>-0.6666666667</text:p>
          </table:table-cell>
          <table:table-cell table:formula="of:=[.H22]-[.I22]" office:value-type="float" office:value="0.0833333333333334" calcext:value-type="float">
            <text:p>0.08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3]-[.C23]" office:value-type="float" office:value="0" calcext:value-type="float">
            <text:p>0</text:p>
          </table:table-cell>
          <table:table-cell table:formula="of:=[.B23]-[.D23]" office:value-type="float" office:value="-0.85" calcext:value-type="float">
            <text:p>-0.85</text:p>
          </table:table-cell>
          <table:table-cell table:formula="of:=[.B23]-[.E23]" office:value-type="float" office:value="-1" calcext:value-type="float">
            <text:p>-1</text:p>
          </table:table-cell>
          <table:table-cell table:formula="of:=[.B23]-[.F23]" office:value-type="float" office:value="0" calcext:value-type="float">
            <text:p>0</text:p>
          </table:table-cell>
          <table:table-cell table:formula="of:=[.B23]-[.G23]" office:value-type="float" office:value="0" calcext:value-type="float">
            <text:p>0</text:p>
          </table:table-cell>
          <table:table-cell table:formula="of:=[.B23]-[.H23]" office:value-type="float" office:value="-1" calcext:value-type="float">
            <text:p>-1</text:p>
          </table:table-cell>
          <table:table-cell table:formula="of:=[.B23]-[.I23]" office:value-type="float" office:value="-1" calcext:value-type="float">
            <text:p>-1</text:p>
          </table:table-cell>
          <table:table-cell table:formula="of:=[.$C23]-[.D23]" office:value-type="float" office:value="-0.85" calcext:value-type="float">
            <text:p>-0.85</text:p>
          </table:table-cell>
          <table:table-cell table:formula="of:=[.$C23]-[.E23]" office:value-type="float" office:value="-1" calcext:value-type="float">
            <text:p>-1</text:p>
          </table:table-cell>
          <table:table-cell table:formula="of:=[.$C23]-[.F23]" office:value-type="float" office:value="0" calcext:value-type="float">
            <text:p>0</text:p>
          </table:table-cell>
          <table:table-cell table:formula="of:=[.$C23]-[.G23]" office:value-type="float" office:value="0" calcext:value-type="float">
            <text:p>0</text:p>
          </table:table-cell>
          <table:table-cell table:formula="of:=[.$C23]-[.H23]" office:value-type="float" office:value="-1" calcext:value-type="float">
            <text:p>-1</text:p>
          </table:table-cell>
          <table:table-cell table:formula="of:=[.$C23]-[.I23]" office:value-type="float" office:value="-1" calcext:value-type="float">
            <text:p>-1</text:p>
          </table:table-cell>
          <table:table-cell table:formula="of:=[.$D23]-[.E23]" office:value-type="float" office:value="-0.15" calcext:value-type="float">
            <text:p>-0.15</text:p>
          </table:table-cell>
          <table:table-cell table:formula="of:=[.$D23]-[.F23]" office:value-type="float" office:value="0.85" calcext:value-type="float">
            <text:p>0.85</text:p>
          </table:table-cell>
          <table:table-cell table:formula="of:=[.$D23]-[.G23]" office:value-type="float" office:value="0.85" calcext:value-type="float">
            <text:p>0.85</text:p>
          </table:table-cell>
          <table:table-cell table:formula="of:=[.$D23]-[.H23]" office:value-type="float" office:value="-0.15" calcext:value-type="float">
            <text:p>-0.15</text:p>
          </table:table-cell>
          <table:table-cell table:formula="of:=[.$D23]-[.I23]" office:value-type="float" office:value="-0.15" calcext:value-type="float">
            <text:p>-0.15</text:p>
          </table:table-cell>
          <table:table-cell table:formula="of:=[.$E23]-[.F23]" office:value-type="float" office:value="1" calcext:value-type="float">
            <text:p>1</text:p>
          </table:table-cell>
          <table:table-cell table:formula="of:=[.$E23]-[.G23]" office:value-type="float" office:value="1" calcext:value-type="float">
            <text:p>1</text:p>
          </table:table-cell>
          <table:table-cell table:formula="of:=[.$E23]-[.H23]" office:value-type="float" office:value="0" calcext:value-type="float">
            <text:p>0</text:p>
          </table:table-cell>
          <table:table-cell table:formula="of:=[.$E23]-[.I23]" office:value-type="float" office:value="0" calcext:value-type="float">
            <text:p>0</text:p>
          </table:table-cell>
          <table:table-cell table:formula="of:=[.$F23]-[.G23]" office:value-type="float" office:value="0" calcext:value-type="float">
            <text:p>0</text:p>
          </table:table-cell>
          <table:table-cell table:formula="of:=[.$F23]-[.H23]" office:value-type="float" office:value="-1" calcext:value-type="float">
            <text:p>-1</text:p>
          </table:table-cell>
          <table:table-cell table:formula="of:=[.$F23]-[.I23]" office:value-type="float" office:value="-1" calcext:value-type="float">
            <text:p>-1</text:p>
          </table:table-cell>
          <table:table-cell table:formula="of:=[.$G23]-[.H23]" office:value-type="float" office:value="-1" calcext:value-type="float">
            <text:p>-1</text:p>
          </table:table-cell>
          <table:table-cell table:formula="of:=[.$G23]-[.I23]" office:value-type="float" office:value="-1" calcext:value-type="float">
            <text:p>-1</text:p>
          </table:table-cell>
          <table:table-cell table:formula="of:=[.H23]-[.I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83333333333333" calcext:value-type="float">
            <text:p>0.5833333333</text:p>
          </table:table-cell>
          <table:table-cell/>
          <table:table-cell table:formula="of:=[.B24]-[.C24]" office:value-type="float" office:value="0" calcext:value-type="float">
            <text:p>0</text:p>
          </table:table-cell>
          <table:table-cell table:formula="of:=[.B24]-[.D24]" office:value-type="float" office:value="0" calcext:value-type="float">
            <text:p>0</text:p>
          </table:table-cell>
          <table:table-cell table:formula="of:=[.B24]-[.E24]" office:value-type="float" office:value="-0.333333333333333" calcext:value-type="float">
            <text:p>-0.3333333333</text:p>
          </table:table-cell>
          <table:table-cell table:formula="of:=[.B24]-[.F24]" office:value-type="float" office:value="0" calcext:value-type="float">
            <text:p>0</text:p>
          </table:table-cell>
          <table:table-cell table:formula="of:=[.B24]-[.G24]" office:value-type="float" office:value="0" calcext:value-type="float">
            <text:p>0</text:p>
          </table:table-cell>
          <table:table-cell table:formula="of:=[.B24]-[.H24]" office:value-type="float" office:value="-0.2" calcext:value-type="float">
            <text:p>-0.2</text:p>
          </table:table-cell>
          <table:table-cell table:formula="of:=[.B24]-[.I24]" office:value-type="float" office:value="-0.583333333333333" calcext:value-type="float">
            <text:p>-0.5833333333</text:p>
          </table:table-cell>
          <table:table-cell table:formula="of:=[.$C24]-[.D24]" office:value-type="float" office:value="0" calcext:value-type="float">
            <text:p>0</text:p>
          </table:table-cell>
          <table:table-cell table:formula="of:=[.$C24]-[.E24]" office:value-type="float" office:value="-0.333333333333333" calcext:value-type="float">
            <text:p>-0.3333333333</text:p>
          </table:table-cell>
          <table:table-cell table:formula="of:=[.$C24]-[.F24]" office:value-type="float" office:value="0" calcext:value-type="float">
            <text:p>0</text:p>
          </table:table-cell>
          <table:table-cell table:formula="of:=[.$C24]-[.G24]" office:value-type="float" office:value="0" calcext:value-type="float">
            <text:p>0</text:p>
          </table:table-cell>
          <table:table-cell table:formula="of:=[.$C24]-[.H24]" office:value-type="float" office:value="-0.2" calcext:value-type="float">
            <text:p>-0.2</text:p>
          </table:table-cell>
          <table:table-cell table:formula="of:=[.$C24]-[.I24]" office:value-type="float" office:value="-0.583333333333333" calcext:value-type="float">
            <text:p>-0.5833333333</text:p>
          </table:table-cell>
          <table:table-cell table:formula="of:=[.$D24]-[.E24]" office:value-type="float" office:value="-0.333333333333333" calcext:value-type="float">
            <text:p>-0.3333333333</text:p>
          </table:table-cell>
          <table:table-cell table:formula="of:=[.$D24]-[.F24]" office:value-type="float" office:value="0" calcext:value-type="float">
            <text:p>0</text:p>
          </table:table-cell>
          <table:table-cell table:formula="of:=[.$D24]-[.G24]" office:value-type="float" office:value="0" calcext:value-type="float">
            <text:p>0</text:p>
          </table:table-cell>
          <table:table-cell table:formula="of:=[.$D24]-[.H24]" office:value-type="float" office:value="-0.2" calcext:value-type="float">
            <text:p>-0.2</text:p>
          </table:table-cell>
          <table:table-cell table:formula="of:=[.$D24]-[.I24]" office:value-type="float" office:value="-0.583333333333333" calcext:value-type="float">
            <text:p>-0.5833333333</text:p>
          </table:table-cell>
          <table:table-cell table:formula="of:=[.$E24]-[.F24]" office:value-type="float" office:value="0.333333333333333" calcext:value-type="float">
            <text:p>0.3333333333</text:p>
          </table:table-cell>
          <table:table-cell table:formula="of:=[.$E24]-[.G24]" office:value-type="float" office:value="0.333333333333333" calcext:value-type="float">
            <text:p>0.3333333333</text:p>
          </table:table-cell>
          <table:table-cell table:formula="of:=[.$E24]-[.H24]" office:value-type="float" office:value="0.133333333333333" calcext:value-type="float">
            <text:p>0.1333333333</text:p>
          </table:table-cell>
          <table:table-cell table:formula="of:=[.$E24]-[.I24]" office:value-type="float" office:value="-0.25" calcext:value-type="float">
            <text:p>-0.25</text:p>
          </table:table-cell>
          <table:table-cell table:formula="of:=[.$F24]-[.G24]" office:value-type="float" office:value="0" calcext:value-type="float">
            <text:p>0</text:p>
          </table:table-cell>
          <table:table-cell table:formula="of:=[.$F24]-[.H24]" office:value-type="float" office:value="-0.2" calcext:value-type="float">
            <text:p>-0.2</text:p>
          </table:table-cell>
          <table:table-cell table:formula="of:=[.$F24]-[.I24]" office:value-type="float" office:value="-0.583333333333333" calcext:value-type="float">
            <text:p>-0.5833333333</text:p>
          </table:table-cell>
          <table:table-cell table:formula="of:=[.$G24]-[.H24]" office:value-type="float" office:value="-0.2" calcext:value-type="float">
            <text:p>-0.2</text:p>
          </table:table-cell>
          <table:table-cell table:formula="of:=[.$G24]-[.I24]" office:value-type="float" office:value="-0.583333333333333" calcext:value-type="float">
            <text:p>-0.5833333333</text:p>
          </table:table-cell>
          <table:table-cell table:formula="of:=[.H24]-[.I24]" office:value-type="float" office:value="-0.383333333333333" calcext:value-type="float">
            <text:p>-0.3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285714285714" calcext:value-type="float">
            <text:p>0.2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[.B25]-[.C25]" office:value-type="float" office:value="0.5" calcext:value-type="float">
            <text:p>0.5</text:p>
          </table:table-cell>
          <table:table-cell table:formula="of:=[.B25]-[.D25]" office:value-type="float" office:value="0.5" calcext:value-type="float">
            <text:p>0.5</text:p>
          </table:table-cell>
          <table:table-cell table:formula="of:=[.B25]-[.E25]" office:value-type="float" office:value="0.285714285714286" calcext:value-type="float">
            <text:p>0.2857142857</text:p>
          </table:table-cell>
          <table:table-cell table:formula="of:=[.B25]-[.F25]" office:value-type="float" office:value="0.5" calcext:value-type="float">
            <text:p>0.5</text:p>
          </table:table-cell>
          <table:table-cell table:formula="of:=[.B25]-[.G25]" office:value-type="float" office:value="0.5" calcext:value-type="float">
            <text:p>0.5</text:p>
          </table:table-cell>
          <table:table-cell table:formula="of:=[.B25]-[.H25]" office:value-type="float" office:value="-0.333333333333333" calcext:value-type="float">
            <text:p>-0.3333333333</text:p>
          </table:table-cell>
          <table:table-cell table:formula="of:=[.B25]-[.I25]" office:value-type="float" office:value="-0.125" calcext:value-type="float">
            <text:p>-0.125</text:p>
          </table:table-cell>
          <table:table-cell table:formula="of:=[.$C25]-[.D25]" office:value-type="float" office:value="0" calcext:value-type="float">
            <text:p>0</text:p>
          </table:table-cell>
          <table:table-cell table:formula="of:=[.$C25]-[.E25]" office:value-type="float" office:value="-0.214285714285714" calcext:value-type="float">
            <text:p>-0.2142857143</text:p>
          </table:table-cell>
          <table:table-cell table:formula="of:=[.$C25]-[.F25]" office:value-type="float" office:value="0" calcext:value-type="float">
            <text:p>0</text:p>
          </table:table-cell>
          <table:table-cell table:formula="of:=[.$C25]-[.G25]" office:value-type="float" office:value="0" calcext:value-type="float">
            <text:p>0</text:p>
          </table:table-cell>
          <table:table-cell table:formula="of:=[.$C25]-[.H25]" office:value-type="float" office:value="-0.833333333333333" calcext:value-type="float">
            <text:p>-0.8333333333</text:p>
          </table:table-cell>
          <table:table-cell table:formula="of:=[.$C25]-[.I25]" office:value-type="float" office:value="-0.625" calcext:value-type="float">
            <text:p>-0.625</text:p>
          </table:table-cell>
          <table:table-cell table:formula="of:=[.$D25]-[.E25]" office:value-type="float" office:value="-0.214285714285714" calcext:value-type="float">
            <text:p>-0.2142857143</text:p>
          </table:table-cell>
          <table:table-cell table:formula="of:=[.$D25]-[.F25]" office:value-type="float" office:value="0" calcext:value-type="float">
            <text:p>0</text:p>
          </table:table-cell>
          <table:table-cell table:formula="of:=[.$D25]-[.G25]" office:value-type="float" office:value="0" calcext:value-type="float">
            <text:p>0</text:p>
          </table:table-cell>
          <table:table-cell table:formula="of:=[.$D25]-[.H25]" office:value-type="float" office:value="-0.833333333333333" calcext:value-type="float">
            <text:p>-0.8333333333</text:p>
          </table:table-cell>
          <table:table-cell table:formula="of:=[.$D25]-[.I25]" office:value-type="float" office:value="-0.625" calcext:value-type="float">
            <text:p>-0.625</text:p>
          </table:table-cell>
          <table:table-cell table:formula="of:=[.$E25]-[.F25]" office:value-type="float" office:value="0.214285714285714" calcext:value-type="float">
            <text:p>0.2142857143</text:p>
          </table:table-cell>
          <table:table-cell table:formula="of:=[.$E25]-[.G25]" office:value-type="float" office:value="0.214285714285714" calcext:value-type="float">
            <text:p>0.2142857143</text:p>
          </table:table-cell>
          <table:table-cell table:formula="of:=[.$E25]-[.H25]" office:value-type="float" office:value="-0.619047619047619" calcext:value-type="float">
            <text:p>-0.619047619</text:p>
          </table:table-cell>
          <table:table-cell table:formula="of:=[.$E25]-[.I25]" office:value-type="float" office:value="-0.410714285714286" calcext:value-type="float">
            <text:p>-0.4107142857</text:p>
          </table:table-cell>
          <table:table-cell table:formula="of:=[.$F25]-[.G25]" office:value-type="float" office:value="0" calcext:value-type="float">
            <text:p>0</text:p>
          </table:table-cell>
          <table:table-cell table:formula="of:=[.$F25]-[.H25]" office:value-type="float" office:value="-0.833333333333333" calcext:value-type="float">
            <text:p>-0.8333333333</text:p>
          </table:table-cell>
          <table:table-cell table:formula="of:=[.$F25]-[.I25]" office:value-type="float" office:value="-0.625" calcext:value-type="float">
            <text:p>-0.625</text:p>
          </table:table-cell>
          <table:table-cell table:formula="of:=[.$G25]-[.H25]" office:value-type="float" office:value="-0.833333333333333" calcext:value-type="float">
            <text:p>-0.8333333333</text:p>
          </table:table-cell>
          <table:table-cell table:formula="of:=[.$G25]-[.I25]" office:value-type="float" office:value="-0.625" calcext:value-type="float">
            <text:p>-0.625</text:p>
          </table:table-cell>
          <table:table-cell table:formula="of:=[.H25]-[.I25]" office:value-type="float" office:value="0.208333333333333" calcext:value-type="float">
            <text:p>0.20833333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6]-[.C26]" office:value-type="float" office:value="0" calcext:value-type="float">
            <text:p>0</text:p>
          </table:table-cell>
          <table:table-cell table:formula="of:=[.B26]-[.D26]" office:value-type="float" office:value="-0.3" calcext:value-type="float">
            <text:p>-0.3</text:p>
          </table:table-cell>
          <table:table-cell table:formula="of:=[.B26]-[.E26]" office:value-type="float" office:value="-0.333333333333333" calcext:value-type="float">
            <text:p>-0.3333333333</text:p>
          </table:table-cell>
          <table:table-cell table:formula="of:=[.B26]-[.F26]" office:value-type="float" office:value="0" calcext:value-type="float">
            <text:p>0</text:p>
          </table:table-cell>
          <table:table-cell table:formula="of:=[.B26]-[.G26]" office:value-type="float" office:value="0" calcext:value-type="float">
            <text:p>0</text:p>
          </table:table-cell>
          <table:table-cell table:formula="of:=[.B26]-[.H26]" office:value-type="float" office:value="-0.928571428571429" calcext:value-type="float">
            <text:p>-0.9285714286</text:p>
          </table:table-cell>
          <table:table-cell table:formula="of:=[.B26]-[.I26]" office:value-type="float" office:value="-1" calcext:value-type="float">
            <text:p>-1</text:p>
          </table:table-cell>
          <table:table-cell table:formula="of:=[.$C26]-[.D26]" office:value-type="float" office:value="-0.3" calcext:value-type="float">
            <text:p>-0.3</text:p>
          </table:table-cell>
          <table:table-cell table:formula="of:=[.$C26]-[.E26]" office:value-type="float" office:value="-0.333333333333333" calcext:value-type="float">
            <text:p>-0.3333333333</text:p>
          </table:table-cell>
          <table:table-cell table:formula="of:=[.$C26]-[.F26]" office:value-type="float" office:value="0" calcext:value-type="float">
            <text:p>0</text:p>
          </table:table-cell>
          <table:table-cell table:formula="of:=[.$C26]-[.G26]" office:value-type="float" office:value="0" calcext:value-type="float">
            <text:p>0</text:p>
          </table:table-cell>
          <table:table-cell table:formula="of:=[.$C26]-[.H26]" office:value-type="float" office:value="-0.928571428571429" calcext:value-type="float">
            <text:p>-0.9285714286</text:p>
          </table:table-cell>
          <table:table-cell table:formula="of:=[.$C26]-[.I26]" office:value-type="float" office:value="-1" calcext:value-type="float">
            <text:p>-1</text:p>
          </table:table-cell>
          <table:table-cell table:formula="of:=[.$D26]-[.E26]" office:value-type="float" office:value="-0.0333333333333333" calcext:value-type="float">
            <text:p>-0.0333333333</text:p>
          </table:table-cell>
          <table:table-cell table:formula="of:=[.$D26]-[.F26]" office:value-type="float" office:value="0.3" calcext:value-type="float">
            <text:p>0.3</text:p>
          </table:table-cell>
          <table:table-cell table:formula="of:=[.$D26]-[.G26]" office:value-type="float" office:value="0.3" calcext:value-type="float">
            <text:p>0.3</text:p>
          </table:table-cell>
          <table:table-cell table:formula="of:=[.$D26]-[.H26]" office:value-type="float" office:value="-0.628571428571429" calcext:value-type="float">
            <text:p>-0.6285714286</text:p>
          </table:table-cell>
          <table:table-cell table:formula="of:=[.$D26]-[.I26]" office:value-type="float" office:value="-0.7" calcext:value-type="float">
            <text:p>-0.7</text:p>
          </table:table-cell>
          <table:table-cell table:formula="of:=[.$E26]-[.F26]" office:value-type="float" office:value="0.333333333333333" calcext:value-type="float">
            <text:p>0.3333333333</text:p>
          </table:table-cell>
          <table:table-cell table:formula="of:=[.$E26]-[.G26]" office:value-type="float" office:value="0.333333333333333" calcext:value-type="float">
            <text:p>0.3333333333</text:p>
          </table:table-cell>
          <table:table-cell table:formula="of:=[.$E26]-[.H26]" office:value-type="float" office:value="-0.595238095238095" calcext:value-type="float">
            <text:p>-0.5952380952</text:p>
          </table:table-cell>
          <table:table-cell table:formula="of:=[.$E26]-[.I26]" office:value-type="float" office:value="-0.666666666666667" calcext:value-type="float">
            <text:p>-0.6666666667</text:p>
          </table:table-cell>
          <table:table-cell table:formula="of:=[.$F26]-[.G26]" office:value-type="float" office:value="0" calcext:value-type="float">
            <text:p>0</text:p>
          </table:table-cell>
          <table:table-cell table:formula="of:=[.$F26]-[.H26]" office:value-type="float" office:value="-0.928571428571429" calcext:value-type="float">
            <text:p>-0.9285714286</text:p>
          </table:table-cell>
          <table:table-cell table:formula="of:=[.$F26]-[.I26]" office:value-type="float" office:value="-1" calcext:value-type="float">
            <text:p>-1</text:p>
          </table:table-cell>
          <table:table-cell table:formula="of:=[.$G26]-[.H26]" office:value-type="float" office:value="-0.928571428571429" calcext:value-type="float">
            <text:p>-0.9285714286</text:p>
          </table:table-cell>
          <table:table-cell table:formula="of:=[.$G26]-[.I26]" office:value-type="float" office:value="-1" calcext:value-type="float">
            <text:p>-1</text:p>
          </table:table-cell>
          <table:table-cell table:formula="of:=[.H26]-[.I26]" office:value-type="float" office:value="-0.0714285714285714" calcext:value-type="float">
            <text:p>-0.07142857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307692307692308" calcext:value-type="float">
            <text:p>0.307692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709677419355" calcext:value-type="float">
            <text:p>0.838709677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7]-[.C27]" office:value-type="float" office:value="-0.5" calcext:value-type="float">
            <text:p>-0.5</text:p>
          </table:table-cell>
          <table:table-cell table:formula="of:=[.B27]-[.D27]" office:value-type="float" office:value="-0.3" calcext:value-type="float">
            <text:p>-0.3</text:p>
          </table:table-cell>
          <table:table-cell table:formula="of:=[.B27]-[.E27]" office:value-type="float" office:value="-0.307692307692308" calcext:value-type="float">
            <text:p>-0.3076923077</text:p>
          </table:table-cell>
          <table:table-cell table:formula="of:=[.B27]-[.F27]" office:value-type="float" office:value="0" calcext:value-type="float">
            <text:p>0</text:p>
          </table:table-cell>
          <table:table-cell table:formula="of:=[.B27]-[.G27]" office:value-type="float" office:value="0" calcext:value-type="float">
            <text:p>0</text:p>
          </table:table-cell>
          <table:table-cell table:formula="of:=[.B27]-[.H27]" office:value-type="float" office:value="-0.838709677419355" calcext:value-type="float">
            <text:p>-0.8387096774</text:p>
          </table:table-cell>
          <table:table-cell table:formula="of:=[.B27]-[.I27]" office:value-type="float" office:value="-1" calcext:value-type="float">
            <text:p>-1</text:p>
          </table:table-cell>
          <table:table-cell table:formula="of:=[.$C27]-[.D27]" office:value-type="float" office:value="0.2" calcext:value-type="float">
            <text:p>0.2</text:p>
          </table:table-cell>
          <table:table-cell table:formula="of:=[.$C27]-[.E27]" office:value-type="float" office:value="0.192307692307692" calcext:value-type="float">
            <text:p>0.1923076923</text:p>
          </table:table-cell>
          <table:table-cell table:formula="of:=[.$C27]-[.F27]" office:value-type="float" office:value="0.5" calcext:value-type="float">
            <text:p>0.5</text:p>
          </table:table-cell>
          <table:table-cell table:formula="of:=[.$C27]-[.G27]" office:value-type="float" office:value="0.5" calcext:value-type="float">
            <text:p>0.5</text:p>
          </table:table-cell>
          <table:table-cell table:formula="of:=[.$C27]-[.H27]" office:value-type="float" office:value="-0.338709677419355" calcext:value-type="float">
            <text:p>-0.3387096774</text:p>
          </table:table-cell>
          <table:table-cell table:formula="of:=[.$C27]-[.I27]" office:value-type="float" office:value="-0.5" calcext:value-type="float">
            <text:p>-0.5</text:p>
          </table:table-cell>
          <table:table-cell table:formula="of:=[.$D27]-[.E27]" office:value-type="float" office:value="-0.00769230769230767" calcext:value-type="float">
            <text:p>-0.0076923077</text:p>
          </table:table-cell>
          <table:table-cell table:formula="of:=[.$D27]-[.F27]" office:value-type="float" office:value="0.3" calcext:value-type="float">
            <text:p>0.3</text:p>
          </table:table-cell>
          <table:table-cell table:formula="of:=[.$D27]-[.G27]" office:value-type="float" office:value="0.3" calcext:value-type="float">
            <text:p>0.3</text:p>
          </table:table-cell>
          <table:table-cell table:formula="of:=[.$D27]-[.H27]" office:value-type="float" office:value="-0.538709677419355" calcext:value-type="float">
            <text:p>-0.5387096774</text:p>
          </table:table-cell>
          <table:table-cell table:formula="of:=[.$D27]-[.I27]" office:value-type="float" office:value="-0.7" calcext:value-type="float">
            <text:p>-0.7</text:p>
          </table:table-cell>
          <table:table-cell table:formula="of:=[.$E27]-[.F27]" office:value-type="float" office:value="0.307692307692308" calcext:value-type="float">
            <text:p>0.3076923077</text:p>
          </table:table-cell>
          <table:table-cell table:formula="of:=[.$E27]-[.G27]" office:value-type="float" office:value="0.307692307692308" calcext:value-type="float">
            <text:p>0.3076923077</text:p>
          </table:table-cell>
          <table:table-cell table:formula="of:=[.$E27]-[.H27]" office:value-type="float" office:value="-0.531017369727047" calcext:value-type="float">
            <text:p>-0.5310173697</text:p>
          </table:table-cell>
          <table:table-cell table:formula="of:=[.$E27]-[.I27]" office:value-type="float" office:value="-0.692307692307692" calcext:value-type="float">
            <text:p>-0.6923076923</text:p>
          </table:table-cell>
          <table:table-cell table:formula="of:=[.$F27]-[.G27]" office:value-type="float" office:value="0" calcext:value-type="float">
            <text:p>0</text:p>
          </table:table-cell>
          <table:table-cell table:formula="of:=[.$F27]-[.H27]" office:value-type="float" office:value="-0.838709677419355" calcext:value-type="float">
            <text:p>-0.8387096774</text:p>
          </table:table-cell>
          <table:table-cell table:formula="of:=[.$F27]-[.I27]" office:value-type="float" office:value="-1" calcext:value-type="float">
            <text:p>-1</text:p>
          </table:table-cell>
          <table:table-cell table:formula="of:=[.$G27]-[.H27]" office:value-type="float" office:value="-0.838709677419355" calcext:value-type="float">
            <text:p>-0.8387096774</text:p>
          </table:table-cell>
          <table:table-cell table:formula="of:=[.$G27]-[.I27]" office:value-type="float" office:value="-1" calcext:value-type="float">
            <text:p>-1</text:p>
          </table:table-cell>
          <table:table-cell table:formula="of:=[.H27]-[.I27]" office:value-type="float" office:value="-0.161290322580645" calcext:value-type="float">
            <text:p>-0.16129032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10526315789474" calcext:value-type="float">
            <text:p>0.7105263158</text:p>
          </table:table-cell>
          <table:table-cell office:value-type="float" office:value="0" calcext:value-type="float">
            <text:p>0</text:p>
          </table:table-cell>
          <table:table-cell office:value-type="float" office:value="0.464285714285714" calcext:value-type="float">
            <text:p>0.4642857143</text:p>
          </table:table-cell>
          <table:table-cell office:value-type="float" office:value="0.608695652173913" calcext:value-type="float">
            <text:p>0.6086956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3542319749216" calcext:value-type="float">
            <text:p>0.7335423197</text:p>
          </table:table-cell>
          <table:table-cell office:value-type="float" office:value="0.66804979253112" calcext:value-type="float">
            <text:p>0.6680497925</text:p>
          </table:table-cell>
          <table:table-cell/>
          <table:table-cell table:formula="of:=[.B28]-[.C28]" office:value-type="float" office:value="0.710526315789474" calcext:value-type="float">
            <text:p>0.7105263158</text:p>
          </table:table-cell>
          <table:table-cell table:formula="of:=[.B28]-[.D28]" office:value-type="float" office:value="0.246240601503759" calcext:value-type="float">
            <text:p>0.2462406015</text:p>
          </table:table-cell>
          <table:table-cell table:formula="of:=[.B28]-[.E28]" office:value-type="float" office:value="0.101830663615561" calcext:value-type="float">
            <text:p>0.1018306636</text:p>
          </table:table-cell>
          <table:table-cell table:formula="of:=[.B28]-[.F28]" office:value-type="float" office:value="0.710526315789474" calcext:value-type="float">
            <text:p>0.7105263158</text:p>
          </table:table-cell>
          <table:table-cell table:formula="of:=[.B28]-[.G28]" office:value-type="float" office:value="0.710526315789474" calcext:value-type="float">
            <text:p>0.7105263158</text:p>
          </table:table-cell>
          <table:table-cell table:formula="of:=[.B28]-[.H28]" office:value-type="float" office:value="-0.0230160039597427" calcext:value-type="float">
            <text:p>-0.023016004</text:p>
          </table:table-cell>
          <table:table-cell table:formula="of:=[.B28]-[.I28]" office:value-type="float" office:value="0.0424765232583534" calcext:value-type="float">
            <text:p>0.0424765233</text:p>
          </table:table-cell>
          <table:table-cell table:formula="of:=[.$C28]-[.D28]" office:value-type="float" office:value="-0.464285714285714" calcext:value-type="float">
            <text:p>-0.4642857143</text:p>
          </table:table-cell>
          <table:table-cell table:formula="of:=[.$C28]-[.E28]" office:value-type="float" office:value="-0.608695652173913" calcext:value-type="float">
            <text:p>-0.6086956522</text:p>
          </table:table-cell>
          <table:table-cell table:formula="of:=[.$C28]-[.F28]" office:value-type="float" office:value="0" calcext:value-type="float">
            <text:p>0</text:p>
          </table:table-cell>
          <table:table-cell table:formula="of:=[.$C28]-[.G28]" office:value-type="float" office:value="0" calcext:value-type="float">
            <text:p>0</text:p>
          </table:table-cell>
          <table:table-cell table:formula="of:=[.$C28]-[.H28]" office:value-type="float" office:value="-0.733542319749216" calcext:value-type="float">
            <text:p>-0.7335423197</text:p>
          </table:table-cell>
          <table:table-cell table:formula="of:=[.$C28]-[.I28]" office:value-type="float" office:value="-0.66804979253112" calcext:value-type="float">
            <text:p>-0.6680497925</text:p>
          </table:table-cell>
          <table:table-cell table:formula="of:=[.$D28]-[.E28]" office:value-type="float" office:value="-0.144409937888199" calcext:value-type="float">
            <text:p>-0.1444099379</text:p>
          </table:table-cell>
          <table:table-cell table:formula="of:=[.$D28]-[.F28]" office:value-type="float" office:value="0.464285714285714" calcext:value-type="float">
            <text:p>0.4642857143</text:p>
          </table:table-cell>
          <table:table-cell table:formula="of:=[.$D28]-[.G28]" office:value-type="float" office:value="0.464285714285714" calcext:value-type="float">
            <text:p>0.4642857143</text:p>
          </table:table-cell>
          <table:table-cell table:formula="of:=[.$D28]-[.H28]" office:value-type="float" office:value="-0.269256605463502" calcext:value-type="float">
            <text:p>-0.2692566055</text:p>
          </table:table-cell>
          <table:table-cell table:formula="of:=[.$D28]-[.I28]" office:value-type="float" office:value="-0.203764078245406" calcext:value-type="float">
            <text:p>-0.2037640782</text:p>
          </table:table-cell>
          <table:table-cell table:formula="of:=[.$E28]-[.F28]" office:value-type="float" office:value="0.608695652173913" calcext:value-type="float">
            <text:p>0.6086956522</text:p>
          </table:table-cell>
          <table:table-cell table:formula="of:=[.$E28]-[.G28]" office:value-type="float" office:value="0.608695652173913" calcext:value-type="float">
            <text:p>0.6086956522</text:p>
          </table:table-cell>
          <table:table-cell table:formula="of:=[.$E28]-[.H28]" office:value-type="float" office:value="-0.124846667575303" calcext:value-type="float">
            <text:p>-0.1248466676</text:p>
          </table:table-cell>
          <table:table-cell table:formula="of:=[.$E28]-[.I28]" office:value-type="float" office:value="-0.0593541403572072" calcext:value-type="float">
            <text:p>-0.0593541404</text:p>
          </table:table-cell>
          <table:table-cell table:formula="of:=[.$F28]-[.G28]" office:value-type="float" office:value="0" calcext:value-type="float">
            <text:p>0</text:p>
          </table:table-cell>
          <table:table-cell table:formula="of:=[.$F28]-[.H28]" office:value-type="float" office:value="-0.733542319749216" calcext:value-type="float">
            <text:p>-0.7335423197</text:p>
          </table:table-cell>
          <table:table-cell table:formula="of:=[.$F28]-[.I28]" office:value-type="float" office:value="-0.66804979253112" calcext:value-type="float">
            <text:p>-0.6680497925</text:p>
          </table:table-cell>
          <table:table-cell table:formula="of:=[.$G28]-[.H28]" office:value-type="float" office:value="-0.733542319749216" calcext:value-type="float">
            <text:p>-0.7335423197</text:p>
          </table:table-cell>
          <table:table-cell table:formula="of:=[.$G28]-[.I28]" office:value-type="float" office:value="-0.66804979253112" calcext:value-type="float">
            <text:p>-0.6680497925</text:p>
          </table:table-cell>
          <table:table-cell table:formula="of:=[.H28]-[.I28]" office:value-type="float" office:value="0.0654925272180961" calcext:value-type="float">
            <text:p>0.06549252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]-[.C29]" office:value-type="float" office:value="0" calcext:value-type="float">
            <text:p>0</text:p>
          </table:table-cell>
          <table:table-cell table:formula="of:=[.B29]-[.D29]" office:value-type="float" office:value="0" calcext:value-type="float">
            <text:p>0</text:p>
          </table:table-cell>
          <table:table-cell table:formula="of:=[.B29]-[.E29]" office:value-type="float" office:value="-1" calcext:value-type="float">
            <text:p>-1</text:p>
          </table:table-cell>
          <table:table-cell table:formula="of:=[.B29]-[.F29]" office:value-type="float" office:value="0" calcext:value-type="float">
            <text:p>0</text:p>
          </table:table-cell>
          <table:table-cell table:formula="of:=[.B29]-[.G29]" office:value-type="float" office:value="0" calcext:value-type="float">
            <text:p>0</text:p>
          </table:table-cell>
          <table:table-cell table:formula="of:=[.B29]-[.H29]" office:value-type="float" office:value="-1" calcext:value-type="float">
            <text:p>-1</text:p>
          </table:table-cell>
          <table:table-cell table:formula="of:=[.B29]-[.I29]" office:value-type="float" office:value="0" calcext:value-type="float">
            <text:p>0</text:p>
          </table:table-cell>
          <table:table-cell table:formula="of:=[.$C29]-[.D29]" office:value-type="float" office:value="0" calcext:value-type="float">
            <text:p>0</text:p>
          </table:table-cell>
          <table:table-cell table:formula="of:=[.$C29]-[.E29]" office:value-type="float" office:value="-1" calcext:value-type="float">
            <text:p>-1</text:p>
          </table:table-cell>
          <table:table-cell table:formula="of:=[.$C29]-[.F29]" office:value-type="float" office:value="0" calcext:value-type="float">
            <text:p>0</text:p>
          </table:table-cell>
          <table:table-cell table:formula="of:=[.$C29]-[.G29]" office:value-type="float" office:value="0" calcext:value-type="float">
            <text:p>0</text:p>
          </table:table-cell>
          <table:table-cell table:formula="of:=[.$C29]-[.H29]" office:value-type="float" office:value="-1" calcext:value-type="float">
            <text:p>-1</text:p>
          </table:table-cell>
          <table:table-cell table:formula="of:=[.$C29]-[.I29]" office:value-type="float" office:value="0" calcext:value-type="float">
            <text:p>0</text:p>
          </table:table-cell>
          <table:table-cell table:formula="of:=[.$D29]-[.E29]" office:value-type="float" office:value="-1" calcext:value-type="float">
            <text:p>-1</text:p>
          </table:table-cell>
          <table:table-cell table:formula="of:=[.$D29]-[.F29]" office:value-type="float" office:value="0" calcext:value-type="float">
            <text:p>0</text:p>
          </table:table-cell>
          <table:table-cell table:formula="of:=[.$D29]-[.G29]" office:value-type="float" office:value="0" calcext:value-type="float">
            <text:p>0</text:p>
          </table:table-cell>
          <table:table-cell table:formula="of:=[.$D29]-[.H29]" office:value-type="float" office:value="-1" calcext:value-type="float">
            <text:p>-1</text:p>
          </table:table-cell>
          <table:table-cell table:formula="of:=[.$D29]-[.I29]" office:value-type="float" office:value="0" calcext:value-type="float">
            <text:p>0</text:p>
          </table:table-cell>
          <table:table-cell table:formula="of:=[.$E29]-[.F29]" office:value-type="float" office:value="1" calcext:value-type="float">
            <text:p>1</text:p>
          </table:table-cell>
          <table:table-cell table:formula="of:=[.$E29]-[.G29]" office:value-type="float" office:value="1" calcext:value-type="float">
            <text:p>1</text:p>
          </table:table-cell>
          <table:table-cell table:formula="of:=[.$E29]-[.H29]" office:value-type="float" office:value="0" calcext:value-type="float">
            <text:p>0</text:p>
          </table:table-cell>
          <table:table-cell table:formula="of:=[.$E29]-[.I29]" office:value-type="float" office:value="1" calcext:value-type="float">
            <text:p>1</text:p>
          </table:table-cell>
          <table:table-cell table:formula="of:=[.$F29]-[.G29]" office:value-type="float" office:value="0" calcext:value-type="float">
            <text:p>0</text:p>
          </table:table-cell>
          <table:table-cell table:formula="of:=[.$F29]-[.H29]" office:value-type="float" office:value="-1" calcext:value-type="float">
            <text:p>-1</text:p>
          </table:table-cell>
          <table:table-cell table:formula="of:=[.$F29]-[.I29]" office:value-type="float" office:value="0" calcext:value-type="float">
            <text:p>0</text:p>
          </table:table-cell>
          <table:table-cell table:formula="of:=[.$G29]-[.H29]" office:value-type="float" office:value="-1" calcext:value-type="float">
            <text:p>-1</text:p>
          </table:table-cell>
          <table:table-cell table:formula="of:=[.$G29]-[.I29]" office:value-type="float" office:value="0" calcext:value-type="float">
            <text:p>0</text:p>
          </table:table-cell>
          <table:table-cell table:formula="of:=[.H29]-[.I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782608695652174" calcext:value-type="float">
            <text:p>0.7826086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714285714285714" calcext:value-type="float">
            <text:p>0.7142857143</text:p>
          </table:table-cell>
          <table:table-cell/>
          <table:table-cell table:formula="of:=[.B30]-[.C30]" office:value-type="float" office:value="0" calcext:value-type="float">
            <text:p>0</text:p>
          </table:table-cell>
          <table:table-cell table:formula="of:=[.B30]-[.D30]" office:value-type="float" office:value="0.166666666666667" calcext:value-type="float">
            <text:p>0.1666666667</text:p>
          </table:table-cell>
          <table:table-cell table:formula="of:=[.B30]-[.E30]" office:value-type="float" office:value="0.217391304347826" calcext:value-type="float">
            <text:p>0.2173913043</text:p>
          </table:table-cell>
          <table:table-cell table:formula="of:=[.B30]-[.F30]" office:value-type="float" office:value="1" calcext:value-type="float">
            <text:p>1</text:p>
          </table:table-cell>
          <table:table-cell table:formula="of:=[.B30]-[.G30]" office:value-type="float" office:value="1" calcext:value-type="float">
            <text:p>1</text:p>
          </table:table-cell>
          <table:table-cell table:formula="of:=[.B30]-[.H30]" office:value-type="float" office:value="0.0833333333333334" calcext:value-type="float">
            <text:p>0.0833333333</text:p>
          </table:table-cell>
          <table:table-cell table:formula="of:=[.B30]-[.I30]" office:value-type="float" office:value="0.285714285714286" calcext:value-type="float">
            <text:p>0.2857142857</text:p>
          </table:table-cell>
          <table:table-cell table:formula="of:=[.$C30]-[.D30]" office:value-type="float" office:value="0.166666666666667" calcext:value-type="float">
            <text:p>0.1666666667</text:p>
          </table:table-cell>
          <table:table-cell table:formula="of:=[.$C30]-[.E30]" office:value-type="float" office:value="0.217391304347826" calcext:value-type="float">
            <text:p>0.2173913043</text:p>
          </table:table-cell>
          <table:table-cell table:formula="of:=[.$C30]-[.F30]" office:value-type="float" office:value="1" calcext:value-type="float">
            <text:p>1</text:p>
          </table:table-cell>
          <table:table-cell table:formula="of:=[.$C30]-[.G30]" office:value-type="float" office:value="1" calcext:value-type="float">
            <text:p>1</text:p>
          </table:table-cell>
          <table:table-cell table:formula="of:=[.$C30]-[.H30]" office:value-type="float" office:value="0.0833333333333334" calcext:value-type="float">
            <text:p>0.0833333333</text:p>
          </table:table-cell>
          <table:table-cell table:formula="of:=[.$C30]-[.I30]" office:value-type="float" office:value="0.285714285714286" calcext:value-type="float">
            <text:p>0.2857142857</text:p>
          </table:table-cell>
          <table:table-cell table:formula="of:=[.$D30]-[.E30]" office:value-type="float" office:value="0.0507246376811593" calcext:value-type="float">
            <text:p>0.0507246377</text:p>
          </table:table-cell>
          <table:table-cell table:formula="of:=[.$D30]-[.F30]" office:value-type="float" office:value="0.833333333333333" calcext:value-type="float">
            <text:p>0.8333333333</text:p>
          </table:table-cell>
          <table:table-cell table:formula="of:=[.$D30]-[.G30]" office:value-type="float" office:value="0.833333333333333" calcext:value-type="float">
            <text:p>0.8333333333</text:p>
          </table:table-cell>
          <table:table-cell table:formula="of:=[.$D30]-[.H30]" office:value-type="float" office:value="-0.0833333333333333" calcext:value-type="float">
            <text:p>-0.0833333333</text:p>
          </table:table-cell>
          <table:table-cell table:formula="of:=[.$D30]-[.I30]" office:value-type="float" office:value="0.119047619047619" calcext:value-type="float">
            <text:p>0.119047619</text:p>
          </table:table-cell>
          <table:table-cell table:formula="of:=[.$E30]-[.F30]" office:value-type="float" office:value="0.782608695652174" calcext:value-type="float">
            <text:p>0.7826086957</text:p>
          </table:table-cell>
          <table:table-cell table:formula="of:=[.$E30]-[.G30]" office:value-type="float" office:value="0.782608695652174" calcext:value-type="float">
            <text:p>0.7826086957</text:p>
          </table:table-cell>
          <table:table-cell table:formula="of:=[.$E30]-[.H30]" office:value-type="float" office:value="-0.134057971014493" calcext:value-type="float">
            <text:p>-0.134057971</text:p>
          </table:table-cell>
          <table:table-cell table:formula="of:=[.$E30]-[.I30]" office:value-type="float" office:value="0.0683229813664598" calcext:value-type="float">
            <text:p>0.0683229814</text:p>
          </table:table-cell>
          <table:table-cell table:formula="of:=[.$F30]-[.G30]" office:value-type="float" office:value="0" calcext:value-type="float">
            <text:p>0</text:p>
          </table:table-cell>
          <table:table-cell table:formula="of:=[.$F30]-[.H30]" office:value-type="float" office:value="-0.916666666666667" calcext:value-type="float">
            <text:p>-0.9166666667</text:p>
          </table:table-cell>
          <table:table-cell table:formula="of:=[.$F30]-[.I30]" office:value-type="float" office:value="-0.714285714285714" calcext:value-type="float">
            <text:p>-0.7142857143</text:p>
          </table:table-cell>
          <table:table-cell table:formula="of:=[.$G30]-[.H30]" office:value-type="float" office:value="-0.916666666666667" calcext:value-type="float">
            <text:p>-0.9166666667</text:p>
          </table:table-cell>
          <table:table-cell table:formula="of:=[.$G30]-[.I30]" office:value-type="float" office:value="-0.714285714285714" calcext:value-type="float">
            <text:p>-0.7142857143</text:p>
          </table:table-cell>
          <table:table-cell table:formula="of:=[.H30]-[.I30]" office:value-type="float" office:value="0.202380952380952" calcext:value-type="float">
            <text:p>0.20238095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14150943396226" calcext:value-type="float">
            <text:p>0.5141509434</text:p>
          </table:table-cell>
          <table:table-cell office:value-type="float" office:value="0" calcext:value-type="float">
            <text:p>0</text:p>
          </table:table-cell>
          <table:table-cell office:value-type="float" office:value="0.270833333333333" calcext:value-type="float">
            <text:p>0.2708333333</text:p>
          </table:table-cell>
          <table:table-cell office:value-type="float" office:value="0.591928251121076" calcext:value-type="float">
            <text:p>0.5919282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213114754098" calcext:value-type="float">
            <text:p>0.7172131148</text:p>
          </table:table-cell>
          <table:table-cell office:value-type="float" office:value="0.513157894736842" calcext:value-type="float">
            <text:p>0.5131578947</text:p>
          </table:table-cell>
          <table:table-cell/>
          <table:table-cell table:formula="of:=[.B31]-[.C31]" office:value-type="float" office:value="0.514150943396226" calcext:value-type="float">
            <text:p>0.5141509434</text:p>
          </table:table-cell>
          <table:table-cell table:formula="of:=[.B31]-[.D31]" office:value-type="float" office:value="0.243317610062893" calcext:value-type="float">
            <text:p>0.2433176101</text:p>
          </table:table-cell>
          <table:table-cell table:formula="of:=[.B31]-[.E31]" office:value-type="float" office:value="-0.0777773077248498" calcext:value-type="float">
            <text:p>-0.0777773077</text:p>
          </table:table-cell>
          <table:table-cell table:formula="of:=[.B31]-[.F31]" office:value-type="float" office:value="0.514150943396226" calcext:value-type="float">
            <text:p>0.5141509434</text:p>
          </table:table-cell>
          <table:table-cell table:formula="of:=[.B31]-[.G31]" office:value-type="float" office:value="0.514150943396226" calcext:value-type="float">
            <text:p>0.5141509434</text:p>
          </table:table-cell>
          <table:table-cell table:formula="of:=[.B31]-[.H31]" office:value-type="float" office:value="-0.203062171357872" calcext:value-type="float">
            <text:p>-0.2030621714</text:p>
          </table:table-cell>
          <table:table-cell table:formula="of:=[.B31]-[.I31]" office:value-type="float" office:value="0.000993048659384432" calcext:value-type="float">
            <text:p>0.0009930487</text:p>
          </table:table-cell>
          <table:table-cell table:formula="of:=[.$C31]-[.D31]" office:value-type="float" office:value="-0.270833333333333" calcext:value-type="float">
            <text:p>-0.2708333333</text:p>
          </table:table-cell>
          <table:table-cell table:formula="of:=[.$C31]-[.E31]" office:value-type="float" office:value="-0.591928251121076" calcext:value-type="float">
            <text:p>-0.5919282511</text:p>
          </table:table-cell>
          <table:table-cell table:formula="of:=[.$C31]-[.F31]" office:value-type="float" office:value="0" calcext:value-type="float">
            <text:p>0</text:p>
          </table:table-cell>
          <table:table-cell table:formula="of:=[.$C31]-[.G31]" office:value-type="float" office:value="0" calcext:value-type="float">
            <text:p>0</text:p>
          </table:table-cell>
          <table:table-cell table:formula="of:=[.$C31]-[.H31]" office:value-type="float" office:value="-0.717213114754098" calcext:value-type="float">
            <text:p>-0.7172131148</text:p>
          </table:table-cell>
          <table:table-cell table:formula="of:=[.$C31]-[.I31]" office:value-type="float" office:value="-0.513157894736842" calcext:value-type="float">
            <text:p>-0.5131578947</text:p>
          </table:table-cell>
          <table:table-cell table:formula="of:=[.$D31]-[.E31]" office:value-type="float" office:value="-0.321094917787743" calcext:value-type="float">
            <text:p>-0.3210949178</text:p>
          </table:table-cell>
          <table:table-cell table:formula="of:=[.$D31]-[.F31]" office:value-type="float" office:value="0.270833333333333" calcext:value-type="float">
            <text:p>0.2708333333</text:p>
          </table:table-cell>
          <table:table-cell table:formula="of:=[.$D31]-[.G31]" office:value-type="float" office:value="0.270833333333333" calcext:value-type="float">
            <text:p>0.2708333333</text:p>
          </table:table-cell>
          <table:table-cell table:formula="of:=[.$D31]-[.H31]" office:value-type="float" office:value="-0.446379781420765" calcext:value-type="float">
            <text:p>-0.4463797814</text:p>
          </table:table-cell>
          <table:table-cell table:formula="of:=[.$D31]-[.I31]" office:value-type="float" office:value="-0.242324561403509" calcext:value-type="float">
            <text:p>-0.2423245614</text:p>
          </table:table-cell>
          <table:table-cell table:formula="of:=[.$E31]-[.F31]" office:value-type="float" office:value="0.591928251121076" calcext:value-type="float">
            <text:p>0.5919282511</text:p>
          </table:table-cell>
          <table:table-cell table:formula="of:=[.$E31]-[.G31]" office:value-type="float" office:value="0.591928251121076" calcext:value-type="float">
            <text:p>0.5919282511</text:p>
          </table:table-cell>
          <table:table-cell table:formula="of:=[.$E31]-[.H31]" office:value-type="float" office:value="-0.125284863633022" calcext:value-type="float">
            <text:p>-0.1252848636</text:p>
          </table:table-cell>
          <table:table-cell table:formula="of:=[.$E31]-[.I31]" office:value-type="float" office:value="0.0787703563842342" calcext:value-type="float">
            <text:p>0.0787703564</text:p>
          </table:table-cell>
          <table:table-cell table:formula="of:=[.$F31]-[.G31]" office:value-type="float" office:value="0" calcext:value-type="float">
            <text:p>0</text:p>
          </table:table-cell>
          <table:table-cell table:formula="of:=[.$F31]-[.H31]" office:value-type="float" office:value="-0.717213114754098" calcext:value-type="float">
            <text:p>-0.7172131148</text:p>
          </table:table-cell>
          <table:table-cell table:formula="of:=[.$F31]-[.I31]" office:value-type="float" office:value="-0.513157894736842" calcext:value-type="float">
            <text:p>-0.5131578947</text:p>
          </table:table-cell>
          <table:table-cell table:formula="of:=[.$G31]-[.H31]" office:value-type="float" office:value="-0.717213114754098" calcext:value-type="float">
            <text:p>-0.7172131148</text:p>
          </table:table-cell>
          <table:table-cell table:formula="of:=[.$G31]-[.I31]" office:value-type="float" office:value="-0.513157894736842" calcext:value-type="float">
            <text:p>-0.5131578947</text:p>
          </table:table-cell>
          <table:table-cell table:formula="of:=[.H31]-[.I31]" office:value-type="float" office:value="0.204055220017256" calcext:value-type="float">
            <text:p>0.204055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31578947368421" calcext:value-type="float">
            <text:p>0.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27710843373494" calcext:value-type="float">
            <text:p>0.2771084337</text:p>
          </table:table-cell>
          <table:table-cell office:value-type="float" office:value="0.488888888888889" calcext:value-type="float">
            <text:p>0.488888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454545454545" calcext:value-type="float">
            <text:p>0.5854545455</text:p>
          </table:table-cell>
          <table:table-cell office:value-type="float" office:value="0.505154639175258" calcext:value-type="float">
            <text:p>0.5051546392</text:p>
          </table:table-cell>
          <table:table-cell/>
          <table:table-cell table:formula="of:=[.B32]-[.C32]" office:value-type="float" office:value="0.631578947368421" calcext:value-type="float">
            <text:p>0.6315789474</text:p>
          </table:table-cell>
          <table:table-cell table:formula="of:=[.B32]-[.D32]" office:value-type="float" office:value="0.354470513633481" calcext:value-type="float">
            <text:p>0.3544705136</text:p>
          </table:table-cell>
          <table:table-cell table:formula="of:=[.B32]-[.E32]" office:value-type="float" office:value="0.142690058479532" calcext:value-type="float">
            <text:p>0.1426900585</text:p>
          </table:table-cell>
          <table:table-cell table:formula="of:=[.B32]-[.F32]" office:value-type="float" office:value="0.631578947368421" calcext:value-type="float">
            <text:p>0.6315789474</text:p>
          </table:table-cell>
          <table:table-cell table:formula="of:=[.B32]-[.G32]" office:value-type="float" office:value="0.631578947368421" calcext:value-type="float">
            <text:p>0.6315789474</text:p>
          </table:table-cell>
          <table:table-cell table:formula="of:=[.B32]-[.H32]" office:value-type="float" office:value="0.0461244019138757" calcext:value-type="float">
            <text:p>0.0461244019</text:p>
          </table:table-cell>
          <table:table-cell table:formula="of:=[.B32]-[.I32]" office:value-type="float" office:value="0.126424308193163" calcext:value-type="float">
            <text:p>0.1264243082</text:p>
          </table:table-cell>
          <table:table-cell table:formula="of:=[.$C32]-[.D32]" office:value-type="float" office:value="-0.27710843373494" calcext:value-type="float">
            <text:p>-0.2771084337</text:p>
          </table:table-cell>
          <table:table-cell table:formula="of:=[.$C32]-[.E32]" office:value-type="float" office:value="-0.488888888888889" calcext:value-type="float">
            <text:p>-0.4888888889</text:p>
          </table:table-cell>
          <table:table-cell table:formula="of:=[.$C32]-[.F32]" office:value-type="float" office:value="0" calcext:value-type="float">
            <text:p>0</text:p>
          </table:table-cell>
          <table:table-cell table:formula="of:=[.$C32]-[.G32]" office:value-type="float" office:value="0" calcext:value-type="float">
            <text:p>0</text:p>
          </table:table-cell>
          <table:table-cell table:formula="of:=[.$C32]-[.H32]" office:value-type="float" office:value="-0.585454545454545" calcext:value-type="float">
            <text:p>-0.5854545455</text:p>
          </table:table-cell>
          <table:table-cell table:formula="of:=[.$C32]-[.I32]" office:value-type="float" office:value="-0.505154639175258" calcext:value-type="float">
            <text:p>-0.5051546392</text:p>
          </table:table-cell>
          <table:table-cell table:formula="of:=[.$D32]-[.E32]" office:value-type="float" office:value="-0.211780455153949" calcext:value-type="float">
            <text:p>-0.2117804552</text:p>
          </table:table-cell>
          <table:table-cell table:formula="of:=[.$D32]-[.F32]" office:value-type="float" office:value="0.27710843373494" calcext:value-type="float">
            <text:p>0.2771084337</text:p>
          </table:table-cell>
          <table:table-cell table:formula="of:=[.$D32]-[.G32]" office:value-type="float" office:value="0.27710843373494" calcext:value-type="float">
            <text:p>0.2771084337</text:p>
          </table:table-cell>
          <table:table-cell table:formula="of:=[.$D32]-[.H32]" office:value-type="float" office:value="-0.308346111719606" calcext:value-type="float">
            <text:p>-0.3083461117</text:p>
          </table:table-cell>
          <table:table-cell table:formula="of:=[.$D32]-[.I32]" office:value-type="float" office:value="-0.228046205440318" calcext:value-type="float">
            <text:p>-0.2280462054</text:p>
          </table:table-cell>
          <table:table-cell table:formula="of:=[.$E32]-[.F32]" office:value-type="float" office:value="0.488888888888889" calcext:value-type="float">
            <text:p>0.4888888889</text:p>
          </table:table-cell>
          <table:table-cell table:formula="of:=[.$E32]-[.G32]" office:value-type="float" office:value="0.488888888888889" calcext:value-type="float">
            <text:p>0.4888888889</text:p>
          </table:table-cell>
          <table:table-cell table:formula="of:=[.$E32]-[.H32]" office:value-type="float" office:value="-0.0965656565656565" calcext:value-type="float">
            <text:p>-0.0965656566</text:p>
          </table:table-cell>
          <table:table-cell table:formula="of:=[.$E32]-[.I32]" office:value-type="float" office:value="-0.0162657502863688" calcext:value-type="float">
            <text:p>-0.0162657503</text:p>
          </table:table-cell>
          <table:table-cell table:formula="of:=[.$F32]-[.G32]" office:value-type="float" office:value="0" calcext:value-type="float">
            <text:p>0</text:p>
          </table:table-cell>
          <table:table-cell table:formula="of:=[.$F32]-[.H32]" office:value-type="float" office:value="-0.585454545454545" calcext:value-type="float">
            <text:p>-0.5854545455</text:p>
          </table:table-cell>
          <table:table-cell table:formula="of:=[.$F32]-[.I32]" office:value-type="float" office:value="-0.505154639175258" calcext:value-type="float">
            <text:p>-0.5051546392</text:p>
          </table:table-cell>
          <table:table-cell table:formula="of:=[.$G32]-[.H32]" office:value-type="float" office:value="-0.585454545454545" calcext:value-type="float">
            <text:p>-0.5854545455</text:p>
          </table:table-cell>
          <table:table-cell table:formula="of:=[.$G32]-[.I32]" office:value-type="float" office:value="-0.505154639175258" calcext:value-type="float">
            <text:p>-0.5051546392</text:p>
          </table:table-cell>
          <table:table-cell table:formula="of:=[.H32]-[.I32]" office:value-type="float" office:value="0.0802999062792876" calcext:value-type="float">
            <text:p>0.08029990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0.336363636363636" calcext:value-type="float">
            <text:p>0.3363636364</text:p>
          </table:table-cell>
          <table:table-cell office:value-type="float" office:value="0.655172413793103" calcext:value-type="float">
            <text:p>0.6551724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6125" calcext:value-type="float">
            <text:p>0.6125</text:p>
          </table:table-cell>
          <table:table-cell/>
          <table:table-cell table:formula="of:=[.B33]-[.C33]" office:value-type="float" office:value="0.833333333333333" calcext:value-type="float">
            <text:p>0.8333333333</text:p>
          </table:table-cell>
          <table:table-cell table:formula="of:=[.B33]-[.D33]" office:value-type="float" office:value="0.496969696969697" calcext:value-type="float">
            <text:p>0.496969697</text:p>
          </table:table-cell>
          <table:table-cell table:formula="of:=[.B33]-[.E33]" office:value-type="float" office:value="0.17816091954023" calcext:value-type="float">
            <text:p>0.1781609195</text:p>
          </table:table-cell>
          <table:table-cell table:formula="of:=[.B33]-[.F33]" office:value-type="float" office:value="0.833333333333333" calcext:value-type="float">
            <text:p>0.8333333333</text:p>
          </table:table-cell>
          <table:table-cell table:formula="of:=[.B33]-[.G33]" office:value-type="float" office:value="0.833333333333333" calcext:value-type="float">
            <text:p>0.8333333333</text:p>
          </table:table-cell>
          <table:table-cell table:formula="of:=[.B33]-[.H33]" office:value-type="float" office:value="0.1" calcext:value-type="float">
            <text:p>0.1</text:p>
          </table:table-cell>
          <table:table-cell table:formula="of:=[.B33]-[.I33]" office:value-type="float" office:value="0.220833333333333" calcext:value-type="float">
            <text:p>0.2208333333</text:p>
          </table:table-cell>
          <table:table-cell table:formula="of:=[.$C33]-[.D33]" office:value-type="float" office:value="-0.336363636363636" calcext:value-type="float">
            <text:p>-0.3363636364</text:p>
          </table:table-cell>
          <table:table-cell table:formula="of:=[.$C33]-[.E33]" office:value-type="float" office:value="-0.655172413793103" calcext:value-type="float">
            <text:p>-0.6551724138</text:p>
          </table:table-cell>
          <table:table-cell table:formula="of:=[.$C33]-[.F33]" office:value-type="float" office:value="0" calcext:value-type="float">
            <text:p>0</text:p>
          </table:table-cell>
          <table:table-cell table:formula="of:=[.$C33]-[.G33]" office:value-type="float" office:value="0" calcext:value-type="float">
            <text:p>0</text:p>
          </table:table-cell>
          <table:table-cell table:formula="of:=[.$C33]-[.H33]" office:value-type="float" office:value="-0.733333333333333" calcext:value-type="float">
            <text:p>-0.7333333333</text:p>
          </table:table-cell>
          <table:table-cell table:formula="of:=[.$C33]-[.I33]" office:value-type="float" office:value="-0.6125" calcext:value-type="float">
            <text:p>-0.6125</text:p>
          </table:table-cell>
          <table:table-cell table:formula="of:=[.$D33]-[.E33]" office:value-type="float" office:value="-0.318808777429467" calcext:value-type="float">
            <text:p>-0.3188087774</text:p>
          </table:table-cell>
          <table:table-cell table:formula="of:=[.$D33]-[.F33]" office:value-type="float" office:value="0.336363636363636" calcext:value-type="float">
            <text:p>0.3363636364</text:p>
          </table:table-cell>
          <table:table-cell table:formula="of:=[.$D33]-[.G33]" office:value-type="float" office:value="0.336363636363636" calcext:value-type="float">
            <text:p>0.3363636364</text:p>
          </table:table-cell>
          <table:table-cell table:formula="of:=[.$D33]-[.H33]" office:value-type="float" office:value="-0.396969696969697" calcext:value-type="float">
            <text:p>-0.396969697</text:p>
          </table:table-cell>
          <table:table-cell table:formula="of:=[.$D33]-[.I33]" office:value-type="float" office:value="-0.276136363636364" calcext:value-type="float">
            <text:p>-0.2761363636</text:p>
          </table:table-cell>
          <table:table-cell table:formula="of:=[.$E33]-[.F33]" office:value-type="float" office:value="0.655172413793103" calcext:value-type="float">
            <text:p>0.6551724138</text:p>
          </table:table-cell>
          <table:table-cell table:formula="of:=[.$E33]-[.G33]" office:value-type="float" office:value="0.655172413793103" calcext:value-type="float">
            <text:p>0.6551724138</text:p>
          </table:table-cell>
          <table:table-cell table:formula="of:=[.$E33]-[.H33]" office:value-type="float" office:value="-0.0781609195402299" calcext:value-type="float">
            <text:p>-0.0781609195</text:p>
          </table:table-cell>
          <table:table-cell table:formula="of:=[.$E33]-[.I33]" office:value-type="float" office:value="0.0426724137931034" calcext:value-type="float">
            <text:p>0.0426724138</text:p>
          </table:table-cell>
          <table:table-cell table:formula="of:=[.$F33]-[.G33]" office:value-type="float" office:value="0" calcext:value-type="float">
            <text:p>0</text:p>
          </table:table-cell>
          <table:table-cell table:formula="of:=[.$F33]-[.H33]" office:value-type="float" office:value="-0.733333333333333" calcext:value-type="float">
            <text:p>-0.7333333333</text:p>
          </table:table-cell>
          <table:table-cell table:formula="of:=[.$F33]-[.I33]" office:value-type="float" office:value="-0.6125" calcext:value-type="float">
            <text:p>-0.6125</text:p>
          </table:table-cell>
          <table:table-cell table:formula="of:=[.$G33]-[.H33]" office:value-type="float" office:value="-0.733333333333333" calcext:value-type="float">
            <text:p>-0.7333333333</text:p>
          </table:table-cell>
          <table:table-cell table:formula="of:=[.$G33]-[.I33]" office:value-type="float" office:value="-0.6125" calcext:value-type="float">
            <text:p>-0.6125</text:p>
          </table:table-cell>
          <table:table-cell table:formula="of:=[.H33]-[.I33]" office:value-type="float" office:value="0.120833333333333" calcext:value-type="float">
            <text:p>0.1208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0625" calcext:value-type="float">
            <text:p>0.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551724137931" calcext:value-type="float">
            <text:p>0.9655172414</text:p>
          </table:table-cell>
          <table:table-cell office:value-type="float" office:value="0.973684210526316" calcext:value-type="float">
            <text:p>0.9736842105</text:p>
          </table:table-cell>
          <table:table-cell/>
          <table:table-cell table:formula="of:=[.B34]-[.C34]" office:value-type="float" office:value="1" calcext:value-type="float">
            <text:p>1</text:p>
          </table:table-cell>
          <table:table-cell table:formula="of:=[.B34]-[.D34]" office:value-type="float" office:value="0" calcext:value-type="float">
            <text:p>0</text:p>
          </table:table-cell>
          <table:table-cell table:formula="of:=[.B34]-[.E34]" office:value-type="float" office:value="0.0937499999999999" calcext:value-type="float">
            <text:p>0.09375</text:p>
          </table:table-cell>
          <table:table-cell table:formula="of:=[.B34]-[.F34]" office:value-type="float" office:value="1" calcext:value-type="float">
            <text:p>1</text:p>
          </table:table-cell>
          <table:table-cell table:formula="of:=[.B34]-[.G34]" office:value-type="float" office:value="1" calcext:value-type="float">
            <text:p>1</text:p>
          </table:table-cell>
          <table:table-cell table:formula="of:=[.B34]-[.H34]" office:value-type="float" office:value="0.0344827586206896" calcext:value-type="float">
            <text:p>0.0344827586</text:p>
          </table:table-cell>
          <table:table-cell table:formula="of:=[.B34]-[.I34]" office:value-type="float" office:value="0.0263157894736842" calcext:value-type="float">
            <text:p>0.0263157895</text:p>
          </table:table-cell>
          <table:table-cell table:formula="of:=[.$C34]-[.D34]" office:value-type="float" office:value="-1" calcext:value-type="float">
            <text:p>-1</text:p>
          </table:table-cell>
          <table:table-cell table:formula="of:=[.$C34]-[.E34]" office:value-type="float" office:value="-0.90625" calcext:value-type="float">
            <text:p>-0.90625</text:p>
          </table:table-cell>
          <table:table-cell table:formula="of:=[.$C34]-[.F34]" office:value-type="float" office:value="0" calcext:value-type="float">
            <text:p>0</text:p>
          </table:table-cell>
          <table:table-cell table:formula="of:=[.$C34]-[.G34]" office:value-type="float" office:value="0" calcext:value-type="float">
            <text:p>0</text:p>
          </table:table-cell>
          <table:table-cell table:formula="of:=[.$C34]-[.H34]" office:value-type="float" office:value="-0.96551724137931" calcext:value-type="float">
            <text:p>-0.9655172414</text:p>
          </table:table-cell>
          <table:table-cell table:formula="of:=[.$C34]-[.I34]" office:value-type="float" office:value="-0.973684210526316" calcext:value-type="float">
            <text:p>-0.9736842105</text:p>
          </table:table-cell>
          <table:table-cell table:formula="of:=[.$D34]-[.E34]" office:value-type="float" office:value="0.0937499999999999" calcext:value-type="float">
            <text:p>0.09375</text:p>
          </table:table-cell>
          <table:table-cell table:formula="of:=[.$D34]-[.F34]" office:value-type="float" office:value="1" calcext:value-type="float">
            <text:p>1</text:p>
          </table:table-cell>
          <table:table-cell table:formula="of:=[.$D34]-[.G34]" office:value-type="float" office:value="1" calcext:value-type="float">
            <text:p>1</text:p>
          </table:table-cell>
          <table:table-cell table:formula="of:=[.$D34]-[.H34]" office:value-type="float" office:value="0.0344827586206896" calcext:value-type="float">
            <text:p>0.0344827586</text:p>
          </table:table-cell>
          <table:table-cell table:formula="of:=[.$D34]-[.I34]" office:value-type="float" office:value="0.0263157894736842" calcext:value-type="float">
            <text:p>0.0263157895</text:p>
          </table:table-cell>
          <table:table-cell table:formula="of:=[.$E34]-[.F34]" office:value-type="float" office:value="0.90625" calcext:value-type="float">
            <text:p>0.90625</text:p>
          </table:table-cell>
          <table:table-cell table:formula="of:=[.$E34]-[.G34]" office:value-type="float" office:value="0.90625" calcext:value-type="float">
            <text:p>0.90625</text:p>
          </table:table-cell>
          <table:table-cell table:formula="of:=[.$E34]-[.H34]" office:value-type="float" office:value="-0.0592672413793103" calcext:value-type="float">
            <text:p>-0.0592672414</text:p>
          </table:table-cell>
          <table:table-cell table:formula="of:=[.$E34]-[.I34]" office:value-type="float" office:value="-0.0674342105263157" calcext:value-type="float">
            <text:p>-0.0674342105</text:p>
          </table:table-cell>
          <table:table-cell table:formula="of:=[.$F34]-[.G34]" office:value-type="float" office:value="0" calcext:value-type="float">
            <text:p>0</text:p>
          </table:table-cell>
          <table:table-cell table:formula="of:=[.$F34]-[.H34]" office:value-type="float" office:value="-0.96551724137931" calcext:value-type="float">
            <text:p>-0.9655172414</text:p>
          </table:table-cell>
          <table:table-cell table:formula="of:=[.$F34]-[.I34]" office:value-type="float" office:value="-0.973684210526316" calcext:value-type="float">
            <text:p>-0.9736842105</text:p>
          </table:table-cell>
          <table:table-cell table:formula="of:=[.$G34]-[.H34]" office:value-type="float" office:value="-0.96551724137931" calcext:value-type="float">
            <text:p>-0.9655172414</text:p>
          </table:table-cell>
          <table:table-cell table:formula="of:=[.$G34]-[.I34]" office:value-type="float" office:value="-0.973684210526316" calcext:value-type="float">
            <text:p>-0.9736842105</text:p>
          </table:table-cell>
          <table:table-cell table:formula="of:=[.H34]-[.I34]" office:value-type="float" office:value="-0.00816696914700543" calcext:value-type="float">
            <text:p>-0.00816696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42045454545455" calcext:value-type="float">
            <text:p>0.6420454545</text:p>
          </table:table-cell>
          <table:table-cell office:value-type="float" office:value="0" calcext:value-type="float">
            <text:p>0</text:p>
          </table:table-cell>
          <table:table-cell office:value-type="float" office:value="0.445945945945946" calcext:value-type="float">
            <text:p>0.4459459459</text:p>
          </table:table-cell>
          <table:table-cell office:value-type="float" office:value="0.508474576271186" calcext:value-type="float">
            <text:p>0.5084745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9196787148594" calcext:value-type="float">
            <text:p>0.7991967871</text:p>
          </table:table-cell>
          <table:table-cell office:value-type="float" office:value="0.668604651162791" calcext:value-type="float">
            <text:p>0.6686046512</text:p>
          </table:table-cell>
          <table:table-cell/>
          <table:table-cell table:formula="of:=[.B35]-[.C35]" office:value-type="float" office:value="0.642045454545455" calcext:value-type="float">
            <text:p>0.6420454545</text:p>
          </table:table-cell>
          <table:table-cell table:formula="of:=[.B35]-[.D35]" office:value-type="float" office:value="0.196099508599509" calcext:value-type="float">
            <text:p>0.1960995086</text:p>
          </table:table-cell>
          <table:table-cell table:formula="of:=[.B35]-[.E35]" office:value-type="float" office:value="0.133570878274268" calcext:value-type="float">
            <text:p>0.1335708783</text:p>
          </table:table-cell>
          <table:table-cell table:formula="of:=[.B35]-[.F35]" office:value-type="float" office:value="0.642045454545455" calcext:value-type="float">
            <text:p>0.6420454545</text:p>
          </table:table-cell>
          <table:table-cell table:formula="of:=[.B35]-[.G35]" office:value-type="float" office:value="0.642045454545455" calcext:value-type="float">
            <text:p>0.6420454545</text:p>
          </table:table-cell>
          <table:table-cell table:formula="of:=[.B35]-[.H35]" office:value-type="float" office:value="-0.15715133260314" calcext:value-type="float">
            <text:p>-0.1571513326</text:p>
          </table:table-cell>
          <table:table-cell table:formula="of:=[.B35]-[.I35]" office:value-type="float" office:value="-0.0265591966173361" calcext:value-type="float">
            <text:p>-0.0265591966</text:p>
          </table:table-cell>
          <table:table-cell table:formula="of:=[.$C35]-[.D35]" office:value-type="float" office:value="-0.445945945945946" calcext:value-type="float">
            <text:p>-0.4459459459</text:p>
          </table:table-cell>
          <table:table-cell table:formula="of:=[.$C35]-[.E35]" office:value-type="float" office:value="-0.508474576271186" calcext:value-type="float">
            <text:p>-0.5084745763</text:p>
          </table:table-cell>
          <table:table-cell table:formula="of:=[.$C35]-[.F35]" office:value-type="float" office:value="0" calcext:value-type="float">
            <text:p>0</text:p>
          </table:table-cell>
          <table:table-cell table:formula="of:=[.$C35]-[.G35]" office:value-type="float" office:value="0" calcext:value-type="float">
            <text:p>0</text:p>
          </table:table-cell>
          <table:table-cell table:formula="of:=[.$C35]-[.H35]" office:value-type="float" office:value="-0.799196787148594" calcext:value-type="float">
            <text:p>-0.7991967871</text:p>
          </table:table-cell>
          <table:table-cell table:formula="of:=[.$C35]-[.I35]" office:value-type="float" office:value="-0.668604651162791" calcext:value-type="float">
            <text:p>-0.6686046512</text:p>
          </table:table-cell>
          <table:table-cell table:formula="of:=[.$D35]-[.E35]" office:value-type="float" office:value="-0.0625286303252405" calcext:value-type="float">
            <text:p>-0.0625286303</text:p>
          </table:table-cell>
          <table:table-cell table:formula="of:=[.$D35]-[.F35]" office:value-type="float" office:value="0.445945945945946" calcext:value-type="float">
            <text:p>0.4459459459</text:p>
          </table:table-cell>
          <table:table-cell table:formula="of:=[.$D35]-[.G35]" office:value-type="float" office:value="0.445945945945946" calcext:value-type="float">
            <text:p>0.4459459459</text:p>
          </table:table-cell>
          <table:table-cell table:formula="of:=[.$D35]-[.H35]" office:value-type="float" office:value="-0.353250841202648" calcext:value-type="float">
            <text:p>-0.3532508412</text:p>
          </table:table-cell>
          <table:table-cell table:formula="of:=[.$D35]-[.I35]" office:value-type="float" office:value="-0.222658705216845" calcext:value-type="float">
            <text:p>-0.2226587052</text:p>
          </table:table-cell>
          <table:table-cell table:formula="of:=[.$E35]-[.F35]" office:value-type="float" office:value="0.508474576271186" calcext:value-type="float">
            <text:p>0.5084745763</text:p>
          </table:table-cell>
          <table:table-cell table:formula="of:=[.$E35]-[.G35]" office:value-type="float" office:value="0.508474576271186" calcext:value-type="float">
            <text:p>0.5084745763</text:p>
          </table:table-cell>
          <table:table-cell table:formula="of:=[.$E35]-[.H35]" office:value-type="float" office:value="-0.290722210877408" calcext:value-type="float">
            <text:p>-0.2907222109</text:p>
          </table:table-cell>
          <table:table-cell table:formula="of:=[.$E35]-[.I35]" office:value-type="float" office:value="-0.160130074891604" calcext:value-type="float">
            <text:p>-0.1601300749</text:p>
          </table:table-cell>
          <table:table-cell table:formula="of:=[.$F35]-[.G35]" office:value-type="float" office:value="0" calcext:value-type="float">
            <text:p>0</text:p>
          </table:table-cell>
          <table:table-cell table:formula="of:=[.$F35]-[.H35]" office:value-type="float" office:value="-0.799196787148594" calcext:value-type="float">
            <text:p>-0.7991967871</text:p>
          </table:table-cell>
          <table:table-cell table:formula="of:=[.$F35]-[.I35]" office:value-type="float" office:value="-0.668604651162791" calcext:value-type="float">
            <text:p>-0.6686046512</text:p>
          </table:table-cell>
          <table:table-cell table:formula="of:=[.$G35]-[.H35]" office:value-type="float" office:value="-0.799196787148594" calcext:value-type="float">
            <text:p>-0.7991967871</text:p>
          </table:table-cell>
          <table:table-cell table:formula="of:=[.$G35]-[.I35]" office:value-type="float" office:value="-0.668604651162791" calcext:value-type="float">
            <text:p>-0.6686046512</text:p>
          </table:table-cell>
          <table:table-cell table:formula="of:=[.H35]-[.I35]" office:value-type="float" office:value="0.130592135985804" calcext:value-type="float">
            <text:p>0.130592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656779661016949" calcext:value-type="float">
            <text:p>0.656779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1798941798942" calcext:value-type="float">
            <text:p>0.9417989418</text:p>
          </table:table-cell>
          <table:table-cell office:value-type="float" office:value="0.698924731182796" calcext:value-type="float">
            <text:p>0.6989247312</text:p>
          </table:table-cell>
          <table:table-cell/>
          <table:table-cell table:formula="of:=[.B36]-[.C36]" office:value-type="float" office:value="1" calcext:value-type="float">
            <text:p>1</text:p>
          </table:table-cell>
          <table:table-cell table:formula="of:=[.B36]-[.D36]" office:value-type="float" office:value="0.40625" calcext:value-type="float">
            <text:p>0.40625</text:p>
          </table:table-cell>
          <table:table-cell table:formula="of:=[.B36]-[.E36]" office:value-type="float" office:value="0.343220338983051" calcext:value-type="float">
            <text:p>0.343220339</text:p>
          </table:table-cell>
          <table:table-cell table:formula="of:=[.B36]-[.F36]" office:value-type="float" office:value="1" calcext:value-type="float">
            <text:p>1</text:p>
          </table:table-cell>
          <table:table-cell table:formula="of:=[.B36]-[.G36]" office:value-type="float" office:value="1" calcext:value-type="float">
            <text:p>1</text:p>
          </table:table-cell>
          <table:table-cell table:formula="of:=[.B36]-[.H36]" office:value-type="float" office:value="0.0582010582010584" calcext:value-type="float">
            <text:p>0.0582010582</text:p>
          </table:table-cell>
          <table:table-cell table:formula="of:=[.B36]-[.I36]" office:value-type="float" office:value="0.301075268817204" calcext:value-type="float">
            <text:p>0.3010752688</text:p>
          </table:table-cell>
          <table:table-cell table:formula="of:=[.$C36]-[.D36]" office:value-type="float" office:value="-0.59375" calcext:value-type="float">
            <text:p>-0.59375</text:p>
          </table:table-cell>
          <table:table-cell table:formula="of:=[.$C36]-[.E36]" office:value-type="float" office:value="-0.656779661016949" calcext:value-type="float">
            <text:p>-0.656779661</text:p>
          </table:table-cell>
          <table:table-cell table:formula="of:=[.$C36]-[.F36]" office:value-type="float" office:value="0" calcext:value-type="float">
            <text:p>0</text:p>
          </table:table-cell>
          <table:table-cell table:formula="of:=[.$C36]-[.G36]" office:value-type="float" office:value="0" calcext:value-type="float">
            <text:p>0</text:p>
          </table:table-cell>
          <table:table-cell table:formula="of:=[.$C36]-[.H36]" office:value-type="float" office:value="-0.941798941798942" calcext:value-type="float">
            <text:p>-0.9417989418</text:p>
          </table:table-cell>
          <table:table-cell table:formula="of:=[.$C36]-[.I36]" office:value-type="float" office:value="-0.698924731182796" calcext:value-type="float">
            <text:p>-0.6989247312</text:p>
          </table:table-cell>
          <table:table-cell table:formula="of:=[.$D36]-[.E36]" office:value-type="float" office:value="-0.0630296610169492" calcext:value-type="float">
            <text:p>-0.063029661</text:p>
          </table:table-cell>
          <table:table-cell table:formula="of:=[.$D36]-[.F36]" office:value-type="float" office:value="0.59375" calcext:value-type="float">
            <text:p>0.59375</text:p>
          </table:table-cell>
          <table:table-cell table:formula="of:=[.$D36]-[.G36]" office:value-type="float" office:value="0.59375" calcext:value-type="float">
            <text:p>0.59375</text:p>
          </table:table-cell>
          <table:table-cell table:formula="of:=[.$D36]-[.H36]" office:value-type="float" office:value="-0.348048941798942" calcext:value-type="float">
            <text:p>-0.3480489418</text:p>
          </table:table-cell>
          <table:table-cell table:formula="of:=[.$D36]-[.I36]" office:value-type="float" office:value="-0.105174731182796" calcext:value-type="float">
            <text:p>-0.1051747312</text:p>
          </table:table-cell>
          <table:table-cell table:formula="of:=[.$E36]-[.F36]" office:value-type="float" office:value="0.656779661016949" calcext:value-type="float">
            <text:p>0.656779661</text:p>
          </table:table-cell>
          <table:table-cell table:formula="of:=[.$E36]-[.G36]" office:value-type="float" office:value="0.656779661016949" calcext:value-type="float">
            <text:p>0.656779661</text:p>
          </table:table-cell>
          <table:table-cell table:formula="of:=[.$E36]-[.H36]" office:value-type="float" office:value="-0.285019280781992" calcext:value-type="float">
            <text:p>-0.2850192808</text:p>
          </table:table-cell>
          <table:table-cell table:formula="of:=[.$E36]-[.I36]" office:value-type="float" office:value="-0.0421450701658465" calcext:value-type="float">
            <text:p>-0.0421450702</text:p>
          </table:table-cell>
          <table:table-cell table:formula="of:=[.$F36]-[.G36]" office:value-type="float" office:value="0" calcext:value-type="float">
            <text:p>0</text:p>
          </table:table-cell>
          <table:table-cell table:formula="of:=[.$F36]-[.H36]" office:value-type="float" office:value="-0.941798941798942" calcext:value-type="float">
            <text:p>-0.9417989418</text:p>
          </table:table-cell>
          <table:table-cell table:formula="of:=[.$F36]-[.I36]" office:value-type="float" office:value="-0.698924731182796" calcext:value-type="float">
            <text:p>-0.6989247312</text:p>
          </table:table-cell>
          <table:table-cell table:formula="of:=[.$G36]-[.H36]" office:value-type="float" office:value="-0.941798941798942" calcext:value-type="float">
            <text:p>-0.9417989418</text:p>
          </table:table-cell>
          <table:table-cell table:formula="of:=[.$G36]-[.I36]" office:value-type="float" office:value="-0.698924731182796" calcext:value-type="float">
            <text:p>-0.6989247312</text:p>
          </table:table-cell>
          <table:table-cell table:formula="of:=[.H36]-[.I36]" office:value-type="float" office:value="0.242874210616146" calcext:value-type="float">
            <text:p>0.2428742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989010989011" calcext:value-type="float">
            <text:p>0.6098901099</text:p>
          </table:table-cell>
          <table:table-cell office:value-type="float" office:value="0.571428571428571" calcext:value-type="float">
            <text:p>0.571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1870503597122" calcext:value-type="float">
            <text:p>0.6618705036</text:p>
          </table:table-cell>
          <table:table-cell/>
          <table:table-cell table:formula="of:=[.B37]-[.C37]" office:value-type="float" office:value="0" calcext:value-type="float">
            <text:p>0</text:p>
          </table:table-cell>
          <table:table-cell table:formula="of:=[.B37]-[.D37]" office:value-type="float" office:value="-0.60989010989011" calcext:value-type="float">
            <text:p>-0.6098901099</text:p>
          </table:table-cell>
          <table:table-cell table:formula="of:=[.B37]-[.E37]" office:value-type="float" office:value="-0.571428571428571" calcext:value-type="float">
            <text:p>-0.5714285714</text:p>
          </table:table-cell>
          <table:table-cell table:formula="of:=[.B37]-[.F37]" office:value-type="float" office:value="0" calcext:value-type="float">
            <text:p>0</text:p>
          </table:table-cell>
          <table:table-cell table:formula="of:=[.B37]-[.G37]" office:value-type="float" office:value="0" calcext:value-type="float">
            <text:p>0</text:p>
          </table:table-cell>
          <table:table-cell table:formula="of:=[.B37]-[.H37]" office:value-type="float" office:value="-1" calcext:value-type="float">
            <text:p>-1</text:p>
          </table:table-cell>
          <table:table-cell table:formula="of:=[.B37]-[.I37]" office:value-type="float" office:value="-0.661870503597122" calcext:value-type="float">
            <text:p>-0.6618705036</text:p>
          </table:table-cell>
          <table:table-cell table:formula="of:=[.$C37]-[.D37]" office:value-type="float" office:value="-0.60989010989011" calcext:value-type="float">
            <text:p>-0.6098901099</text:p>
          </table:table-cell>
          <table:table-cell table:formula="of:=[.$C37]-[.E37]" office:value-type="float" office:value="-0.571428571428571" calcext:value-type="float">
            <text:p>-0.5714285714</text:p>
          </table:table-cell>
          <table:table-cell table:formula="of:=[.$C37]-[.F37]" office:value-type="float" office:value="0" calcext:value-type="float">
            <text:p>0</text:p>
          </table:table-cell>
          <table:table-cell table:formula="of:=[.$C37]-[.G37]" office:value-type="float" office:value="0" calcext:value-type="float">
            <text:p>0</text:p>
          </table:table-cell>
          <table:table-cell table:formula="of:=[.$C37]-[.H37]" office:value-type="float" office:value="-1" calcext:value-type="float">
            <text:p>-1</text:p>
          </table:table-cell>
          <table:table-cell table:formula="of:=[.$C37]-[.I37]" office:value-type="float" office:value="-0.661870503597122" calcext:value-type="float">
            <text:p>-0.6618705036</text:p>
          </table:table-cell>
          <table:table-cell table:formula="of:=[.$D37]-[.E37]" office:value-type="float" office:value="0.0384615384615384" calcext:value-type="float">
            <text:p>0.0384615385</text:p>
          </table:table-cell>
          <table:table-cell table:formula="of:=[.$D37]-[.F37]" office:value-type="float" office:value="0.60989010989011" calcext:value-type="float">
            <text:p>0.6098901099</text:p>
          </table:table-cell>
          <table:table-cell table:formula="of:=[.$D37]-[.G37]" office:value-type="float" office:value="0.60989010989011" calcext:value-type="float">
            <text:p>0.6098901099</text:p>
          </table:table-cell>
          <table:table-cell table:formula="of:=[.$D37]-[.H37]" office:value-type="float" office:value="-0.39010989010989" calcext:value-type="float">
            <text:p>-0.3901098901</text:p>
          </table:table-cell>
          <table:table-cell table:formula="of:=[.$D37]-[.I37]" office:value-type="float" office:value="-0.0519803937070125" calcext:value-type="float">
            <text:p>-0.0519803937</text:p>
          </table:table-cell>
          <table:table-cell table:formula="of:=[.$E37]-[.F37]" office:value-type="float" office:value="0.571428571428571" calcext:value-type="float">
            <text:p>0.5714285714</text:p>
          </table:table-cell>
          <table:table-cell table:formula="of:=[.$E37]-[.G37]" office:value-type="float" office:value="0.571428571428571" calcext:value-type="float">
            <text:p>0.5714285714</text:p>
          </table:table-cell>
          <table:table-cell table:formula="of:=[.$E37]-[.H37]" office:value-type="float" office:value="-0.428571428571429" calcext:value-type="float">
            <text:p>-0.4285714286</text:p>
          </table:table-cell>
          <table:table-cell table:formula="of:=[.$E37]-[.I37]" office:value-type="float" office:value="-0.0904419321685509" calcext:value-type="float">
            <text:p>-0.0904419322</text:p>
          </table:table-cell>
          <table:table-cell table:formula="of:=[.$F37]-[.G37]" office:value-type="float" office:value="0" calcext:value-type="float">
            <text:p>0</text:p>
          </table:table-cell>
          <table:table-cell table:formula="of:=[.$F37]-[.H37]" office:value-type="float" office:value="-1" calcext:value-type="float">
            <text:p>-1</text:p>
          </table:table-cell>
          <table:table-cell table:formula="of:=[.$F37]-[.I37]" office:value-type="float" office:value="-0.661870503597122" calcext:value-type="float">
            <text:p>-0.6618705036</text:p>
          </table:table-cell>
          <table:table-cell table:formula="of:=[.$G37]-[.H37]" office:value-type="float" office:value="-1" calcext:value-type="float">
            <text:p>-1</text:p>
          </table:table-cell>
          <table:table-cell table:formula="of:=[.$G37]-[.I37]" office:value-type="float" office:value="-0.661870503597122" calcext:value-type="float">
            <text:p>-0.6618705036</text:p>
          </table:table-cell>
          <table:table-cell table:formula="of:=[.H37]-[.I37]" office:value-type="float" office:value="0.338129496402878" calcext:value-type="float">
            <text:p>0.33812949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[.B38]-[.C38]" office:value-type="float" office:value="0" calcext:value-type="float">
            <text:p>0</text:p>
          </table:table-cell>
          <table:table-cell table:formula="of:=[.B38]-[.D38]" office:value-type="float" office:value="-0.5" calcext:value-type="float">
            <text:p>-0.5</text:p>
          </table:table-cell>
          <table:table-cell table:formula="of:=[.B38]-[.E38]" office:value-type="float" office:value="-0.333333333333333" calcext:value-type="float">
            <text:p>-0.3333333333</text:p>
          </table:table-cell>
          <table:table-cell table:formula="of:=[.B38]-[.F38]" office:value-type="float" office:value="0" calcext:value-type="float">
            <text:p>0</text:p>
          </table:table-cell>
          <table:table-cell table:formula="of:=[.B38]-[.G38]" office:value-type="float" office:value="0" calcext:value-type="float">
            <text:p>0</text:p>
          </table:table-cell>
          <table:table-cell table:formula="of:=[.B38]-[.H38]" office:value-type="float" office:value="-0.923076923076923" calcext:value-type="float">
            <text:p>-0.9230769231</text:p>
          </table:table-cell>
          <table:table-cell table:formula="of:=[.B38]-[.I38]" office:value-type="float" office:value="-0.666666666666667" calcext:value-type="float">
            <text:p>-0.6666666667</text:p>
          </table:table-cell>
          <table:table-cell table:formula="of:=[.$C38]-[.D38]" office:value-type="float" office:value="-0.5" calcext:value-type="float">
            <text:p>-0.5</text:p>
          </table:table-cell>
          <table:table-cell table:formula="of:=[.$C38]-[.E38]" office:value-type="float" office:value="-0.333333333333333" calcext:value-type="float">
            <text:p>-0.3333333333</text:p>
          </table:table-cell>
          <table:table-cell table:formula="of:=[.$C38]-[.F38]" office:value-type="float" office:value="0" calcext:value-type="float">
            <text:p>0</text:p>
          </table:table-cell>
          <table:table-cell table:formula="of:=[.$C38]-[.G38]" office:value-type="float" office:value="0" calcext:value-type="float">
            <text:p>0</text:p>
          </table:table-cell>
          <table:table-cell table:formula="of:=[.$C38]-[.H38]" office:value-type="float" office:value="-0.923076923076923" calcext:value-type="float">
            <text:p>-0.9230769231</text:p>
          </table:table-cell>
          <table:table-cell table:formula="of:=[.$C38]-[.I38]" office:value-type="float" office:value="-0.666666666666667" calcext:value-type="float">
            <text:p>-0.6666666667</text:p>
          </table:table-cell>
          <table:table-cell table:formula="of:=[.$D38]-[.E38]" office:value-type="float" office:value="0.166666666666667" calcext:value-type="float">
            <text:p>0.1666666667</text:p>
          </table:table-cell>
          <table:table-cell table:formula="of:=[.$D38]-[.F38]" office:value-type="float" office:value="0.5" calcext:value-type="float">
            <text:p>0.5</text:p>
          </table:table-cell>
          <table:table-cell table:formula="of:=[.$D38]-[.G38]" office:value-type="float" office:value="0.5" calcext:value-type="float">
            <text:p>0.5</text:p>
          </table:table-cell>
          <table:table-cell table:formula="of:=[.$D38]-[.H38]" office:value-type="float" office:value="-0.423076923076923" calcext:value-type="float">
            <text:p>-0.4230769231</text:p>
          </table:table-cell>
          <table:table-cell table:formula="of:=[.$D38]-[.I38]" office:value-type="float" office:value="-0.166666666666667" calcext:value-type="float">
            <text:p>-0.1666666667</text:p>
          </table:table-cell>
          <table:table-cell table:formula="of:=[.$E38]-[.F38]" office:value-type="float" office:value="0.333333333333333" calcext:value-type="float">
            <text:p>0.3333333333</text:p>
          </table:table-cell>
          <table:table-cell table:formula="of:=[.$E38]-[.G38]" office:value-type="float" office:value="0.333333333333333" calcext:value-type="float">
            <text:p>0.3333333333</text:p>
          </table:table-cell>
          <table:table-cell table:formula="of:=[.$E38]-[.H38]" office:value-type="float" office:value="-0.58974358974359" calcext:value-type="float">
            <text:p>-0.5897435897</text:p>
          </table:table-cell>
          <table:table-cell table:formula="of:=[.$E38]-[.I38]" office:value-type="float" office:value="-0.333333333333333" calcext:value-type="float">
            <text:p>-0.3333333333</text:p>
          </table:table-cell>
          <table:table-cell table:formula="of:=[.$F38]-[.G38]" office:value-type="float" office:value="0" calcext:value-type="float">
            <text:p>0</text:p>
          </table:table-cell>
          <table:table-cell table:formula="of:=[.$F38]-[.H38]" office:value-type="float" office:value="-0.923076923076923" calcext:value-type="float">
            <text:p>-0.9230769231</text:p>
          </table:table-cell>
          <table:table-cell table:formula="of:=[.$F38]-[.I38]" office:value-type="float" office:value="-0.666666666666667" calcext:value-type="float">
            <text:p>-0.6666666667</text:p>
          </table:table-cell>
          <table:table-cell table:formula="of:=[.$G38]-[.H38]" office:value-type="float" office:value="-0.923076923076923" calcext:value-type="float">
            <text:p>-0.9230769231</text:p>
          </table:table-cell>
          <table:table-cell table:formula="of:=[.$G38]-[.I38]" office:value-type="float" office:value="-0.666666666666667" calcext:value-type="float">
            <text:p>-0.6666666667</text:p>
          </table:table-cell>
          <table:table-cell table:formula="of:=[.H38]-[.I38]" office:value-type="float" office:value="0.256410256410256" calcext:value-type="float">
            <text:p>0.25641025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285714285714286" calcext:value-type="float">
            <text:p>0.285714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[.B39]-[.C39]" office:value-type="float" office:value="0" calcext:value-type="float">
            <text:p>0</text:p>
          </table:table-cell>
          <table:table-cell table:formula="of:=[.B39]-[.D39]" office:value-type="float" office:value="-0.583333333333333" calcext:value-type="float">
            <text:p>-0.5833333333</text:p>
          </table:table-cell>
          <table:table-cell table:formula="of:=[.B39]-[.E39]" office:value-type="float" office:value="-0.285714285714286" calcext:value-type="float">
            <text:p>-0.2857142857</text:p>
          </table:table-cell>
          <table:table-cell table:formula="of:=[.B39]-[.F39]" office:value-type="float" office:value="0" calcext:value-type="float">
            <text:p>0</text:p>
          </table:table-cell>
          <table:table-cell table:formula="of:=[.B39]-[.G39]" office:value-type="float" office:value="0" calcext:value-type="float">
            <text:p>0</text:p>
          </table:table-cell>
          <table:table-cell table:formula="of:=[.B39]-[.H39]" office:value-type="float" office:value="-0.928571428571429" calcext:value-type="float">
            <text:p>-0.9285714286</text:p>
          </table:table-cell>
          <table:table-cell table:formula="of:=[.B39]-[.I39]" office:value-type="float" office:value="-0.666666666666667" calcext:value-type="float">
            <text:p>-0.6666666667</text:p>
          </table:table-cell>
          <table:table-cell table:formula="of:=[.$C39]-[.D39]" office:value-type="float" office:value="-0.583333333333333" calcext:value-type="float">
            <text:p>-0.5833333333</text:p>
          </table:table-cell>
          <table:table-cell table:formula="of:=[.$C39]-[.E39]" office:value-type="float" office:value="-0.285714285714286" calcext:value-type="float">
            <text:p>-0.2857142857</text:p>
          </table:table-cell>
          <table:table-cell table:formula="of:=[.$C39]-[.F39]" office:value-type="float" office:value="0" calcext:value-type="float">
            <text:p>0</text:p>
          </table:table-cell>
          <table:table-cell table:formula="of:=[.$C39]-[.G39]" office:value-type="float" office:value="0" calcext:value-type="float">
            <text:p>0</text:p>
          </table:table-cell>
          <table:table-cell table:formula="of:=[.$C39]-[.H39]" office:value-type="float" office:value="-0.928571428571429" calcext:value-type="float">
            <text:p>-0.9285714286</text:p>
          </table:table-cell>
          <table:table-cell table:formula="of:=[.$C39]-[.I39]" office:value-type="float" office:value="-0.666666666666667" calcext:value-type="float">
            <text:p>-0.6666666667</text:p>
          </table:table-cell>
          <table:table-cell table:formula="of:=[.$D39]-[.E39]" office:value-type="float" office:value="0.297619047619048" calcext:value-type="float">
            <text:p>0.2976190476</text:p>
          </table:table-cell>
          <table:table-cell table:formula="of:=[.$D39]-[.F39]" office:value-type="float" office:value="0.583333333333333" calcext:value-type="float">
            <text:p>0.5833333333</text:p>
          </table:table-cell>
          <table:table-cell table:formula="of:=[.$D39]-[.G39]" office:value-type="float" office:value="0.583333333333333" calcext:value-type="float">
            <text:p>0.5833333333</text:p>
          </table:table-cell>
          <table:table-cell table:formula="of:=[.$D39]-[.H39]" office:value-type="float" office:value="-0.345238095238095" calcext:value-type="float">
            <text:p>-0.3452380952</text:p>
          </table:table-cell>
          <table:table-cell table:formula="of:=[.$D39]-[.I39]" office:value-type="float" office:value="-0.0833333333333333" calcext:value-type="float">
            <text:p>-0.0833333333</text:p>
          </table:table-cell>
          <table:table-cell table:formula="of:=[.$E39]-[.F39]" office:value-type="float" office:value="0.285714285714286" calcext:value-type="float">
            <text:p>0.2857142857</text:p>
          </table:table-cell>
          <table:table-cell table:formula="of:=[.$E39]-[.G39]" office:value-type="float" office:value="0.285714285714286" calcext:value-type="float">
            <text:p>0.2857142857</text:p>
          </table:table-cell>
          <table:table-cell table:formula="of:=[.$E39]-[.H39]" office:value-type="float" office:value="-0.642857142857143" calcext:value-type="float">
            <text:p>-0.6428571429</text:p>
          </table:table-cell>
          <table:table-cell table:formula="of:=[.$E39]-[.I39]" office:value-type="float" office:value="-0.380952380952381" calcext:value-type="float">
            <text:p>-0.380952381</text:p>
          </table:table-cell>
          <table:table-cell table:formula="of:=[.$F39]-[.G39]" office:value-type="float" office:value="0" calcext:value-type="float">
            <text:p>0</text:p>
          </table:table-cell>
          <table:table-cell table:formula="of:=[.$F39]-[.H39]" office:value-type="float" office:value="-0.928571428571429" calcext:value-type="float">
            <text:p>-0.9285714286</text:p>
          </table:table-cell>
          <table:table-cell table:formula="of:=[.$F39]-[.I39]" office:value-type="float" office:value="-0.666666666666667" calcext:value-type="float">
            <text:p>-0.6666666667</text:p>
          </table:table-cell>
          <table:table-cell table:formula="of:=[.$G39]-[.H39]" office:value-type="float" office:value="-0.928571428571429" calcext:value-type="float">
            <text:p>-0.9285714286</text:p>
          </table:table-cell>
          <table:table-cell table:formula="of:=[.$G39]-[.I39]" office:value-type="float" office:value="-0.666666666666667" calcext:value-type="float">
            <text:p>-0.6666666667</text:p>
          </table:table-cell>
          <table:table-cell table:formula="of:=[.H39]-[.I39]" office:value-type="float" office:value="0.261904761904762" calcext:value-type="float">
            <text:p>0.26190476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18965517241379" calcext:value-type="float">
            <text:p>0.8189655172</text:p>
          </table:table-cell>
          <table:table-cell office:value-type="float" office:value="0" calcext:value-type="float">
            <text:p>0</text:p>
          </table:table-cell>
          <table:table-cell office:value-type="float" office:value="0.552631578947368" calcext:value-type="float">
            <text:p>0.5526315789</text:p>
          </table:table-cell>
          <table:table-cell office:value-type="float" office:value="0.585635359116022" calcext:value-type="float">
            <text:p>0.5856353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3333333333333" calcext:value-type="float">
            <text:p>0.8233333333</text:p>
          </table:table-cell>
          <table:table-cell office:value-type="float" office:value="0.591549295774648" calcext:value-type="float">
            <text:p>0.5915492958</text:p>
          </table:table-cell>
          <table:table-cell/>
          <table:table-cell table:formula="of:=[.B40]-[.C40]" office:value-type="float" office:value="0.818965517241379" calcext:value-type="float">
            <text:p>0.8189655172</text:p>
          </table:table-cell>
          <table:table-cell table:formula="of:=[.B40]-[.D40]" office:value-type="float" office:value="0.266333938294011" calcext:value-type="float">
            <text:p>0.2663339383</text:p>
          </table:table-cell>
          <table:table-cell table:formula="of:=[.B40]-[.E40]" office:value-type="float" office:value="0.233330158125357" calcext:value-type="float">
            <text:p>0.2333301581</text:p>
          </table:table-cell>
          <table:table-cell table:formula="of:=[.B40]-[.F40]" office:value-type="float" office:value="0.818965517241379" calcext:value-type="float">
            <text:p>0.8189655172</text:p>
          </table:table-cell>
          <table:table-cell table:formula="of:=[.B40]-[.G40]" office:value-type="float" office:value="-0.181034482758621" calcext:value-type="float">
            <text:p>-0.1810344828</text:p>
          </table:table-cell>
          <table:table-cell table:formula="of:=[.B40]-[.H40]" office:value-type="float" office:value="-0.00436781609195402" calcext:value-type="float">
            <text:p>-0.0043678161</text:p>
          </table:table-cell>
          <table:table-cell table:formula="of:=[.B40]-[.I40]" office:value-type="float" office:value="0.227416221466731" calcext:value-type="float">
            <text:p>0.2274162215</text:p>
          </table:table-cell>
          <table:table-cell table:formula="of:=[.$C40]-[.D40]" office:value-type="float" office:value="-0.552631578947368" calcext:value-type="float">
            <text:p>-0.5526315789</text:p>
          </table:table-cell>
          <table:table-cell table:formula="of:=[.$C40]-[.E40]" office:value-type="float" office:value="-0.585635359116022" calcext:value-type="float">
            <text:p>-0.5856353591</text:p>
          </table:table-cell>
          <table:table-cell table:formula="of:=[.$C40]-[.F40]" office:value-type="float" office:value="0" calcext:value-type="float">
            <text:p>0</text:p>
          </table:table-cell>
          <table:table-cell table:formula="of:=[.$C40]-[.G40]" office:value-type="float" office:value="-1" calcext:value-type="float">
            <text:p>-1</text:p>
          </table:table-cell>
          <table:table-cell table:formula="of:=[.$C40]-[.H40]" office:value-type="float" office:value="-0.823333333333333" calcext:value-type="float">
            <text:p>-0.8233333333</text:p>
          </table:table-cell>
          <table:table-cell table:formula="of:=[.$C40]-[.I40]" office:value-type="float" office:value="-0.591549295774648" calcext:value-type="float">
            <text:p>-0.5915492958</text:p>
          </table:table-cell>
          <table:table-cell table:formula="of:=[.$D40]-[.E40]" office:value-type="float" office:value="-0.0330037801686536" calcext:value-type="float">
            <text:p>-0.0330037802</text:p>
          </table:table-cell>
          <table:table-cell table:formula="of:=[.$D40]-[.F40]" office:value-type="float" office:value="0.552631578947368" calcext:value-type="float">
            <text:p>0.5526315789</text:p>
          </table:table-cell>
          <table:table-cell table:formula="of:=[.$D40]-[.G40]" office:value-type="float" office:value="-0.447368421052632" calcext:value-type="float">
            <text:p>-0.4473684211</text:p>
          </table:table-cell>
          <table:table-cell table:formula="of:=[.$D40]-[.H40]" office:value-type="float" office:value="-0.270701754385965" calcext:value-type="float">
            <text:p>-0.2707017544</text:p>
          </table:table-cell>
          <table:table-cell table:formula="of:=[.$D40]-[.I40]" office:value-type="float" office:value="-0.0389177168272794" calcext:value-type="float">
            <text:p>-0.0389177168</text:p>
          </table:table-cell>
          <table:table-cell table:formula="of:=[.$E40]-[.F40]" office:value-type="float" office:value="0.585635359116022" calcext:value-type="float">
            <text:p>0.5856353591</text:p>
          </table:table-cell>
          <table:table-cell table:formula="of:=[.$E40]-[.G40]" office:value-type="float" office:value="-0.414364640883978" calcext:value-type="float">
            <text:p>-0.4143646409</text:p>
          </table:table-cell>
          <table:table-cell table:formula="of:=[.$E40]-[.H40]" office:value-type="float" office:value="-0.237697974217311" calcext:value-type="float">
            <text:p>-0.2376979742</text:p>
          </table:table-cell>
          <table:table-cell table:formula="of:=[.$E40]-[.I40]" office:value-type="float" office:value="-0.00591393665862583" calcext:value-type="float">
            <text:p>-0.0059139367</text:p>
          </table:table-cell>
          <table:table-cell table:formula="of:=[.$F40]-[.G40]" office:value-type="float" office:value="-1" calcext:value-type="float">
            <text:p>-1</text:p>
          </table:table-cell>
          <table:table-cell table:formula="of:=[.$F40]-[.H40]" office:value-type="float" office:value="-0.823333333333333" calcext:value-type="float">
            <text:p>-0.8233333333</text:p>
          </table:table-cell>
          <table:table-cell table:formula="of:=[.$F40]-[.I40]" office:value-type="float" office:value="-0.591549295774648" calcext:value-type="float">
            <text:p>-0.5915492958</text:p>
          </table:table-cell>
          <table:table-cell table:formula="of:=[.$G40]-[.H40]" office:value-type="float" office:value="0.176666666666667" calcext:value-type="float">
            <text:p>0.1766666667</text:p>
          </table:table-cell>
          <table:table-cell table:formula="of:=[.$G40]-[.I40]" office:value-type="float" office:value="0.408450704225352" calcext:value-type="float">
            <text:p>0.4084507042</text:p>
          </table:table-cell>
          <table:table-cell table:formula="of:=[.H40]-[.I40]" office:value-type="float" office:value="0.231784037558685" calcext:value-type="float">
            <text:p>0.23178403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055555555556" calcext:value-type="float">
            <text:p>0.99305555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1]-[.C41]" office:value-type="float" office:value="1" calcext:value-type="float">
            <text:p>1</text:p>
          </table:table-cell>
          <table:table-cell table:formula="of:=[.B41]-[.D41]" office:value-type="float" office:value="0" calcext:value-type="float">
            <text:p>0</text:p>
          </table:table-cell>
          <table:table-cell table:formula="of:=[.B41]-[.E41]" office:value-type="float" office:value="0" calcext:value-type="float">
            <text:p>0</text:p>
          </table:table-cell>
          <table:table-cell table:formula="of:=[.B41]-[.F41]" office:value-type="float" office:value="1" calcext:value-type="float">
            <text:p>1</text:p>
          </table:table-cell>
          <table:table-cell table:formula="of:=[.B41]-[.G41]" office:value-type="float" office:value="1" calcext:value-type="float">
            <text:p>1</text:p>
          </table:table-cell>
          <table:table-cell table:formula="of:=[.B41]-[.H41]" office:value-type="float" office:value="0.00694444444444442" calcext:value-type="float">
            <text:p>0.0069444444</text:p>
          </table:table-cell>
          <table:table-cell table:formula="of:=[.B41]-[.I41]" office:value-type="float" office:value="0" calcext:value-type="float">
            <text:p>0</text:p>
          </table:table-cell>
          <table:table-cell table:formula="of:=[.$C41]-[.D41]" office:value-type="float" office:value="-1" calcext:value-type="float">
            <text:p>-1</text:p>
          </table:table-cell>
          <table:table-cell table:formula="of:=[.$C41]-[.E41]" office:value-type="float" office:value="-1" calcext:value-type="float">
            <text:p>-1</text:p>
          </table:table-cell>
          <table:table-cell table:formula="of:=[.$C41]-[.F41]" office:value-type="float" office:value="0" calcext:value-type="float">
            <text:p>0</text:p>
          </table:table-cell>
          <table:table-cell table:formula="of:=[.$C41]-[.G41]" office:value-type="float" office:value="0" calcext:value-type="float">
            <text:p>0</text:p>
          </table:table-cell>
          <table:table-cell table:formula="of:=[.$C41]-[.H41]" office:value-type="float" office:value="-0.993055555555556" calcext:value-type="float">
            <text:p>-0.9930555556</text:p>
          </table:table-cell>
          <table:table-cell table:formula="of:=[.$C41]-[.I41]" office:value-type="float" office:value="-1" calcext:value-type="float">
            <text:p>-1</text:p>
          </table:table-cell>
          <table:table-cell table:formula="of:=[.$D41]-[.E41]" office:value-type="float" office:value="0" calcext:value-type="float">
            <text:p>0</text:p>
          </table:table-cell>
          <table:table-cell table:formula="of:=[.$D41]-[.F41]" office:value-type="float" office:value="1" calcext:value-type="float">
            <text:p>1</text:p>
          </table:table-cell>
          <table:table-cell table:formula="of:=[.$D41]-[.G41]" office:value-type="float" office:value="1" calcext:value-type="float">
            <text:p>1</text:p>
          </table:table-cell>
          <table:table-cell table:formula="of:=[.$D41]-[.H41]" office:value-type="float" office:value="0.00694444444444442" calcext:value-type="float">
            <text:p>0.0069444444</text:p>
          </table:table-cell>
          <table:table-cell table:formula="of:=[.$D41]-[.I41]" office:value-type="float" office:value="0" calcext:value-type="float">
            <text:p>0</text:p>
          </table:table-cell>
          <table:table-cell table:formula="of:=[.$E41]-[.F41]" office:value-type="float" office:value="1" calcext:value-type="float">
            <text:p>1</text:p>
          </table:table-cell>
          <table:table-cell table:formula="of:=[.$E41]-[.G41]" office:value-type="float" office:value="1" calcext:value-type="float">
            <text:p>1</text:p>
          </table:table-cell>
          <table:table-cell table:formula="of:=[.$E41]-[.H41]" office:value-type="float" office:value="0.00694444444444442" calcext:value-type="float">
            <text:p>0.0069444444</text:p>
          </table:table-cell>
          <table:table-cell table:formula="of:=[.$E41]-[.I41]" office:value-type="float" office:value="0" calcext:value-type="float">
            <text:p>0</text:p>
          </table:table-cell>
          <table:table-cell table:formula="of:=[.$F41]-[.G41]" office:value-type="float" office:value="0" calcext:value-type="float">
            <text:p>0</text:p>
          </table:table-cell>
          <table:table-cell table:formula="of:=[.$F41]-[.H41]" office:value-type="float" office:value="-0.993055555555556" calcext:value-type="float">
            <text:p>-0.9930555556</text:p>
          </table:table-cell>
          <table:table-cell table:formula="of:=[.$F41]-[.I41]" office:value-type="float" office:value="-1" calcext:value-type="float">
            <text:p>-1</text:p>
          </table:table-cell>
          <table:table-cell table:formula="of:=[.$G41]-[.H41]" office:value-type="float" office:value="-0.993055555555556" calcext:value-type="float">
            <text:p>-0.9930555556</text:p>
          </table:table-cell>
          <table:table-cell table:formula="of:=[.$G41]-[.I41]" office:value-type="float" office:value="-1" calcext:value-type="float">
            <text:p>-1</text:p>
          </table:table-cell>
          <table:table-cell table:formula="of:=[.H41]-[.I41]" office:value-type="float" office:value="-0.00694444444444442" calcext:value-type="float">
            <text:p>-0.0069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0.426900584795322" calcext:value-type="float">
            <text:p>0.42690058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0.476190476190476" calcext:value-type="float">
            <text:p>0.4761904762</text:p>
          </table:table-cell>
          <table:table-cell/>
          <table:table-cell table:formula="of:=[.B42]-[.C42]" office:value-type="float" office:value="0.8" calcext:value-type="float">
            <text:p>0.8</text:p>
          </table:table-cell>
          <table:table-cell table:formula="of:=[.B42]-[.D42]" office:value-type="float" office:value="0.338461538461538" calcext:value-type="float">
            <text:p>0.3384615385</text:p>
          </table:table-cell>
          <table:table-cell table:formula="of:=[.B42]-[.E42]" office:value-type="float" office:value="0.373099415204678" calcext:value-type="float">
            <text:p>0.3730994152</text:p>
          </table:table-cell>
          <table:table-cell table:formula="of:=[.B42]-[.F42]" office:value-type="float" office:value="0.8" calcext:value-type="float">
            <text:p>0.8</text:p>
          </table:table-cell>
          <table:table-cell table:formula="of:=[.B42]-[.G42]" office:value-type="float" office:value="-0.2" calcext:value-type="float">
            <text:p>-0.2</text:p>
          </table:table-cell>
          <table:table-cell table:formula="of:=[.B42]-[.H42]" office:value-type="float" office:value="0.0307692307692308" calcext:value-type="float">
            <text:p>0.0307692308</text:p>
          </table:table-cell>
          <table:table-cell table:formula="of:=[.B42]-[.I42]" office:value-type="float" office:value="0.323809523809524" calcext:value-type="float">
            <text:p>0.3238095238</text:p>
          </table:table-cell>
          <table:table-cell table:formula="of:=[.$C42]-[.D42]" office:value-type="float" office:value="-0.461538461538462" calcext:value-type="float">
            <text:p>-0.4615384615</text:p>
          </table:table-cell>
          <table:table-cell table:formula="of:=[.$C42]-[.E42]" office:value-type="float" office:value="-0.426900584795322" calcext:value-type="float">
            <text:p>-0.4269005848</text:p>
          </table:table-cell>
          <table:table-cell table:formula="of:=[.$C42]-[.F42]" office:value-type="float" office:value="0" calcext:value-type="float">
            <text:p>0</text:p>
          </table:table-cell>
          <table:table-cell table:formula="of:=[.$C42]-[.G42]" office:value-type="float" office:value="-1" calcext:value-type="float">
            <text:p>-1</text:p>
          </table:table-cell>
          <table:table-cell table:formula="of:=[.$C42]-[.H42]" office:value-type="float" office:value="-0.769230769230769" calcext:value-type="float">
            <text:p>-0.7692307692</text:p>
          </table:table-cell>
          <table:table-cell table:formula="of:=[.$C42]-[.I42]" office:value-type="float" office:value="-0.476190476190476" calcext:value-type="float">
            <text:p>-0.4761904762</text:p>
          </table:table-cell>
          <table:table-cell table:formula="of:=[.$D42]-[.E42]" office:value-type="float" office:value="0.03463787674314" calcext:value-type="float">
            <text:p>0.0346378767</text:p>
          </table:table-cell>
          <table:table-cell table:formula="of:=[.$D42]-[.F42]" office:value-type="float" office:value="0.461538461538462" calcext:value-type="float">
            <text:p>0.4615384615</text:p>
          </table:table-cell>
          <table:table-cell table:formula="of:=[.$D42]-[.G42]" office:value-type="float" office:value="-0.538461538461538" calcext:value-type="float">
            <text:p>-0.5384615385</text:p>
          </table:table-cell>
          <table:table-cell table:formula="of:=[.$D42]-[.H42]" office:value-type="float" office:value="-0.307692307692308" calcext:value-type="float">
            <text:p>-0.3076923077</text:p>
          </table:table-cell>
          <table:table-cell table:formula="of:=[.$D42]-[.I42]" office:value-type="float" office:value="-0.0146520146520146" calcext:value-type="float">
            <text:p>-0.0146520147</text:p>
          </table:table-cell>
          <table:table-cell table:formula="of:=[.$E42]-[.F42]" office:value-type="float" office:value="0.426900584795322" calcext:value-type="float">
            <text:p>0.4269005848</text:p>
          </table:table-cell>
          <table:table-cell table:formula="of:=[.$E42]-[.G42]" office:value-type="float" office:value="-0.573099415204678" calcext:value-type="float">
            <text:p>-0.5730994152</text:p>
          </table:table-cell>
          <table:table-cell table:formula="of:=[.$E42]-[.H42]" office:value-type="float" office:value="-0.342330184435448" calcext:value-type="float">
            <text:p>-0.3423301844</text:p>
          </table:table-cell>
          <table:table-cell table:formula="of:=[.$E42]-[.I42]" office:value-type="float" office:value="-0.0492898913951546" calcext:value-type="float">
            <text:p>-0.0492898914</text:p>
          </table:table-cell>
          <table:table-cell table:formula="of:=[.$F42]-[.G42]" office:value-type="float" office:value="-1" calcext:value-type="float">
            <text:p>-1</text:p>
          </table:table-cell>
          <table:table-cell table:formula="of:=[.$F42]-[.H42]" office:value-type="float" office:value="-0.769230769230769" calcext:value-type="float">
            <text:p>-0.7692307692</text:p>
          </table:table-cell>
          <table:table-cell table:formula="of:=[.$F42]-[.I42]" office:value-type="float" office:value="-0.476190476190476" calcext:value-type="float">
            <text:p>-0.4761904762</text:p>
          </table:table-cell>
          <table:table-cell table:formula="of:=[.$G42]-[.H42]" office:value-type="float" office:value="0.230769230769231" calcext:value-type="float">
            <text:p>0.2307692308</text:p>
          </table:table-cell>
          <table:table-cell table:formula="of:=[.$G42]-[.I42]" office:value-type="float" office:value="0.523809523809524" calcext:value-type="float">
            <text:p>0.5238095238</text:p>
          </table:table-cell>
          <table:table-cell table:formula="of:=[.H42]-[.I42]" office:value-type="float" office:value="0.293040293040293" calcext:value-type="float">
            <text:p>0.293040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8095238095238" calcext:value-type="float">
            <text:p>0.9880952381</text:p>
          </table:table-cell>
          <table:table-cell office:value-type="float" office:value="0" calcext:value-type="float">
            <text:p>0</text:p>
          </table:table-cell>
          <table:table-cell office:value-type="float" office:value="0.957142857142857" calcext:value-type="float">
            <text:p>0.9571428571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5074626865672" calcext:value-type="float">
            <text:p>0.9850746269</text:p>
          </table:table-cell>
          <table:table-cell office:value-type="float" office:value="0.993506493506493" calcext:value-type="float">
            <text:p>0.9935064935</text:p>
          </table:table-cell>
          <table:table-cell/>
          <table:table-cell table:formula="of:=[.B43]-[.C43]" office:value-type="float" office:value="0.988095238095238" calcext:value-type="float">
            <text:p>0.9880952381</text:p>
          </table:table-cell>
          <table:table-cell table:formula="of:=[.B43]-[.D43]" office:value-type="float" office:value="0.0309523809523808" calcext:value-type="float">
            <text:p>0.030952381</text:p>
          </table:table-cell>
          <table:table-cell table:formula="of:=[.B43]-[.E43]" office:value-type="float" office:value="0.063095238095238" calcext:value-type="float">
            <text:p>0.0630952381</text:p>
          </table:table-cell>
          <table:table-cell table:formula="of:=[.B43]-[.F43]" office:value-type="float" office:value="0.988095238095238" calcext:value-type="float">
            <text:p>0.9880952381</text:p>
          </table:table-cell>
          <table:table-cell table:formula="of:=[.B43]-[.G43]" office:value-type="float" office:value="0.988095238095238" calcext:value-type="float">
            <text:p>0.9880952381</text:p>
          </table:table-cell>
          <table:table-cell table:formula="of:=[.B43]-[.H43]" office:value-type="float" office:value="0.00302061122956643" calcext:value-type="float">
            <text:p>0.0030206112</text:p>
          </table:table-cell>
          <table:table-cell table:formula="of:=[.B43]-[.I43]" office:value-type="float" office:value="-0.00541125541125553" calcext:value-type="float">
            <text:p>-0.0054112554</text:p>
          </table:table-cell>
          <table:table-cell table:formula="of:=[.$C43]-[.D43]" office:value-type="float" office:value="-0.957142857142857" calcext:value-type="float">
            <text:p>-0.9571428571</text:p>
          </table:table-cell>
          <table:table-cell table:formula="of:=[.$C43]-[.E43]" office:value-type="float" office:value="-0.925" calcext:value-type="float">
            <text:p>-0.925</text:p>
          </table:table-cell>
          <table:table-cell table:formula="of:=[.$C43]-[.F43]" office:value-type="float" office:value="0" calcext:value-type="float">
            <text:p>0</text:p>
          </table:table-cell>
          <table:table-cell table:formula="of:=[.$C43]-[.G43]" office:value-type="float" office:value="0" calcext:value-type="float">
            <text:p>0</text:p>
          </table:table-cell>
          <table:table-cell table:formula="of:=[.$C43]-[.H43]" office:value-type="float" office:value="-0.985074626865672" calcext:value-type="float">
            <text:p>-0.9850746269</text:p>
          </table:table-cell>
          <table:table-cell table:formula="of:=[.$C43]-[.I43]" office:value-type="float" office:value="-0.993506493506493" calcext:value-type="float">
            <text:p>-0.9935064935</text:p>
          </table:table-cell>
          <table:table-cell table:formula="of:=[.$D43]-[.E43]" office:value-type="float" office:value="0.0321428571428571" calcext:value-type="float">
            <text:p>0.0321428571</text:p>
          </table:table-cell>
          <table:table-cell table:formula="of:=[.$D43]-[.F43]" office:value-type="float" office:value="0.957142857142857" calcext:value-type="float">
            <text:p>0.9571428571</text:p>
          </table:table-cell>
          <table:table-cell table:formula="of:=[.$D43]-[.G43]" office:value-type="float" office:value="0.957142857142857" calcext:value-type="float">
            <text:p>0.9571428571</text:p>
          </table:table-cell>
          <table:table-cell table:formula="of:=[.$D43]-[.H43]" office:value-type="float" office:value="-0.0279317697228144" calcext:value-type="float">
            <text:p>-0.0279317697</text:p>
          </table:table-cell>
          <table:table-cell table:formula="of:=[.$D43]-[.I43]" office:value-type="float" office:value="-0.0363636363636364" calcext:value-type="float">
            <text:p>-0.0363636364</text:p>
          </table:table-cell>
          <table:table-cell table:formula="of:=[.$E43]-[.F43]" office:value-type="float" office:value="0.925" calcext:value-type="float">
            <text:p>0.925</text:p>
          </table:table-cell>
          <table:table-cell table:formula="of:=[.$E43]-[.G43]" office:value-type="float" office:value="0.925" calcext:value-type="float">
            <text:p>0.925</text:p>
          </table:table-cell>
          <table:table-cell table:formula="of:=[.$E43]-[.H43]" office:value-type="float" office:value="-0.0600746268656716" calcext:value-type="float">
            <text:p>-0.0600746269</text:p>
          </table:table-cell>
          <table:table-cell table:formula="of:=[.$E43]-[.I43]" office:value-type="float" office:value="-0.0685064935064935" calcext:value-type="float">
            <text:p>-0.0685064935</text:p>
          </table:table-cell>
          <table:table-cell table:formula="of:=[.$F43]-[.G43]" office:value-type="float" office:value="0" calcext:value-type="float">
            <text:p>0</text:p>
          </table:table-cell>
          <table:table-cell table:formula="of:=[.$F43]-[.H43]" office:value-type="float" office:value="-0.985074626865672" calcext:value-type="float">
            <text:p>-0.9850746269</text:p>
          </table:table-cell>
          <table:table-cell table:formula="of:=[.$F43]-[.I43]" office:value-type="float" office:value="-0.993506493506493" calcext:value-type="float">
            <text:p>-0.9935064935</text:p>
          </table:table-cell>
          <table:table-cell table:formula="of:=[.$G43]-[.H43]" office:value-type="float" office:value="-0.985074626865672" calcext:value-type="float">
            <text:p>-0.9850746269</text:p>
          </table:table-cell>
          <table:table-cell table:formula="of:=[.$G43]-[.I43]" office:value-type="float" office:value="-0.993506493506493" calcext:value-type="float">
            <text:p>-0.9935064935</text:p>
          </table:table-cell>
          <table:table-cell table:formula="of:=[.H43]-[.I43]" office:value-type="float" office:value="-0.00843186664082196" calcext:value-type="float">
            <text:p>-0.00843186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[.B44]-[.C44]" office:value-type="float" office:value="0" calcext:value-type="float">
            <text:p>0</text:p>
          </table:table-cell>
          <table:table-cell table:formula="of:=[.B44]-[.D44]" office:value-type="float" office:value="-0.5" calcext:value-type="float">
            <text:p>-0.5</text:p>
          </table:table-cell>
          <table:table-cell table:formula="of:=[.B44]-[.E44]" office:value-type="float" office:value="-0.333333333333333" calcext:value-type="float">
            <text:p>-0.3333333333</text:p>
          </table:table-cell>
          <table:table-cell table:formula="of:=[.B44]-[.F44]" office:value-type="float" office:value="0" calcext:value-type="float">
            <text:p>0</text:p>
          </table:table-cell>
          <table:table-cell table:formula="of:=[.B44]-[.G44]" office:value-type="float" office:value="0" calcext:value-type="float">
            <text:p>0</text:p>
          </table:table-cell>
          <table:table-cell table:formula="of:=[.B44]-[.H44]" office:value-type="float" office:value="-0.909090909090909" calcext:value-type="float">
            <text:p>-0.9090909091</text:p>
          </table:table-cell>
          <table:table-cell table:formula="of:=[.B44]-[.I44]" office:value-type="float" office:value="-0.666666666666667" calcext:value-type="float">
            <text:p>-0.6666666667</text:p>
          </table:table-cell>
          <table:table-cell table:formula="of:=[.$C44]-[.D44]" office:value-type="float" office:value="-0.5" calcext:value-type="float">
            <text:p>-0.5</text:p>
          </table:table-cell>
          <table:table-cell table:formula="of:=[.$C44]-[.E44]" office:value-type="float" office:value="-0.333333333333333" calcext:value-type="float">
            <text:p>-0.3333333333</text:p>
          </table:table-cell>
          <table:table-cell table:formula="of:=[.$C44]-[.F44]" office:value-type="float" office:value="0" calcext:value-type="float">
            <text:p>0</text:p>
          </table:table-cell>
          <table:table-cell table:formula="of:=[.$C44]-[.G44]" office:value-type="float" office:value="0" calcext:value-type="float">
            <text:p>0</text:p>
          </table:table-cell>
          <table:table-cell table:formula="of:=[.$C44]-[.H44]" office:value-type="float" office:value="-0.909090909090909" calcext:value-type="float">
            <text:p>-0.9090909091</text:p>
          </table:table-cell>
          <table:table-cell table:formula="of:=[.$C44]-[.I44]" office:value-type="float" office:value="-0.666666666666667" calcext:value-type="float">
            <text:p>-0.6666666667</text:p>
          </table:table-cell>
          <table:table-cell table:formula="of:=[.$D44]-[.E44]" office:value-type="float" office:value="0.166666666666667" calcext:value-type="float">
            <text:p>0.1666666667</text:p>
          </table:table-cell>
          <table:table-cell table:formula="of:=[.$D44]-[.F44]" office:value-type="float" office:value="0.5" calcext:value-type="float">
            <text:p>0.5</text:p>
          </table:table-cell>
          <table:table-cell table:formula="of:=[.$D44]-[.G44]" office:value-type="float" office:value="0.5" calcext:value-type="float">
            <text:p>0.5</text:p>
          </table:table-cell>
          <table:table-cell table:formula="of:=[.$D44]-[.H44]" office:value-type="float" office:value="-0.409090909090909" calcext:value-type="float">
            <text:p>-0.4090909091</text:p>
          </table:table-cell>
          <table:table-cell table:formula="of:=[.$D44]-[.I44]" office:value-type="float" office:value="-0.166666666666667" calcext:value-type="float">
            <text:p>-0.1666666667</text:p>
          </table:table-cell>
          <table:table-cell table:formula="of:=[.$E44]-[.F44]" office:value-type="float" office:value="0.333333333333333" calcext:value-type="float">
            <text:p>0.3333333333</text:p>
          </table:table-cell>
          <table:table-cell table:formula="of:=[.$E44]-[.G44]" office:value-type="float" office:value="0.333333333333333" calcext:value-type="float">
            <text:p>0.3333333333</text:p>
          </table:table-cell>
          <table:table-cell table:formula="of:=[.$E44]-[.H44]" office:value-type="float" office:value="-0.575757575757576" calcext:value-type="float">
            <text:p>-0.5757575758</text:p>
          </table:table-cell>
          <table:table-cell table:formula="of:=[.$E44]-[.I44]" office:value-type="float" office:value="-0.333333333333333" calcext:value-type="float">
            <text:p>-0.3333333333</text:p>
          </table:table-cell>
          <table:table-cell table:formula="of:=[.$F44]-[.G44]" office:value-type="float" office:value="0" calcext:value-type="float">
            <text:p>0</text:p>
          </table:table-cell>
          <table:table-cell table:formula="of:=[.$F44]-[.H44]" office:value-type="float" office:value="-0.909090909090909" calcext:value-type="float">
            <text:p>-0.9090909091</text:p>
          </table:table-cell>
          <table:table-cell table:formula="of:=[.$F44]-[.I44]" office:value-type="float" office:value="-0.666666666666667" calcext:value-type="float">
            <text:p>-0.6666666667</text:p>
          </table:table-cell>
          <table:table-cell table:formula="of:=[.$G44]-[.H44]" office:value-type="float" office:value="-0.909090909090909" calcext:value-type="float">
            <text:p>-0.9090909091</text:p>
          </table:table-cell>
          <table:table-cell table:formula="of:=[.$G44]-[.I44]" office:value-type="float" office:value="-0.666666666666667" calcext:value-type="float">
            <text:p>-0.6666666667</text:p>
          </table:table-cell>
          <table:table-cell table:formula="of:=[.H44]-[.I44]" office:value-type="float" office:value="0.242424242424243" calcext:value-type="float">
            <text:p>0.24242424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285714285714286" calcext:value-type="float">
            <text:p>0.285714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[.B45]-[.C45]" office:value-type="float" office:value="0" calcext:value-type="float">
            <text:p>0</text:p>
          </table:table-cell>
          <table:table-cell table:formula="of:=[.B45]-[.D45]" office:value-type="float" office:value="-0.333333333333333" calcext:value-type="float">
            <text:p>-0.3333333333</text:p>
          </table:table-cell>
          <table:table-cell table:formula="of:=[.B45]-[.E45]" office:value-type="float" office:value="-0.285714285714286" calcext:value-type="float">
            <text:p>-0.2857142857</text:p>
          </table:table-cell>
          <table:table-cell table:formula="of:=[.B45]-[.F45]" office:value-type="float" office:value="0" calcext:value-type="float">
            <text:p>0</text:p>
          </table:table-cell>
          <table:table-cell table:formula="of:=[.B45]-[.G45]" office:value-type="float" office:value="0" calcext:value-type="float">
            <text:p>0</text:p>
          </table:table-cell>
          <table:table-cell table:formula="of:=[.B45]-[.H45]" office:value-type="float" office:value="-0.944444444444444" calcext:value-type="float">
            <text:p>-0.9444444444</text:p>
          </table:table-cell>
          <table:table-cell table:formula="of:=[.B45]-[.I45]" office:value-type="float" office:value="-0.666666666666667" calcext:value-type="float">
            <text:p>-0.6666666667</text:p>
          </table:table-cell>
          <table:table-cell table:formula="of:=[.$C45]-[.D45]" office:value-type="float" office:value="-0.333333333333333" calcext:value-type="float">
            <text:p>-0.3333333333</text:p>
          </table:table-cell>
          <table:table-cell table:formula="of:=[.$C45]-[.E45]" office:value-type="float" office:value="-0.285714285714286" calcext:value-type="float">
            <text:p>-0.2857142857</text:p>
          </table:table-cell>
          <table:table-cell table:formula="of:=[.$C45]-[.F45]" office:value-type="float" office:value="0" calcext:value-type="float">
            <text:p>0</text:p>
          </table:table-cell>
          <table:table-cell table:formula="of:=[.$C45]-[.G45]" office:value-type="float" office:value="0" calcext:value-type="float">
            <text:p>0</text:p>
          </table:table-cell>
          <table:table-cell table:formula="of:=[.$C45]-[.H45]" office:value-type="float" office:value="-0.944444444444444" calcext:value-type="float">
            <text:p>-0.9444444444</text:p>
          </table:table-cell>
          <table:table-cell table:formula="of:=[.$C45]-[.I45]" office:value-type="float" office:value="-0.666666666666667" calcext:value-type="float">
            <text:p>-0.6666666667</text:p>
          </table:table-cell>
          <table:table-cell table:formula="of:=[.$D45]-[.E45]" office:value-type="float" office:value="0.0476190476190476" calcext:value-type="float">
            <text:p>0.0476190476</text:p>
          </table:table-cell>
          <table:table-cell table:formula="of:=[.$D45]-[.F45]" office:value-type="float" office:value="0.333333333333333" calcext:value-type="float">
            <text:p>0.3333333333</text:p>
          </table:table-cell>
          <table:table-cell table:formula="of:=[.$D45]-[.G45]" office:value-type="float" office:value="0.333333333333333" calcext:value-type="float">
            <text:p>0.3333333333</text:p>
          </table:table-cell>
          <table:table-cell table:formula="of:=[.$D45]-[.H45]" office:value-type="float" office:value="-0.611111111111111" calcext:value-type="float">
            <text:p>-0.6111111111</text:p>
          </table:table-cell>
          <table:table-cell table:formula="of:=[.$D45]-[.I45]" office:value-type="float" office:value="-0.333333333333333" calcext:value-type="float">
            <text:p>-0.3333333333</text:p>
          </table:table-cell>
          <table:table-cell table:formula="of:=[.$E45]-[.F45]" office:value-type="float" office:value="0.285714285714286" calcext:value-type="float">
            <text:p>0.2857142857</text:p>
          </table:table-cell>
          <table:table-cell table:formula="of:=[.$E45]-[.G45]" office:value-type="float" office:value="0.285714285714286" calcext:value-type="float">
            <text:p>0.2857142857</text:p>
          </table:table-cell>
          <table:table-cell table:formula="of:=[.$E45]-[.H45]" office:value-type="float" office:value="-0.658730158730159" calcext:value-type="float">
            <text:p>-0.6587301587</text:p>
          </table:table-cell>
          <table:table-cell table:formula="of:=[.$E45]-[.I45]" office:value-type="float" office:value="-0.380952380952381" calcext:value-type="float">
            <text:p>-0.380952381</text:p>
          </table:table-cell>
          <table:table-cell table:formula="of:=[.$F45]-[.G45]" office:value-type="float" office:value="0" calcext:value-type="float">
            <text:p>0</text:p>
          </table:table-cell>
          <table:table-cell table:formula="of:=[.$F45]-[.H45]" office:value-type="float" office:value="-0.944444444444444" calcext:value-type="float">
            <text:p>-0.9444444444</text:p>
          </table:table-cell>
          <table:table-cell table:formula="of:=[.$F45]-[.I45]" office:value-type="float" office:value="-0.666666666666667" calcext:value-type="float">
            <text:p>-0.6666666667</text:p>
          </table:table-cell>
          <table:table-cell table:formula="of:=[.$G45]-[.H45]" office:value-type="float" office:value="-0.944444444444444" calcext:value-type="float">
            <text:p>-0.9444444444</text:p>
          </table:table-cell>
          <table:table-cell table:formula="of:=[.$G45]-[.I45]" office:value-type="float" office:value="-0.666666666666667" calcext:value-type="float">
            <text:p>-0.6666666667</text:p>
          </table:table-cell>
          <table:table-cell table:formula="of:=[.H45]-[.I45]" office:value-type="float" office:value="0.277777777777778" calcext:value-type="float">
            <text:p>0.27777777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93859649122807" calcext:value-type="float">
            <text:p>0.7938596491</text:p>
          </table:table-cell>
          <table:table-cell office:value-type="float" office:value="0" calcext:value-type="float">
            <text:p>0</text:p>
          </table:table-cell>
          <table:table-cell office:value-type="float" office:value="0.486842105263158" calcext:value-type="float">
            <text:p>0.4868421053</text:p>
          </table:table-cell>
          <table:table-cell office:value-type="float" office:value="0.57396449704142" calcext:value-type="float">
            <text:p>0.5739644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584158415841584" calcext:value-type="float">
            <text:p>0.5841584158</text:p>
          </table:table-cell>
          <table:table-cell/>
          <table:table-cell table:formula="of:=[.B46]-[.C46]" office:value-type="float" office:value="0.793859649122807" calcext:value-type="float">
            <text:p>0.7938596491</text:p>
          </table:table-cell>
          <table:table-cell table:formula="of:=[.B46]-[.D46]" office:value-type="float" office:value="0.307017543859649" calcext:value-type="float">
            <text:p>0.3070175439</text:p>
          </table:table-cell>
          <table:table-cell table:formula="of:=[.B46]-[.E46]" office:value-type="float" office:value="0.219895152081387" calcext:value-type="float">
            <text:p>0.2198951521</text:p>
          </table:table-cell>
          <table:table-cell table:formula="of:=[.B46]-[.F46]" office:value-type="float" office:value="0.793859649122807" calcext:value-type="float">
            <text:p>0.7938596491</text:p>
          </table:table-cell>
          <table:table-cell table:formula="of:=[.B46]-[.G46]" office:value-type="float" office:value="-0.206140350877193" calcext:value-type="float">
            <text:p>-0.2061403509</text:p>
          </table:table-cell>
          <table:table-cell table:formula="of:=[.B46]-[.H46]" office:value-type="float" office:value="0.0160818713450293" calcext:value-type="float">
            <text:p>0.0160818713</text:p>
          </table:table-cell>
          <table:table-cell table:formula="of:=[.B46]-[.I46]" office:value-type="float" office:value="0.209701233281223" calcext:value-type="float">
            <text:p>0.2097012333</text:p>
          </table:table-cell>
          <table:table-cell table:formula="of:=[.$C46]-[.D46]" office:value-type="float" office:value="-0.486842105263158" calcext:value-type="float">
            <text:p>-0.4868421053</text:p>
          </table:table-cell>
          <table:table-cell table:formula="of:=[.$C46]-[.E46]" office:value-type="float" office:value="-0.57396449704142" calcext:value-type="float">
            <text:p>-0.573964497</text:p>
          </table:table-cell>
          <table:table-cell table:formula="of:=[.$C46]-[.F46]" office:value-type="float" office:value="0" calcext:value-type="float">
            <text:p>0</text:p>
          </table:table-cell>
          <table:table-cell table:formula="of:=[.$C46]-[.G46]" office:value-type="float" office:value="-1" calcext:value-type="float">
            <text:p>-1</text:p>
          </table:table-cell>
          <table:table-cell table:formula="of:=[.$C46]-[.H46]" office:value-type="float" office:value="-0.777777777777778" calcext:value-type="float">
            <text:p>-0.7777777778</text:p>
          </table:table-cell>
          <table:table-cell table:formula="of:=[.$C46]-[.I46]" office:value-type="float" office:value="-0.584158415841584" calcext:value-type="float">
            <text:p>-0.5841584158</text:p>
          </table:table-cell>
          <table:table-cell table:formula="of:=[.$D46]-[.E46]" office:value-type="float" office:value="-0.0871223917782623" calcext:value-type="float">
            <text:p>-0.0871223918</text:p>
          </table:table-cell>
          <table:table-cell table:formula="of:=[.$D46]-[.F46]" office:value-type="float" office:value="0.486842105263158" calcext:value-type="float">
            <text:p>0.4868421053</text:p>
          </table:table-cell>
          <table:table-cell table:formula="of:=[.$D46]-[.G46]" office:value-type="float" office:value="-0.513157894736842" calcext:value-type="float">
            <text:p>-0.5131578947</text:p>
          </table:table-cell>
          <table:table-cell table:formula="of:=[.$D46]-[.H46]" office:value-type="float" office:value="-0.29093567251462" calcext:value-type="float">
            <text:p>-0.2909356725</text:p>
          </table:table-cell>
          <table:table-cell table:formula="of:=[.$D46]-[.I46]" office:value-type="float" office:value="-0.0973163105784262" calcext:value-type="float">
            <text:p>-0.0973163106</text:p>
          </table:table-cell>
          <table:table-cell table:formula="of:=[.$E46]-[.F46]" office:value-type="float" office:value="0.57396449704142" calcext:value-type="float">
            <text:p>0.573964497</text:p>
          </table:table-cell>
          <table:table-cell table:formula="of:=[.$E46]-[.G46]" office:value-type="float" office:value="-0.42603550295858" calcext:value-type="float">
            <text:p>-0.426035503</text:p>
          </table:table-cell>
          <table:table-cell table:formula="of:=[.$E46]-[.H46]" office:value-type="float" office:value="-0.203813280736358" calcext:value-type="float">
            <text:p>-0.2038132807</text:p>
          </table:table-cell>
          <table:table-cell table:formula="of:=[.$E46]-[.I46]" office:value-type="float" office:value="-0.010193918800164" calcext:value-type="float">
            <text:p>-0.0101939188</text:p>
          </table:table-cell>
          <table:table-cell table:formula="of:=[.$F46]-[.G46]" office:value-type="float" office:value="-1" calcext:value-type="float">
            <text:p>-1</text:p>
          </table:table-cell>
          <table:table-cell table:formula="of:=[.$F46]-[.H46]" office:value-type="float" office:value="-0.777777777777778" calcext:value-type="float">
            <text:p>-0.7777777778</text:p>
          </table:table-cell>
          <table:table-cell table:formula="of:=[.$F46]-[.I46]" office:value-type="float" office:value="-0.584158415841584" calcext:value-type="float">
            <text:p>-0.5841584158</text:p>
          </table:table-cell>
          <table:table-cell table:formula="of:=[.$G46]-[.H46]" office:value-type="float" office:value="0.222222222222222" calcext:value-type="float">
            <text:p>0.2222222222</text:p>
          </table:table-cell>
          <table:table-cell table:formula="of:=[.$G46]-[.I46]" office:value-type="float" office:value="0.415841584158416" calcext:value-type="float">
            <text:p>0.4158415842</text:p>
          </table:table-cell>
          <table:table-cell table:formula="of:=[.H46]-[.I46]" office:value-type="float" office:value="0.193619361936194" calcext:value-type="float">
            <text:p>0.19361936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20588235294118" calcext:value-type="float">
            <text:p>0.7205882353</text:p>
          </table:table-cell>
          <table:table-cell office:value-type="float" office:value="0" calcext:value-type="float">
            <text:p>0</text:p>
          </table:table-cell>
          <table:table-cell office:value-type="float" office:value="0.392857142857143" calcext:value-type="float">
            <text:p>0.3928571429</text:p>
          </table:table-cell>
          <table:table-cell office:value-type="float" office:value="0.578947368421053" calcext:value-type="float">
            <text:p>0.578947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9036144578313" calcext:value-type="float">
            <text:p>0.7590361446</text:p>
          </table:table-cell>
          <table:table-cell office:value-type="float" office:value="0.418604651162791" calcext:value-type="float">
            <text:p>0.4186046512</text:p>
          </table:table-cell>
          <table:table-cell/>
          <table:table-cell table:formula="of:=[.B47]-[.C47]" office:value-type="float" office:value="0.720588235294118" calcext:value-type="float">
            <text:p>0.7205882353</text:p>
          </table:table-cell>
          <table:table-cell table:formula="of:=[.B47]-[.D47]" office:value-type="float" office:value="0.327731092436975" calcext:value-type="float">
            <text:p>0.3277310924</text:p>
          </table:table-cell>
          <table:table-cell table:formula="of:=[.B47]-[.E47]" office:value-type="float" office:value="0.141640866873065" calcext:value-type="float">
            <text:p>0.1416408669</text:p>
          </table:table-cell>
          <table:table-cell table:formula="of:=[.B47]-[.F47]" office:value-type="float" office:value="0.720588235294118" calcext:value-type="float">
            <text:p>0.7205882353</text:p>
          </table:table-cell>
          <table:table-cell table:formula="of:=[.B47]-[.G47]" office:value-type="float" office:value="0.720588235294118" calcext:value-type="float">
            <text:p>0.7205882353</text:p>
          </table:table-cell>
          <table:table-cell table:formula="of:=[.B47]-[.H47]" office:value-type="float" office:value="-0.0384479092841957" calcext:value-type="float">
            <text:p>-0.0384479093</text:p>
          </table:table-cell>
          <table:table-cell table:formula="of:=[.B47]-[.I47]" office:value-type="float" office:value="0.301983584131327" calcext:value-type="float">
            <text:p>0.3019835841</text:p>
          </table:table-cell>
          <table:table-cell table:formula="of:=[.$C47]-[.D47]" office:value-type="float" office:value="-0.392857142857143" calcext:value-type="float">
            <text:p>-0.3928571429</text:p>
          </table:table-cell>
          <table:table-cell table:formula="of:=[.$C47]-[.E47]" office:value-type="float" office:value="-0.578947368421053" calcext:value-type="float">
            <text:p>-0.5789473684</text:p>
          </table:table-cell>
          <table:table-cell table:formula="of:=[.$C47]-[.F47]" office:value-type="float" office:value="0" calcext:value-type="float">
            <text:p>0</text:p>
          </table:table-cell>
          <table:table-cell table:formula="of:=[.$C47]-[.G47]" office:value-type="float" office:value="0" calcext:value-type="float">
            <text:p>0</text:p>
          </table:table-cell>
          <table:table-cell table:formula="of:=[.$C47]-[.H47]" office:value-type="float" office:value="-0.759036144578313" calcext:value-type="float">
            <text:p>-0.7590361446</text:p>
          </table:table-cell>
          <table:table-cell table:formula="of:=[.$C47]-[.I47]" office:value-type="float" office:value="-0.418604651162791" calcext:value-type="float">
            <text:p>-0.4186046512</text:p>
          </table:table-cell>
          <table:table-cell table:formula="of:=[.$D47]-[.E47]" office:value-type="float" office:value="-0.18609022556391" calcext:value-type="float">
            <text:p>-0.1860902256</text:p>
          </table:table-cell>
          <table:table-cell table:formula="of:=[.$D47]-[.F47]" office:value-type="float" office:value="0.392857142857143" calcext:value-type="float">
            <text:p>0.3928571429</text:p>
          </table:table-cell>
          <table:table-cell table:formula="of:=[.$D47]-[.G47]" office:value-type="float" office:value="0.392857142857143" calcext:value-type="float">
            <text:p>0.3928571429</text:p>
          </table:table-cell>
          <table:table-cell table:formula="of:=[.$D47]-[.H47]" office:value-type="float" office:value="-0.36617900172117" calcext:value-type="float">
            <text:p>-0.3661790017</text:p>
          </table:table-cell>
          <table:table-cell table:formula="of:=[.$D47]-[.I47]" office:value-type="float" office:value="-0.0257475083056478" calcext:value-type="float">
            <text:p>-0.0257475083</text:p>
          </table:table-cell>
          <table:table-cell table:formula="of:=[.$E47]-[.F47]" office:value-type="float" office:value="0.578947368421053" calcext:value-type="float">
            <text:p>0.5789473684</text:p>
          </table:table-cell>
          <table:table-cell table:formula="of:=[.$E47]-[.G47]" office:value-type="float" office:value="0.578947368421053" calcext:value-type="float">
            <text:p>0.5789473684</text:p>
          </table:table-cell>
          <table:table-cell table:formula="of:=[.$E47]-[.H47]" office:value-type="float" office:value="-0.180088776157261" calcext:value-type="float">
            <text:p>-0.1800887762</text:p>
          </table:table-cell>
          <table:table-cell table:formula="of:=[.$E47]-[.I47]" office:value-type="float" office:value="0.160342717258262" calcext:value-type="float">
            <text:p>0.1603427173</text:p>
          </table:table-cell>
          <table:table-cell table:formula="of:=[.$F47]-[.G47]" office:value-type="float" office:value="0" calcext:value-type="float">
            <text:p>0</text:p>
          </table:table-cell>
          <table:table-cell table:formula="of:=[.$F47]-[.H47]" office:value-type="float" office:value="-0.759036144578313" calcext:value-type="float">
            <text:p>-0.7590361446</text:p>
          </table:table-cell>
          <table:table-cell table:formula="of:=[.$F47]-[.I47]" office:value-type="float" office:value="-0.418604651162791" calcext:value-type="float">
            <text:p>-0.4186046512</text:p>
          </table:table-cell>
          <table:table-cell table:formula="of:=[.$G47]-[.H47]" office:value-type="float" office:value="-0.759036144578313" calcext:value-type="float">
            <text:p>-0.7590361446</text:p>
          </table:table-cell>
          <table:table-cell table:formula="of:=[.$G47]-[.I47]" office:value-type="float" office:value="-0.418604651162791" calcext:value-type="float">
            <text:p>-0.4186046512</text:p>
          </table:table-cell>
          <table:table-cell table:formula="of:=[.H47]-[.I47]" office:value-type="float" office:value="0.340431493415523" calcext:value-type="float">
            <text:p>0.34043149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48]-[.C48]" office:value-type="float" office:value="0" calcext:value-type="float">
            <text:p>0</text:p>
          </table:table-cell>
          <table:table-cell table:formula="of:=[.B48]-[.D48]" office:value-type="float" office:value="0" calcext:value-type="float">
            <text:p>0</text:p>
          </table:table-cell>
          <table:table-cell table:formula="of:=[.B48]-[.E48]" office:value-type="float" office:value="0" calcext:value-type="float">
            <text:p>0</text:p>
          </table:table-cell>
          <table:table-cell table:formula="of:=[.B48]-[.F48]" office:value-type="float" office:value="0" calcext:value-type="float">
            <text:p>0</text:p>
          </table:table-cell>
          <table:table-cell table:formula="of:=[.B48]-[.G48]" office:value-type="float" office:value="0" calcext:value-type="float">
            <text:p>0</text:p>
          </table:table-cell>
          <table:table-cell table:formula="of:=[.B48]-[.H48]" office:value-type="float" office:value="0" calcext:value-type="float">
            <text:p>0</text:p>
          </table:table-cell>
          <table:table-cell table:formula="of:=[.B48]-[.I48]" office:value-type="float" office:value="0" calcext:value-type="float">
            <text:p>0</text:p>
          </table:table-cell>
          <table:table-cell table:formula="of:=[.$C48]-[.D48]" office:value-type="float" office:value="0" calcext:value-type="float">
            <text:p>0</text:p>
          </table:table-cell>
          <table:table-cell table:formula="of:=[.$C48]-[.E48]" office:value-type="float" office:value="0" calcext:value-type="float">
            <text:p>0</text:p>
          </table:table-cell>
          <table:table-cell table:formula="of:=[.$C48]-[.F48]" office:value-type="float" office:value="0" calcext:value-type="float">
            <text:p>0</text:p>
          </table:table-cell>
          <table:table-cell table:formula="of:=[.$C48]-[.G48]" office:value-type="float" office:value="0" calcext:value-type="float">
            <text:p>0</text:p>
          </table:table-cell>
          <table:table-cell table:formula="of:=[.$C48]-[.H48]" office:value-type="float" office:value="0" calcext:value-type="float">
            <text:p>0</text:p>
          </table:table-cell>
          <table:table-cell table:formula="of:=[.$C48]-[.I48]" office:value-type="float" office:value="0" calcext:value-type="float">
            <text:p>0</text:p>
          </table:table-cell>
          <table:table-cell table:formula="of:=[.$D48]-[.E48]" office:value-type="float" office:value="0" calcext:value-type="float">
            <text:p>0</text:p>
          </table:table-cell>
          <table:table-cell table:formula="of:=[.$D48]-[.F48]" office:value-type="float" office:value="0" calcext:value-type="float">
            <text:p>0</text:p>
          </table:table-cell>
          <table:table-cell table:formula="of:=[.$D48]-[.G48]" office:value-type="float" office:value="0" calcext:value-type="float">
            <text:p>0</text:p>
          </table:table-cell>
          <table:table-cell table:formula="of:=[.$D48]-[.H48]" office:value-type="float" office:value="0" calcext:value-type="float">
            <text:p>0</text:p>
          </table:table-cell>
          <table:table-cell table:formula="of:=[.$D48]-[.I48]" office:value-type="float" office:value="0" calcext:value-type="float">
            <text:p>0</text:p>
          </table:table-cell>
          <table:table-cell table:formula="of:=[.$E48]-[.F48]" office:value-type="float" office:value="0" calcext:value-type="float">
            <text:p>0</text:p>
          </table:table-cell>
          <table:table-cell table:formula="of:=[.$E48]-[.G48]" office:value-type="float" office:value="0" calcext:value-type="float">
            <text:p>0</text:p>
          </table:table-cell>
          <table:table-cell table:formula="of:=[.$E48]-[.H48]" office:value-type="float" office:value="0" calcext:value-type="float">
            <text:p>0</text:p>
          </table:table-cell>
          <table:table-cell table:formula="of:=[.$E48]-[.I48]" office:value-type="float" office:value="0" calcext:value-type="float">
            <text:p>0</text:p>
          </table:table-cell>
          <table:table-cell table:formula="of:=[.$F48]-[.G48]" office:value-type="float" office:value="0" calcext:value-type="float">
            <text:p>0</text:p>
          </table:table-cell>
          <table:table-cell table:formula="of:=[.$F48]-[.H48]" office:value-type="float" office:value="0" calcext:value-type="float">
            <text:p>0</text:p>
          </table:table-cell>
          <table:table-cell table:formula="of:=[.$F48]-[.I48]" office:value-type="float" office:value="0" calcext:value-type="float">
            <text:p>0</text:p>
          </table:table-cell>
          <table:table-cell table:formula="of:=[.$G48]-[.H48]" office:value-type="float" office:value="0" calcext:value-type="float">
            <text:p>0</text:p>
          </table:table-cell>
          <table:table-cell table:formula="of:=[.$G48]-[.I48]" office:value-type="float" office:value="0" calcext:value-type="float">
            <text:p>0</text:p>
          </table:table-cell>
          <table:table-cell table:formula="of:=[.H48]-[.I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6027397260274" calcext:value-type="float">
            <text:p>0.2602739726</text:p>
          </table:table-cell>
          <table:table-cell office:value-type="float" office:value="0.44578313253012" calcext:value-type="float">
            <text:p>0.4457831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445945945945946" calcext:value-type="float">
            <text:p>0.4459459459</text:p>
          </table:table-cell>
          <table:table-cell/>
          <table:table-cell table:formula="of:=[.B49]-[.C49]" office:value-type="float" office:value="0.75" calcext:value-type="float">
            <text:p>0.75</text:p>
          </table:table-cell>
          <table:table-cell table:formula="of:=[.B49]-[.D49]" office:value-type="float" office:value="0.48972602739726" calcext:value-type="float">
            <text:p>0.4897260274</text:p>
          </table:table-cell>
          <table:table-cell table:formula="of:=[.B49]-[.E49]" office:value-type="float" office:value="0.30421686746988" calcext:value-type="float">
            <text:p>0.3042168675</text:p>
          </table:table-cell>
          <table:table-cell table:formula="of:=[.B49]-[.F49]" office:value-type="float" office:value="0.75" calcext:value-type="float">
            <text:p>0.75</text:p>
          </table:table-cell>
          <table:table-cell table:formula="of:=[.B49]-[.G49]" office:value-type="float" office:value="0.75" calcext:value-type="float">
            <text:p>0.75</text:p>
          </table:table-cell>
          <table:table-cell table:formula="of:=[.B49]-[.H49]" office:value-type="float" office:value="0.140243902439024" calcext:value-type="float">
            <text:p>0.1402439024</text:p>
          </table:table-cell>
          <table:table-cell table:formula="of:=[.B49]-[.I49]" office:value-type="float" office:value="0.304054054054054" calcext:value-type="float">
            <text:p>0.3040540541</text:p>
          </table:table-cell>
          <table:table-cell table:formula="of:=[.$C49]-[.D49]" office:value-type="float" office:value="-0.26027397260274" calcext:value-type="float">
            <text:p>-0.2602739726</text:p>
          </table:table-cell>
          <table:table-cell table:formula="of:=[.$C49]-[.E49]" office:value-type="float" office:value="-0.44578313253012" calcext:value-type="float">
            <text:p>-0.4457831325</text:p>
          </table:table-cell>
          <table:table-cell table:formula="of:=[.$C49]-[.F49]" office:value-type="float" office:value="0" calcext:value-type="float">
            <text:p>0</text:p>
          </table:table-cell>
          <table:table-cell table:formula="of:=[.$C49]-[.G49]" office:value-type="float" office:value="0" calcext:value-type="float">
            <text:p>0</text:p>
          </table:table-cell>
          <table:table-cell table:formula="of:=[.$C49]-[.H49]" office:value-type="float" office:value="-0.609756097560976" calcext:value-type="float">
            <text:p>-0.6097560976</text:p>
          </table:table-cell>
          <table:table-cell table:formula="of:=[.$C49]-[.I49]" office:value-type="float" office:value="-0.445945945945946" calcext:value-type="float">
            <text:p>-0.4459459459</text:p>
          </table:table-cell>
          <table:table-cell table:formula="of:=[.$D49]-[.E49]" office:value-type="float" office:value="-0.185509159927381" calcext:value-type="float">
            <text:p>-0.1855091599</text:p>
          </table:table-cell>
          <table:table-cell table:formula="of:=[.$D49]-[.F49]" office:value-type="float" office:value="0.26027397260274" calcext:value-type="float">
            <text:p>0.2602739726</text:p>
          </table:table-cell>
          <table:table-cell table:formula="of:=[.$D49]-[.G49]" office:value-type="float" office:value="0.26027397260274" calcext:value-type="float">
            <text:p>0.2602739726</text:p>
          </table:table-cell>
          <table:table-cell table:formula="of:=[.$D49]-[.H49]" office:value-type="float" office:value="-0.349482124958236" calcext:value-type="float">
            <text:p>-0.349482125</text:p>
          </table:table-cell>
          <table:table-cell table:formula="of:=[.$D49]-[.I49]" office:value-type="float" office:value="-0.185671973343206" calcext:value-type="float">
            <text:p>-0.1856719733</text:p>
          </table:table-cell>
          <table:table-cell table:formula="of:=[.$E49]-[.F49]" office:value-type="float" office:value="0.44578313253012" calcext:value-type="float">
            <text:p>0.4457831325</text:p>
          </table:table-cell>
          <table:table-cell table:formula="of:=[.$E49]-[.G49]" office:value-type="float" office:value="0.44578313253012" calcext:value-type="float">
            <text:p>0.4457831325</text:p>
          </table:table-cell>
          <table:table-cell table:formula="of:=[.$E49]-[.H49]" office:value-type="float" office:value="-0.163972965030855" calcext:value-type="float">
            <text:p>-0.163972965</text:p>
          </table:table-cell>
          <table:table-cell table:formula="of:=[.$E49]-[.I49]" office:value-type="float" office:value="-0.000162813415825469" calcext:value-type="float">
            <text:p>-0.0001628134</text:p>
          </table:table-cell>
          <table:table-cell table:formula="of:=[.$F49]-[.G49]" office:value-type="float" office:value="0" calcext:value-type="float">
            <text:p>0</text:p>
          </table:table-cell>
          <table:table-cell table:formula="of:=[.$F49]-[.H49]" office:value-type="float" office:value="-0.609756097560976" calcext:value-type="float">
            <text:p>-0.6097560976</text:p>
          </table:table-cell>
          <table:table-cell table:formula="of:=[.$F49]-[.I49]" office:value-type="float" office:value="-0.445945945945946" calcext:value-type="float">
            <text:p>-0.4459459459</text:p>
          </table:table-cell>
          <table:table-cell table:formula="of:=[.$G49]-[.H49]" office:value-type="float" office:value="-0.609756097560976" calcext:value-type="float">
            <text:p>-0.6097560976</text:p>
          </table:table-cell>
          <table:table-cell table:formula="of:=[.$G49]-[.I49]" office:value-type="float" office:value="-0.445945945945946" calcext:value-type="float">
            <text:p>-0.4459459459</text:p>
          </table:table-cell>
          <table:table-cell table:formula="of:=[.H49]-[.I49]" office:value-type="float" office:value="0.16381015161503" calcext:value-type="float">
            <text:p>0.16381015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67123287671233" calcext:value-type="float">
            <text:p>0.2671232877</text:p>
          </table:table-cell>
          <table:table-cell office:value-type="float" office:value="0.452380952380952" calcext:value-type="float">
            <text:p>0.4523809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526570048309" calcext:value-type="float">
            <text:p>0.61352657</text:p>
          </table:table-cell>
          <table:table-cell office:value-type="float" office:value="0.445945945945946" calcext:value-type="float">
            <text:p>0.4459459459</text:p>
          </table:table-cell>
          <table:table-cell/>
          <table:table-cell table:formula="of:=[.B50]-[.C50]" office:value-type="float" office:value="0.75" calcext:value-type="float">
            <text:p>0.75</text:p>
          </table:table-cell>
          <table:table-cell table:formula="of:=[.B50]-[.D50]" office:value-type="float" office:value="0.482876712328767" calcext:value-type="float">
            <text:p>0.4828767123</text:p>
          </table:table-cell>
          <table:table-cell table:formula="of:=[.B50]-[.E50]" office:value-type="float" office:value="0.297619047619048" calcext:value-type="float">
            <text:p>0.2976190476</text:p>
          </table:table-cell>
          <table:table-cell table:formula="of:=[.B50]-[.F50]" office:value-type="float" office:value="0.75" calcext:value-type="float">
            <text:p>0.75</text:p>
          </table:table-cell>
          <table:table-cell table:formula="of:=[.B50]-[.G50]" office:value-type="float" office:value="0.75" calcext:value-type="float">
            <text:p>0.75</text:p>
          </table:table-cell>
          <table:table-cell table:formula="of:=[.B50]-[.H50]" office:value-type="float" office:value="0.136473429951691" calcext:value-type="float">
            <text:p>0.13647343</text:p>
          </table:table-cell>
          <table:table-cell table:formula="of:=[.B50]-[.I50]" office:value-type="float" office:value="0.304054054054054" calcext:value-type="float">
            <text:p>0.3040540541</text:p>
          </table:table-cell>
          <table:table-cell table:formula="of:=[.$C50]-[.D50]" office:value-type="float" office:value="-0.267123287671233" calcext:value-type="float">
            <text:p>-0.2671232877</text:p>
          </table:table-cell>
          <table:table-cell table:formula="of:=[.$C50]-[.E50]" office:value-type="float" office:value="-0.452380952380952" calcext:value-type="float">
            <text:p>-0.4523809524</text:p>
          </table:table-cell>
          <table:table-cell table:formula="of:=[.$C50]-[.F50]" office:value-type="float" office:value="0" calcext:value-type="float">
            <text:p>0</text:p>
          </table:table-cell>
          <table:table-cell table:formula="of:=[.$C50]-[.G50]" office:value-type="float" office:value="0" calcext:value-type="float">
            <text:p>0</text:p>
          </table:table-cell>
          <table:table-cell table:formula="of:=[.$C50]-[.H50]" office:value-type="float" office:value="-0.613526570048309" calcext:value-type="float">
            <text:p>-0.61352657</text:p>
          </table:table-cell>
          <table:table-cell table:formula="of:=[.$C50]-[.I50]" office:value-type="float" office:value="-0.445945945945946" calcext:value-type="float">
            <text:p>-0.4459459459</text:p>
          </table:table-cell>
          <table:table-cell table:formula="of:=[.$D50]-[.E50]" office:value-type="float" office:value="-0.18525766470972" calcext:value-type="float">
            <text:p>-0.1852576647</text:p>
          </table:table-cell>
          <table:table-cell table:formula="of:=[.$D50]-[.F50]" office:value-type="float" office:value="0.267123287671233" calcext:value-type="float">
            <text:p>0.2671232877</text:p>
          </table:table-cell>
          <table:table-cell table:formula="of:=[.$D50]-[.G50]" office:value-type="float" office:value="0.267123287671233" calcext:value-type="float">
            <text:p>0.2671232877</text:p>
          </table:table-cell>
          <table:table-cell table:formula="of:=[.$D50]-[.H50]" office:value-type="float" office:value="-0.346403282377076" calcext:value-type="float">
            <text:p>-0.3464032824</text:p>
          </table:table-cell>
          <table:table-cell table:formula="of:=[.$D50]-[.I50]" office:value-type="float" office:value="-0.178822658274713" calcext:value-type="float">
            <text:p>-0.1788226583</text:p>
          </table:table-cell>
          <table:table-cell table:formula="of:=[.$E50]-[.F50]" office:value-type="float" office:value="0.452380952380952" calcext:value-type="float">
            <text:p>0.4523809524</text:p>
          </table:table-cell>
          <table:table-cell table:formula="of:=[.$E50]-[.G50]" office:value-type="float" office:value="0.452380952380952" calcext:value-type="float">
            <text:p>0.4523809524</text:p>
          </table:table-cell>
          <table:table-cell table:formula="of:=[.$E50]-[.H50]" office:value-type="float" office:value="-0.161145617667357" calcext:value-type="float">
            <text:p>-0.1611456177</text:p>
          </table:table-cell>
          <table:table-cell table:formula="of:=[.$E50]-[.I50]" office:value-type="float" office:value="0.00643500643500644" calcext:value-type="float">
            <text:p>0.0064350064</text:p>
          </table:table-cell>
          <table:table-cell table:formula="of:=[.$F50]-[.G50]" office:value-type="float" office:value="0" calcext:value-type="float">
            <text:p>0</text:p>
          </table:table-cell>
          <table:table-cell table:formula="of:=[.$F50]-[.H50]" office:value-type="float" office:value="-0.613526570048309" calcext:value-type="float">
            <text:p>-0.61352657</text:p>
          </table:table-cell>
          <table:table-cell table:formula="of:=[.$F50]-[.I50]" office:value-type="float" office:value="-0.445945945945946" calcext:value-type="float">
            <text:p>-0.4459459459</text:p>
          </table:table-cell>
          <table:table-cell table:formula="of:=[.$G50]-[.H50]" office:value-type="float" office:value="-0.613526570048309" calcext:value-type="float">
            <text:p>-0.61352657</text:p>
          </table:table-cell>
          <table:table-cell table:formula="of:=[.$G50]-[.I50]" office:value-type="float" office:value="-0.445945945945946" calcext:value-type="float">
            <text:p>-0.4459459459</text:p>
          </table:table-cell>
          <table:table-cell table:formula="of:=[.H50]-[.I50]" office:value-type="float" office:value="0.167580624102363" calcext:value-type="float">
            <text:p>0.16758062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882352941176" calcext:value-type="float">
            <text:p>0.4558823529</text:p>
          </table:table-cell>
          <table:table-cell office:value-type="float" office:value="0.55700325732899" calcext:value-type="float">
            <text:p>0.5570032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56573705179283" calcext:value-type="float">
            <text:p>0.8565737052</text:p>
          </table:table-cell>
          <table:table-cell/>
          <table:table-cell table:formula="of:=[.B51]-[.C51]" office:value-type="float" office:value="0" calcext:value-type="float">
            <text:p>0</text:p>
          </table:table-cell>
          <table:table-cell table:formula="of:=[.B51]-[.D51]" office:value-type="float" office:value="-0.455882352941176" calcext:value-type="float">
            <text:p>-0.4558823529</text:p>
          </table:table-cell>
          <table:table-cell table:formula="of:=[.B51]-[.E51]" office:value-type="float" office:value="-0.55700325732899" calcext:value-type="float">
            <text:p>-0.5570032573</text:p>
          </table:table-cell>
          <table:table-cell table:formula="of:=[.B51]-[.F51]" office:value-type="float" office:value="0" calcext:value-type="float">
            <text:p>0</text:p>
          </table:table-cell>
          <table:table-cell table:formula="of:=[.B51]-[.G51]" office:value-type="float" office:value="-1" calcext:value-type="float">
            <text:p>-1</text:p>
          </table:table-cell>
          <table:table-cell table:formula="of:=[.B51]-[.H51]" office:value-type="float" office:value="-0.836734693877551" calcext:value-type="float">
            <text:p>-0.8367346939</text:p>
          </table:table-cell>
          <table:table-cell table:formula="of:=[.B51]-[.I51]" office:value-type="float" office:value="-0.856573705179283" calcext:value-type="float">
            <text:p>-0.8565737052</text:p>
          </table:table-cell>
          <table:table-cell table:formula="of:=[.$C51]-[.D51]" office:value-type="float" office:value="-0.455882352941176" calcext:value-type="float">
            <text:p>-0.4558823529</text:p>
          </table:table-cell>
          <table:table-cell table:formula="of:=[.$C51]-[.E51]" office:value-type="float" office:value="-0.55700325732899" calcext:value-type="float">
            <text:p>-0.5570032573</text:p>
          </table:table-cell>
          <table:table-cell table:formula="of:=[.$C51]-[.F51]" office:value-type="float" office:value="0" calcext:value-type="float">
            <text:p>0</text:p>
          </table:table-cell>
          <table:table-cell table:formula="of:=[.$C51]-[.G51]" office:value-type="float" office:value="-1" calcext:value-type="float">
            <text:p>-1</text:p>
          </table:table-cell>
          <table:table-cell table:formula="of:=[.$C51]-[.H51]" office:value-type="float" office:value="-0.836734693877551" calcext:value-type="float">
            <text:p>-0.8367346939</text:p>
          </table:table-cell>
          <table:table-cell table:formula="of:=[.$C51]-[.I51]" office:value-type="float" office:value="-0.856573705179283" calcext:value-type="float">
            <text:p>-0.8565737052</text:p>
          </table:table-cell>
          <table:table-cell table:formula="of:=[.$D51]-[.E51]" office:value-type="float" office:value="-0.101120904387814" calcext:value-type="float">
            <text:p>-0.1011209044</text:p>
          </table:table-cell>
          <table:table-cell table:formula="of:=[.$D51]-[.F51]" office:value-type="float" office:value="0.455882352941176" calcext:value-type="float">
            <text:p>0.4558823529</text:p>
          </table:table-cell>
          <table:table-cell table:formula="of:=[.$D51]-[.G51]" office:value-type="float" office:value="-0.544117647058823" calcext:value-type="float">
            <text:p>-0.5441176471</text:p>
          </table:table-cell>
          <table:table-cell table:formula="of:=[.$D51]-[.H51]" office:value-type="float" office:value="-0.380852340936375" calcext:value-type="float">
            <text:p>-0.3808523409</text:p>
          </table:table-cell>
          <table:table-cell table:formula="of:=[.$D51]-[.I51]" office:value-type="float" office:value="-0.400691352238106" calcext:value-type="float">
            <text:p>-0.4006913522</text:p>
          </table:table-cell>
          <table:table-cell table:formula="of:=[.$E51]-[.F51]" office:value-type="float" office:value="0.55700325732899" calcext:value-type="float">
            <text:p>0.5570032573</text:p>
          </table:table-cell>
          <table:table-cell table:formula="of:=[.$E51]-[.G51]" office:value-type="float" office:value="-0.44299674267101" calcext:value-type="float">
            <text:p>-0.4429967427</text:p>
          </table:table-cell>
          <table:table-cell table:formula="of:=[.$E51]-[.H51]" office:value-type="float" office:value="-0.279731436548561" calcext:value-type="float">
            <text:p>-0.2797314365</text:p>
          </table:table-cell>
          <table:table-cell table:formula="of:=[.$E51]-[.I51]" office:value-type="float" office:value="-0.299570447850293" calcext:value-type="float">
            <text:p>-0.2995704479</text:p>
          </table:table-cell>
          <table:table-cell table:formula="of:=[.$F51]-[.G51]" office:value-type="float" office:value="-1" calcext:value-type="float">
            <text:p>-1</text:p>
          </table:table-cell>
          <table:table-cell table:formula="of:=[.$F51]-[.H51]" office:value-type="float" office:value="-0.836734693877551" calcext:value-type="float">
            <text:p>-0.8367346939</text:p>
          </table:table-cell>
          <table:table-cell table:formula="of:=[.$F51]-[.I51]" office:value-type="float" office:value="-0.856573705179283" calcext:value-type="float">
            <text:p>-0.8565737052</text:p>
          </table:table-cell>
          <table:table-cell table:formula="of:=[.$G51]-[.H51]" office:value-type="float" office:value="0.163265306122449" calcext:value-type="float">
            <text:p>0.1632653061</text:p>
          </table:table-cell>
          <table:table-cell table:formula="of:=[.$G51]-[.I51]" office:value-type="float" office:value="0.143426294820717" calcext:value-type="float">
            <text:p>0.1434262948</text:p>
          </table:table-cell>
          <table:table-cell table:formula="of:=[.H51]-[.I51]" office:value-type="float" office:value="-0.0198390113017318" calcext:value-type="float">
            <text:p>-0.01983901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float" office:value="0.638888888888889" calcext:value-type="float">
            <text:p>0.6388888889</text:p>
          </table:table-cell>
          <table:table-cell office:value-type="float" office:value="0.778846153846154" calcext:value-type="float">
            <text:p>0.7788461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69" calcext:value-type="float">
            <text:p>0.69</text:p>
          </table:table-cell>
          <table:table-cell/>
          <table:table-cell table:formula="of:=[.B52]-[.C52]" office:value-type="float" office:value="0.916666666666667" calcext:value-type="float">
            <text:p>0.9166666667</text:p>
          </table:table-cell>
          <table:table-cell table:formula="of:=[.B52]-[.D52]" office:value-type="float" office:value="0.277777777777778" calcext:value-type="float">
            <text:p>0.2777777778</text:p>
          </table:table-cell>
          <table:table-cell table:formula="of:=[.B52]-[.E52]" office:value-type="float" office:value="0.137820512820513" calcext:value-type="float">
            <text:p>0.1378205128</text:p>
          </table:table-cell>
          <table:table-cell table:formula="of:=[.B52]-[.F52]" office:value-type="float" office:value="0.916666666666667" calcext:value-type="float">
            <text:p>0.9166666667</text:p>
          </table:table-cell>
          <table:table-cell table:formula="of:=[.B52]-[.G52]" office:value-type="float" office:value="0.916666666666667" calcext:value-type="float">
            <text:p>0.9166666667</text:p>
          </table:table-cell>
          <table:table-cell table:formula="of:=[.B52]-[.H52]" office:value-type="float" office:value="0.111788617886179" calcext:value-type="float">
            <text:p>0.1117886179</text:p>
          </table:table-cell>
          <table:table-cell table:formula="of:=[.B52]-[.I52]" office:value-type="float" office:value="0.226666666666667" calcext:value-type="float">
            <text:p>0.2266666667</text:p>
          </table:table-cell>
          <table:table-cell table:formula="of:=[.$C52]-[.D52]" office:value-type="float" office:value="-0.638888888888889" calcext:value-type="float">
            <text:p>-0.6388888889</text:p>
          </table:table-cell>
          <table:table-cell table:formula="of:=[.$C52]-[.E52]" office:value-type="float" office:value="-0.778846153846154" calcext:value-type="float">
            <text:p>-0.7788461538</text:p>
          </table:table-cell>
          <table:table-cell table:formula="of:=[.$C52]-[.F52]" office:value-type="float" office:value="0" calcext:value-type="float">
            <text:p>0</text:p>
          </table:table-cell>
          <table:table-cell table:formula="of:=[.$C52]-[.G52]" office:value-type="float" office:value="0" calcext:value-type="float">
            <text:p>0</text:p>
          </table:table-cell>
          <table:table-cell table:formula="of:=[.$C52]-[.H52]" office:value-type="float" office:value="-0.804878048780488" calcext:value-type="float">
            <text:p>-0.8048780488</text:p>
          </table:table-cell>
          <table:table-cell table:formula="of:=[.$C52]-[.I52]" office:value-type="float" office:value="-0.69" calcext:value-type="float">
            <text:p>-0.69</text:p>
          </table:table-cell>
          <table:table-cell table:formula="of:=[.$D52]-[.E52]" office:value-type="float" office:value="-0.139957264957265" calcext:value-type="float">
            <text:p>-0.139957265</text:p>
          </table:table-cell>
          <table:table-cell table:formula="of:=[.$D52]-[.F52]" office:value-type="float" office:value="0.638888888888889" calcext:value-type="float">
            <text:p>0.6388888889</text:p>
          </table:table-cell>
          <table:table-cell table:formula="of:=[.$D52]-[.G52]" office:value-type="float" office:value="0.638888888888889" calcext:value-type="float">
            <text:p>0.6388888889</text:p>
          </table:table-cell>
          <table:table-cell table:formula="of:=[.$D52]-[.H52]" office:value-type="float" office:value="-0.165989159891599" calcext:value-type="float">
            <text:p>-0.1659891599</text:p>
          </table:table-cell>
          <table:table-cell table:formula="of:=[.$D52]-[.I52]" office:value-type="float" office:value="-0.0511111111111112" calcext:value-type="float">
            <text:p>-0.0511111111</text:p>
          </table:table-cell>
          <table:table-cell table:formula="of:=[.$E52]-[.F52]" office:value-type="float" office:value="0.778846153846154" calcext:value-type="float">
            <text:p>0.7788461538</text:p>
          </table:table-cell>
          <table:table-cell table:formula="of:=[.$E52]-[.G52]" office:value-type="float" office:value="0.778846153846154" calcext:value-type="float">
            <text:p>0.7788461538</text:p>
          </table:table-cell>
          <table:table-cell table:formula="of:=[.$E52]-[.H52]" office:value-type="float" office:value="-0.026031894934334" calcext:value-type="float">
            <text:p>-0.0260318949</text:p>
          </table:table-cell>
          <table:table-cell table:formula="of:=[.$E52]-[.I52]" office:value-type="float" office:value="0.0888461538461538" calcext:value-type="float">
            <text:p>0.0888461538</text:p>
          </table:table-cell>
          <table:table-cell table:formula="of:=[.$F52]-[.G52]" office:value-type="float" office:value="0" calcext:value-type="float">
            <text:p>0</text:p>
          </table:table-cell>
          <table:table-cell table:formula="of:=[.$F52]-[.H52]" office:value-type="float" office:value="-0.804878048780488" calcext:value-type="float">
            <text:p>-0.8048780488</text:p>
          </table:table-cell>
          <table:table-cell table:formula="of:=[.$F52]-[.I52]" office:value-type="float" office:value="-0.69" calcext:value-type="float">
            <text:p>-0.69</text:p>
          </table:table-cell>
          <table:table-cell table:formula="of:=[.$G52]-[.H52]" office:value-type="float" office:value="-0.804878048780488" calcext:value-type="float">
            <text:p>-0.8048780488</text:p>
          </table:table-cell>
          <table:table-cell table:formula="of:=[.$G52]-[.I52]" office:value-type="float" office:value="-0.69" calcext:value-type="float">
            <text:p>-0.69</text:p>
          </table:table-cell>
          <table:table-cell table:formula="of:=[.H52]-[.I52]" office:value-type="float" office:value="0.114878048780488" calcext:value-type="float">
            <text:p>0.11487804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81818181818182" calcext:value-type="float">
            <text:p>0.1818181818</text:p>
          </table:table-cell>
          <table:table-cell/>
          <table:table-cell table:formula="of:=[.B53]-[.C53]" office:value-type="float" office:value="0" calcext:value-type="float">
            <text:p>0</text:p>
          </table:table-cell>
          <table:table-cell table:formula="of:=[.B53]-[.D53]" office:value-type="float" office:value="-0.21875" calcext:value-type="float">
            <text:p>-0.21875</text:p>
          </table:table-cell>
          <table:table-cell table:formula="of:=[.B53]-[.E53]" office:value-type="float" office:value="-0.333333333333333" calcext:value-type="float">
            <text:p>-0.3333333333</text:p>
          </table:table-cell>
          <table:table-cell table:formula="of:=[.B53]-[.F53]" office:value-type="float" office:value="0" calcext:value-type="float">
            <text:p>0</text:p>
          </table:table-cell>
          <table:table-cell table:formula="of:=[.B53]-[.G53]" office:value-type="float" office:value="0" calcext:value-type="float">
            <text:p>0</text:p>
          </table:table-cell>
          <table:table-cell table:formula="of:=[.B53]-[.H53]" office:value-type="float" office:value="-0.5" calcext:value-type="float">
            <text:p>-0.5</text:p>
          </table:table-cell>
          <table:table-cell table:formula="of:=[.B53]-[.I53]" office:value-type="float" office:value="-0.181818181818182" calcext:value-type="float">
            <text:p>-0.1818181818</text:p>
          </table:table-cell>
          <table:table-cell table:formula="of:=[.$C53]-[.D53]" office:value-type="float" office:value="-0.21875" calcext:value-type="float">
            <text:p>-0.21875</text:p>
          </table:table-cell>
          <table:table-cell table:formula="of:=[.$C53]-[.E53]" office:value-type="float" office:value="-0.333333333333333" calcext:value-type="float">
            <text:p>-0.3333333333</text:p>
          </table:table-cell>
          <table:table-cell table:formula="of:=[.$C53]-[.F53]" office:value-type="float" office:value="0" calcext:value-type="float">
            <text:p>0</text:p>
          </table:table-cell>
          <table:table-cell table:formula="of:=[.$C53]-[.G53]" office:value-type="float" office:value="0" calcext:value-type="float">
            <text:p>0</text:p>
          </table:table-cell>
          <table:table-cell table:formula="of:=[.$C53]-[.H53]" office:value-type="float" office:value="-0.5" calcext:value-type="float">
            <text:p>-0.5</text:p>
          </table:table-cell>
          <table:table-cell table:formula="of:=[.$C53]-[.I53]" office:value-type="float" office:value="-0.181818181818182" calcext:value-type="float">
            <text:p>-0.1818181818</text:p>
          </table:table-cell>
          <table:table-cell table:formula="of:=[.$D53]-[.E53]" office:value-type="float" office:value="-0.114583333333333" calcext:value-type="float">
            <text:p>-0.1145833333</text:p>
          </table:table-cell>
          <table:table-cell table:formula="of:=[.$D53]-[.F53]" office:value-type="float" office:value="0.21875" calcext:value-type="float">
            <text:p>0.21875</text:p>
          </table:table-cell>
          <table:table-cell table:formula="of:=[.$D53]-[.G53]" office:value-type="float" office:value="0.21875" calcext:value-type="float">
            <text:p>0.21875</text:p>
          </table:table-cell>
          <table:table-cell table:formula="of:=[.$D53]-[.H53]" office:value-type="float" office:value="-0.28125" calcext:value-type="float">
            <text:p>-0.28125</text:p>
          </table:table-cell>
          <table:table-cell table:formula="of:=[.$D53]-[.I53]" office:value-type="float" office:value="0.0369318181818182" calcext:value-type="float">
            <text:p>0.0369318182</text:p>
          </table:table-cell>
          <table:table-cell table:formula="of:=[.$E53]-[.F53]" office:value-type="float" office:value="0.333333333333333" calcext:value-type="float">
            <text:p>0.3333333333</text:p>
          </table:table-cell>
          <table:table-cell table:formula="of:=[.$E53]-[.G53]" office:value-type="float" office:value="0.333333333333333" calcext:value-type="float">
            <text:p>0.3333333333</text:p>
          </table:table-cell>
          <table:table-cell table:formula="of:=[.$E53]-[.H53]" office:value-type="float" office:value="-0.166666666666667" calcext:value-type="float">
            <text:p>-0.1666666667</text:p>
          </table:table-cell>
          <table:table-cell table:formula="of:=[.$E53]-[.I53]" office:value-type="float" office:value="0.151515151515151" calcext:value-type="float">
            <text:p>0.1515151515</text:p>
          </table:table-cell>
          <table:table-cell table:formula="of:=[.$F53]-[.G53]" office:value-type="float" office:value="0" calcext:value-type="float">
            <text:p>0</text:p>
          </table:table-cell>
          <table:table-cell table:formula="of:=[.$F53]-[.H53]" office:value-type="float" office:value="-0.5" calcext:value-type="float">
            <text:p>-0.5</text:p>
          </table:table-cell>
          <table:table-cell table:formula="of:=[.$F53]-[.I53]" office:value-type="float" office:value="-0.181818181818182" calcext:value-type="float">
            <text:p>-0.1818181818</text:p>
          </table:table-cell>
          <table:table-cell table:formula="of:=[.$G53]-[.H53]" office:value-type="float" office:value="-0.5" calcext:value-type="float">
            <text:p>-0.5</text:p>
          </table:table-cell>
          <table:table-cell table:formula="of:=[.$G53]-[.I53]" office:value-type="float" office:value="-0.181818181818182" calcext:value-type="float">
            <text:p>-0.1818181818</text:p>
          </table:table-cell>
          <table:table-cell table:formula="of:=[.H53]-[.I53]" office:value-type="float" office:value="0.318181818181818" calcext:value-type="float">
            <text:p>0.31818181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246575342465753" calcext:value-type="float">
            <text:p>0.2465753425</text:p>
          </table:table-cell>
          <table:table-cell office:value-type="float" office:value="0.416666666666667" calcext:value-type="float">
            <text:p>0.41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835748792271" calcext:value-type="float">
            <text:p>0.6618357488</text:p>
          </table:table-cell>
          <table:table-cell office:value-type="float" office:value="0.410958904109589" calcext:value-type="float">
            <text:p>0.4109589041</text:p>
          </table:table-cell>
          <table:table-cell/>
          <table:table-cell table:formula="of:=[.B54]-[.C54]" office:value-type="float" office:value="0.875" calcext:value-type="float">
            <text:p>0.875</text:p>
          </table:table-cell>
          <table:table-cell table:formula="of:=[.B54]-[.D54]" office:value-type="float" office:value="0.628424657534247" calcext:value-type="float">
            <text:p>0.6284246575</text:p>
          </table:table-cell>
          <table:table-cell table:formula="of:=[.B54]-[.E54]" office:value-type="float" office:value="0.458333333333333" calcext:value-type="float">
            <text:p>0.4583333333</text:p>
          </table:table-cell>
          <table:table-cell table:formula="of:=[.B54]-[.F54]" office:value-type="float" office:value="0.875" calcext:value-type="float">
            <text:p>0.875</text:p>
          </table:table-cell>
          <table:table-cell table:formula="of:=[.B54]-[.G54]" office:value-type="float" office:value="0.875" calcext:value-type="float">
            <text:p>0.875</text:p>
          </table:table-cell>
          <table:table-cell table:formula="of:=[.B54]-[.H54]" office:value-type="float" office:value="0.213164251207729" calcext:value-type="float">
            <text:p>0.2131642512</text:p>
          </table:table-cell>
          <table:table-cell table:formula="of:=[.B54]-[.I54]" office:value-type="float" office:value="0.464041095890411" calcext:value-type="float">
            <text:p>0.4640410959</text:p>
          </table:table-cell>
          <table:table-cell table:formula="of:=[.$C54]-[.D54]" office:value-type="float" office:value="-0.246575342465753" calcext:value-type="float">
            <text:p>-0.2465753425</text:p>
          </table:table-cell>
          <table:table-cell table:formula="of:=[.$C54]-[.E54]" office:value-type="float" office:value="-0.416666666666667" calcext:value-type="float">
            <text:p>-0.4166666667</text:p>
          </table:table-cell>
          <table:table-cell table:formula="of:=[.$C54]-[.F54]" office:value-type="float" office:value="0" calcext:value-type="float">
            <text:p>0</text:p>
          </table:table-cell>
          <table:table-cell table:formula="of:=[.$C54]-[.G54]" office:value-type="float" office:value="0" calcext:value-type="float">
            <text:p>0</text:p>
          </table:table-cell>
          <table:table-cell table:formula="of:=[.$C54]-[.H54]" office:value-type="float" office:value="-0.661835748792271" calcext:value-type="float">
            <text:p>-0.6618357488</text:p>
          </table:table-cell>
          <table:table-cell table:formula="of:=[.$C54]-[.I54]" office:value-type="float" office:value="-0.410958904109589" calcext:value-type="float">
            <text:p>-0.4109589041</text:p>
          </table:table-cell>
          <table:table-cell table:formula="of:=[.$D54]-[.E54]" office:value-type="float" office:value="-0.170091324200913" calcext:value-type="float">
            <text:p>-0.1700913242</text:p>
          </table:table-cell>
          <table:table-cell table:formula="of:=[.$D54]-[.F54]" office:value-type="float" office:value="0.246575342465753" calcext:value-type="float">
            <text:p>0.2465753425</text:p>
          </table:table-cell>
          <table:table-cell table:formula="of:=[.$D54]-[.G54]" office:value-type="float" office:value="0.246575342465753" calcext:value-type="float">
            <text:p>0.2465753425</text:p>
          </table:table-cell>
          <table:table-cell table:formula="of:=[.$D54]-[.H54]" office:value-type="float" office:value="-0.415260406326517" calcext:value-type="float">
            <text:p>-0.4152604063</text:p>
          </table:table-cell>
          <table:table-cell table:formula="of:=[.$D54]-[.I54]" office:value-type="float" office:value="-0.164383561643836" calcext:value-type="float">
            <text:p>-0.1643835616</text:p>
          </table:table-cell>
          <table:table-cell table:formula="of:=[.$E54]-[.F54]" office:value-type="float" office:value="0.416666666666667" calcext:value-type="float">
            <text:p>0.4166666667</text:p>
          </table:table-cell>
          <table:table-cell table:formula="of:=[.$E54]-[.G54]" office:value-type="float" office:value="0.416666666666667" calcext:value-type="float">
            <text:p>0.4166666667</text:p>
          </table:table-cell>
          <table:table-cell table:formula="of:=[.$E54]-[.H54]" office:value-type="float" office:value="-0.245169082125604" calcext:value-type="float">
            <text:p>-0.2451690821</text:p>
          </table:table-cell>
          <table:table-cell table:formula="of:=[.$E54]-[.I54]" office:value-type="float" office:value="0.00570776255707767" calcext:value-type="float">
            <text:p>0.0057077626</text:p>
          </table:table-cell>
          <table:table-cell table:formula="of:=[.$F54]-[.G54]" office:value-type="float" office:value="0" calcext:value-type="float">
            <text:p>0</text:p>
          </table:table-cell>
          <table:table-cell table:formula="of:=[.$F54]-[.H54]" office:value-type="float" office:value="-0.661835748792271" calcext:value-type="float">
            <text:p>-0.6618357488</text:p>
          </table:table-cell>
          <table:table-cell table:formula="of:=[.$F54]-[.I54]" office:value-type="float" office:value="-0.410958904109589" calcext:value-type="float">
            <text:p>-0.4109589041</text:p>
          </table:table-cell>
          <table:table-cell table:formula="of:=[.$G54]-[.H54]" office:value-type="float" office:value="-0.661835748792271" calcext:value-type="float">
            <text:p>-0.6618357488</text:p>
          </table:table-cell>
          <table:table-cell table:formula="of:=[.$G54]-[.I54]" office:value-type="float" office:value="-0.410958904109589" calcext:value-type="float">
            <text:p>-0.4109589041</text:p>
          </table:table-cell>
          <table:table-cell table:formula="of:=[.H54]-[.I54]" office:value-type="float" office:value="0.250876844682682" calcext:value-type="float">
            <text:p>0.25087684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585714285714286" calcext:value-type="float">
            <text:p>0.5857142857</text:p>
          </table:table-cell>
          <table:table-cell/>
          <table:table-cell table:formula="of:=[.B55]-[.C55]" office:value-type="float" office:value="-0.0666666666666669" calcext:value-type="float">
            <text:p>-0.0666666667</text:p>
          </table:table-cell>
          <table:table-cell table:formula="of:=[.B55]-[.D55]" office:value-type="float" office:value="0.266666666666666" calcext:value-type="float">
            <text:p>0.2666666667</text:p>
          </table:table-cell>
          <table:table-cell table:formula="of:=[.B55]-[.E55]" office:value-type="float" office:value="0.347967479674797" calcext:value-type="float">
            <text:p>0.3479674797</text:p>
          </table:table-cell>
          <table:table-cell table:formula="of:=[.B55]-[.F55]" office:value-type="float" office:value="0.433333333333333" calcext:value-type="float">
            <text:p>0.4333333333</text:p>
          </table:table-cell>
          <table:table-cell table:formula="of:=[.B55]-[.G55]" office:value-type="float" office:value="0.933333333333333" calcext:value-type="float">
            <text:p>0.9333333333</text:p>
          </table:table-cell>
          <table:table-cell table:formula="of:=[.B55]-[.H55]" office:value-type="float" office:value="-0.00144927536231909" calcext:value-type="float">
            <text:p>-0.0014492754</text:p>
          </table:table-cell>
          <table:table-cell table:formula="of:=[.B55]-[.I55]" office:value-type="float" office:value="0.347619047619047" calcext:value-type="float">
            <text:p>0.3476190476</text:p>
          </table:table-cell>
          <table:table-cell table:formula="of:=[.$C55]-[.D55]" office:value-type="float" office:value="0.333333333333333" calcext:value-type="float">
            <text:p>0.3333333333</text:p>
          </table:table-cell>
          <table:table-cell table:formula="of:=[.$C55]-[.E55]" office:value-type="float" office:value="0.414634146341463" calcext:value-type="float">
            <text:p>0.4146341463</text:p>
          </table:table-cell>
          <table:table-cell table:formula="of:=[.$C55]-[.F55]" office:value-type="float" office:value="0.5" calcext:value-type="float">
            <text:p>0.5</text:p>
          </table:table-cell>
          <table:table-cell table:formula="of:=[.$C55]-[.G55]" office:value-type="float" office:value="1" calcext:value-type="float">
            <text:p>1</text:p>
          </table:table-cell>
          <table:table-cell table:formula="of:=[.$C55]-[.H55]" office:value-type="float" office:value="0.0652173913043478" calcext:value-type="float">
            <text:p>0.0652173913</text:p>
          </table:table-cell>
          <table:table-cell table:formula="of:=[.$C55]-[.I55]" office:value-type="float" office:value="0.414285714285714" calcext:value-type="float">
            <text:p>0.4142857143</text:p>
          </table:table-cell>
          <table:table-cell table:formula="of:=[.$D55]-[.E55]" office:value-type="float" office:value="0.0813008130081301" calcext:value-type="float">
            <text:p>0.081300813</text:p>
          </table:table-cell>
          <table:table-cell table:formula="of:=[.$D55]-[.F55]" office:value-type="float" office:value="0.166666666666667" calcext:value-type="float">
            <text:p>0.1666666667</text:p>
          </table:table-cell>
          <table:table-cell table:formula="of:=[.$D55]-[.G55]" office:value-type="float" office:value="0.666666666666667" calcext:value-type="float">
            <text:p>0.6666666667</text:p>
          </table:table-cell>
          <table:table-cell table:formula="of:=[.$D55]-[.H55]" office:value-type="float" office:value="-0.268115942028986" calcext:value-type="float">
            <text:p>-0.268115942</text:p>
          </table:table-cell>
          <table:table-cell table:formula="of:=[.$D55]-[.I55]" office:value-type="float" office:value="0.0809523809523809" calcext:value-type="float">
            <text:p>0.080952381</text:p>
          </table:table-cell>
          <table:table-cell table:formula="of:=[.$E55]-[.F55]" office:value-type="float" office:value="0.0853658536585366" calcext:value-type="float">
            <text:p>0.0853658537</text:p>
          </table:table-cell>
          <table:table-cell table:formula="of:=[.$E55]-[.G55]" office:value-type="float" office:value="0.585365853658537" calcext:value-type="float">
            <text:p>0.5853658537</text:p>
          </table:table-cell>
          <table:table-cell table:formula="of:=[.$E55]-[.H55]" office:value-type="float" office:value="-0.349416755037116" calcext:value-type="float">
            <text:p>-0.349416755</text:p>
          </table:table-cell>
          <table:table-cell table:formula="of:=[.$E55]-[.I55]" office:value-type="float" office:value="-0.000348432055749193" calcext:value-type="float">
            <text:p>-0.0003484321</text:p>
          </table:table-cell>
          <table:table-cell table:formula="of:=[.$F55]-[.G55]" office:value-type="float" office:value="0.5" calcext:value-type="float">
            <text:p>0.5</text:p>
          </table:table-cell>
          <table:table-cell table:formula="of:=[.$F55]-[.H55]" office:value-type="float" office:value="-0.434782608695652" calcext:value-type="float">
            <text:p>-0.4347826087</text:p>
          </table:table-cell>
          <table:table-cell table:formula="of:=[.$F55]-[.I55]" office:value-type="float" office:value="-0.0857142857142858" calcext:value-type="float">
            <text:p>-0.0857142857</text:p>
          </table:table-cell>
          <table:table-cell table:formula="of:=[.$G55]-[.H55]" office:value-type="float" office:value="-0.934782608695652" calcext:value-type="float">
            <text:p>-0.9347826087</text:p>
          </table:table-cell>
          <table:table-cell table:formula="of:=[.$G55]-[.I55]" office:value-type="float" office:value="-0.585714285714286" calcext:value-type="float">
            <text:p>-0.5857142857</text:p>
          </table:table-cell>
          <table:table-cell table:formula="of:=[.H55]-[.I55]" office:value-type="float" office:value="0.349068322981366" calcext:value-type="float">
            <text:p>0.3490683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69491525423729" calcext:value-type="float">
            <text:p>0.1694915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113924050633" calcext:value-type="float">
            <text:p>0.3291139241</text:p>
          </table:table-cell>
          <table:table-cell office:value-type="float" office:value="0.424242424242424" calcext:value-type="float">
            <text:p>0.4242424242</text:p>
          </table:table-cell>
          <table:table-cell/>
          <table:table-cell table:formula="of:=[.B56]-[.C56]" office:value-type="float" office:value="0" calcext:value-type="float">
            <text:p>0</text:p>
          </table:table-cell>
          <table:table-cell table:formula="of:=[.B56]-[.D56]" office:value-type="float" office:value="-0.1" calcext:value-type="float">
            <text:p>-0.1</text:p>
          </table:table-cell>
          <table:table-cell table:formula="of:=[.B56]-[.E56]" office:value-type="float" office:value="-0.169491525423729" calcext:value-type="float">
            <text:p>-0.1694915254</text:p>
          </table:table-cell>
          <table:table-cell table:formula="of:=[.B56]-[.F56]" office:value-type="float" office:value="0" calcext:value-type="float">
            <text:p>0</text:p>
          </table:table-cell>
          <table:table-cell table:formula="of:=[.B56]-[.G56]" office:value-type="float" office:value="0" calcext:value-type="float">
            <text:p>0</text:p>
          </table:table-cell>
          <table:table-cell table:formula="of:=[.B56]-[.H56]" office:value-type="float" office:value="-0.329113924050633" calcext:value-type="float">
            <text:p>-0.3291139241</text:p>
          </table:table-cell>
          <table:table-cell table:formula="of:=[.B56]-[.I56]" office:value-type="float" office:value="-0.424242424242424" calcext:value-type="float">
            <text:p>-0.4242424242</text:p>
          </table:table-cell>
          <table:table-cell table:formula="of:=[.$C56]-[.D56]" office:value-type="float" office:value="-0.1" calcext:value-type="float">
            <text:p>-0.1</text:p>
          </table:table-cell>
          <table:table-cell table:formula="of:=[.$C56]-[.E56]" office:value-type="float" office:value="-0.169491525423729" calcext:value-type="float">
            <text:p>-0.1694915254</text:p>
          </table:table-cell>
          <table:table-cell table:formula="of:=[.$C56]-[.F56]" office:value-type="float" office:value="0" calcext:value-type="float">
            <text:p>0</text:p>
          </table:table-cell>
          <table:table-cell table:formula="of:=[.$C56]-[.G56]" office:value-type="float" office:value="0" calcext:value-type="float">
            <text:p>0</text:p>
          </table:table-cell>
          <table:table-cell table:formula="of:=[.$C56]-[.H56]" office:value-type="float" office:value="-0.329113924050633" calcext:value-type="float">
            <text:p>-0.3291139241</text:p>
          </table:table-cell>
          <table:table-cell table:formula="of:=[.$C56]-[.I56]" office:value-type="float" office:value="-0.424242424242424" calcext:value-type="float">
            <text:p>-0.4242424242</text:p>
          </table:table-cell>
          <table:table-cell table:formula="of:=[.$D56]-[.E56]" office:value-type="float" office:value="-0.0694915254237288" calcext:value-type="float">
            <text:p>-0.0694915254</text:p>
          </table:table-cell>
          <table:table-cell table:formula="of:=[.$D56]-[.F56]" office:value-type="float" office:value="0.1" calcext:value-type="float">
            <text:p>0.1</text:p>
          </table:table-cell>
          <table:table-cell table:formula="of:=[.$D56]-[.G56]" office:value-type="float" office:value="0.1" calcext:value-type="float">
            <text:p>0.1</text:p>
          </table:table-cell>
          <table:table-cell table:formula="of:=[.$D56]-[.H56]" office:value-type="float" office:value="-0.229113924050633" calcext:value-type="float">
            <text:p>-0.2291139241</text:p>
          </table:table-cell>
          <table:table-cell table:formula="of:=[.$D56]-[.I56]" office:value-type="float" office:value="-0.324242424242424" calcext:value-type="float">
            <text:p>-0.3242424242</text:p>
          </table:table-cell>
          <table:table-cell table:formula="of:=[.$E56]-[.F56]" office:value-type="float" office:value="0.169491525423729" calcext:value-type="float">
            <text:p>0.1694915254</text:p>
          </table:table-cell>
          <table:table-cell table:formula="of:=[.$E56]-[.G56]" office:value-type="float" office:value="0.169491525423729" calcext:value-type="float">
            <text:p>0.1694915254</text:p>
          </table:table-cell>
          <table:table-cell table:formula="of:=[.$E56]-[.H56]" office:value-type="float" office:value="-0.159622398626904" calcext:value-type="float">
            <text:p>-0.1596223986</text:p>
          </table:table-cell>
          <table:table-cell table:formula="of:=[.$E56]-[.I56]" office:value-type="float" office:value="-0.254750898818695" calcext:value-type="float">
            <text:p>-0.2547508988</text:p>
          </table:table-cell>
          <table:table-cell table:formula="of:=[.$F56]-[.G56]" office:value-type="float" office:value="0" calcext:value-type="float">
            <text:p>0</text:p>
          </table:table-cell>
          <table:table-cell table:formula="of:=[.$F56]-[.H56]" office:value-type="float" office:value="-0.329113924050633" calcext:value-type="float">
            <text:p>-0.3291139241</text:p>
          </table:table-cell>
          <table:table-cell table:formula="of:=[.$F56]-[.I56]" office:value-type="float" office:value="-0.424242424242424" calcext:value-type="float">
            <text:p>-0.4242424242</text:p>
          </table:table-cell>
          <table:table-cell table:formula="of:=[.$G56]-[.H56]" office:value-type="float" office:value="-0.329113924050633" calcext:value-type="float">
            <text:p>-0.3291139241</text:p>
          </table:table-cell>
          <table:table-cell table:formula="of:=[.$G56]-[.I56]" office:value-type="float" office:value="-0.424242424242424" calcext:value-type="float">
            <text:p>-0.4242424242</text:p>
          </table:table-cell>
          <table:table-cell table:formula="of:=[.H56]-[.I56]" office:value-type="float" office:value="-0.0951285001917914" calcext:value-type="float">
            <text:p>-0.0951285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1530612244898" calcext:value-type="float">
            <text:p>0.515306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7647058823529" calcext:value-type="float">
            <text:p>0.8676470588</text:p>
          </table:table-cell>
          <table:table-cell office:value-type="float" office:value="0.686274509803922" calcext:value-type="float">
            <text:p>0.6862745098</text:p>
          </table:table-cell>
          <table:table-cell/>
          <table:table-cell table:formula="of:=[.B57]-[.C57]" office:value-type="float" office:value="0" calcext:value-type="float">
            <text:p>0</text:p>
          </table:table-cell>
          <table:table-cell table:formula="of:=[.B57]-[.D57]" office:value-type="float" office:value="-0.6" calcext:value-type="float">
            <text:p>-0.6</text:p>
          </table:table-cell>
          <table:table-cell table:formula="of:=[.B57]-[.E57]" office:value-type="float" office:value="-0.51530612244898" calcext:value-type="float">
            <text:p>-0.5153061224</text:p>
          </table:table-cell>
          <table:table-cell table:formula="of:=[.B57]-[.F57]" office:value-type="float" office:value="0" calcext:value-type="float">
            <text:p>0</text:p>
          </table:table-cell>
          <table:table-cell table:formula="of:=[.B57]-[.G57]" office:value-type="float" office:value="0" calcext:value-type="float">
            <text:p>0</text:p>
          </table:table-cell>
          <table:table-cell table:formula="of:=[.B57]-[.H57]" office:value-type="float" office:value="-0.867647058823529" calcext:value-type="float">
            <text:p>-0.8676470588</text:p>
          </table:table-cell>
          <table:table-cell table:formula="of:=[.B57]-[.I57]" office:value-type="float" office:value="-0.686274509803922" calcext:value-type="float">
            <text:p>-0.6862745098</text:p>
          </table:table-cell>
          <table:table-cell table:formula="of:=[.$C57]-[.D57]" office:value-type="float" office:value="-0.6" calcext:value-type="float">
            <text:p>-0.6</text:p>
          </table:table-cell>
          <table:table-cell table:formula="of:=[.$C57]-[.E57]" office:value-type="float" office:value="-0.51530612244898" calcext:value-type="float">
            <text:p>-0.5153061224</text:p>
          </table:table-cell>
          <table:table-cell table:formula="of:=[.$C57]-[.F57]" office:value-type="float" office:value="0" calcext:value-type="float">
            <text:p>0</text:p>
          </table:table-cell>
          <table:table-cell table:formula="of:=[.$C57]-[.G57]" office:value-type="float" office:value="0" calcext:value-type="float">
            <text:p>0</text:p>
          </table:table-cell>
          <table:table-cell table:formula="of:=[.$C57]-[.H57]" office:value-type="float" office:value="-0.867647058823529" calcext:value-type="float">
            <text:p>-0.8676470588</text:p>
          </table:table-cell>
          <table:table-cell table:formula="of:=[.$C57]-[.I57]" office:value-type="float" office:value="-0.686274509803922" calcext:value-type="float">
            <text:p>-0.6862745098</text:p>
          </table:table-cell>
          <table:table-cell table:formula="of:=[.$D57]-[.E57]" office:value-type="float" office:value="0.0846938775510205" calcext:value-type="float">
            <text:p>0.0846938776</text:p>
          </table:table-cell>
          <table:table-cell table:formula="of:=[.$D57]-[.F57]" office:value-type="float" office:value="0.6" calcext:value-type="float">
            <text:p>0.6</text:p>
          </table:table-cell>
          <table:table-cell table:formula="of:=[.$D57]-[.G57]" office:value-type="float" office:value="0.6" calcext:value-type="float">
            <text:p>0.6</text:p>
          </table:table-cell>
          <table:table-cell table:formula="of:=[.$D57]-[.H57]" office:value-type="float" office:value="-0.267647058823529" calcext:value-type="float">
            <text:p>-0.2676470588</text:p>
          </table:table-cell>
          <table:table-cell table:formula="of:=[.$D57]-[.I57]" office:value-type="float" office:value="-0.0862745098039215" calcext:value-type="float">
            <text:p>-0.0862745098</text:p>
          </table:table-cell>
          <table:table-cell table:formula="of:=[.$E57]-[.F57]" office:value-type="float" office:value="0.51530612244898" calcext:value-type="float">
            <text:p>0.5153061224</text:p>
          </table:table-cell>
          <table:table-cell table:formula="of:=[.$E57]-[.G57]" office:value-type="float" office:value="0.51530612244898" calcext:value-type="float">
            <text:p>0.5153061224</text:p>
          </table:table-cell>
          <table:table-cell table:formula="of:=[.$E57]-[.H57]" office:value-type="float" office:value="-0.35234093637455" calcext:value-type="float">
            <text:p>-0.3523409364</text:p>
          </table:table-cell>
          <table:table-cell table:formula="of:=[.$E57]-[.I57]" office:value-type="float" office:value="-0.170968387354942" calcext:value-type="float">
            <text:p>-0.1709683874</text:p>
          </table:table-cell>
          <table:table-cell table:formula="of:=[.$F57]-[.G57]" office:value-type="float" office:value="0" calcext:value-type="float">
            <text:p>0</text:p>
          </table:table-cell>
          <table:table-cell table:formula="of:=[.$F57]-[.H57]" office:value-type="float" office:value="-0.867647058823529" calcext:value-type="float">
            <text:p>-0.8676470588</text:p>
          </table:table-cell>
          <table:table-cell table:formula="of:=[.$F57]-[.I57]" office:value-type="float" office:value="-0.686274509803922" calcext:value-type="float">
            <text:p>-0.6862745098</text:p>
          </table:table-cell>
          <table:table-cell table:formula="of:=[.$G57]-[.H57]" office:value-type="float" office:value="-0.867647058823529" calcext:value-type="float">
            <text:p>-0.8676470588</text:p>
          </table:table-cell>
          <table:table-cell table:formula="of:=[.$G57]-[.I57]" office:value-type="float" office:value="-0.686274509803922" calcext:value-type="float">
            <text:p>-0.6862745098</text:p>
          </table:table-cell>
          <table:table-cell table:formula="of:=[.H57]-[.I57]" office:value-type="float" office:value="0.181372549019608" calcext:value-type="float">
            <text:p>0.1813725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888888888889" calcext:value-type="float">
            <text:p>0.3888888889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9411764705882" calcext:value-type="float">
            <text:p>0.7794117647</text:p>
          </table:table-cell>
          <table:table-cell office:value-type="float" office:value="0.428571428571429" calcext:value-type="float">
            <text:p>0.4285714286</text:p>
          </table:table-cell>
          <table:table-cell/>
          <table:table-cell table:formula="of:=[.B58]-[.C58]" office:value-type="float" office:value="0" calcext:value-type="float">
            <text:p>0</text:p>
          </table:table-cell>
          <table:table-cell table:formula="of:=[.B58]-[.D58]" office:value-type="float" office:value="-0.388888888888889" calcext:value-type="float">
            <text:p>-0.3888888889</text:p>
          </table:table-cell>
          <table:table-cell table:formula="of:=[.B58]-[.E58]" office:value-type="float" office:value="-0.333333333333333" calcext:value-type="float">
            <text:p>-0.3333333333</text:p>
          </table:table-cell>
          <table:table-cell table:formula="of:=[.B58]-[.F58]" office:value-type="float" office:value="0" calcext:value-type="float">
            <text:p>0</text:p>
          </table:table-cell>
          <table:table-cell table:formula="of:=[.B58]-[.G58]" office:value-type="float" office:value="0" calcext:value-type="float">
            <text:p>0</text:p>
          </table:table-cell>
          <table:table-cell table:formula="of:=[.B58]-[.H58]" office:value-type="float" office:value="-0.779411764705882" calcext:value-type="float">
            <text:p>-0.7794117647</text:p>
          </table:table-cell>
          <table:table-cell table:formula="of:=[.B58]-[.I58]" office:value-type="float" office:value="-0.428571428571429" calcext:value-type="float">
            <text:p>-0.4285714286</text:p>
          </table:table-cell>
          <table:table-cell table:formula="of:=[.$C58]-[.D58]" office:value-type="float" office:value="-0.388888888888889" calcext:value-type="float">
            <text:p>-0.3888888889</text:p>
          </table:table-cell>
          <table:table-cell table:formula="of:=[.$C58]-[.E58]" office:value-type="float" office:value="-0.333333333333333" calcext:value-type="float">
            <text:p>-0.3333333333</text:p>
          </table:table-cell>
          <table:table-cell table:formula="of:=[.$C58]-[.F58]" office:value-type="float" office:value="0" calcext:value-type="float">
            <text:p>0</text:p>
          </table:table-cell>
          <table:table-cell table:formula="of:=[.$C58]-[.G58]" office:value-type="float" office:value="0" calcext:value-type="float">
            <text:p>0</text:p>
          </table:table-cell>
          <table:table-cell table:formula="of:=[.$C58]-[.H58]" office:value-type="float" office:value="-0.779411764705882" calcext:value-type="float">
            <text:p>-0.7794117647</text:p>
          </table:table-cell>
          <table:table-cell table:formula="of:=[.$C58]-[.I58]" office:value-type="float" office:value="-0.428571428571429" calcext:value-type="float">
            <text:p>-0.4285714286</text:p>
          </table:table-cell>
          <table:table-cell table:formula="of:=[.$D58]-[.E58]" office:value-type="float" office:value="0.0555555555555556" calcext:value-type="float">
            <text:p>0.0555555556</text:p>
          </table:table-cell>
          <table:table-cell table:formula="of:=[.$D58]-[.F58]" office:value-type="float" office:value="0.388888888888889" calcext:value-type="float">
            <text:p>0.3888888889</text:p>
          </table:table-cell>
          <table:table-cell table:formula="of:=[.$D58]-[.G58]" office:value-type="float" office:value="0.388888888888889" calcext:value-type="float">
            <text:p>0.3888888889</text:p>
          </table:table-cell>
          <table:table-cell table:formula="of:=[.$D58]-[.H58]" office:value-type="float" office:value="-0.390522875816993" calcext:value-type="float">
            <text:p>-0.3905228758</text:p>
          </table:table-cell>
          <table:table-cell table:formula="of:=[.$D58]-[.I58]" office:value-type="float" office:value="-0.0396825396825397" calcext:value-type="float">
            <text:p>-0.0396825397</text:p>
          </table:table-cell>
          <table:table-cell table:formula="of:=[.$E58]-[.F58]" office:value-type="float" office:value="0.333333333333333" calcext:value-type="float">
            <text:p>0.3333333333</text:p>
          </table:table-cell>
          <table:table-cell table:formula="of:=[.$E58]-[.G58]" office:value-type="float" office:value="0.333333333333333" calcext:value-type="float">
            <text:p>0.3333333333</text:p>
          </table:table-cell>
          <table:table-cell table:formula="of:=[.$E58]-[.H58]" office:value-type="float" office:value="-0.446078431372549" calcext:value-type="float">
            <text:p>-0.4460784314</text:p>
          </table:table-cell>
          <table:table-cell table:formula="of:=[.$E58]-[.I58]" office:value-type="float" office:value="-0.0952380952380953" calcext:value-type="float">
            <text:p>-0.0952380952</text:p>
          </table:table-cell>
          <table:table-cell table:formula="of:=[.$F58]-[.G58]" office:value-type="float" office:value="0" calcext:value-type="float">
            <text:p>0</text:p>
          </table:table-cell>
          <table:table-cell table:formula="of:=[.$F58]-[.H58]" office:value-type="float" office:value="-0.779411764705882" calcext:value-type="float">
            <text:p>-0.7794117647</text:p>
          </table:table-cell>
          <table:table-cell table:formula="of:=[.$F58]-[.I58]" office:value-type="float" office:value="-0.428571428571429" calcext:value-type="float">
            <text:p>-0.4285714286</text:p>
          </table:table-cell>
          <table:table-cell table:formula="of:=[.$G58]-[.H58]" office:value-type="float" office:value="-0.779411764705882" calcext:value-type="float">
            <text:p>-0.7794117647</text:p>
          </table:table-cell>
          <table:table-cell table:formula="of:=[.$G58]-[.I58]" office:value-type="float" office:value="-0.428571428571429" calcext:value-type="float">
            <text:p>-0.4285714286</text:p>
          </table:table-cell>
          <table:table-cell table:formula="of:=[.H58]-[.I58]" office:value-type="float" office:value="0.350840336134454" calcext:value-type="float">
            <text:p>0.35084033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B59]-[.C59]" office:value-type="float" office:value="0" calcext:value-type="float">
            <text:p>0</text:p>
          </table:table-cell>
          <table:table-cell table:formula="of:=[.B59]-[.D59]" office:value-type="float" office:value="-0.428571428571429" calcext:value-type="float">
            <text:p>-0.4285714286</text:p>
          </table:table-cell>
          <table:table-cell table:formula="of:=[.B59]-[.E59]" office:value-type="float" office:value="-0.125" calcext:value-type="float">
            <text:p>-0.125</text:p>
          </table:table-cell>
          <table:table-cell table:formula="of:=[.B59]-[.F59]" office:value-type="float" office:value="0" calcext:value-type="float">
            <text:p>0</text:p>
          </table:table-cell>
          <table:table-cell table:formula="of:=[.B59]-[.G59]" office:value-type="float" office:value="0" calcext:value-type="float">
            <text:p>0</text:p>
          </table:table-cell>
          <table:table-cell table:formula="of:=[.B59]-[.H59]" office:value-type="float" office:value="-0.745098039215686" calcext:value-type="float">
            <text:p>-0.7450980392</text:p>
          </table:table-cell>
          <table:table-cell table:formula="of:=[.B59]-[.I59]" office:value-type="float" office:value="-0.25" calcext:value-type="float">
            <text:p>-0.25</text:p>
          </table:table-cell>
          <table:table-cell table:formula="of:=[.$C59]-[.D59]" office:value-type="float" office:value="-0.428571428571429" calcext:value-type="float">
            <text:p>-0.4285714286</text:p>
          </table:table-cell>
          <table:table-cell table:formula="of:=[.$C59]-[.E59]" office:value-type="float" office:value="-0.125" calcext:value-type="float">
            <text:p>-0.125</text:p>
          </table:table-cell>
          <table:table-cell table:formula="of:=[.$C59]-[.F59]" office:value-type="float" office:value="0" calcext:value-type="float">
            <text:p>0</text:p>
          </table:table-cell>
          <table:table-cell table:formula="of:=[.$C59]-[.G59]" office:value-type="float" office:value="0" calcext:value-type="float">
            <text:p>0</text:p>
          </table:table-cell>
          <table:table-cell table:formula="of:=[.$C59]-[.H59]" office:value-type="float" office:value="-0.745098039215686" calcext:value-type="float">
            <text:p>-0.7450980392</text:p>
          </table:table-cell>
          <table:table-cell table:formula="of:=[.$C59]-[.I59]" office:value-type="float" office:value="-0.25" calcext:value-type="float">
            <text:p>-0.25</text:p>
          </table:table-cell>
          <table:table-cell table:formula="of:=[.$D59]-[.E59]" office:value-type="float" office:value="0.303571428571429" calcext:value-type="float">
            <text:p>0.3035714286</text:p>
          </table:table-cell>
          <table:table-cell table:formula="of:=[.$D59]-[.F59]" office:value-type="float" office:value="0.428571428571429" calcext:value-type="float">
            <text:p>0.4285714286</text:p>
          </table:table-cell>
          <table:table-cell table:formula="of:=[.$D59]-[.G59]" office:value-type="float" office:value="0.428571428571429" calcext:value-type="float">
            <text:p>0.4285714286</text:p>
          </table:table-cell>
          <table:table-cell table:formula="of:=[.$D59]-[.H59]" office:value-type="float" office:value="-0.316526610644258" calcext:value-type="float">
            <text:p>-0.3165266106</text:p>
          </table:table-cell>
          <table:table-cell table:formula="of:=[.$D59]-[.I59]" office:value-type="float" office:value="0.178571428571429" calcext:value-type="float">
            <text:p>0.1785714286</text:p>
          </table:table-cell>
          <table:table-cell table:formula="of:=[.$E59]-[.F59]" office:value-type="float" office:value="0.125" calcext:value-type="float">
            <text:p>0.125</text:p>
          </table:table-cell>
          <table:table-cell table:formula="of:=[.$E59]-[.G59]" office:value-type="float" office:value="0.125" calcext:value-type="float">
            <text:p>0.125</text:p>
          </table:table-cell>
          <table:table-cell table:formula="of:=[.$E59]-[.H59]" office:value-type="float" office:value="-0.620098039215686" calcext:value-type="float">
            <text:p>-0.6200980392</text:p>
          </table:table-cell>
          <table:table-cell table:formula="of:=[.$E59]-[.I59]" office:value-type="float" office:value="-0.125" calcext:value-type="float">
            <text:p>-0.125</text:p>
          </table:table-cell>
          <table:table-cell table:formula="of:=[.$F59]-[.G59]" office:value-type="float" office:value="0" calcext:value-type="float">
            <text:p>0</text:p>
          </table:table-cell>
          <table:table-cell table:formula="of:=[.$F59]-[.H59]" office:value-type="float" office:value="-0.745098039215686" calcext:value-type="float">
            <text:p>-0.7450980392</text:p>
          </table:table-cell>
          <table:table-cell table:formula="of:=[.$F59]-[.I59]" office:value-type="float" office:value="-0.25" calcext:value-type="float">
            <text:p>-0.25</text:p>
          </table:table-cell>
          <table:table-cell table:formula="of:=[.$G59]-[.H59]" office:value-type="float" office:value="-0.745098039215686" calcext:value-type="float">
            <text:p>-0.7450980392</text:p>
          </table:table-cell>
          <table:table-cell table:formula="of:=[.$G59]-[.I59]" office:value-type="float" office:value="-0.25" calcext:value-type="float">
            <text:p>-0.25</text:p>
          </table:table-cell>
          <table:table-cell table:formula="of:=[.H59]-[.I59]" office:value-type="float" office:value="0.495098039215686" calcext:value-type="float">
            <text:p>0.49509803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" calcext:value-type="float">
            <text:p>0</text:p>
          </table:table-cell>
          <table:table-cell office:value-type="float" office:value="0.268518518518519" calcext:value-type="float">
            <text:p>0.2685185185</text:p>
          </table:table-cell>
          <table:table-cell office:value-type="float" office:value="0.581081081081081" calcext:value-type="float">
            <text:p>0.5810810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5221238938053" calcext:value-type="float">
            <text:p>0.5752212389</text:p>
          </table:table-cell>
          <table:table-cell office:value-type="float" office:value="0.551724137931034" calcext:value-type="float">
            <text:p>0.5517241379</text:p>
          </table:table-cell>
          <table:table-cell/>
          <table:table-cell table:formula="of:=[.B60]-[.C60]" office:value-type="float" office:value="0.71875" calcext:value-type="float">
            <text:p>0.71875</text:p>
          </table:table-cell>
          <table:table-cell table:formula="of:=[.B60]-[.D60]" office:value-type="float" office:value="0.450231481481482" calcext:value-type="float">
            <text:p>0.4502314815</text:p>
          </table:table-cell>
          <table:table-cell table:formula="of:=[.B60]-[.E60]" office:value-type="float" office:value="0.137668918918919" calcext:value-type="float">
            <text:p>0.1376689189</text:p>
          </table:table-cell>
          <table:table-cell table:formula="of:=[.B60]-[.F60]" office:value-type="float" office:value="0.71875" calcext:value-type="float">
            <text:p>0.71875</text:p>
          </table:table-cell>
          <table:table-cell table:formula="of:=[.B60]-[.G60]" office:value-type="float" office:value="0.71875" calcext:value-type="float">
            <text:p>0.71875</text:p>
          </table:table-cell>
          <table:table-cell table:formula="of:=[.B60]-[.H60]" office:value-type="float" office:value="0.143528761061947" calcext:value-type="float">
            <text:p>0.1435287611</text:p>
          </table:table-cell>
          <table:table-cell table:formula="of:=[.B60]-[.I60]" office:value-type="float" office:value="0.167025862068966" calcext:value-type="float">
            <text:p>0.1670258621</text:p>
          </table:table-cell>
          <table:table-cell table:formula="of:=[.$C60]-[.D60]" office:value-type="float" office:value="-0.268518518518519" calcext:value-type="float">
            <text:p>-0.2685185185</text:p>
          </table:table-cell>
          <table:table-cell table:formula="of:=[.$C60]-[.E60]" office:value-type="float" office:value="-0.581081081081081" calcext:value-type="float">
            <text:p>-0.5810810811</text:p>
          </table:table-cell>
          <table:table-cell table:formula="of:=[.$C60]-[.F60]" office:value-type="float" office:value="0" calcext:value-type="float">
            <text:p>0</text:p>
          </table:table-cell>
          <table:table-cell table:formula="of:=[.$C60]-[.G60]" office:value-type="float" office:value="0" calcext:value-type="float">
            <text:p>0</text:p>
          </table:table-cell>
          <table:table-cell table:formula="of:=[.$C60]-[.H60]" office:value-type="float" office:value="-0.575221238938053" calcext:value-type="float">
            <text:p>-0.5752212389</text:p>
          </table:table-cell>
          <table:table-cell table:formula="of:=[.$C60]-[.I60]" office:value-type="float" office:value="-0.551724137931034" calcext:value-type="float">
            <text:p>-0.5517241379</text:p>
          </table:table-cell>
          <table:table-cell table:formula="of:=[.$D60]-[.E60]" office:value-type="float" office:value="-0.312562562562562" calcext:value-type="float">
            <text:p>-0.3125625626</text:p>
          </table:table-cell>
          <table:table-cell table:formula="of:=[.$D60]-[.F60]" office:value-type="float" office:value="0.268518518518519" calcext:value-type="float">
            <text:p>0.2685185185</text:p>
          </table:table-cell>
          <table:table-cell table:formula="of:=[.$D60]-[.G60]" office:value-type="float" office:value="0.268518518518519" calcext:value-type="float">
            <text:p>0.2685185185</text:p>
          </table:table-cell>
          <table:table-cell table:formula="of:=[.$D60]-[.H60]" office:value-type="float" office:value="-0.306702720419535" calcext:value-type="float">
            <text:p>-0.3067027204</text:p>
          </table:table-cell>
          <table:table-cell table:formula="of:=[.$D60]-[.I60]" office:value-type="float" office:value="-0.283205619412516" calcext:value-type="float">
            <text:p>-0.2832056194</text:p>
          </table:table-cell>
          <table:table-cell table:formula="of:=[.$E60]-[.F60]" office:value-type="float" office:value="0.581081081081081" calcext:value-type="float">
            <text:p>0.5810810811</text:p>
          </table:table-cell>
          <table:table-cell table:formula="of:=[.$E60]-[.G60]" office:value-type="float" office:value="0.581081081081081" calcext:value-type="float">
            <text:p>0.5810810811</text:p>
          </table:table-cell>
          <table:table-cell table:formula="of:=[.$E60]-[.H60]" office:value-type="float" office:value="0.00585984214302793" calcext:value-type="float">
            <text:p>0.0058598421</text:p>
          </table:table-cell>
          <table:table-cell table:formula="of:=[.$E60]-[.I60]" office:value-type="float" office:value="0.0293569431500466" calcext:value-type="float">
            <text:p>0.0293569432</text:p>
          </table:table-cell>
          <table:table-cell table:formula="of:=[.$F60]-[.G60]" office:value-type="float" office:value="0" calcext:value-type="float">
            <text:p>0</text:p>
          </table:table-cell>
          <table:table-cell table:formula="of:=[.$F60]-[.H60]" office:value-type="float" office:value="-0.575221238938053" calcext:value-type="float">
            <text:p>-0.5752212389</text:p>
          </table:table-cell>
          <table:table-cell table:formula="of:=[.$F60]-[.I60]" office:value-type="float" office:value="-0.551724137931034" calcext:value-type="float">
            <text:p>-0.5517241379</text:p>
          </table:table-cell>
          <table:table-cell table:formula="of:=[.$G60]-[.H60]" office:value-type="float" office:value="-0.575221238938053" calcext:value-type="float">
            <text:p>-0.5752212389</text:p>
          </table:table-cell>
          <table:table-cell table:formula="of:=[.$G60]-[.I60]" office:value-type="float" office:value="-0.551724137931034" calcext:value-type="float">
            <text:p>-0.5517241379</text:p>
          </table:table-cell>
          <table:table-cell table:formula="of:=[.H60]-[.I60]" office:value-type="float" office:value="0.0234971010070186" calcext:value-type="float">
            <text:p>0.0234971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office:value-type="float" office:value="0.611111111111111" calcext:value-type="float">
            <text:p>0.6111111111</text:p>
          </table:table-cell>
          <table:table-cell office:value-type="float" office:value="0.680933852140078" calcext:value-type="float">
            <text:p>0.6809338521</text:p>
          </table:table-cell>
          <table:table-cell office:value-type="float" office:value="1" calcext:value-type="float">
            <text:p>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67741935483871" calcext:value-type="float">
            <text:p>0.9677419355</text:p>
          </table:table-cell>
          <table:table-cell office:value-type="float" office:value="0.777358490566038" calcext:value-type="float">
            <text:p>0.7773584906</text:p>
          </table:table-cell>
          <table:table-cell/>
          <table:table-cell table:formula="of:=[.B61]-[.C61]" office:value-type="float" office:value="-0.113636363636364" calcext:value-type="float">
            <text:p>-0.1136363636</text:p>
          </table:table-cell>
          <table:table-cell table:formula="of:=[.B61]-[.D61]" office:value-type="float" office:value="0.275252525252525" calcext:value-type="float">
            <text:p>0.2752525253</text:p>
          </table:table-cell>
          <table:table-cell table:formula="of:=[.B61]-[.E61]" office:value-type="float" office:value="0.205429784223559" calcext:value-type="float">
            <text:p>0.2054297842</text:p>
          </table:table-cell>
          <table:table-cell table:formula="of:=[.B61]-[.F61]" office:value-type="float" office:value="-0.113636363636364" calcext:value-type="float">
            <text:p>-0.1136363636</text:p>
          </table:table-cell>
          <table:table-cell table:formula="of:=[.B61]-[.G61]" office:value-type="float" office:value="-0.0198863636363638" calcext:value-type="float">
            <text:p>-0.0198863636</text:p>
          </table:table-cell>
          <table:table-cell table:formula="of:=[.B61]-[.H61]" office:value-type="float" office:value="-0.0813782991202348" calcext:value-type="float">
            <text:p>-0.0813782991</text:p>
          </table:table-cell>
          <table:table-cell table:formula="of:=[.B61]-[.I61]" office:value-type="float" office:value="0.109005145797599" calcext:value-type="float">
            <text:p>0.1090051458</text:p>
          </table:table-cell>
          <table:table-cell table:formula="of:=[.$C61]-[.D61]" office:value-type="float" office:value="0.388888888888889" calcext:value-type="float">
            <text:p>0.3888888889</text:p>
          </table:table-cell>
          <table:table-cell table:formula="of:=[.$C61]-[.E61]" office:value-type="float" office:value="0.319066147859922" calcext:value-type="float">
            <text:p>0.3190661479</text:p>
          </table:table-cell>
          <table:table-cell table:formula="of:=[.$C61]-[.F61]" office:value-type="float" office:value="0" calcext:value-type="float">
            <text:p>0</text:p>
          </table:table-cell>
          <table:table-cell table:formula="of:=[.$C61]-[.G61]" office:value-type="float" office:value="0.0937499999999999" calcext:value-type="float">
            <text:p>0.09375</text:p>
          </table:table-cell>
          <table:table-cell table:formula="of:=[.$C61]-[.H61]" office:value-type="float" office:value="0.0322580645161289" calcext:value-type="float">
            <text:p>0.0322580645</text:p>
          </table:table-cell>
          <table:table-cell table:formula="of:=[.$C61]-[.I61]" office:value-type="float" office:value="0.222641509433962" calcext:value-type="float">
            <text:p>0.2226415094</text:p>
          </table:table-cell>
          <table:table-cell table:formula="of:=[.$D61]-[.E61]" office:value-type="float" office:value="-0.0698227410289666" calcext:value-type="float">
            <text:p>-0.069822741</text:p>
          </table:table-cell>
          <table:table-cell table:formula="of:=[.$D61]-[.F61]" office:value-type="float" office:value="-0.388888888888889" calcext:value-type="float">
            <text:p>-0.3888888889</text:p>
          </table:table-cell>
          <table:table-cell table:formula="of:=[.$D61]-[.G61]" office:value-type="float" office:value="-0.295138888888889" calcext:value-type="float">
            <text:p>-0.2951388889</text:p>
          </table:table-cell>
          <table:table-cell table:formula="of:=[.$D61]-[.H61]" office:value-type="float" office:value="-0.35663082437276" calcext:value-type="float">
            <text:p>-0.3566308244</text:p>
          </table:table-cell>
          <table:table-cell table:formula="of:=[.$D61]-[.I61]" office:value-type="float" office:value="-0.166247379454927" calcext:value-type="float">
            <text:p>-0.1662473795</text:p>
          </table:table-cell>
          <table:table-cell table:formula="of:=[.$E61]-[.F61]" office:value-type="float" office:value="-0.319066147859922" calcext:value-type="float">
            <text:p>-0.3190661479</text:p>
          </table:table-cell>
          <table:table-cell table:formula="of:=[.$E61]-[.G61]" office:value-type="float" office:value="-0.225316147859922" calcext:value-type="float">
            <text:p>-0.2253161479</text:p>
          </table:table-cell>
          <table:table-cell table:formula="of:=[.$E61]-[.H61]" office:value-type="float" office:value="-0.286808083343793" calcext:value-type="float">
            <text:p>-0.2868080833</text:p>
          </table:table-cell>
          <table:table-cell table:formula="of:=[.$E61]-[.I61]" office:value-type="float" office:value="-0.0964246384259601" calcext:value-type="float">
            <text:p>-0.0964246384</text:p>
          </table:table-cell>
          <table:table-cell table:formula="of:=[.$F61]-[.G61]" office:value-type="float" office:value="0.0937499999999999" calcext:value-type="float">
            <text:p>0.09375</text:p>
          </table:table-cell>
          <table:table-cell table:formula="of:=[.$F61]-[.H61]" office:value-type="float" office:value="0.0322580645161289" calcext:value-type="float">
            <text:p>0.0322580645</text:p>
          </table:table-cell>
          <table:table-cell table:formula="of:=[.$F61]-[.I61]" office:value-type="float" office:value="0.222641509433962" calcext:value-type="float">
            <text:p>0.2226415094</text:p>
          </table:table-cell>
          <table:table-cell table:formula="of:=[.$G61]-[.H61]" office:value-type="float" office:value="-0.061491935483871" calcext:value-type="float">
            <text:p>-0.0614919355</text:p>
          </table:table-cell>
          <table:table-cell table:formula="of:=[.$G61]-[.I61]" office:value-type="float" office:value="0.128891509433962" calcext:value-type="float">
            <text:p>0.1288915094</text:p>
          </table:table-cell>
          <table:table-cell table:formula="of:=[.H61]-[.I61]" office:value-type="float" office:value="0.190383444917833" calcext:value-type="float">
            <text:p>0.19038344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B62]-[.C62]" office:value-type="float" office:value="0" calcext:value-type="float">
            <text:p>0</text:p>
          </table:table-cell>
          <table:table-cell table:formula="of:=[.B62]-[.D62]" office:value-type="float" office:value="-1" calcext:value-type="float">
            <text:p>-1</text:p>
          </table:table-cell>
          <table:table-cell table:formula="of:=[.B62]-[.E62]" office:value-type="float" office:value="-0.714285714285714" calcext:value-type="float">
            <text:p>-0.7142857143</text:p>
          </table:table-cell>
          <table:table-cell table:formula="of:=[.B62]-[.F62]" office:value-type="float" office:value="0" calcext:value-type="float">
            <text:p>0</text:p>
          </table:table-cell>
          <table:table-cell table:formula="of:=[.B62]-[.G62]" office:value-type="float" office:value="0" calcext:value-type="float">
            <text:p>0</text:p>
          </table:table-cell>
          <table:table-cell table:formula="of:=[.B62]-[.H62]" office:value-type="float" office:value="-1" calcext:value-type="float">
            <text:p>-1</text:p>
          </table:table-cell>
          <table:table-cell table:formula="of:=[.B62]-[.I62]" office:value-type="float" office:value="-0.75" calcext:value-type="float">
            <text:p>-0.75</text:p>
          </table:table-cell>
          <table:table-cell table:formula="of:=[.$C62]-[.D62]" office:value-type="float" office:value="-1" calcext:value-type="float">
            <text:p>-1</text:p>
          </table:table-cell>
          <table:table-cell table:formula="of:=[.$C62]-[.E62]" office:value-type="float" office:value="-0.714285714285714" calcext:value-type="float">
            <text:p>-0.7142857143</text:p>
          </table:table-cell>
          <table:table-cell table:formula="of:=[.$C62]-[.F62]" office:value-type="float" office:value="0" calcext:value-type="float">
            <text:p>0</text:p>
          </table:table-cell>
          <table:table-cell table:formula="of:=[.$C62]-[.G62]" office:value-type="float" office:value="0" calcext:value-type="float">
            <text:p>0</text:p>
          </table:table-cell>
          <table:table-cell table:formula="of:=[.$C62]-[.H62]" office:value-type="float" office:value="-1" calcext:value-type="float">
            <text:p>-1</text:p>
          </table:table-cell>
          <table:table-cell table:formula="of:=[.$C62]-[.I62]" office:value-type="float" office:value="-0.75" calcext:value-type="float">
            <text:p>-0.75</text:p>
          </table:table-cell>
          <table:table-cell table:formula="of:=[.$D62]-[.E62]" office:value-type="float" office:value="0.285714285714286" calcext:value-type="float">
            <text:p>0.2857142857</text:p>
          </table:table-cell>
          <table:table-cell table:formula="of:=[.$D62]-[.F62]" office:value-type="float" office:value="1" calcext:value-type="float">
            <text:p>1</text:p>
          </table:table-cell>
          <table:table-cell table:formula="of:=[.$D62]-[.G62]" office:value-type="float" office:value="1" calcext:value-type="float">
            <text:p>1</text:p>
          </table:table-cell>
          <table:table-cell table:formula="of:=[.$D62]-[.H62]" office:value-type="float" office:value="0" calcext:value-type="float">
            <text:p>0</text:p>
          </table:table-cell>
          <table:table-cell table:formula="of:=[.$D62]-[.I62]" office:value-type="float" office:value="0.25" calcext:value-type="float">
            <text:p>0.25</text:p>
          </table:table-cell>
          <table:table-cell table:formula="of:=[.$E62]-[.F62]" office:value-type="float" office:value="0.714285714285714" calcext:value-type="float">
            <text:p>0.7142857143</text:p>
          </table:table-cell>
          <table:table-cell table:formula="of:=[.$E62]-[.G62]" office:value-type="float" office:value="0.714285714285714" calcext:value-type="float">
            <text:p>0.7142857143</text:p>
          </table:table-cell>
          <table:table-cell table:formula="of:=[.$E62]-[.H62]" office:value-type="float" office:value="-0.285714285714286" calcext:value-type="float">
            <text:p>-0.2857142857</text:p>
          </table:table-cell>
          <table:table-cell table:formula="of:=[.$E62]-[.I62]" office:value-type="float" office:value="-0.0357142857142857" calcext:value-type="float">
            <text:p>-0.0357142857</text:p>
          </table:table-cell>
          <table:table-cell table:formula="of:=[.$F62]-[.G62]" office:value-type="float" office:value="0" calcext:value-type="float">
            <text:p>0</text:p>
          </table:table-cell>
          <table:table-cell table:formula="of:=[.$F62]-[.H62]" office:value-type="float" office:value="-1" calcext:value-type="float">
            <text:p>-1</text:p>
          </table:table-cell>
          <table:table-cell table:formula="of:=[.$F62]-[.I62]" office:value-type="float" office:value="-0.75" calcext:value-type="float">
            <text:p>-0.75</text:p>
          </table:table-cell>
          <table:table-cell table:formula="of:=[.$G62]-[.H62]" office:value-type="float" office:value="-1" calcext:value-type="float">
            <text:p>-1</text:p>
          </table:table-cell>
          <table:table-cell table:formula="of:=[.$G62]-[.I62]" office:value-type="float" office:value="-0.75" calcext:value-type="float">
            <text:p>-0.75</text:p>
          </table:table-cell>
          <table:table-cell table:formula="of:=[.H62]-[.I62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" calcext:value-type="float">
            <text:p>0</text:p>
          </table:table-cell>
          <table:table-cell office:value-type="float" office:value="0.606837606837607" calcext:value-type="float">
            <text:p>0.6068376068</text:p>
          </table:table-cell>
          <table:table-cell office:value-type="float" office:value="0.665706051873199" calcext:value-type="float">
            <text:p>0.6657060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794642857142857" calcext:value-type="float">
            <text:p>0.7946428571</text:p>
          </table:table-cell>
          <table:table-cell/>
          <table:table-cell table:formula="of:=[.B63]-[.C63]" office:value-type="float" office:value="0.708333333333333" calcext:value-type="float">
            <text:p>0.7083333333</text:p>
          </table:table-cell>
          <table:table-cell table:formula="of:=[.B63]-[.D63]" office:value-type="float" office:value="0.101495726495727" calcext:value-type="float">
            <text:p>0.1014957265</text:p>
          </table:table-cell>
          <table:table-cell table:formula="of:=[.B63]-[.E63]" office:value-type="float" office:value="0.0426272814601345" calcext:value-type="float">
            <text:p>0.0426272815</text:p>
          </table:table-cell>
          <table:table-cell table:formula="of:=[.B63]-[.F63]" office:value-type="float" office:value="0.708333333333333" calcext:value-type="float">
            <text:p>0.7083333333</text:p>
          </table:table-cell>
          <table:table-cell table:formula="of:=[.B63]-[.G63]" office:value-type="float" office:value="-0.291666666666667" calcext:value-type="float">
            <text:p>-0.2916666667</text:p>
          </table:table-cell>
          <table:table-cell table:formula="of:=[.B63]-[.H63]" office:value-type="float" office:value="-0.227836879432624" calcext:value-type="float">
            <text:p>-0.2278368794</text:p>
          </table:table-cell>
          <table:table-cell table:formula="of:=[.B63]-[.I63]" office:value-type="float" office:value="-0.0863095238095237" calcext:value-type="float">
            <text:p>-0.0863095238</text:p>
          </table:table-cell>
          <table:table-cell table:formula="of:=[.$C63]-[.D63]" office:value-type="float" office:value="-0.606837606837607" calcext:value-type="float">
            <text:p>-0.6068376068</text:p>
          </table:table-cell>
          <table:table-cell table:formula="of:=[.$C63]-[.E63]" office:value-type="float" office:value="-0.665706051873199" calcext:value-type="float">
            <text:p>-0.6657060519</text:p>
          </table:table-cell>
          <table:table-cell table:formula="of:=[.$C63]-[.F63]" office:value-type="float" office:value="0" calcext:value-type="float">
            <text:p>0</text:p>
          </table:table-cell>
          <table:table-cell table:formula="of:=[.$C63]-[.G63]" office:value-type="float" office:value="-1" calcext:value-type="float">
            <text:p>-1</text:p>
          </table:table-cell>
          <table:table-cell table:formula="of:=[.$C63]-[.H63]" office:value-type="float" office:value="-0.936170212765957" calcext:value-type="float">
            <text:p>-0.9361702128</text:p>
          </table:table-cell>
          <table:table-cell table:formula="of:=[.$C63]-[.I63]" office:value-type="float" office:value="-0.794642857142857" calcext:value-type="float">
            <text:p>-0.7946428571</text:p>
          </table:table-cell>
          <table:table-cell table:formula="of:=[.$D63]-[.E63]" office:value-type="float" office:value="-0.0588684450355921" calcext:value-type="float">
            <text:p>-0.058868445</text:p>
          </table:table-cell>
          <table:table-cell table:formula="of:=[.$D63]-[.F63]" office:value-type="float" office:value="0.606837606837607" calcext:value-type="float">
            <text:p>0.6068376068</text:p>
          </table:table-cell>
          <table:table-cell table:formula="of:=[.$D63]-[.G63]" office:value-type="float" office:value="-0.393162393162393" calcext:value-type="float">
            <text:p>-0.3931623932</text:p>
          </table:table-cell>
          <table:table-cell table:formula="of:=[.$D63]-[.H63]" office:value-type="float" office:value="-0.329332605928351" calcext:value-type="float">
            <text:p>-0.3293326059</text:p>
          </table:table-cell>
          <table:table-cell table:formula="of:=[.$D63]-[.I63]" office:value-type="float" office:value="-0.18780525030525" calcext:value-type="float">
            <text:p>-0.1878052503</text:p>
          </table:table-cell>
          <table:table-cell table:formula="of:=[.$E63]-[.F63]" office:value-type="float" office:value="0.665706051873199" calcext:value-type="float">
            <text:p>0.6657060519</text:p>
          </table:table-cell>
          <table:table-cell table:formula="of:=[.$E63]-[.G63]" office:value-type="float" office:value="-0.334293948126801" calcext:value-type="float">
            <text:p>-0.3342939481</text:p>
          </table:table-cell>
          <table:table-cell table:formula="of:=[.$E63]-[.H63]" office:value-type="float" office:value="-0.270464160892759" calcext:value-type="float">
            <text:p>-0.2704641609</text:p>
          </table:table-cell>
          <table:table-cell table:formula="of:=[.$E63]-[.I63]" office:value-type="float" office:value="-0.128936805269658" calcext:value-type="float">
            <text:p>-0.1289368053</text:p>
          </table:table-cell>
          <table:table-cell table:formula="of:=[.$F63]-[.G63]" office:value-type="float" office:value="-1" calcext:value-type="float">
            <text:p>-1</text:p>
          </table:table-cell>
          <table:table-cell table:formula="of:=[.$F63]-[.H63]" office:value-type="float" office:value="-0.936170212765957" calcext:value-type="float">
            <text:p>-0.9361702128</text:p>
          </table:table-cell>
          <table:table-cell table:formula="of:=[.$F63]-[.I63]" office:value-type="float" office:value="-0.794642857142857" calcext:value-type="float">
            <text:p>-0.7946428571</text:p>
          </table:table-cell>
          <table:table-cell table:formula="of:=[.$G63]-[.H63]" office:value-type="float" office:value="0.0638297872340424" calcext:value-type="float">
            <text:p>0.0638297872</text:p>
          </table:table-cell>
          <table:table-cell table:formula="of:=[.$G63]-[.I63]" office:value-type="float" office:value="0.205357142857143" calcext:value-type="float">
            <text:p>0.2053571429</text:p>
          </table:table-cell>
          <table:table-cell table:formula="of:=[.H63]-[.I63]" office:value-type="float" office:value="0.1415273556231" calcext:value-type="float">
            <text:p>0.14152735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64]-[.C64]" office:value-type="float" office:value="0" calcext:value-type="float">
            <text:p>0</text:p>
          </table:table-cell>
          <table:table-cell table:formula="of:=[.B64]-[.D64]" office:value-type="float" office:value="0" calcext:value-type="float">
            <text:p>0</text:p>
          </table:table-cell>
          <table:table-cell table:formula="of:=[.B64]-[.E64]" office:value-type="float" office:value="-0.916666666666667" calcext:value-type="float">
            <text:p>-0.9166666667</text:p>
          </table:table-cell>
          <table:table-cell table:formula="of:=[.B64]-[.F64]" office:value-type="float" office:value="0" calcext:value-type="float">
            <text:p>0</text:p>
          </table:table-cell>
          <table:table-cell table:formula="of:=[.B64]-[.G64]" office:value-type="float" office:value="0" calcext:value-type="float">
            <text:p>0</text:p>
          </table:table-cell>
          <table:table-cell table:formula="of:=[.B64]-[.H64]" office:value-type="float" office:value="-1" calcext:value-type="float">
            <text:p>-1</text:p>
          </table:table-cell>
          <table:table-cell table:formula="of:=[.B64]-[.I64]" office:value-type="float" office:value="-1" calcext:value-type="float">
            <text:p>-1</text:p>
          </table:table-cell>
          <table:table-cell table:formula="of:=[.$C64]-[.D64]" office:value-type="float" office:value="0" calcext:value-type="float">
            <text:p>0</text:p>
          </table:table-cell>
          <table:table-cell table:formula="of:=[.$C64]-[.E64]" office:value-type="float" office:value="-0.916666666666667" calcext:value-type="float">
            <text:p>-0.9166666667</text:p>
          </table:table-cell>
          <table:table-cell table:formula="of:=[.$C64]-[.F64]" office:value-type="float" office:value="0" calcext:value-type="float">
            <text:p>0</text:p>
          </table:table-cell>
          <table:table-cell table:formula="of:=[.$C64]-[.G64]" office:value-type="float" office:value="0" calcext:value-type="float">
            <text:p>0</text:p>
          </table:table-cell>
          <table:table-cell table:formula="of:=[.$C64]-[.H64]" office:value-type="float" office:value="-1" calcext:value-type="float">
            <text:p>-1</text:p>
          </table:table-cell>
          <table:table-cell table:formula="of:=[.$C64]-[.I64]" office:value-type="float" office:value="-1" calcext:value-type="float">
            <text:p>-1</text:p>
          </table:table-cell>
          <table:table-cell table:formula="of:=[.$D64]-[.E64]" office:value-type="float" office:value="-0.916666666666667" calcext:value-type="float">
            <text:p>-0.9166666667</text:p>
          </table:table-cell>
          <table:table-cell table:formula="of:=[.$D64]-[.F64]" office:value-type="float" office:value="0" calcext:value-type="float">
            <text:p>0</text:p>
          </table:table-cell>
          <table:table-cell table:formula="of:=[.$D64]-[.G64]" office:value-type="float" office:value="0" calcext:value-type="float">
            <text:p>0</text:p>
          </table:table-cell>
          <table:table-cell table:formula="of:=[.$D64]-[.H64]" office:value-type="float" office:value="-1" calcext:value-type="float">
            <text:p>-1</text:p>
          </table:table-cell>
          <table:table-cell table:formula="of:=[.$D64]-[.I64]" office:value-type="float" office:value="-1" calcext:value-type="float">
            <text:p>-1</text:p>
          </table:table-cell>
          <table:table-cell table:formula="of:=[.$E64]-[.F64]" office:value-type="float" office:value="0.916666666666667" calcext:value-type="float">
            <text:p>0.9166666667</text:p>
          </table:table-cell>
          <table:table-cell table:formula="of:=[.$E64]-[.G64]" office:value-type="float" office:value="0.916666666666667" calcext:value-type="float">
            <text:p>0.9166666667</text:p>
          </table:table-cell>
          <table:table-cell table:formula="of:=[.$E64]-[.H64]" office:value-type="float" office:value="-0.0833333333333334" calcext:value-type="float">
            <text:p>-0.0833333333</text:p>
          </table:table-cell>
          <table:table-cell table:formula="of:=[.$E64]-[.I64]" office:value-type="float" office:value="-0.0833333333333334" calcext:value-type="float">
            <text:p>-0.0833333333</text:p>
          </table:table-cell>
          <table:table-cell table:formula="of:=[.$F64]-[.G64]" office:value-type="float" office:value="0" calcext:value-type="float">
            <text:p>0</text:p>
          </table:table-cell>
          <table:table-cell table:formula="of:=[.$F64]-[.H64]" office:value-type="float" office:value="-1" calcext:value-type="float">
            <text:p>-1</text:p>
          </table:table-cell>
          <table:table-cell table:formula="of:=[.$F64]-[.I64]" office:value-type="float" office:value="-1" calcext:value-type="float">
            <text:p>-1</text:p>
          </table:table-cell>
          <table:table-cell table:formula="of:=[.$G64]-[.H64]" office:value-type="float" office:value="-1" calcext:value-type="float">
            <text:p>-1</text:p>
          </table:table-cell>
          <table:table-cell table:formula="of:=[.$G64]-[.I64]" office:value-type="float" office:value="-1" calcext:value-type="float">
            <text:p>-1</text:p>
          </table:table-cell>
          <table:table-cell table:formula="of:=[.H64]-[.I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7777777777778" calcext:value-type="float">
            <text:p>0.7777777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65]-[.C65]" office:value-type="float" office:value="0" calcext:value-type="float">
            <text:p>0</text:p>
          </table:table-cell>
          <table:table-cell table:formula="of:=[.B65]-[.D65]" office:value-type="float" office:value="0" calcext:value-type="float">
            <text:p>0</text:p>
          </table:table-cell>
          <table:table-cell table:formula="of:=[.B65]-[.E65]" office:value-type="float" office:value="-0.777777777777778" calcext:value-type="float">
            <text:p>-0.7777777778</text:p>
          </table:table-cell>
          <table:table-cell table:formula="of:=[.B65]-[.F65]" office:value-type="float" office:value="0" calcext:value-type="float">
            <text:p>0</text:p>
          </table:table-cell>
          <table:table-cell table:formula="of:=[.B65]-[.G65]" office:value-type="float" office:value="0" calcext:value-type="float">
            <text:p>0</text:p>
          </table:table-cell>
          <table:table-cell table:formula="of:=[.B65]-[.H65]" office:value-type="float" office:value="-1" calcext:value-type="float">
            <text:p>-1</text:p>
          </table:table-cell>
          <table:table-cell table:formula="of:=[.B65]-[.I65]" office:value-type="float" office:value="-1" calcext:value-type="float">
            <text:p>-1</text:p>
          </table:table-cell>
          <table:table-cell table:formula="of:=[.$C65]-[.D65]" office:value-type="float" office:value="0" calcext:value-type="float">
            <text:p>0</text:p>
          </table:table-cell>
          <table:table-cell table:formula="of:=[.$C65]-[.E65]" office:value-type="float" office:value="-0.777777777777778" calcext:value-type="float">
            <text:p>-0.7777777778</text:p>
          </table:table-cell>
          <table:table-cell table:formula="of:=[.$C65]-[.F65]" office:value-type="float" office:value="0" calcext:value-type="float">
            <text:p>0</text:p>
          </table:table-cell>
          <table:table-cell table:formula="of:=[.$C65]-[.G65]" office:value-type="float" office:value="0" calcext:value-type="float">
            <text:p>0</text:p>
          </table:table-cell>
          <table:table-cell table:formula="of:=[.$C65]-[.H65]" office:value-type="float" office:value="-1" calcext:value-type="float">
            <text:p>-1</text:p>
          </table:table-cell>
          <table:table-cell table:formula="of:=[.$C65]-[.I65]" office:value-type="float" office:value="-1" calcext:value-type="float">
            <text:p>-1</text:p>
          </table:table-cell>
          <table:table-cell table:formula="of:=[.$D65]-[.E65]" office:value-type="float" office:value="-0.777777777777778" calcext:value-type="float">
            <text:p>-0.7777777778</text:p>
          </table:table-cell>
          <table:table-cell table:formula="of:=[.$D65]-[.F65]" office:value-type="float" office:value="0" calcext:value-type="float">
            <text:p>0</text:p>
          </table:table-cell>
          <table:table-cell table:formula="of:=[.$D65]-[.G65]" office:value-type="float" office:value="0" calcext:value-type="float">
            <text:p>0</text:p>
          </table:table-cell>
          <table:table-cell table:formula="of:=[.$D65]-[.H65]" office:value-type="float" office:value="-1" calcext:value-type="float">
            <text:p>-1</text:p>
          </table:table-cell>
          <table:table-cell table:formula="of:=[.$D65]-[.I65]" office:value-type="float" office:value="-1" calcext:value-type="float">
            <text:p>-1</text:p>
          </table:table-cell>
          <table:table-cell table:formula="of:=[.$E65]-[.F65]" office:value-type="float" office:value="0.777777777777778" calcext:value-type="float">
            <text:p>0.7777777778</text:p>
          </table:table-cell>
          <table:table-cell table:formula="of:=[.$E65]-[.G65]" office:value-type="float" office:value="0.777777777777778" calcext:value-type="float">
            <text:p>0.7777777778</text:p>
          </table:table-cell>
          <table:table-cell table:formula="of:=[.$E65]-[.H65]" office:value-type="float" office:value="-0.222222222222222" calcext:value-type="float">
            <text:p>-0.2222222222</text:p>
          </table:table-cell>
          <table:table-cell table:formula="of:=[.$E65]-[.I65]" office:value-type="float" office:value="-0.222222222222222" calcext:value-type="float">
            <text:p>-0.2222222222</text:p>
          </table:table-cell>
          <table:table-cell table:formula="of:=[.$F65]-[.G65]" office:value-type="float" office:value="0" calcext:value-type="float">
            <text:p>0</text:p>
          </table:table-cell>
          <table:table-cell table:formula="of:=[.$F65]-[.H65]" office:value-type="float" office:value="-1" calcext:value-type="float">
            <text:p>-1</text:p>
          </table:table-cell>
          <table:table-cell table:formula="of:=[.$F65]-[.I65]" office:value-type="float" office:value="-1" calcext:value-type="float">
            <text:p>-1</text:p>
          </table:table-cell>
          <table:table-cell table:formula="of:=[.$G65]-[.H65]" office:value-type="float" office:value="-1" calcext:value-type="float">
            <text:p>-1</text:p>
          </table:table-cell>
          <table:table-cell table:formula="of:=[.$G65]-[.I65]" office:value-type="float" office:value="-1" calcext:value-type="float">
            <text:p>-1</text:p>
          </table:table-cell>
          <table:table-cell table:formula="of:=[.H65]-[.I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66]-[.C66]" office:value-type="float" office:value="-0.5" calcext:value-type="float">
            <text:p>-0.5</text:p>
          </table:table-cell>
          <table:table-cell table:formula="of:=[.B66]-[.D66]" office:value-type="float" office:value="-1" calcext:value-type="float">
            <text:p>-1</text:p>
          </table:table-cell>
          <table:table-cell table:formula="of:=[.B66]-[.E66]" office:value-type="float" office:value="-0.666666666666667" calcext:value-type="float">
            <text:p>-0.6666666667</text:p>
          </table:table-cell>
          <table:table-cell table:formula="of:=[.B66]-[.F66]" office:value-type="float" office:value="-0.5" calcext:value-type="float">
            <text:p>-0.5</text:p>
          </table:table-cell>
          <table:table-cell table:formula="of:=[.B66]-[.G66]" office:value-type="float" office:value="0" calcext:value-type="float">
            <text:p>0</text:p>
          </table:table-cell>
          <table:table-cell table:formula="of:=[.B66]-[.H66]" office:value-type="float" office:value="-1" calcext:value-type="float">
            <text:p>-1</text:p>
          </table:table-cell>
          <table:table-cell table:formula="of:=[.B66]-[.I66]" office:value-type="float" office:value="-0.5" calcext:value-type="float">
            <text:p>-0.5</text:p>
          </table:table-cell>
          <table:table-cell table:formula="of:=[.$C66]-[.D66]" office:value-type="float" office:value="-0.5" calcext:value-type="float">
            <text:p>-0.5</text:p>
          </table:table-cell>
          <table:table-cell table:formula="of:=[.$C66]-[.E66]" office:value-type="float" office:value="-0.166666666666667" calcext:value-type="float">
            <text:p>-0.1666666667</text:p>
          </table:table-cell>
          <table:table-cell table:formula="of:=[.$C66]-[.F66]" office:value-type="float" office:value="0" calcext:value-type="float">
            <text:p>0</text:p>
          </table:table-cell>
          <table:table-cell table:formula="of:=[.$C66]-[.G66]" office:value-type="float" office:value="0.5" calcext:value-type="float">
            <text:p>0.5</text:p>
          </table:table-cell>
          <table:table-cell table:formula="of:=[.$C66]-[.H66]" office:value-type="float" office:value="-0.5" calcext:value-type="float">
            <text:p>-0.5</text:p>
          </table:table-cell>
          <table:table-cell table:formula="of:=[.$C66]-[.I66]" office:value-type="float" office:value="0" calcext:value-type="float">
            <text:p>0</text:p>
          </table:table-cell>
          <table:table-cell table:formula="of:=[.$D66]-[.E66]" office:value-type="float" office:value="0.333333333333333" calcext:value-type="float">
            <text:p>0.3333333333</text:p>
          </table:table-cell>
          <table:table-cell table:formula="of:=[.$D66]-[.F66]" office:value-type="float" office:value="0.5" calcext:value-type="float">
            <text:p>0.5</text:p>
          </table:table-cell>
          <table:table-cell table:formula="of:=[.$D66]-[.G66]" office:value-type="float" office:value="1" calcext:value-type="float">
            <text:p>1</text:p>
          </table:table-cell>
          <table:table-cell table:formula="of:=[.$D66]-[.H66]" office:value-type="float" office:value="0" calcext:value-type="float">
            <text:p>0</text:p>
          </table:table-cell>
          <table:table-cell table:formula="of:=[.$D66]-[.I66]" office:value-type="float" office:value="0.5" calcext:value-type="float">
            <text:p>0.5</text:p>
          </table:table-cell>
          <table:table-cell table:formula="of:=[.$E66]-[.F66]" office:value-type="float" office:value="0.166666666666667" calcext:value-type="float">
            <text:p>0.1666666667</text:p>
          </table:table-cell>
          <table:table-cell table:formula="of:=[.$E66]-[.G66]" office:value-type="float" office:value="0.666666666666667" calcext:value-type="float">
            <text:p>0.6666666667</text:p>
          </table:table-cell>
          <table:table-cell table:formula="of:=[.$E66]-[.H66]" office:value-type="float" office:value="-0.333333333333333" calcext:value-type="float">
            <text:p>-0.3333333333</text:p>
          </table:table-cell>
          <table:table-cell table:formula="of:=[.$E66]-[.I66]" office:value-type="float" office:value="0.166666666666667" calcext:value-type="float">
            <text:p>0.1666666667</text:p>
          </table:table-cell>
          <table:table-cell table:formula="of:=[.$F66]-[.G66]" office:value-type="float" office:value="0.5" calcext:value-type="float">
            <text:p>0.5</text:p>
          </table:table-cell>
          <table:table-cell table:formula="of:=[.$F66]-[.H66]" office:value-type="float" office:value="-0.5" calcext:value-type="float">
            <text:p>-0.5</text:p>
          </table:table-cell>
          <table:table-cell table:formula="of:=[.$F66]-[.I66]" office:value-type="float" office:value="0" calcext:value-type="float">
            <text:p>0</text:p>
          </table:table-cell>
          <table:table-cell table:formula="of:=[.$G66]-[.H66]" office:value-type="float" office:value="-1" calcext:value-type="float">
            <text:p>-1</text:p>
          </table:table-cell>
          <table:table-cell table:formula="of:=[.$G66]-[.I66]" office:value-type="float" office:value="-0.5" calcext:value-type="float">
            <text:p>-0.5</text:p>
          </table:table-cell>
          <table:table-cell table:formula="of:=[.H66]-[.I66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7]-[.C67]" office:value-type="float" office:value="0" calcext:value-type="float">
            <text:p>0</text:p>
          </table:table-cell>
          <table:table-cell table:formula="of:=[.B67]-[.D67]" office:value-type="float" office:value="-1" calcext:value-type="float">
            <text:p>-1</text:p>
          </table:table-cell>
          <table:table-cell table:formula="of:=[.B67]-[.E67]" office:value-type="float" office:value="-0.666666666666667" calcext:value-type="float">
            <text:p>-0.6666666667</text:p>
          </table:table-cell>
          <table:table-cell table:formula="of:=[.B67]-[.F67]" office:value-type="float" office:value="0" calcext:value-type="float">
            <text:p>0</text:p>
          </table:table-cell>
          <table:table-cell table:formula="of:=[.B67]-[.G67]" office:value-type="float" office:value="0" calcext:value-type="float">
            <text:p>0</text:p>
          </table:table-cell>
          <table:table-cell table:formula="of:=[.B67]-[.H67]" office:value-type="float" office:value="-1" calcext:value-type="float">
            <text:p>-1</text:p>
          </table:table-cell>
          <table:table-cell table:formula="of:=[.B67]-[.I67]" office:value-type="float" office:value="0" calcext:value-type="float">
            <text:p>0</text:p>
          </table:table-cell>
          <table:table-cell table:formula="of:=[.$C67]-[.D67]" office:value-type="float" office:value="-1" calcext:value-type="float">
            <text:p>-1</text:p>
          </table:table-cell>
          <table:table-cell table:formula="of:=[.$C67]-[.E67]" office:value-type="float" office:value="-0.666666666666667" calcext:value-type="float">
            <text:p>-0.6666666667</text:p>
          </table:table-cell>
          <table:table-cell table:formula="of:=[.$C67]-[.F67]" office:value-type="float" office:value="0" calcext:value-type="float">
            <text:p>0</text:p>
          </table:table-cell>
          <table:table-cell table:formula="of:=[.$C67]-[.G67]" office:value-type="float" office:value="0" calcext:value-type="float">
            <text:p>0</text:p>
          </table:table-cell>
          <table:table-cell table:formula="of:=[.$C67]-[.H67]" office:value-type="float" office:value="-1" calcext:value-type="float">
            <text:p>-1</text:p>
          </table:table-cell>
          <table:table-cell table:formula="of:=[.$C67]-[.I67]" office:value-type="float" office:value="0" calcext:value-type="float">
            <text:p>0</text:p>
          </table:table-cell>
          <table:table-cell table:formula="of:=[.$D67]-[.E67]" office:value-type="float" office:value="0.333333333333333" calcext:value-type="float">
            <text:p>0.3333333333</text:p>
          </table:table-cell>
          <table:table-cell table:formula="of:=[.$D67]-[.F67]" office:value-type="float" office:value="1" calcext:value-type="float">
            <text:p>1</text:p>
          </table:table-cell>
          <table:table-cell table:formula="of:=[.$D67]-[.G67]" office:value-type="float" office:value="1" calcext:value-type="float">
            <text:p>1</text:p>
          </table:table-cell>
          <table:table-cell table:formula="of:=[.$D67]-[.H67]" office:value-type="float" office:value="0" calcext:value-type="float">
            <text:p>0</text:p>
          </table:table-cell>
          <table:table-cell table:formula="of:=[.$D67]-[.I67]" office:value-type="float" office:value="1" calcext:value-type="float">
            <text:p>1</text:p>
          </table:table-cell>
          <table:table-cell table:formula="of:=[.$E67]-[.F67]" office:value-type="float" office:value="0.666666666666667" calcext:value-type="float">
            <text:p>0.6666666667</text:p>
          </table:table-cell>
          <table:table-cell table:formula="of:=[.$E67]-[.G67]" office:value-type="float" office:value="0.666666666666667" calcext:value-type="float">
            <text:p>0.6666666667</text:p>
          </table:table-cell>
          <table:table-cell table:formula="of:=[.$E67]-[.H67]" office:value-type="float" office:value="-0.333333333333333" calcext:value-type="float">
            <text:p>-0.3333333333</text:p>
          </table:table-cell>
          <table:table-cell table:formula="of:=[.$E67]-[.I67]" office:value-type="float" office:value="0.666666666666667" calcext:value-type="float">
            <text:p>0.6666666667</text:p>
          </table:table-cell>
          <table:table-cell table:formula="of:=[.$F67]-[.G67]" office:value-type="float" office:value="0" calcext:value-type="float">
            <text:p>0</text:p>
          </table:table-cell>
          <table:table-cell table:formula="of:=[.$F67]-[.H67]" office:value-type="float" office:value="-1" calcext:value-type="float">
            <text:p>-1</text:p>
          </table:table-cell>
          <table:table-cell table:formula="of:=[.$F67]-[.I67]" office:value-type="float" office:value="0" calcext:value-type="float">
            <text:p>0</text:p>
          </table:table-cell>
          <table:table-cell table:formula="of:=[.$G67]-[.H67]" office:value-type="float" office:value="-1" calcext:value-type="float">
            <text:p>-1</text:p>
          </table:table-cell>
          <table:table-cell table:formula="of:=[.$G67]-[.I67]" office:value-type="float" office:value="0" calcext:value-type="float">
            <text:p>0</text:p>
          </table:table-cell>
          <table:table-cell table:formula="of:=[.H67]-[.I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33333333333333" calcext:value-type="float">
            <text:p>0.7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0654205607477" calcext:value-type="float">
            <text:p>0.9906542056</text:p>
          </table:table-cell>
          <table:table-cell office:value-type="float" office:value="0.865671641791045" calcext:value-type="float">
            <text:p>0.8656716418</text:p>
          </table:table-cell>
          <table:table-cell/>
          <table:table-cell table:formula="of:=[.B68]-[.C68]" office:value-type="float" office:value="0.909090909090909" calcext:value-type="float">
            <text:p>0.9090909091</text:p>
          </table:table-cell>
          <table:table-cell table:formula="of:=[.B68]-[.D68]" office:value-type="float" office:value="0.242424242424243" calcext:value-type="float">
            <text:p>0.2424242424</text:p>
          </table:table-cell>
          <table:table-cell table:formula="of:=[.B68]-[.E68]" office:value-type="float" office:value="0.175757575757576" calcext:value-type="float">
            <text:p>0.1757575758</text:p>
          </table:table-cell>
          <table:table-cell table:formula="of:=[.B68]-[.F68]" office:value-type="float" office:value="0.909090909090909" calcext:value-type="float">
            <text:p>0.9090909091</text:p>
          </table:table-cell>
          <table:table-cell table:formula="of:=[.B68]-[.G68]" office:value-type="float" office:value="0.909090909090909" calcext:value-type="float">
            <text:p>0.9090909091</text:p>
          </table:table-cell>
          <table:table-cell table:formula="of:=[.B68]-[.H68]" office:value-type="float" office:value="-0.0815632965165675" calcext:value-type="float">
            <text:p>-0.0815632965</text:p>
          </table:table-cell>
          <table:table-cell table:formula="of:=[.B68]-[.I68]" office:value-type="float" office:value="0.0434192672998644" calcext:value-type="float">
            <text:p>0.0434192673</text:p>
          </table:table-cell>
          <table:table-cell table:formula="of:=[.$C68]-[.D68]" office:value-type="float" office:value="-0.666666666666667" calcext:value-type="float">
            <text:p>-0.6666666667</text:p>
          </table:table-cell>
          <table:table-cell table:formula="of:=[.$C68]-[.E68]" office:value-type="float" office:value="-0.733333333333333" calcext:value-type="float">
            <text:p>-0.7333333333</text:p>
          </table:table-cell>
          <table:table-cell table:formula="of:=[.$C68]-[.F68]" office:value-type="float" office:value="0" calcext:value-type="float">
            <text:p>0</text:p>
          </table:table-cell>
          <table:table-cell table:formula="of:=[.$C68]-[.G68]" office:value-type="float" office:value="0" calcext:value-type="float">
            <text:p>0</text:p>
          </table:table-cell>
          <table:table-cell table:formula="of:=[.$C68]-[.H68]" office:value-type="float" office:value="-0.990654205607477" calcext:value-type="float">
            <text:p>-0.9906542056</text:p>
          </table:table-cell>
          <table:table-cell table:formula="of:=[.$C68]-[.I68]" office:value-type="float" office:value="-0.865671641791045" calcext:value-type="float">
            <text:p>-0.8656716418</text:p>
          </table:table-cell>
          <table:table-cell table:formula="of:=[.$D68]-[.E68]" office:value-type="float" office:value="-0.0666666666666667" calcext:value-type="float">
            <text:p>-0.0666666667</text:p>
          </table:table-cell>
          <table:table-cell table:formula="of:=[.$D68]-[.F68]" office:value-type="float" office:value="0.666666666666667" calcext:value-type="float">
            <text:p>0.6666666667</text:p>
          </table:table-cell>
          <table:table-cell table:formula="of:=[.$D68]-[.G68]" office:value-type="float" office:value="0.666666666666667" calcext:value-type="float">
            <text:p>0.6666666667</text:p>
          </table:table-cell>
          <table:table-cell table:formula="of:=[.$D68]-[.H68]" office:value-type="float" office:value="-0.32398753894081" calcext:value-type="float">
            <text:p>-0.3239875389</text:p>
          </table:table-cell>
          <table:table-cell table:formula="of:=[.$D68]-[.I68]" office:value-type="float" office:value="-0.199004975124378" calcext:value-type="float">
            <text:p>-0.1990049751</text:p>
          </table:table-cell>
          <table:table-cell table:formula="of:=[.$E68]-[.F68]" office:value-type="float" office:value="0.733333333333333" calcext:value-type="float">
            <text:p>0.7333333333</text:p>
          </table:table-cell>
          <table:table-cell table:formula="of:=[.$E68]-[.G68]" office:value-type="float" office:value="0.733333333333333" calcext:value-type="float">
            <text:p>0.7333333333</text:p>
          </table:table-cell>
          <table:table-cell table:formula="of:=[.$E68]-[.H68]" office:value-type="float" office:value="-0.257320872274143" calcext:value-type="float">
            <text:p>-0.2573208723</text:p>
          </table:table-cell>
          <table:table-cell table:formula="of:=[.$E68]-[.I68]" office:value-type="float" office:value="-0.132338308457711" calcext:value-type="float">
            <text:p>-0.1323383085</text:p>
          </table:table-cell>
          <table:table-cell table:formula="of:=[.$F68]-[.G68]" office:value-type="float" office:value="0" calcext:value-type="float">
            <text:p>0</text:p>
          </table:table-cell>
          <table:table-cell table:formula="of:=[.$F68]-[.H68]" office:value-type="float" office:value="-0.990654205607477" calcext:value-type="float">
            <text:p>-0.9906542056</text:p>
          </table:table-cell>
          <table:table-cell table:formula="of:=[.$F68]-[.I68]" office:value-type="float" office:value="-0.865671641791045" calcext:value-type="float">
            <text:p>-0.8656716418</text:p>
          </table:table-cell>
          <table:table-cell table:formula="of:=[.$G68]-[.H68]" office:value-type="float" office:value="-0.990654205607477" calcext:value-type="float">
            <text:p>-0.9906542056</text:p>
          </table:table-cell>
          <table:table-cell table:formula="of:=[.$G68]-[.I68]" office:value-type="float" office:value="-0.865671641791045" calcext:value-type="float">
            <text:p>-0.8656716418</text:p>
          </table:table-cell>
          <table:table-cell table:formula="of:=[.H68]-[.I68]" office:value-type="float" office:value="0.124982563816432" calcext:value-type="float">
            <text:p>0.1249825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B69]-[.C69]" office:value-type="float" office:value="-0.888888888888889" calcext:value-type="float">
            <text:p>-0.8888888889</text:p>
          </table:table-cell>
          <table:table-cell table:formula="of:=[.B69]-[.D69]" office:value-type="float" office:value="0" calcext:value-type="float">
            <text:p>0</text:p>
          </table:table-cell>
          <table:table-cell table:formula="of:=[.B69]-[.E69]" office:value-type="float" office:value="-0.666666666666667" calcext:value-type="float">
            <text:p>-0.6666666667</text:p>
          </table:table-cell>
          <table:table-cell table:formula="of:=[.B69]-[.F69]" office:value-type="float" office:value="-0.75" calcext:value-type="float">
            <text:p>-0.75</text:p>
          </table:table-cell>
          <table:table-cell table:formula="of:=[.B69]-[.G69]" office:value-type="float" office:value="-1" calcext:value-type="float">
            <text:p>-1</text:p>
          </table:table-cell>
          <table:table-cell table:formula="of:=[.B69]-[.H69]" office:value-type="float" office:value="-1" calcext:value-type="float">
            <text:p>-1</text:p>
          </table:table-cell>
          <table:table-cell table:formula="of:=[.B69]-[.I69]" office:value-type="float" office:value="-1" calcext:value-type="float">
            <text:p>-1</text:p>
          </table:table-cell>
          <table:table-cell table:formula="of:=[.$C69]-[.D69]" office:value-type="float" office:value="0.888888888888889" calcext:value-type="float">
            <text:p>0.8888888889</text:p>
          </table:table-cell>
          <table:table-cell table:formula="of:=[.$C69]-[.E69]" office:value-type="float" office:value="0.222222222222222" calcext:value-type="float">
            <text:p>0.2222222222</text:p>
          </table:table-cell>
          <table:table-cell table:formula="of:=[.$C69]-[.F69]" office:value-type="float" office:value="0.138888888888889" calcext:value-type="float">
            <text:p>0.1388888889</text:p>
          </table:table-cell>
          <table:table-cell table:formula="of:=[.$C69]-[.G69]" office:value-type="float" office:value="-0.111111111111111" calcext:value-type="float">
            <text:p>-0.1111111111</text:p>
          </table:table-cell>
          <table:table-cell table:formula="of:=[.$C69]-[.H69]" office:value-type="float" office:value="-0.111111111111111" calcext:value-type="float">
            <text:p>-0.1111111111</text:p>
          </table:table-cell>
          <table:table-cell table:formula="of:=[.$C69]-[.I69]" office:value-type="float" office:value="-0.111111111111111" calcext:value-type="float">
            <text:p>-0.1111111111</text:p>
          </table:table-cell>
          <table:table-cell table:formula="of:=[.$D69]-[.E69]" office:value-type="float" office:value="-0.666666666666667" calcext:value-type="float">
            <text:p>-0.6666666667</text:p>
          </table:table-cell>
          <table:table-cell table:formula="of:=[.$D69]-[.F69]" office:value-type="float" office:value="-0.75" calcext:value-type="float">
            <text:p>-0.75</text:p>
          </table:table-cell>
          <table:table-cell table:formula="of:=[.$D69]-[.G69]" office:value-type="float" office:value="-1" calcext:value-type="float">
            <text:p>-1</text:p>
          </table:table-cell>
          <table:table-cell table:formula="of:=[.$D69]-[.H69]" office:value-type="float" office:value="-1" calcext:value-type="float">
            <text:p>-1</text:p>
          </table:table-cell>
          <table:table-cell table:formula="of:=[.$D69]-[.I69]" office:value-type="float" office:value="-1" calcext:value-type="float">
            <text:p>-1</text:p>
          </table:table-cell>
          <table:table-cell table:formula="of:=[.$E69]-[.F69]" office:value-type="float" office:value="-0.0833333333333334" calcext:value-type="float">
            <text:p>-0.0833333333</text:p>
          </table:table-cell>
          <table:table-cell table:formula="of:=[.$E69]-[.G69]" office:value-type="float" office:value="-0.333333333333333" calcext:value-type="float">
            <text:p>-0.3333333333</text:p>
          </table:table-cell>
          <table:table-cell table:formula="of:=[.$E69]-[.H69]" office:value-type="float" office:value="-0.333333333333333" calcext:value-type="float">
            <text:p>-0.3333333333</text:p>
          </table:table-cell>
          <table:table-cell table:formula="of:=[.$E69]-[.I69]" office:value-type="float" office:value="-0.333333333333333" calcext:value-type="float">
            <text:p>-0.3333333333</text:p>
          </table:table-cell>
          <table:table-cell table:formula="of:=[.$F69]-[.G69]" office:value-type="float" office:value="-0.25" calcext:value-type="float">
            <text:p>-0.25</text:p>
          </table:table-cell>
          <table:table-cell table:formula="of:=[.$F69]-[.H69]" office:value-type="float" office:value="-0.25" calcext:value-type="float">
            <text:p>-0.25</text:p>
          </table:table-cell>
          <table:table-cell table:formula="of:=[.$F69]-[.I69]" office:value-type="float" office:value="-0.25" calcext:value-type="float">
            <text:p>-0.25</text:p>
          </table:table-cell>
          <table:table-cell table:formula="of:=[.$G69]-[.H69]" office:value-type="float" office:value="0" calcext:value-type="float">
            <text:p>0</text:p>
          </table:table-cell>
          <table:table-cell table:formula="of:=[.$G69]-[.I69]" office:value-type="float" office:value="0" calcext:value-type="float">
            <text:p>0</text:p>
          </table:table-cell>
          <table:table-cell table:formula="of:=[.H69]-[.I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" calcext:value-type="float">
            <text:p>0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445229681978799" calcext:value-type="float">
            <text:p>0.445229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6446991404011" calcext:value-type="float">
            <text:p>0.7564469914</text:p>
          </table:table-cell>
          <table:table-cell office:value-type="float" office:value="0.511551155115512" calcext:value-type="float">
            <text:p>0.5115511551</text:p>
          </table:table-cell>
          <table:table-cell/>
          <table:table-cell table:formula="of:=[.B70]-[.C70]" office:value-type="float" office:value="0.88671875" calcext:value-type="float">
            <text:p>0.88671875</text:p>
          </table:table-cell>
          <table:table-cell table:formula="of:=[.B70]-[.D70]" office:value-type="float" office:value="0.34765625" calcext:value-type="float">
            <text:p>0.34765625</text:p>
          </table:table-cell>
          <table:table-cell table:formula="of:=[.B70]-[.E70]" office:value-type="float" office:value="0.441489068021201" calcext:value-type="float">
            <text:p>0.441489068</text:p>
          </table:table-cell>
          <table:table-cell table:formula="of:=[.B70]-[.F70]" office:value-type="float" office:value="0.88671875" calcext:value-type="float">
            <text:p>0.88671875</text:p>
          </table:table-cell>
          <table:table-cell table:formula="of:=[.B70]-[.G70]" office:value-type="float" office:value="-0.11328125" calcext:value-type="float">
            <text:p>-0.11328125</text:p>
          </table:table-cell>
          <table:table-cell table:formula="of:=[.B70]-[.H70]" office:value-type="float" office:value="0.130271758595989" calcext:value-type="float">
            <text:p>0.1302717586</text:p>
          </table:table-cell>
          <table:table-cell table:formula="of:=[.B70]-[.I70]" office:value-type="float" office:value="0.375167594884488" calcext:value-type="float">
            <text:p>0.3751675949</text:p>
          </table:table-cell>
          <table:table-cell table:formula="of:=[.$C70]-[.D70]" office:value-type="float" office:value="-0.5390625" calcext:value-type="float">
            <text:p>-0.5390625</text:p>
          </table:table-cell>
          <table:table-cell table:formula="of:=[.$C70]-[.E70]" office:value-type="float" office:value="-0.445229681978799" calcext:value-type="float">
            <text:p>-0.445229682</text:p>
          </table:table-cell>
          <table:table-cell table:formula="of:=[.$C70]-[.F70]" office:value-type="float" office:value="0" calcext:value-type="float">
            <text:p>0</text:p>
          </table:table-cell>
          <table:table-cell table:formula="of:=[.$C70]-[.G70]" office:value-type="float" office:value="-1" calcext:value-type="float">
            <text:p>-1</text:p>
          </table:table-cell>
          <table:table-cell table:formula="of:=[.$C70]-[.H70]" office:value-type="float" office:value="-0.756446991404011" calcext:value-type="float">
            <text:p>-0.7564469914</text:p>
          </table:table-cell>
          <table:table-cell table:formula="of:=[.$C70]-[.I70]" office:value-type="float" office:value="-0.511551155115512" calcext:value-type="float">
            <text:p>-0.5115511551</text:p>
          </table:table-cell>
          <table:table-cell table:formula="of:=[.$D70]-[.E70]" office:value-type="float" office:value="0.0938328180212014" calcext:value-type="float">
            <text:p>0.093832818</text:p>
          </table:table-cell>
          <table:table-cell table:formula="of:=[.$D70]-[.F70]" office:value-type="float" office:value="0.5390625" calcext:value-type="float">
            <text:p>0.5390625</text:p>
          </table:table-cell>
          <table:table-cell table:formula="of:=[.$D70]-[.G70]" office:value-type="float" office:value="-0.4609375" calcext:value-type="float">
            <text:p>-0.4609375</text:p>
          </table:table-cell>
          <table:table-cell table:formula="of:=[.$D70]-[.H70]" office:value-type="float" office:value="-0.217384491404011" calcext:value-type="float">
            <text:p>-0.2173844914</text:p>
          </table:table-cell>
          <table:table-cell table:formula="of:=[.$D70]-[.I70]" office:value-type="float" office:value="0.0275113448844885" calcext:value-type="float">
            <text:p>0.0275113449</text:p>
          </table:table-cell>
          <table:table-cell table:formula="of:=[.$E70]-[.F70]" office:value-type="float" office:value="0.445229681978799" calcext:value-type="float">
            <text:p>0.445229682</text:p>
          </table:table-cell>
          <table:table-cell table:formula="of:=[.$E70]-[.G70]" office:value-type="float" office:value="-0.554770318021201" calcext:value-type="float">
            <text:p>-0.554770318</text:p>
          </table:table-cell>
          <table:table-cell table:formula="of:=[.$E70]-[.H70]" office:value-type="float" office:value="-0.311217309425213" calcext:value-type="float">
            <text:p>-0.3112173094</text:p>
          </table:table-cell>
          <table:table-cell table:formula="of:=[.$E70]-[.I70]" office:value-type="float" office:value="-0.0663214731367129" calcext:value-type="float">
            <text:p>-0.0663214731</text:p>
          </table:table-cell>
          <table:table-cell table:formula="of:=[.$F70]-[.G70]" office:value-type="float" office:value="-1" calcext:value-type="float">
            <text:p>-1</text:p>
          </table:table-cell>
          <table:table-cell table:formula="of:=[.$F70]-[.H70]" office:value-type="float" office:value="-0.756446991404011" calcext:value-type="float">
            <text:p>-0.7564469914</text:p>
          </table:table-cell>
          <table:table-cell table:formula="of:=[.$F70]-[.I70]" office:value-type="float" office:value="-0.511551155115512" calcext:value-type="float">
            <text:p>-0.5115511551</text:p>
          </table:table-cell>
          <table:table-cell table:formula="of:=[.$G70]-[.H70]" office:value-type="float" office:value="0.243553008595988" calcext:value-type="float">
            <text:p>0.2435530086</text:p>
          </table:table-cell>
          <table:table-cell table:formula="of:=[.$G70]-[.I70]" office:value-type="float" office:value="0.488448844884488" calcext:value-type="float">
            <text:p>0.4884488449</text:p>
          </table:table-cell>
          <table:table-cell table:formula="of:=[.H70]-[.I70]" office:value-type="float" office:value="0.2448958362885" calcext:value-type="float">
            <text:p>0.24489583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403669724770642" calcext:value-type="float">
            <text:p>0.4036697248</text:p>
          </table:table-cell>
          <table:table-cell office:value-type="float" office:value="0.477707006369427" calcext:value-type="float">
            <text:p>0.477707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445682451253" calcext:value-type="float">
            <text:p>0.7604456825</text:p>
          </table:table-cell>
          <table:table-cell office:value-type="float" office:value="0.595744680851064" calcext:value-type="float">
            <text:p>0.5957446809</text:p>
          </table:table-cell>
          <table:table-cell/>
          <table:table-cell table:formula="of:=[.B71]-[.C71]" office:value-type="float" office:value="0.875" calcext:value-type="float">
            <text:p>0.875</text:p>
          </table:table-cell>
          <table:table-cell table:formula="of:=[.B71]-[.D71]" office:value-type="float" office:value="0.471330275229358" calcext:value-type="float">
            <text:p>0.4713302752</text:p>
          </table:table-cell>
          <table:table-cell table:formula="of:=[.B71]-[.E71]" office:value-type="float" office:value="0.397292993630573" calcext:value-type="float">
            <text:p>0.3972929936</text:p>
          </table:table-cell>
          <table:table-cell table:formula="of:=[.B71]-[.F71]" office:value-type="float" office:value="0.875" calcext:value-type="float">
            <text:p>0.875</text:p>
          </table:table-cell>
          <table:table-cell table:formula="of:=[.B71]-[.G71]" office:value-type="float" office:value="0.875" calcext:value-type="float">
            <text:p>0.875</text:p>
          </table:table-cell>
          <table:table-cell table:formula="of:=[.B71]-[.H71]" office:value-type="float" office:value="0.114554317548747" calcext:value-type="float">
            <text:p>0.1145543175</text:p>
          </table:table-cell>
          <table:table-cell table:formula="of:=[.B71]-[.I71]" office:value-type="float" office:value="0.279255319148936" calcext:value-type="float">
            <text:p>0.2792553191</text:p>
          </table:table-cell>
          <table:table-cell table:formula="of:=[.$C71]-[.D71]" office:value-type="float" office:value="-0.403669724770642" calcext:value-type="float">
            <text:p>-0.4036697248</text:p>
          </table:table-cell>
          <table:table-cell table:formula="of:=[.$C71]-[.E71]" office:value-type="float" office:value="-0.477707006369427" calcext:value-type="float">
            <text:p>-0.4777070064</text:p>
          </table:table-cell>
          <table:table-cell table:formula="of:=[.$C71]-[.F71]" office:value-type="float" office:value="0" calcext:value-type="float">
            <text:p>0</text:p>
          </table:table-cell>
          <table:table-cell table:formula="of:=[.$C71]-[.G71]" office:value-type="float" office:value="0" calcext:value-type="float">
            <text:p>0</text:p>
          </table:table-cell>
          <table:table-cell table:formula="of:=[.$C71]-[.H71]" office:value-type="float" office:value="-0.760445682451253" calcext:value-type="float">
            <text:p>-0.7604456825</text:p>
          </table:table-cell>
          <table:table-cell table:formula="of:=[.$C71]-[.I71]" office:value-type="float" office:value="-0.595744680851064" calcext:value-type="float">
            <text:p>-0.5957446809</text:p>
          </table:table-cell>
          <table:table-cell table:formula="of:=[.$D71]-[.E71]" office:value-type="float" office:value="-0.0740372815987846" calcext:value-type="float">
            <text:p>-0.0740372816</text:p>
          </table:table-cell>
          <table:table-cell table:formula="of:=[.$D71]-[.F71]" office:value-type="float" office:value="0.403669724770642" calcext:value-type="float">
            <text:p>0.4036697248</text:p>
          </table:table-cell>
          <table:table-cell table:formula="of:=[.$D71]-[.G71]" office:value-type="float" office:value="0.403669724770642" calcext:value-type="float">
            <text:p>0.4036697248</text:p>
          </table:table-cell>
          <table:table-cell table:formula="of:=[.$D71]-[.H71]" office:value-type="float" office:value="-0.356775957680611" calcext:value-type="float">
            <text:p>-0.3567759577</text:p>
          </table:table-cell>
          <table:table-cell table:formula="of:=[.$D71]-[.I71]" office:value-type="float" office:value="-0.192074956080422" calcext:value-type="float">
            <text:p>-0.1920749561</text:p>
          </table:table-cell>
          <table:table-cell table:formula="of:=[.$E71]-[.F71]" office:value-type="float" office:value="0.477707006369427" calcext:value-type="float">
            <text:p>0.4777070064</text:p>
          </table:table-cell>
          <table:table-cell table:formula="of:=[.$E71]-[.G71]" office:value-type="float" office:value="0.477707006369427" calcext:value-type="float">
            <text:p>0.4777070064</text:p>
          </table:table-cell>
          <table:table-cell table:formula="of:=[.$E71]-[.H71]" office:value-type="float" office:value="-0.282738676081827" calcext:value-type="float">
            <text:p>-0.2827386761</text:p>
          </table:table-cell>
          <table:table-cell table:formula="of:=[.$E71]-[.I71]" office:value-type="float" office:value="-0.118037674481637" calcext:value-type="float">
            <text:p>-0.1180376745</text:p>
          </table:table-cell>
          <table:table-cell table:formula="of:=[.$F71]-[.G71]" office:value-type="float" office:value="0" calcext:value-type="float">
            <text:p>0</text:p>
          </table:table-cell>
          <table:table-cell table:formula="of:=[.$F71]-[.H71]" office:value-type="float" office:value="-0.760445682451253" calcext:value-type="float">
            <text:p>-0.7604456825</text:p>
          </table:table-cell>
          <table:table-cell table:formula="of:=[.$F71]-[.I71]" office:value-type="float" office:value="-0.595744680851064" calcext:value-type="float">
            <text:p>-0.5957446809</text:p>
          </table:table-cell>
          <table:table-cell table:formula="of:=[.$G71]-[.H71]" office:value-type="float" office:value="-0.760445682451253" calcext:value-type="float">
            <text:p>-0.7604456825</text:p>
          </table:table-cell>
          <table:table-cell table:formula="of:=[.$G71]-[.I71]" office:value-type="float" office:value="-0.595744680851064" calcext:value-type="float">
            <text:p>-0.5957446809</text:p>
          </table:table-cell>
          <table:table-cell table:formula="of:=[.H71]-[.I71]" office:value-type="float" office:value="0.16470100160019" calcext:value-type="float">
            <text:p>0.16470100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" calcext:value-type="float">
            <text:p>0</text:p>
          </table:table-cell>
          <table:table-cell office:value-type="float" office:value="0.604166666666667" calcext:value-type="float">
            <text:p>0.6041666667</text:p>
          </table:table-cell>
          <table:table-cell office:value-type="float" office:value="0.517241379310345" calcext:value-type="float">
            <text:p>0.5172413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54545454545455" calcext:value-type="float">
            <text:p>0.9545454545</text:p>
          </table:table-cell>
          <table:table-cell/>
          <table:table-cell table:formula="of:=[.B72]-[.C72]" office:value-type="float" office:value="0.84375" calcext:value-type="float">
            <text:p>0.84375</text:p>
          </table:table-cell>
          <table:table-cell table:formula="of:=[.B72]-[.D72]" office:value-type="float" office:value="0.239583333333333" calcext:value-type="float">
            <text:p>0.2395833333</text:p>
          </table:table-cell>
          <table:table-cell table:formula="of:=[.B72]-[.E72]" office:value-type="float" office:value="0.326508620689655" calcext:value-type="float">
            <text:p>0.3265086207</text:p>
          </table:table-cell>
          <table:table-cell table:formula="of:=[.B72]-[.F72]" office:value-type="float" office:value="0.84375" calcext:value-type="float">
            <text:p>0.84375</text:p>
          </table:table-cell>
          <table:table-cell table:formula="of:=[.B72]-[.G72]" office:value-type="float" office:value="0.84375" calcext:value-type="float">
            <text:p>0.84375</text:p>
          </table:table-cell>
          <table:table-cell table:formula="of:=[.B72]-[.H72]" office:value-type="float" office:value="-0.108630952380952" calcext:value-type="float">
            <text:p>-0.1086309524</text:p>
          </table:table-cell>
          <table:table-cell table:formula="of:=[.B72]-[.I72]" office:value-type="float" office:value="-0.110795454545454" calcext:value-type="float">
            <text:p>-0.1107954545</text:p>
          </table:table-cell>
          <table:table-cell table:formula="of:=[.$C72]-[.D72]" office:value-type="float" office:value="-0.604166666666667" calcext:value-type="float">
            <text:p>-0.6041666667</text:p>
          </table:table-cell>
          <table:table-cell table:formula="of:=[.$C72]-[.E72]" office:value-type="float" office:value="-0.517241379310345" calcext:value-type="float">
            <text:p>-0.5172413793</text:p>
          </table:table-cell>
          <table:table-cell table:formula="of:=[.$C72]-[.F72]" office:value-type="float" office:value="0" calcext:value-type="float">
            <text:p>0</text:p>
          </table:table-cell>
          <table:table-cell table:formula="of:=[.$C72]-[.G72]" office:value-type="float" office:value="0" calcext:value-type="float">
            <text:p>0</text:p>
          </table:table-cell>
          <table:table-cell table:formula="of:=[.$C72]-[.H72]" office:value-type="float" office:value="-0.952380952380952" calcext:value-type="float">
            <text:p>-0.9523809524</text:p>
          </table:table-cell>
          <table:table-cell table:formula="of:=[.$C72]-[.I72]" office:value-type="float" office:value="-0.954545454545455" calcext:value-type="float">
            <text:p>-0.9545454545</text:p>
          </table:table-cell>
          <table:table-cell table:formula="of:=[.$D72]-[.E72]" office:value-type="float" office:value="0.0869252873563218" calcext:value-type="float">
            <text:p>0.0869252874</text:p>
          </table:table-cell>
          <table:table-cell table:formula="of:=[.$D72]-[.F72]" office:value-type="float" office:value="0.604166666666667" calcext:value-type="float">
            <text:p>0.6041666667</text:p>
          </table:table-cell>
          <table:table-cell table:formula="of:=[.$D72]-[.G72]" office:value-type="float" office:value="0.604166666666667" calcext:value-type="float">
            <text:p>0.6041666667</text:p>
          </table:table-cell>
          <table:table-cell table:formula="of:=[.$D72]-[.H72]" office:value-type="float" office:value="-0.348214285714286" calcext:value-type="float">
            <text:p>-0.3482142857</text:p>
          </table:table-cell>
          <table:table-cell table:formula="of:=[.$D72]-[.I72]" office:value-type="float" office:value="-0.350378787878788" calcext:value-type="float">
            <text:p>-0.3503787879</text:p>
          </table:table-cell>
          <table:table-cell table:formula="of:=[.$E72]-[.F72]" office:value-type="float" office:value="0.517241379310345" calcext:value-type="float">
            <text:p>0.5172413793</text:p>
          </table:table-cell>
          <table:table-cell table:formula="of:=[.$E72]-[.G72]" office:value-type="float" office:value="0.517241379310345" calcext:value-type="float">
            <text:p>0.5172413793</text:p>
          </table:table-cell>
          <table:table-cell table:formula="of:=[.$E72]-[.H72]" office:value-type="float" office:value="-0.435139573070607" calcext:value-type="float">
            <text:p>-0.4351395731</text:p>
          </table:table-cell>
          <table:table-cell table:formula="of:=[.$E72]-[.I72]" office:value-type="float" office:value="-0.43730407523511" calcext:value-type="float">
            <text:p>-0.4373040752</text:p>
          </table:table-cell>
          <table:table-cell table:formula="of:=[.$F72]-[.G72]" office:value-type="float" office:value="0" calcext:value-type="float">
            <text:p>0</text:p>
          </table:table-cell>
          <table:table-cell table:formula="of:=[.$F72]-[.H72]" office:value-type="float" office:value="-0.952380952380952" calcext:value-type="float">
            <text:p>-0.9523809524</text:p>
          </table:table-cell>
          <table:table-cell table:formula="of:=[.$F72]-[.I72]" office:value-type="float" office:value="-0.954545454545455" calcext:value-type="float">
            <text:p>-0.9545454545</text:p>
          </table:table-cell>
          <table:table-cell table:formula="of:=[.$G72]-[.H72]" office:value-type="float" office:value="-0.952380952380952" calcext:value-type="float">
            <text:p>-0.9523809524</text:p>
          </table:table-cell>
          <table:table-cell table:formula="of:=[.$G72]-[.I72]" office:value-type="float" office:value="-0.954545454545455" calcext:value-type="float">
            <text:p>-0.9545454545</text:p>
          </table:table-cell>
          <table:table-cell table:formula="of:=[.H72]-[.I72]" office:value-type="float" office:value="-0.00216450216450226" calcext:value-type="float">
            <text:p>-0.00216450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708333333333333" calcext:value-type="float">
            <text:p>0.7083333333</text:p>
          </table:table-cell>
          <table:table-cell/>
          <table:table-cell table:formula="of:=[.B73]-[.C73]" office:value-type="float" office:value="0" calcext:value-type="float">
            <text:p>0</text:p>
          </table:table-cell>
          <table:table-cell table:formula="of:=[.B73]-[.D73]" office:value-type="float" office:value="-0.833333333333333" calcext:value-type="float">
            <text:p>-0.8333333333</text:p>
          </table:table-cell>
          <table:table-cell table:formula="of:=[.B73]-[.E73]" office:value-type="float" office:value="-0.708333333333333" calcext:value-type="float">
            <text:p>-0.7083333333</text:p>
          </table:table-cell>
          <table:table-cell table:formula="of:=[.B73]-[.F73]" office:value-type="float" office:value="0" calcext:value-type="float">
            <text:p>0</text:p>
          </table:table-cell>
          <table:table-cell table:formula="of:=[.B73]-[.G73]" office:value-type="float" office:value="0" calcext:value-type="float">
            <text:p>0</text:p>
          </table:table-cell>
          <table:table-cell table:formula="of:=[.B73]-[.H73]" office:value-type="float" office:value="-0.944444444444444" calcext:value-type="float">
            <text:p>-0.9444444444</text:p>
          </table:table-cell>
          <table:table-cell table:formula="of:=[.B73]-[.I73]" office:value-type="float" office:value="-0.708333333333333" calcext:value-type="float">
            <text:p>-0.7083333333</text:p>
          </table:table-cell>
          <table:table-cell table:formula="of:=[.$C73]-[.D73]" office:value-type="float" office:value="-0.833333333333333" calcext:value-type="float">
            <text:p>-0.8333333333</text:p>
          </table:table-cell>
          <table:table-cell table:formula="of:=[.$C73]-[.E73]" office:value-type="float" office:value="-0.708333333333333" calcext:value-type="float">
            <text:p>-0.7083333333</text:p>
          </table:table-cell>
          <table:table-cell table:formula="of:=[.$C73]-[.F73]" office:value-type="float" office:value="0" calcext:value-type="float">
            <text:p>0</text:p>
          </table:table-cell>
          <table:table-cell table:formula="of:=[.$C73]-[.G73]" office:value-type="float" office:value="0" calcext:value-type="float">
            <text:p>0</text:p>
          </table:table-cell>
          <table:table-cell table:formula="of:=[.$C73]-[.H73]" office:value-type="float" office:value="-0.944444444444444" calcext:value-type="float">
            <text:p>-0.9444444444</text:p>
          </table:table-cell>
          <table:table-cell table:formula="of:=[.$C73]-[.I73]" office:value-type="float" office:value="-0.708333333333333" calcext:value-type="float">
            <text:p>-0.7083333333</text:p>
          </table:table-cell>
          <table:table-cell table:formula="of:=[.$D73]-[.E73]" office:value-type="float" office:value="0.125" calcext:value-type="float">
            <text:p>0.125</text:p>
          </table:table-cell>
          <table:table-cell table:formula="of:=[.$D73]-[.F73]" office:value-type="float" office:value="0.833333333333333" calcext:value-type="float">
            <text:p>0.8333333333</text:p>
          </table:table-cell>
          <table:table-cell table:formula="of:=[.$D73]-[.G73]" office:value-type="float" office:value="0.833333333333333" calcext:value-type="float">
            <text:p>0.8333333333</text:p>
          </table:table-cell>
          <table:table-cell table:formula="of:=[.$D73]-[.H73]" office:value-type="float" office:value="-0.111111111111111" calcext:value-type="float">
            <text:p>-0.1111111111</text:p>
          </table:table-cell>
          <table:table-cell table:formula="of:=[.$D73]-[.I73]" office:value-type="float" office:value="0.125" calcext:value-type="float">
            <text:p>0.125</text:p>
          </table:table-cell>
          <table:table-cell table:formula="of:=[.$E73]-[.F73]" office:value-type="float" office:value="0.708333333333333" calcext:value-type="float">
            <text:p>0.7083333333</text:p>
          </table:table-cell>
          <table:table-cell table:formula="of:=[.$E73]-[.G73]" office:value-type="float" office:value="0.708333333333333" calcext:value-type="float">
            <text:p>0.7083333333</text:p>
          </table:table-cell>
          <table:table-cell table:formula="of:=[.$E73]-[.H73]" office:value-type="float" office:value="-0.236111111111111" calcext:value-type="float">
            <text:p>-0.2361111111</text:p>
          </table:table-cell>
          <table:table-cell table:formula="of:=[.$E73]-[.I73]" office:value-type="float" office:value="0" calcext:value-type="float">
            <text:p>0</text:p>
          </table:table-cell>
          <table:table-cell table:formula="of:=[.$F73]-[.G73]" office:value-type="float" office:value="0" calcext:value-type="float">
            <text:p>0</text:p>
          </table:table-cell>
          <table:table-cell table:formula="of:=[.$F73]-[.H73]" office:value-type="float" office:value="-0.944444444444444" calcext:value-type="float">
            <text:p>-0.9444444444</text:p>
          </table:table-cell>
          <table:table-cell table:formula="of:=[.$F73]-[.I73]" office:value-type="float" office:value="-0.708333333333333" calcext:value-type="float">
            <text:p>-0.7083333333</text:p>
          </table:table-cell>
          <table:table-cell table:formula="of:=[.$G73]-[.H73]" office:value-type="float" office:value="-0.944444444444444" calcext:value-type="float">
            <text:p>-0.9444444444</text:p>
          </table:table-cell>
          <table:table-cell table:formula="of:=[.$G73]-[.I73]" office:value-type="float" office:value="-0.708333333333333" calcext:value-type="float">
            <text:p>-0.7083333333</text:p>
          </table:table-cell>
          <table:table-cell table:formula="of:=[.H73]-[.I73]" office:value-type="float" office:value="0.236111111111111" calcext:value-type="float">
            <text:p>0.23611111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777777777777778" calcext:value-type="float">
            <text:p>0.7777777778</text:p>
          </table:table-cell>
          <table:table-cell/>
          <table:table-cell table:formula="of:=[.B74]-[.C74]" office:value-type="float" office:value="0" calcext:value-type="float">
            <text:p>0</text:p>
          </table:table-cell>
          <table:table-cell table:formula="of:=[.B74]-[.D74]" office:value-type="float" office:value="-0.833333333333333" calcext:value-type="float">
            <text:p>-0.8333333333</text:p>
          </table:table-cell>
          <table:table-cell table:formula="of:=[.B74]-[.E74]" office:value-type="float" office:value="-0.583333333333333" calcext:value-type="float">
            <text:p>-0.5833333333</text:p>
          </table:table-cell>
          <table:table-cell table:formula="of:=[.B74]-[.F74]" office:value-type="float" office:value="0" calcext:value-type="float">
            <text:p>0</text:p>
          </table:table-cell>
          <table:table-cell table:formula="of:=[.B74]-[.G74]" office:value-type="float" office:value="0" calcext:value-type="float">
            <text:p>0</text:p>
          </table:table-cell>
          <table:table-cell table:formula="of:=[.B74]-[.H74]" office:value-type="float" office:value="-0.941176470588235" calcext:value-type="float">
            <text:p>-0.9411764706</text:p>
          </table:table-cell>
          <table:table-cell table:formula="of:=[.B74]-[.I74]" office:value-type="float" office:value="-0.777777777777778" calcext:value-type="float">
            <text:p>-0.7777777778</text:p>
          </table:table-cell>
          <table:table-cell table:formula="of:=[.$C74]-[.D74]" office:value-type="float" office:value="-0.833333333333333" calcext:value-type="float">
            <text:p>-0.8333333333</text:p>
          </table:table-cell>
          <table:table-cell table:formula="of:=[.$C74]-[.E74]" office:value-type="float" office:value="-0.583333333333333" calcext:value-type="float">
            <text:p>-0.5833333333</text:p>
          </table:table-cell>
          <table:table-cell table:formula="of:=[.$C74]-[.F74]" office:value-type="float" office:value="0" calcext:value-type="float">
            <text:p>0</text:p>
          </table:table-cell>
          <table:table-cell table:formula="of:=[.$C74]-[.G74]" office:value-type="float" office:value="0" calcext:value-type="float">
            <text:p>0</text:p>
          </table:table-cell>
          <table:table-cell table:formula="of:=[.$C74]-[.H74]" office:value-type="float" office:value="-0.941176470588235" calcext:value-type="float">
            <text:p>-0.9411764706</text:p>
          </table:table-cell>
          <table:table-cell table:formula="of:=[.$C74]-[.I74]" office:value-type="float" office:value="-0.777777777777778" calcext:value-type="float">
            <text:p>-0.7777777778</text:p>
          </table:table-cell>
          <table:table-cell table:formula="of:=[.$D74]-[.E74]" office:value-type="float" office:value="0.25" calcext:value-type="float">
            <text:p>0.25</text:p>
          </table:table-cell>
          <table:table-cell table:formula="of:=[.$D74]-[.F74]" office:value-type="float" office:value="0.833333333333333" calcext:value-type="float">
            <text:p>0.8333333333</text:p>
          </table:table-cell>
          <table:table-cell table:formula="of:=[.$D74]-[.G74]" office:value-type="float" office:value="0.833333333333333" calcext:value-type="float">
            <text:p>0.8333333333</text:p>
          </table:table-cell>
          <table:table-cell table:formula="of:=[.$D74]-[.H74]" office:value-type="float" office:value="-0.107843137254902" calcext:value-type="float">
            <text:p>-0.1078431373</text:p>
          </table:table-cell>
          <table:table-cell table:formula="of:=[.$D74]-[.I74]" office:value-type="float" office:value="0.0555555555555556" calcext:value-type="float">
            <text:p>0.0555555556</text:p>
          </table:table-cell>
          <table:table-cell table:formula="of:=[.$E74]-[.F74]" office:value-type="float" office:value="0.583333333333333" calcext:value-type="float">
            <text:p>0.5833333333</text:p>
          </table:table-cell>
          <table:table-cell table:formula="of:=[.$E74]-[.G74]" office:value-type="float" office:value="0.583333333333333" calcext:value-type="float">
            <text:p>0.5833333333</text:p>
          </table:table-cell>
          <table:table-cell table:formula="of:=[.$E74]-[.H74]" office:value-type="float" office:value="-0.357843137254902" calcext:value-type="float">
            <text:p>-0.3578431373</text:p>
          </table:table-cell>
          <table:table-cell table:formula="of:=[.$E74]-[.I74]" office:value-type="float" office:value="-0.194444444444444" calcext:value-type="float">
            <text:p>-0.1944444444</text:p>
          </table:table-cell>
          <table:table-cell table:formula="of:=[.$F74]-[.G74]" office:value-type="float" office:value="0" calcext:value-type="float">
            <text:p>0</text:p>
          </table:table-cell>
          <table:table-cell table:formula="of:=[.$F74]-[.H74]" office:value-type="float" office:value="-0.941176470588235" calcext:value-type="float">
            <text:p>-0.9411764706</text:p>
          </table:table-cell>
          <table:table-cell table:formula="of:=[.$F74]-[.I74]" office:value-type="float" office:value="-0.777777777777778" calcext:value-type="float">
            <text:p>-0.7777777778</text:p>
          </table:table-cell>
          <table:table-cell table:formula="of:=[.$G74]-[.H74]" office:value-type="float" office:value="-0.941176470588235" calcext:value-type="float">
            <text:p>-0.9411764706</text:p>
          </table:table-cell>
          <table:table-cell table:formula="of:=[.$G74]-[.I74]" office:value-type="float" office:value="-0.777777777777778" calcext:value-type="float">
            <text:p>-0.7777777778</text:p>
          </table:table-cell>
          <table:table-cell table:formula="of:=[.H74]-[.I74]" office:value-type="float" office:value="0.163398692810457" calcext:value-type="float">
            <text:p>0.16339869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884615384615385" calcext:value-type="float">
            <text:p>0.8846153846</text:p>
          </table:table-cell>
          <table:table-cell/>
          <table:table-cell table:formula="of:=[.B75]-[.C75]" office:value-type="float" office:value="0.75" calcext:value-type="float">
            <text:p>0.75</text:p>
          </table:table-cell>
          <table:table-cell table:formula="of:=[.B75]-[.D75]" office:value-type="float" office:value="0" calcext:value-type="float">
            <text:p>0</text:p>
          </table:table-cell>
          <table:table-cell table:formula="of:=[.B75]-[.E75]" office:value-type="float" office:value="0.208333333333333" calcext:value-type="float">
            <text:p>0.2083333333</text:p>
          </table:table-cell>
          <table:table-cell table:formula="of:=[.B75]-[.F75]" office:value-type="float" office:value="0.75" calcext:value-type="float">
            <text:p>0.75</text:p>
          </table:table-cell>
          <table:table-cell table:formula="of:=[.B75]-[.G75]" office:value-type="float" office:value="0.75" calcext:value-type="float">
            <text:p>0.75</text:p>
          </table:table-cell>
          <table:table-cell table:formula="of:=[.B75]-[.H75]" office:value-type="float" office:value="-0.173076923076923" calcext:value-type="float">
            <text:p>-0.1730769231</text:p>
          </table:table-cell>
          <table:table-cell table:formula="of:=[.B75]-[.I75]" office:value-type="float" office:value="-0.134615384615385" calcext:value-type="float">
            <text:p>-0.1346153846</text:p>
          </table:table-cell>
          <table:table-cell table:formula="of:=[.$C75]-[.D75]" office:value-type="float" office:value="-0.75" calcext:value-type="float">
            <text:p>-0.75</text:p>
          </table:table-cell>
          <table:table-cell table:formula="of:=[.$C75]-[.E75]" office:value-type="float" office:value="-0.541666666666667" calcext:value-type="float">
            <text:p>-0.5416666667</text:p>
          </table:table-cell>
          <table:table-cell table:formula="of:=[.$C75]-[.F75]" office:value-type="float" office:value="0" calcext:value-type="float">
            <text:p>0</text:p>
          </table:table-cell>
          <table:table-cell table:formula="of:=[.$C75]-[.G75]" office:value-type="float" office:value="0" calcext:value-type="float">
            <text:p>0</text:p>
          </table:table-cell>
          <table:table-cell table:formula="of:=[.$C75]-[.H75]" office:value-type="float" office:value="-0.923076923076923" calcext:value-type="float">
            <text:p>-0.9230769231</text:p>
          </table:table-cell>
          <table:table-cell table:formula="of:=[.$C75]-[.I75]" office:value-type="float" office:value="-0.884615384615385" calcext:value-type="float">
            <text:p>-0.8846153846</text:p>
          </table:table-cell>
          <table:table-cell table:formula="of:=[.$D75]-[.E75]" office:value-type="float" office:value="0.208333333333333" calcext:value-type="float">
            <text:p>0.2083333333</text:p>
          </table:table-cell>
          <table:table-cell table:formula="of:=[.$D75]-[.F75]" office:value-type="float" office:value="0.75" calcext:value-type="float">
            <text:p>0.75</text:p>
          </table:table-cell>
          <table:table-cell table:formula="of:=[.$D75]-[.G75]" office:value-type="float" office:value="0.75" calcext:value-type="float">
            <text:p>0.75</text:p>
          </table:table-cell>
          <table:table-cell table:formula="of:=[.$D75]-[.H75]" office:value-type="float" office:value="-0.173076923076923" calcext:value-type="float">
            <text:p>-0.1730769231</text:p>
          </table:table-cell>
          <table:table-cell table:formula="of:=[.$D75]-[.I75]" office:value-type="float" office:value="-0.134615384615385" calcext:value-type="float">
            <text:p>-0.1346153846</text:p>
          </table:table-cell>
          <table:table-cell table:formula="of:=[.$E75]-[.F75]" office:value-type="float" office:value="0.541666666666667" calcext:value-type="float">
            <text:p>0.5416666667</text:p>
          </table:table-cell>
          <table:table-cell table:formula="of:=[.$E75]-[.G75]" office:value-type="float" office:value="0.541666666666667" calcext:value-type="float">
            <text:p>0.5416666667</text:p>
          </table:table-cell>
          <table:table-cell table:formula="of:=[.$E75]-[.H75]" office:value-type="float" office:value="-0.381410256410256" calcext:value-type="float">
            <text:p>-0.3814102564</text:p>
          </table:table-cell>
          <table:table-cell table:formula="of:=[.$E75]-[.I75]" office:value-type="float" office:value="-0.342948717948718" calcext:value-type="float">
            <text:p>-0.3429487179</text:p>
          </table:table-cell>
          <table:table-cell table:formula="of:=[.$F75]-[.G75]" office:value-type="float" office:value="0" calcext:value-type="float">
            <text:p>0</text:p>
          </table:table-cell>
          <table:table-cell table:formula="of:=[.$F75]-[.H75]" office:value-type="float" office:value="-0.923076923076923" calcext:value-type="float">
            <text:p>-0.9230769231</text:p>
          </table:table-cell>
          <table:table-cell table:formula="of:=[.$F75]-[.I75]" office:value-type="float" office:value="-0.884615384615385" calcext:value-type="float">
            <text:p>-0.8846153846</text:p>
          </table:table-cell>
          <table:table-cell table:formula="of:=[.$G75]-[.H75]" office:value-type="float" office:value="-0.923076923076923" calcext:value-type="float">
            <text:p>-0.9230769231</text:p>
          </table:table-cell>
          <table:table-cell table:formula="of:=[.$G75]-[.I75]" office:value-type="float" office:value="-0.884615384615385" calcext:value-type="float">
            <text:p>-0.8846153846</text:p>
          </table:table-cell>
          <table:table-cell table:formula="of:=[.H75]-[.I75]" office:value-type="float" office:value="0.0384615384615385" calcext:value-type="float">
            <text:p>0.03846153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96341463414634" calcext:value-type="float">
            <text:p>0.896341463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32432432432432" calcext:value-type="float">
            <text:p>0.4324324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1054852320675" calcext:value-type="float">
            <text:p>0.7510548523</text:p>
          </table:table-cell>
          <table:table-cell office:value-type="float" office:value="0.543859649122807" calcext:value-type="float">
            <text:p>0.5438596491</text:p>
          </table:table-cell>
          <table:table-cell/>
          <table:table-cell table:formula="of:=[.B76]-[.C76]" office:value-type="float" office:value="0.896341463414634" calcext:value-type="float">
            <text:p>0.8963414634</text:p>
          </table:table-cell>
          <table:table-cell table:formula="of:=[.B76]-[.D76]" office:value-type="float" office:value="0.396341463414634" calcext:value-type="float">
            <text:p>0.3963414634</text:p>
          </table:table-cell>
          <table:table-cell table:formula="of:=[.B76]-[.E76]" office:value-type="float" office:value="0.463909030982202" calcext:value-type="float">
            <text:p>0.463909031</text:p>
          </table:table-cell>
          <table:table-cell table:formula="of:=[.B76]-[.F76]" office:value-type="float" office:value="0.896341463414634" calcext:value-type="float">
            <text:p>0.8963414634</text:p>
          </table:table-cell>
          <table:table-cell table:formula="of:=[.B76]-[.G76]" office:value-type="float" office:value="-0.103658536585366" calcext:value-type="float">
            <text:p>-0.1036585366</text:p>
          </table:table-cell>
          <table:table-cell table:formula="of:=[.B76]-[.H76]" office:value-type="float" office:value="0.145286611093959" calcext:value-type="float">
            <text:p>0.1452866111</text:p>
          </table:table-cell>
          <table:table-cell table:formula="of:=[.B76]-[.I76]" office:value-type="float" office:value="0.352481814291827" calcext:value-type="float">
            <text:p>0.3524818143</text:p>
          </table:table-cell>
          <table:table-cell table:formula="of:=[.$C76]-[.D76]" office:value-type="float" office:value="-0.5" calcext:value-type="float">
            <text:p>-0.5</text:p>
          </table:table-cell>
          <table:table-cell table:formula="of:=[.$C76]-[.E76]" office:value-type="float" office:value="-0.432432432432432" calcext:value-type="float">
            <text:p>-0.4324324324</text:p>
          </table:table-cell>
          <table:table-cell table:formula="of:=[.$C76]-[.F76]" office:value-type="float" office:value="0" calcext:value-type="float">
            <text:p>0</text:p>
          </table:table-cell>
          <table:table-cell table:formula="of:=[.$C76]-[.G76]" office:value-type="float" office:value="-1" calcext:value-type="float">
            <text:p>-1</text:p>
          </table:table-cell>
          <table:table-cell table:formula="of:=[.$C76]-[.H76]" office:value-type="float" office:value="-0.751054852320675" calcext:value-type="float">
            <text:p>-0.7510548523</text:p>
          </table:table-cell>
          <table:table-cell table:formula="of:=[.$C76]-[.I76]" office:value-type="float" office:value="-0.543859649122807" calcext:value-type="float">
            <text:p>-0.5438596491</text:p>
          </table:table-cell>
          <table:table-cell table:formula="of:=[.$D76]-[.E76]" office:value-type="float" office:value="0.0675675675675675" calcext:value-type="float">
            <text:p>0.0675675676</text:p>
          </table:table-cell>
          <table:table-cell table:formula="of:=[.$D76]-[.F76]" office:value-type="float" office:value="0.5" calcext:value-type="float">
            <text:p>0.5</text:p>
          </table:table-cell>
          <table:table-cell table:formula="of:=[.$D76]-[.G76]" office:value-type="float" office:value="-0.5" calcext:value-type="float">
            <text:p>-0.5</text:p>
          </table:table-cell>
          <table:table-cell table:formula="of:=[.$D76]-[.H76]" office:value-type="float" office:value="-0.251054852320675" calcext:value-type="float">
            <text:p>-0.2510548523</text:p>
          </table:table-cell>
          <table:table-cell table:formula="of:=[.$D76]-[.I76]" office:value-type="float" office:value="-0.043859649122807" calcext:value-type="float">
            <text:p>-0.0438596491</text:p>
          </table:table-cell>
          <table:table-cell table:formula="of:=[.$E76]-[.F76]" office:value-type="float" office:value="0.432432432432432" calcext:value-type="float">
            <text:p>0.4324324324</text:p>
          </table:table-cell>
          <table:table-cell table:formula="of:=[.$E76]-[.G76]" office:value-type="float" office:value="-0.567567567567568" calcext:value-type="float">
            <text:p>-0.5675675676</text:p>
          </table:table-cell>
          <table:table-cell table:formula="of:=[.$E76]-[.H76]" office:value-type="float" office:value="-0.318622419888242" calcext:value-type="float">
            <text:p>-0.3186224199</text:p>
          </table:table-cell>
          <table:table-cell table:formula="of:=[.$E76]-[.I76]" office:value-type="float" office:value="-0.111427216690375" calcext:value-type="float">
            <text:p>-0.1114272167</text:p>
          </table:table-cell>
          <table:table-cell table:formula="of:=[.$F76]-[.G76]" office:value-type="float" office:value="-1" calcext:value-type="float">
            <text:p>-1</text:p>
          </table:table-cell>
          <table:table-cell table:formula="of:=[.$F76]-[.H76]" office:value-type="float" office:value="-0.751054852320675" calcext:value-type="float">
            <text:p>-0.7510548523</text:p>
          </table:table-cell>
          <table:table-cell table:formula="of:=[.$F76]-[.I76]" office:value-type="float" office:value="-0.543859649122807" calcext:value-type="float">
            <text:p>-0.5438596491</text:p>
          </table:table-cell>
          <table:table-cell table:formula="of:=[.$G76]-[.H76]" office:value-type="float" office:value="0.248945147679325" calcext:value-type="float">
            <text:p>0.2489451477</text:p>
          </table:table-cell>
          <table:table-cell table:formula="of:=[.$G76]-[.I76]" office:value-type="float" office:value="0.456140350877193" calcext:value-type="float">
            <text:p>0.4561403509</text:p>
          </table:table-cell>
          <table:table-cell table:formula="of:=[.H76]-[.I76]" office:value-type="float" office:value="0.207195203197868" calcext:value-type="float">
            <text:p>0.20719520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73076923076923" calcext:value-type="float">
            <text:p>0.673076923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72222222222222" calcext:value-type="float">
            <text:p>0.47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[.B77]-[.C77]" office:value-type="float" office:value="0.673076923076923" calcext:value-type="float">
            <text:p>0.6730769231</text:p>
          </table:table-cell>
          <table:table-cell table:formula="of:=[.B77]-[.D77]" office:value-type="float" office:value="0.298076923076923" calcext:value-type="float">
            <text:p>0.2980769231</text:p>
          </table:table-cell>
          <table:table-cell table:formula="of:=[.B77]-[.E77]" office:value-type="float" office:value="0.200854700854701" calcext:value-type="float">
            <text:p>0.2008547009</text:p>
          </table:table-cell>
          <table:table-cell table:formula="of:=[.B77]-[.F77]" office:value-type="float" office:value="0.673076923076923" calcext:value-type="float">
            <text:p>0.6730769231</text:p>
          </table:table-cell>
          <table:table-cell table:formula="of:=[.B77]-[.G77]" office:value-type="float" office:value="0.673076923076923" calcext:value-type="float">
            <text:p>0.6730769231</text:p>
          </table:table-cell>
          <table:table-cell table:formula="of:=[.B77]-[.H77]" office:value-type="float" office:value="0.0064102564102565" calcext:value-type="float">
            <text:p>0.0064102564</text:p>
          </table:table-cell>
          <table:table-cell table:formula="of:=[.B77]-[.I77]" office:value-type="float" office:value="-0.16025641025641" calcext:value-type="float">
            <text:p>-0.1602564103</text:p>
          </table:table-cell>
          <table:table-cell table:formula="of:=[.$C77]-[.D77]" office:value-type="float" office:value="-0.375" calcext:value-type="float">
            <text:p>-0.375</text:p>
          </table:table-cell>
          <table:table-cell table:formula="of:=[.$C77]-[.E77]" office:value-type="float" office:value="-0.472222222222222" calcext:value-type="float">
            <text:p>-0.4722222222</text:p>
          </table:table-cell>
          <table:table-cell table:formula="of:=[.$C77]-[.F77]" office:value-type="float" office:value="0" calcext:value-type="float">
            <text:p>0</text:p>
          </table:table-cell>
          <table:table-cell table:formula="of:=[.$C77]-[.G77]" office:value-type="float" office:value="0" calcext:value-type="float">
            <text:p>0</text:p>
          </table:table-cell>
          <table:table-cell table:formula="of:=[.$C77]-[.H77]" office:value-type="float" office:value="-0.666666666666667" calcext:value-type="float">
            <text:p>-0.6666666667</text:p>
          </table:table-cell>
          <table:table-cell table:formula="of:=[.$C77]-[.I77]" office:value-type="float" office:value="-0.833333333333333" calcext:value-type="float">
            <text:p>-0.8333333333</text:p>
          </table:table-cell>
          <table:table-cell table:formula="of:=[.$D77]-[.E77]" office:value-type="float" office:value="-0.0972222222222222" calcext:value-type="float">
            <text:p>-0.0972222222</text:p>
          </table:table-cell>
          <table:table-cell table:formula="of:=[.$D77]-[.F77]" office:value-type="float" office:value="0.375" calcext:value-type="float">
            <text:p>0.375</text:p>
          </table:table-cell>
          <table:table-cell table:formula="of:=[.$D77]-[.G77]" office:value-type="float" office:value="0.375" calcext:value-type="float">
            <text:p>0.375</text:p>
          </table:table-cell>
          <table:table-cell table:formula="of:=[.$D77]-[.H77]" office:value-type="float" office:value="-0.291666666666667" calcext:value-type="float">
            <text:p>-0.2916666667</text:p>
          </table:table-cell>
          <table:table-cell table:formula="of:=[.$D77]-[.I77]" office:value-type="float" office:value="-0.458333333333333" calcext:value-type="float">
            <text:p>-0.4583333333</text:p>
          </table:table-cell>
          <table:table-cell table:formula="of:=[.$E77]-[.F77]" office:value-type="float" office:value="0.472222222222222" calcext:value-type="float">
            <text:p>0.4722222222</text:p>
          </table:table-cell>
          <table:table-cell table:formula="of:=[.$E77]-[.G77]" office:value-type="float" office:value="0.472222222222222" calcext:value-type="float">
            <text:p>0.4722222222</text:p>
          </table:table-cell>
          <table:table-cell table:formula="of:=[.$E77]-[.H77]" office:value-type="float" office:value="-0.194444444444444" calcext:value-type="float">
            <text:p>-0.1944444444</text:p>
          </table:table-cell>
          <table:table-cell table:formula="of:=[.$E77]-[.I77]" office:value-type="float" office:value="-0.361111111111111" calcext:value-type="float">
            <text:p>-0.3611111111</text:p>
          </table:table-cell>
          <table:table-cell table:formula="of:=[.$F77]-[.G77]" office:value-type="float" office:value="0" calcext:value-type="float">
            <text:p>0</text:p>
          </table:table-cell>
          <table:table-cell table:formula="of:=[.$F77]-[.H77]" office:value-type="float" office:value="-0.666666666666667" calcext:value-type="float">
            <text:p>-0.6666666667</text:p>
          </table:table-cell>
          <table:table-cell table:formula="of:=[.$F77]-[.I77]" office:value-type="float" office:value="-0.833333333333333" calcext:value-type="float">
            <text:p>-0.8333333333</text:p>
          </table:table-cell>
          <table:table-cell table:formula="of:=[.$G77]-[.H77]" office:value-type="float" office:value="-0.666666666666667" calcext:value-type="float">
            <text:p>-0.6666666667</text:p>
          </table:table-cell>
          <table:table-cell table:formula="of:=[.$G77]-[.I77]" office:value-type="float" office:value="-0.833333333333333" calcext:value-type="float">
            <text:p>-0.8333333333</text:p>
          </table:table-cell>
          <table:table-cell table:formula="of:=[.H77]-[.I77]" office:value-type="float" office:value="-0.166666666666667" calcext:value-type="float">
            <text:p>-0.166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82142857142857" calcext:value-type="float">
            <text:p>0.4821428571</text:p>
          </table:table-cell>
          <table:table-cell office:value-type="float" office:value="0" calcext:value-type="float">
            <text:p>0</text:p>
          </table:table-cell>
          <table:table-cell office:value-type="float" office:value="0.426829268292683" calcext:value-type="float">
            <text:p>0.4268292683</text:p>
          </table:table-cell>
          <table:table-cell office:value-type="float" office:value="0.343891402714932" calcext:value-type="float">
            <text:p>0.343891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497560975609756" calcext:value-type="float">
            <text:p>0.4975609756</text:p>
          </table:table-cell>
          <table:table-cell/>
          <table:table-cell table:formula="of:=[.B78]-[.C78]" office:value-type="float" office:value="0.482142857142857" calcext:value-type="float">
            <text:p>0.4821428571</text:p>
          </table:table-cell>
          <table:table-cell table:formula="of:=[.B78]-[.D78]" office:value-type="float" office:value="0.0553135888501743" calcext:value-type="float">
            <text:p>0.0553135889</text:p>
          </table:table-cell>
          <table:table-cell table:formula="of:=[.B78]-[.E78]" office:value-type="float" office:value="0.138251454427925" calcext:value-type="float">
            <text:p>0.1382514544</text:p>
          </table:table-cell>
          <table:table-cell table:formula="of:=[.B78]-[.F78]" office:value-type="float" office:value="0.482142857142857" calcext:value-type="float">
            <text:p>0.4821428571</text:p>
          </table:table-cell>
          <table:table-cell table:formula="of:=[.B78]-[.G78]" office:value-type="float" office:value="0.482142857142857" calcext:value-type="float">
            <text:p>0.4821428571</text:p>
          </table:table-cell>
          <table:table-cell table:formula="of:=[.B78]-[.H78]" office:value-type="float" office:value="-0.0978571428571427" calcext:value-type="float">
            <text:p>-0.0978571429</text:p>
          </table:table-cell>
          <table:table-cell table:formula="of:=[.B78]-[.I78]" office:value-type="float" office:value="-0.0154181184668988" calcext:value-type="float">
            <text:p>-0.0154181185</text:p>
          </table:table-cell>
          <table:table-cell table:formula="of:=[.$C78]-[.D78]" office:value-type="float" office:value="-0.426829268292683" calcext:value-type="float">
            <text:p>-0.4268292683</text:p>
          </table:table-cell>
          <table:table-cell table:formula="of:=[.$C78]-[.E78]" office:value-type="float" office:value="-0.343891402714932" calcext:value-type="float">
            <text:p>-0.3438914027</text:p>
          </table:table-cell>
          <table:table-cell table:formula="of:=[.$C78]-[.F78]" office:value-type="float" office:value="0" calcext:value-type="float">
            <text:p>0</text:p>
          </table:table-cell>
          <table:table-cell table:formula="of:=[.$C78]-[.G78]" office:value-type="float" office:value="0" calcext:value-type="float">
            <text:p>0</text:p>
          </table:table-cell>
          <table:table-cell table:formula="of:=[.$C78]-[.H78]" office:value-type="float" office:value="-0.58" calcext:value-type="float">
            <text:p>-0.58</text:p>
          </table:table-cell>
          <table:table-cell table:formula="of:=[.$C78]-[.I78]" office:value-type="float" office:value="-0.497560975609756" calcext:value-type="float">
            <text:p>-0.4975609756</text:p>
          </table:table-cell>
          <table:table-cell table:formula="of:=[.$D78]-[.E78]" office:value-type="float" office:value="0.0829378655777508" calcext:value-type="float">
            <text:p>0.0829378656</text:p>
          </table:table-cell>
          <table:table-cell table:formula="of:=[.$D78]-[.F78]" office:value-type="float" office:value="0.426829268292683" calcext:value-type="float">
            <text:p>0.4268292683</text:p>
          </table:table-cell>
          <table:table-cell table:formula="of:=[.$D78]-[.G78]" office:value-type="float" office:value="0.426829268292683" calcext:value-type="float">
            <text:p>0.4268292683</text:p>
          </table:table-cell>
          <table:table-cell table:formula="of:=[.$D78]-[.H78]" office:value-type="float" office:value="-0.153170731707317" calcext:value-type="float">
            <text:p>-0.1531707317</text:p>
          </table:table-cell>
          <table:table-cell table:formula="of:=[.$D78]-[.I78]" office:value-type="float" office:value="-0.0707317073170732" calcext:value-type="float">
            <text:p>-0.0707317073</text:p>
          </table:table-cell>
          <table:table-cell table:formula="of:=[.$E78]-[.F78]" office:value-type="float" office:value="0.343891402714932" calcext:value-type="float">
            <text:p>0.3438914027</text:p>
          </table:table-cell>
          <table:table-cell table:formula="of:=[.$E78]-[.G78]" office:value-type="float" office:value="0.343891402714932" calcext:value-type="float">
            <text:p>0.3438914027</text:p>
          </table:table-cell>
          <table:table-cell table:formula="of:=[.$E78]-[.H78]" office:value-type="float" office:value="-0.236108597285068" calcext:value-type="float">
            <text:p>-0.2361085973</text:p>
          </table:table-cell>
          <table:table-cell table:formula="of:=[.$E78]-[.I78]" office:value-type="float" office:value="-0.153669572894824" calcext:value-type="float">
            <text:p>-0.1536695729</text:p>
          </table:table-cell>
          <table:table-cell table:formula="of:=[.$F78]-[.G78]" office:value-type="float" office:value="0" calcext:value-type="float">
            <text:p>0</text:p>
          </table:table-cell>
          <table:table-cell table:formula="of:=[.$F78]-[.H78]" office:value-type="float" office:value="-0.58" calcext:value-type="float">
            <text:p>-0.58</text:p>
          </table:table-cell>
          <table:table-cell table:formula="of:=[.$F78]-[.I78]" office:value-type="float" office:value="-0.497560975609756" calcext:value-type="float">
            <text:p>-0.4975609756</text:p>
          </table:table-cell>
          <table:table-cell table:formula="of:=[.$G78]-[.H78]" office:value-type="float" office:value="-0.58" calcext:value-type="float">
            <text:p>-0.58</text:p>
          </table:table-cell>
          <table:table-cell table:formula="of:=[.$G78]-[.I78]" office:value-type="float" office:value="-0.497560975609756" calcext:value-type="float">
            <text:p>-0.4975609756</text:p>
          </table:table-cell>
          <table:table-cell table:formula="of:=[.H78]-[.I78]" office:value-type="float" office:value="0.0824390243902439" calcext:value-type="float">
            <text:p>0.08243902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421052631579" calcext:value-type="float">
            <text:p>0.86842105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9]-[.C79]" office:value-type="float" office:value="0.979166666666667" calcext:value-type="float">
            <text:p>0.9791666667</text:p>
          </table:table-cell>
          <table:table-cell table:formula="of:=[.B79]-[.D79]" office:value-type="float" office:value="0.979166666666667" calcext:value-type="float">
            <text:p>0.9791666667</text:p>
          </table:table-cell>
          <table:table-cell table:formula="of:=[.B79]-[.E79]" office:value-type="float" office:value="-0.0208333333333334" calcext:value-type="float">
            <text:p>-0.0208333333</text:p>
          </table:table-cell>
          <table:table-cell table:formula="of:=[.B79]-[.F79]" office:value-type="float" office:value="0.979166666666667" calcext:value-type="float">
            <text:p>0.9791666667</text:p>
          </table:table-cell>
          <table:table-cell table:formula="of:=[.B79]-[.G79]" office:value-type="float" office:value="0.979166666666667" calcext:value-type="float">
            <text:p>0.9791666667</text:p>
          </table:table-cell>
          <table:table-cell table:formula="of:=[.B79]-[.H79]" office:value-type="float" office:value="0.110745614035088" calcext:value-type="float">
            <text:p>0.110745614</text:p>
          </table:table-cell>
          <table:table-cell table:formula="of:=[.B79]-[.I79]" office:value-type="float" office:value="-0.0208333333333334" calcext:value-type="float">
            <text:p>-0.0208333333</text:p>
          </table:table-cell>
          <table:table-cell table:formula="of:=[.$C79]-[.D79]" office:value-type="float" office:value="0" calcext:value-type="float">
            <text:p>0</text:p>
          </table:table-cell>
          <table:table-cell table:formula="of:=[.$C79]-[.E79]" office:value-type="float" office:value="-1" calcext:value-type="float">
            <text:p>-1</text:p>
          </table:table-cell>
          <table:table-cell table:formula="of:=[.$C79]-[.F79]" office:value-type="float" office:value="0" calcext:value-type="float">
            <text:p>0</text:p>
          </table:table-cell>
          <table:table-cell table:formula="of:=[.$C79]-[.G79]" office:value-type="float" office:value="0" calcext:value-type="float">
            <text:p>0</text:p>
          </table:table-cell>
          <table:table-cell table:formula="of:=[.$C79]-[.H79]" office:value-type="float" office:value="-0.868421052631579" calcext:value-type="float">
            <text:p>-0.8684210526</text:p>
          </table:table-cell>
          <table:table-cell table:formula="of:=[.$C79]-[.I79]" office:value-type="float" office:value="-1" calcext:value-type="float">
            <text:p>-1</text:p>
          </table:table-cell>
          <table:table-cell table:formula="of:=[.$D79]-[.E79]" office:value-type="float" office:value="-1" calcext:value-type="float">
            <text:p>-1</text:p>
          </table:table-cell>
          <table:table-cell table:formula="of:=[.$D79]-[.F79]" office:value-type="float" office:value="0" calcext:value-type="float">
            <text:p>0</text:p>
          </table:table-cell>
          <table:table-cell table:formula="of:=[.$D79]-[.G79]" office:value-type="float" office:value="0" calcext:value-type="float">
            <text:p>0</text:p>
          </table:table-cell>
          <table:table-cell table:formula="of:=[.$D79]-[.H79]" office:value-type="float" office:value="-0.868421052631579" calcext:value-type="float">
            <text:p>-0.8684210526</text:p>
          </table:table-cell>
          <table:table-cell table:formula="of:=[.$D79]-[.I79]" office:value-type="float" office:value="-1" calcext:value-type="float">
            <text:p>-1</text:p>
          </table:table-cell>
          <table:table-cell table:formula="of:=[.$E79]-[.F79]" office:value-type="float" office:value="1" calcext:value-type="float">
            <text:p>1</text:p>
          </table:table-cell>
          <table:table-cell table:formula="of:=[.$E79]-[.G79]" office:value-type="float" office:value="1" calcext:value-type="float">
            <text:p>1</text:p>
          </table:table-cell>
          <table:table-cell table:formula="of:=[.$E79]-[.H79]" office:value-type="float" office:value="0.131578947368421" calcext:value-type="float">
            <text:p>0.1315789474</text:p>
          </table:table-cell>
          <table:table-cell table:formula="of:=[.$E79]-[.I79]" office:value-type="float" office:value="0" calcext:value-type="float">
            <text:p>0</text:p>
          </table:table-cell>
          <table:table-cell table:formula="of:=[.$F79]-[.G79]" office:value-type="float" office:value="0" calcext:value-type="float">
            <text:p>0</text:p>
          </table:table-cell>
          <table:table-cell table:formula="of:=[.$F79]-[.H79]" office:value-type="float" office:value="-0.868421052631579" calcext:value-type="float">
            <text:p>-0.8684210526</text:p>
          </table:table-cell>
          <table:table-cell table:formula="of:=[.$F79]-[.I79]" office:value-type="float" office:value="-1" calcext:value-type="float">
            <text:p>-1</text:p>
          </table:table-cell>
          <table:table-cell table:formula="of:=[.$G79]-[.H79]" office:value-type="float" office:value="-0.868421052631579" calcext:value-type="float">
            <text:p>-0.8684210526</text:p>
          </table:table-cell>
          <table:table-cell table:formula="of:=[.$G79]-[.I79]" office:value-type="float" office:value="-1" calcext:value-type="float">
            <text:p>-1</text:p>
          </table:table-cell>
          <table:table-cell table:formula="of:=[.H79]-[.I79]" office:value-type="float" office:value="-0.131578947368421" calcext:value-type="float">
            <text:p>-0.13157894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654320987654321" calcext:value-type="float">
            <text:p>0.6543209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1044776119403" calcext:value-type="float">
            <text:p>0.7910447761</text:p>
          </table:table-cell>
          <table:table-cell office:value-type="float" office:value="0.653465346534653" calcext:value-type="float">
            <text:p>0.6534653465</text:p>
          </table:table-cell>
          <table:table-cell/>
          <table:table-cell table:formula="of:=[.B80]-[.C80]" office:value-type="float" office:value="0.625" calcext:value-type="float">
            <text:p>0.625</text:p>
          </table:table-cell>
          <table:table-cell table:formula="of:=[.B80]-[.D80]" office:value-type="float" office:value="-0.125" calcext:value-type="float">
            <text:p>-0.125</text:p>
          </table:table-cell>
          <table:table-cell table:formula="of:=[.B80]-[.E80]" office:value-type="float" office:value="-0.029320987654321" calcext:value-type="float">
            <text:p>-0.0293209877</text:p>
          </table:table-cell>
          <table:table-cell table:formula="of:=[.B80]-[.F80]" office:value-type="float" office:value="0.625" calcext:value-type="float">
            <text:p>0.625</text:p>
          </table:table-cell>
          <table:table-cell table:formula="of:=[.B80]-[.G80]" office:value-type="float" office:value="0.625" calcext:value-type="float">
            <text:p>0.625</text:p>
          </table:table-cell>
          <table:table-cell table:formula="of:=[.B80]-[.H80]" office:value-type="float" office:value="-0.166044776119403" calcext:value-type="float">
            <text:p>-0.1660447761</text:p>
          </table:table-cell>
          <table:table-cell table:formula="of:=[.B80]-[.I80]" office:value-type="float" office:value="-0.0284653465346535" calcext:value-type="float">
            <text:p>-0.0284653465</text:p>
          </table:table-cell>
          <table:table-cell table:formula="of:=[.$C80]-[.D80]" office:value-type="float" office:value="-0.75" calcext:value-type="float">
            <text:p>-0.75</text:p>
          </table:table-cell>
          <table:table-cell table:formula="of:=[.$C80]-[.E80]" office:value-type="float" office:value="-0.654320987654321" calcext:value-type="float">
            <text:p>-0.6543209877</text:p>
          </table:table-cell>
          <table:table-cell table:formula="of:=[.$C80]-[.F80]" office:value-type="float" office:value="0" calcext:value-type="float">
            <text:p>0</text:p>
          </table:table-cell>
          <table:table-cell table:formula="of:=[.$C80]-[.G80]" office:value-type="float" office:value="0" calcext:value-type="float">
            <text:p>0</text:p>
          </table:table-cell>
          <table:table-cell table:formula="of:=[.$C80]-[.H80]" office:value-type="float" office:value="-0.791044776119403" calcext:value-type="float">
            <text:p>-0.7910447761</text:p>
          </table:table-cell>
          <table:table-cell table:formula="of:=[.$C80]-[.I80]" office:value-type="float" office:value="-0.653465346534653" calcext:value-type="float">
            <text:p>-0.6534653465</text:p>
          </table:table-cell>
          <table:table-cell table:formula="of:=[.$D80]-[.E80]" office:value-type="float" office:value="0.095679012345679" calcext:value-type="float">
            <text:p>0.0956790123</text:p>
          </table:table-cell>
          <table:table-cell table:formula="of:=[.$D80]-[.F80]" office:value-type="float" office:value="0.75" calcext:value-type="float">
            <text:p>0.75</text:p>
          </table:table-cell>
          <table:table-cell table:formula="of:=[.$D80]-[.G80]" office:value-type="float" office:value="0.75" calcext:value-type="float">
            <text:p>0.75</text:p>
          </table:table-cell>
          <table:table-cell table:formula="of:=[.$D80]-[.H80]" office:value-type="float" office:value="-0.0410447761194029" calcext:value-type="float">
            <text:p>-0.0410447761</text:p>
          </table:table-cell>
          <table:table-cell table:formula="of:=[.$D80]-[.I80]" office:value-type="float" office:value="0.0965346534653465" calcext:value-type="float">
            <text:p>0.0965346535</text:p>
          </table:table-cell>
          <table:table-cell table:formula="of:=[.$E80]-[.F80]" office:value-type="float" office:value="0.654320987654321" calcext:value-type="float">
            <text:p>0.6543209877</text:p>
          </table:table-cell>
          <table:table-cell table:formula="of:=[.$E80]-[.G80]" office:value-type="float" office:value="0.654320987654321" calcext:value-type="float">
            <text:p>0.6543209877</text:p>
          </table:table-cell>
          <table:table-cell table:formula="of:=[.$E80]-[.H80]" office:value-type="float" office:value="-0.136723788465082" calcext:value-type="float">
            <text:p>-0.1367237885</text:p>
          </table:table-cell>
          <table:table-cell table:formula="of:=[.$E80]-[.I80]" office:value-type="float" office:value="0.000855641119667516" calcext:value-type="float">
            <text:p>0.0008556411</text:p>
          </table:table-cell>
          <table:table-cell table:formula="of:=[.$F80]-[.G80]" office:value-type="float" office:value="0" calcext:value-type="float">
            <text:p>0</text:p>
          </table:table-cell>
          <table:table-cell table:formula="of:=[.$F80]-[.H80]" office:value-type="float" office:value="-0.791044776119403" calcext:value-type="float">
            <text:p>-0.7910447761</text:p>
          </table:table-cell>
          <table:table-cell table:formula="of:=[.$F80]-[.I80]" office:value-type="float" office:value="-0.653465346534653" calcext:value-type="float">
            <text:p>-0.6534653465</text:p>
          </table:table-cell>
          <table:table-cell table:formula="of:=[.$G80]-[.H80]" office:value-type="float" office:value="-0.791044776119403" calcext:value-type="float">
            <text:p>-0.7910447761</text:p>
          </table:table-cell>
          <table:table-cell table:formula="of:=[.$G80]-[.I80]" office:value-type="float" office:value="-0.653465346534653" calcext:value-type="float">
            <text:p>-0.6534653465</text:p>
          </table:table-cell>
          <table:table-cell table:formula="of:=[.H80]-[.I80]" office:value-type="float" office:value="0.137579429584749" calcext:value-type="float">
            <text:p>0.1375794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81]-[.C81]" office:value-type="float" office:value="0" calcext:value-type="float">
            <text:p>0</text:p>
          </table:table-cell>
          <table:table-cell table:formula="of:=[.B81]-[.D81]" office:value-type="float" office:value="0" calcext:value-type="float">
            <text:p>0</text:p>
          </table:table-cell>
          <table:table-cell table:formula="of:=[.B81]-[.E81]" office:value-type="float" office:value="-1" calcext:value-type="float">
            <text:p>-1</text:p>
          </table:table-cell>
          <table:table-cell table:formula="of:=[.B81]-[.F81]" office:value-type="float" office:value="0" calcext:value-type="float">
            <text:p>0</text:p>
          </table:table-cell>
          <table:table-cell table:formula="of:=[.B81]-[.G81]" office:value-type="float" office:value="0" calcext:value-type="float">
            <text:p>0</text:p>
          </table:table-cell>
          <table:table-cell table:formula="of:=[.B81]-[.H81]" office:value-type="float" office:value="0" calcext:value-type="float">
            <text:p>0</text:p>
          </table:table-cell>
          <table:table-cell table:formula="of:=[.B81]-[.I81]" office:value-type="float" office:value="0" calcext:value-type="float">
            <text:p>0</text:p>
          </table:table-cell>
          <table:table-cell table:formula="of:=[.$C81]-[.D81]" office:value-type="float" office:value="0" calcext:value-type="float">
            <text:p>0</text:p>
          </table:table-cell>
          <table:table-cell table:formula="of:=[.$C81]-[.E81]" office:value-type="float" office:value="-1" calcext:value-type="float">
            <text:p>-1</text:p>
          </table:table-cell>
          <table:table-cell table:formula="of:=[.$C81]-[.F81]" office:value-type="float" office:value="0" calcext:value-type="float">
            <text:p>0</text:p>
          </table:table-cell>
          <table:table-cell table:formula="of:=[.$C81]-[.G81]" office:value-type="float" office:value="0" calcext:value-type="float">
            <text:p>0</text:p>
          </table:table-cell>
          <table:table-cell table:formula="of:=[.$C81]-[.H81]" office:value-type="float" office:value="0" calcext:value-type="float">
            <text:p>0</text:p>
          </table:table-cell>
          <table:table-cell table:formula="of:=[.$C81]-[.I81]" office:value-type="float" office:value="0" calcext:value-type="float">
            <text:p>0</text:p>
          </table:table-cell>
          <table:table-cell table:formula="of:=[.$D81]-[.E81]" office:value-type="float" office:value="-1" calcext:value-type="float">
            <text:p>-1</text:p>
          </table:table-cell>
          <table:table-cell table:formula="of:=[.$D81]-[.F81]" office:value-type="float" office:value="0" calcext:value-type="float">
            <text:p>0</text:p>
          </table:table-cell>
          <table:table-cell table:formula="of:=[.$D81]-[.G81]" office:value-type="float" office:value="0" calcext:value-type="float">
            <text:p>0</text:p>
          </table:table-cell>
          <table:table-cell table:formula="of:=[.$D81]-[.H81]" office:value-type="float" office:value="0" calcext:value-type="float">
            <text:p>0</text:p>
          </table:table-cell>
          <table:table-cell table:formula="of:=[.$D81]-[.I81]" office:value-type="float" office:value="0" calcext:value-type="float">
            <text:p>0</text:p>
          </table:table-cell>
          <table:table-cell table:formula="of:=[.$E81]-[.F81]" office:value-type="float" office:value="1" calcext:value-type="float">
            <text:p>1</text:p>
          </table:table-cell>
          <table:table-cell table:formula="of:=[.$E81]-[.G81]" office:value-type="float" office:value="1" calcext:value-type="float">
            <text:p>1</text:p>
          </table:table-cell>
          <table:table-cell table:formula="of:=[.$E81]-[.H81]" office:value-type="float" office:value="1" calcext:value-type="float">
            <text:p>1</text:p>
          </table:table-cell>
          <table:table-cell table:formula="of:=[.$E81]-[.I81]" office:value-type="float" office:value="1" calcext:value-type="float">
            <text:p>1</text:p>
          </table:table-cell>
          <table:table-cell table:formula="of:=[.$F81]-[.G81]" office:value-type="float" office:value="0" calcext:value-type="float">
            <text:p>0</text:p>
          </table:table-cell>
          <table:table-cell table:formula="of:=[.$F81]-[.H81]" office:value-type="float" office:value="0" calcext:value-type="float">
            <text:p>0</text:p>
          </table:table-cell>
          <table:table-cell table:formula="of:=[.$F81]-[.I81]" office:value-type="float" office:value="0" calcext:value-type="float">
            <text:p>0</text:p>
          </table:table-cell>
          <table:table-cell table:formula="of:=[.$G81]-[.H81]" office:value-type="float" office:value="0" calcext:value-type="float">
            <text:p>0</text:p>
          </table:table-cell>
          <table:table-cell table:formula="of:=[.$G81]-[.I81]" office:value-type="float" office:value="0" calcext:value-type="float">
            <text:p>0</text:p>
          </table:table-cell>
          <table:table-cell table:formula="of:=[.H81]-[.I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0.925531914893617" calcext:value-type="float">
            <text:p>0.9255319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82]-[.C82]" office:value-type="float" office:value="0.75" calcext:value-type="float">
            <text:p>0.75</text:p>
          </table:table-cell>
          <table:table-cell table:formula="of:=[.B82]-[.D82]" office:value-type="float" office:value="-0.0403225806451613" calcext:value-type="float">
            <text:p>-0.0403225806</text:p>
          </table:table-cell>
          <table:table-cell table:formula="of:=[.B82]-[.E82]" office:value-type="float" office:value="-0.175531914893617" calcext:value-type="float">
            <text:p>-0.1755319149</text:p>
          </table:table-cell>
          <table:table-cell table:formula="of:=[.B82]-[.F82]" office:value-type="float" office:value="0.75" calcext:value-type="float">
            <text:p>0.75</text:p>
          </table:table-cell>
          <table:table-cell table:formula="of:=[.B82]-[.G82]" office:value-type="float" office:value="0.75" calcext:value-type="float">
            <text:p>0.75</text:p>
          </table:table-cell>
          <table:table-cell table:formula="of:=[.B82]-[.H82]" office:value-type="float" office:value="-0.25" calcext:value-type="float">
            <text:p>-0.25</text:p>
          </table:table-cell>
          <table:table-cell table:formula="of:=[.B82]-[.I82]" office:value-type="float" office:value="-0.25" calcext:value-type="float">
            <text:p>-0.25</text:p>
          </table:table-cell>
          <table:table-cell table:formula="of:=[.$C82]-[.D82]" office:value-type="float" office:value="-0.790322580645161" calcext:value-type="float">
            <text:p>-0.7903225806</text:p>
          </table:table-cell>
          <table:table-cell table:formula="of:=[.$C82]-[.E82]" office:value-type="float" office:value="-0.925531914893617" calcext:value-type="float">
            <text:p>-0.9255319149</text:p>
          </table:table-cell>
          <table:table-cell table:formula="of:=[.$C82]-[.F82]" office:value-type="float" office:value="0" calcext:value-type="float">
            <text:p>0</text:p>
          </table:table-cell>
          <table:table-cell table:formula="of:=[.$C82]-[.G82]" office:value-type="float" office:value="0" calcext:value-type="float">
            <text:p>0</text:p>
          </table:table-cell>
          <table:table-cell table:formula="of:=[.$C82]-[.H82]" office:value-type="float" office:value="-1" calcext:value-type="float">
            <text:p>-1</text:p>
          </table:table-cell>
          <table:table-cell table:formula="of:=[.$C82]-[.I82]" office:value-type="float" office:value="-1" calcext:value-type="float">
            <text:p>-1</text:p>
          </table:table-cell>
          <table:table-cell table:formula="of:=[.$D82]-[.E82]" office:value-type="float" office:value="-0.135209334248456" calcext:value-type="float">
            <text:p>-0.1352093342</text:p>
          </table:table-cell>
          <table:table-cell table:formula="of:=[.$D82]-[.F82]" office:value-type="float" office:value="0.790322580645161" calcext:value-type="float">
            <text:p>0.7903225806</text:p>
          </table:table-cell>
          <table:table-cell table:formula="of:=[.$D82]-[.G82]" office:value-type="float" office:value="0.790322580645161" calcext:value-type="float">
            <text:p>0.7903225806</text:p>
          </table:table-cell>
          <table:table-cell table:formula="of:=[.$D82]-[.H82]" office:value-type="float" office:value="-0.209677419354839" calcext:value-type="float">
            <text:p>-0.2096774194</text:p>
          </table:table-cell>
          <table:table-cell table:formula="of:=[.$D82]-[.I82]" office:value-type="float" office:value="-0.209677419354839" calcext:value-type="float">
            <text:p>-0.2096774194</text:p>
          </table:table-cell>
          <table:table-cell table:formula="of:=[.$E82]-[.F82]" office:value-type="float" office:value="0.925531914893617" calcext:value-type="float">
            <text:p>0.9255319149</text:p>
          </table:table-cell>
          <table:table-cell table:formula="of:=[.$E82]-[.G82]" office:value-type="float" office:value="0.925531914893617" calcext:value-type="float">
            <text:p>0.9255319149</text:p>
          </table:table-cell>
          <table:table-cell table:formula="of:=[.$E82]-[.H82]" office:value-type="float" office:value="-0.0744680851063829" calcext:value-type="float">
            <text:p>-0.0744680851</text:p>
          </table:table-cell>
          <table:table-cell table:formula="of:=[.$E82]-[.I82]" office:value-type="float" office:value="-0.0744680851063829" calcext:value-type="float">
            <text:p>-0.0744680851</text:p>
          </table:table-cell>
          <table:table-cell table:formula="of:=[.$F82]-[.G82]" office:value-type="float" office:value="0" calcext:value-type="float">
            <text:p>0</text:p>
          </table:table-cell>
          <table:table-cell table:formula="of:=[.$F82]-[.H82]" office:value-type="float" office:value="-1" calcext:value-type="float">
            <text:p>-1</text:p>
          </table:table-cell>
          <table:table-cell table:formula="of:=[.$F82]-[.I82]" office:value-type="float" office:value="-1" calcext:value-type="float">
            <text:p>-1</text:p>
          </table:table-cell>
          <table:table-cell table:formula="of:=[.$G82]-[.H82]" office:value-type="float" office:value="-1" calcext:value-type="float">
            <text:p>-1</text:p>
          </table:table-cell>
          <table:table-cell table:formula="of:=[.$G82]-[.I82]" office:value-type="float" office:value="-1" calcext:value-type="float">
            <text:p>-1</text:p>
          </table:table-cell>
          <table:table-cell table:formula="of:=[.H82]-[.I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816666666666667" calcext:value-type="float">
            <text:p>0.8166666667</text:p>
          </table:table-cell>
          <table:table-cell office:value-type="float" office:value="0.619047619047619" calcext:value-type="float">
            <text:p>0.61904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741379310344828" calcext:value-type="float">
            <text:p>0.7413793103</text:p>
          </table:table-cell>
          <table:table-cell/>
          <table:table-cell table:formula="of:=[.B83]-[.C83]" office:value-type="float" office:value="0.5625" calcext:value-type="float">
            <text:p>0.5625</text:p>
          </table:table-cell>
          <table:table-cell table:formula="of:=[.B83]-[.D83]" office:value-type="float" office:value="-0.254166666666667" calcext:value-type="float">
            <text:p>-0.2541666667</text:p>
          </table:table-cell>
          <table:table-cell table:formula="of:=[.B83]-[.E83]" office:value-type="float" office:value="-0.0565476190476191" calcext:value-type="float">
            <text:p>-0.056547619</text:p>
          </table:table-cell>
          <table:table-cell table:formula="of:=[.B83]-[.F83]" office:value-type="float" office:value="0.5625" calcext:value-type="float">
            <text:p>0.5625</text:p>
          </table:table-cell>
          <table:table-cell table:formula="of:=[.B83]-[.G83]" office:value-type="float" office:value="0.5625" calcext:value-type="float">
            <text:p>0.5625</text:p>
          </table:table-cell>
          <table:table-cell table:formula="of:=[.B83]-[.H83]" office:value-type="float" office:value="-0.2375" calcext:value-type="float">
            <text:p>-0.2375</text:p>
          </table:table-cell>
          <table:table-cell table:formula="of:=[.B83]-[.I83]" office:value-type="float" office:value="-0.178879310344828" calcext:value-type="float">
            <text:p>-0.1788793103</text:p>
          </table:table-cell>
          <table:table-cell table:formula="of:=[.$C83]-[.D83]" office:value-type="float" office:value="-0.816666666666667" calcext:value-type="float">
            <text:p>-0.8166666667</text:p>
          </table:table-cell>
          <table:table-cell table:formula="of:=[.$C83]-[.E83]" office:value-type="float" office:value="-0.619047619047619" calcext:value-type="float">
            <text:p>-0.619047619</text:p>
          </table:table-cell>
          <table:table-cell table:formula="of:=[.$C83]-[.F83]" office:value-type="float" office:value="0" calcext:value-type="float">
            <text:p>0</text:p>
          </table:table-cell>
          <table:table-cell table:formula="of:=[.$C83]-[.G83]" office:value-type="float" office:value="0" calcext:value-type="float">
            <text:p>0</text:p>
          </table:table-cell>
          <table:table-cell table:formula="of:=[.$C83]-[.H83]" office:value-type="float" office:value="-0.8" calcext:value-type="float">
            <text:p>-0.8</text:p>
          </table:table-cell>
          <table:table-cell table:formula="of:=[.$C83]-[.I83]" office:value-type="float" office:value="-0.741379310344828" calcext:value-type="float">
            <text:p>-0.7413793103</text:p>
          </table:table-cell>
          <table:table-cell table:formula="of:=[.$D83]-[.E83]" office:value-type="float" office:value="0.197619047619048" calcext:value-type="float">
            <text:p>0.1976190476</text:p>
          </table:table-cell>
          <table:table-cell table:formula="of:=[.$D83]-[.F83]" office:value-type="float" office:value="0.816666666666667" calcext:value-type="float">
            <text:p>0.8166666667</text:p>
          </table:table-cell>
          <table:table-cell table:formula="of:=[.$D83]-[.G83]" office:value-type="float" office:value="0.816666666666667" calcext:value-type="float">
            <text:p>0.8166666667</text:p>
          </table:table-cell>
          <table:table-cell table:formula="of:=[.$D83]-[.H83]" office:value-type="float" office:value="0.0166666666666666" calcext:value-type="float">
            <text:p>0.0166666667</text:p>
          </table:table-cell>
          <table:table-cell table:formula="of:=[.$D83]-[.I83]" office:value-type="float" office:value="0.075287356321839" calcext:value-type="float">
            <text:p>0.0752873563</text:p>
          </table:table-cell>
          <table:table-cell table:formula="of:=[.$E83]-[.F83]" office:value-type="float" office:value="0.619047619047619" calcext:value-type="float">
            <text:p>0.619047619</text:p>
          </table:table-cell>
          <table:table-cell table:formula="of:=[.$E83]-[.G83]" office:value-type="float" office:value="0.619047619047619" calcext:value-type="float">
            <text:p>0.619047619</text:p>
          </table:table-cell>
          <table:table-cell table:formula="of:=[.$E83]-[.H83]" office:value-type="float" office:value="-0.180952380952381" calcext:value-type="float">
            <text:p>-0.180952381</text:p>
          </table:table-cell>
          <table:table-cell table:formula="of:=[.$E83]-[.I83]" office:value-type="float" office:value="-0.122331691297209" calcext:value-type="float">
            <text:p>-0.1223316913</text:p>
          </table:table-cell>
          <table:table-cell table:formula="of:=[.$F83]-[.G83]" office:value-type="float" office:value="0" calcext:value-type="float">
            <text:p>0</text:p>
          </table:table-cell>
          <table:table-cell table:formula="of:=[.$F83]-[.H83]" office:value-type="float" office:value="-0.8" calcext:value-type="float">
            <text:p>-0.8</text:p>
          </table:table-cell>
          <table:table-cell table:formula="of:=[.$F83]-[.I83]" office:value-type="float" office:value="-0.741379310344828" calcext:value-type="float">
            <text:p>-0.7413793103</text:p>
          </table:table-cell>
          <table:table-cell table:formula="of:=[.$G83]-[.H83]" office:value-type="float" office:value="-0.8" calcext:value-type="float">
            <text:p>-0.8</text:p>
          </table:table-cell>
          <table:table-cell table:formula="of:=[.$G83]-[.I83]" office:value-type="float" office:value="-0.741379310344828" calcext:value-type="float">
            <text:p>-0.7413793103</text:p>
          </table:table-cell>
          <table:table-cell table:formula="of:=[.H83]-[.I83]" office:value-type="float" office:value="0.0586206896551724" calcext:value-type="float">
            <text:p>0.05862068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8883928571429" calcext:value-type="float">
            <text:p>0.7488839286</text:p>
          </table:table-cell>
          <table:table-cell office:value-type="float" office:value="0.865384615384615" calcext:value-type="float">
            <text:p>0.8653846154</text:p>
          </table:table-cell>
          <table:table-cell office:value-type="float" office:value="0.475609756097561" calcext:value-type="float">
            <text:p>0.4756097561</text:p>
          </table:table-cell>
          <table:table-cell office:value-type="float" office:value="0.502487562189055" calcext:value-type="float">
            <text:p>0.5024875622</text:p>
          </table:table-cell>
          <table:table-cell office:value-type="float" office:value="0.833333333333333" calcext:value-type="float">
            <text:p>0.8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2773722627737" calcext:value-type="float">
            <text:p>0.7627737226</text:p>
          </table:table-cell>
          <table:table-cell/>
          <table:table-cell table:formula="of:=[.B84]-[.C84]" office:value-type="float" office:value="-0.116500686813187" calcext:value-type="float">
            <text:p>-0.1165006868</text:p>
          </table:table-cell>
          <table:table-cell table:formula="of:=[.B84]-[.D84]" office:value-type="float" office:value="0.273274172473868" calcext:value-type="float">
            <text:p>0.2732741725</text:p>
          </table:table-cell>
          <table:table-cell table:formula="of:=[.B84]-[.E84]" office:value-type="float" office:value="0.246396366382374" calcext:value-type="float">
            <text:p>0.2463963664</text:p>
          </table:table-cell>
          <table:table-cell table:formula="of:=[.B84]-[.F84]" office:value-type="float" office:value="-0.0844494047619048" calcext:value-type="float">
            <text:p>-0.0844494048</text:p>
          </table:table-cell>
          <table:table-cell table:formula="of:=[.B84]-[.G84]" office:value-type="float" office:value="-0.251116071428571" calcext:value-type="float">
            <text:p>-0.2511160714</text:p>
          </table:table-cell>
          <table:table-cell table:formula="of:=[.B84]-[.H84]" office:value-type="float" office:value="-0.251116071428571" calcext:value-type="float">
            <text:p>-0.2511160714</text:p>
          </table:table-cell>
          <table:table-cell table:formula="of:=[.B84]-[.I84]" office:value-type="float" office:value="-0.0138897940563086" calcext:value-type="float">
            <text:p>-0.0138897941</text:p>
          </table:table-cell>
          <table:table-cell table:formula="of:=[.$C84]-[.D84]" office:value-type="float" office:value="0.389774859287054" calcext:value-type="float">
            <text:p>0.3897748593</text:p>
          </table:table-cell>
          <table:table-cell table:formula="of:=[.$C84]-[.E84]" office:value-type="float" office:value="0.362897053195561" calcext:value-type="float">
            <text:p>0.3628970532</text:p>
          </table:table-cell>
          <table:table-cell table:formula="of:=[.$C84]-[.F84]" office:value-type="float" office:value="0.032051282051282" calcext:value-type="float">
            <text:p>0.0320512821</text:p>
          </table:table-cell>
          <table:table-cell table:formula="of:=[.$C84]-[.G84]" office:value-type="float" office:value="-0.134615384615385" calcext:value-type="float">
            <text:p>-0.1346153846</text:p>
          </table:table-cell>
          <table:table-cell table:formula="of:=[.$C84]-[.H84]" office:value-type="float" office:value="-0.134615384615385" calcext:value-type="float">
            <text:p>-0.1346153846</text:p>
          </table:table-cell>
          <table:table-cell table:formula="of:=[.$C84]-[.I84]" office:value-type="float" office:value="0.102610892756878" calcext:value-type="float">
            <text:p>0.1026108928</text:p>
          </table:table-cell>
          <table:table-cell table:formula="of:=[.$D84]-[.E84]" office:value-type="float" office:value="-0.0268778060914938" calcext:value-type="float">
            <text:p>-0.0268778061</text:p>
          </table:table-cell>
          <table:table-cell table:formula="of:=[.$D84]-[.F84]" office:value-type="float" office:value="-0.357723577235772" calcext:value-type="float">
            <text:p>-0.3577235772</text:p>
          </table:table-cell>
          <table:table-cell table:formula="of:=[.$D84]-[.G84]" office:value-type="float" office:value="-0.524390243902439" calcext:value-type="float">
            <text:p>-0.5243902439</text:p>
          </table:table-cell>
          <table:table-cell table:formula="of:=[.$D84]-[.H84]" office:value-type="float" office:value="-0.524390243902439" calcext:value-type="float">
            <text:p>-0.5243902439</text:p>
          </table:table-cell>
          <table:table-cell table:formula="of:=[.$D84]-[.I84]" office:value-type="float" office:value="-0.287163966530176" calcext:value-type="float">
            <text:p>-0.2871639665</text:p>
          </table:table-cell>
          <table:table-cell table:formula="of:=[.$E84]-[.F84]" office:value-type="float" office:value="-0.330845771144279" calcext:value-type="float">
            <text:p>-0.3308457711</text:p>
          </table:table-cell>
          <table:table-cell table:formula="of:=[.$E84]-[.G84]" office:value-type="float" office:value="-0.497512437810945" calcext:value-type="float">
            <text:p>-0.4975124378</text:p>
          </table:table-cell>
          <table:table-cell table:formula="of:=[.$E84]-[.H84]" office:value-type="float" office:value="-0.497512437810945" calcext:value-type="float">
            <text:p>-0.4975124378</text:p>
          </table:table-cell>
          <table:table-cell table:formula="of:=[.$E84]-[.I84]" office:value-type="float" office:value="-0.260286160438682" calcext:value-type="float">
            <text:p>-0.2602861604</text:p>
          </table:table-cell>
          <table:table-cell table:formula="of:=[.$F84]-[.G84]" office:value-type="float" office:value="-0.166666666666667" calcext:value-type="float">
            <text:p>-0.1666666667</text:p>
          </table:table-cell>
          <table:table-cell table:formula="of:=[.$F84]-[.H84]" office:value-type="float" office:value="-0.166666666666667" calcext:value-type="float">
            <text:p>-0.1666666667</text:p>
          </table:table-cell>
          <table:table-cell table:formula="of:=[.$F84]-[.I84]" office:value-type="float" office:value="0.0705596107055961" calcext:value-type="float">
            <text:p>0.0705596107</text:p>
          </table:table-cell>
          <table:table-cell table:formula="of:=[.$G84]-[.H84]" office:value-type="float" office:value="0" calcext:value-type="float">
            <text:p>0</text:p>
          </table:table-cell>
          <table:table-cell table:formula="of:=[.$G84]-[.I84]" office:value-type="float" office:value="0.237226277372263" calcext:value-type="float">
            <text:p>0.2372262774</text:p>
          </table:table-cell>
          <table:table-cell table:formula="of:=[.H84]-[.I84]" office:value-type="float" office:value="0.237226277372263" calcext:value-type="float">
            <text:p>0.23722627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592436974789916" calcext:value-type="float">
            <text:p>0.5924369748</text:p>
          </table:table-cell>
          <table:table-cell office:value-type="float" office:value="0.618705035971223" calcext:value-type="float">
            <text:p>0.618705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615384615385" calcext:value-type="float">
            <text:p>0.8846153846</text:p>
          </table:table-cell>
          <table:table-cell office:value-type="float" office:value="0.68944099378882" calcext:value-type="float">
            <text:p>0.6894409938</text:p>
          </table:table-cell>
          <table:table-cell/>
          <table:table-cell table:formula="of:=[.B85]-[.C85]" office:value-type="float" office:value="0.875" calcext:value-type="float">
            <text:p>0.875</text:p>
          </table:table-cell>
          <table:table-cell table:formula="of:=[.B85]-[.D85]" office:value-type="float" office:value="0.282563025210084" calcext:value-type="float">
            <text:p>0.2825630252</text:p>
          </table:table-cell>
          <table:table-cell table:formula="of:=[.B85]-[.E85]" office:value-type="float" office:value="0.256294964028777" calcext:value-type="float">
            <text:p>0.256294964</text:p>
          </table:table-cell>
          <table:table-cell table:formula="of:=[.B85]-[.F85]" office:value-type="float" office:value="0.875" calcext:value-type="float">
            <text:p>0.875</text:p>
          </table:table-cell>
          <table:table-cell table:formula="of:=[.B85]-[.G85]" office:value-type="float" office:value="0.875" calcext:value-type="float">
            <text:p>0.875</text:p>
          </table:table-cell>
          <table:table-cell table:formula="of:=[.B85]-[.H85]" office:value-type="float" office:value="-0.00961538461538458" calcext:value-type="float">
            <text:p>-0.0096153846</text:p>
          </table:table-cell>
          <table:table-cell table:formula="of:=[.B85]-[.I85]" office:value-type="float" office:value="0.18555900621118" calcext:value-type="float">
            <text:p>0.1855590062</text:p>
          </table:table-cell>
          <table:table-cell table:formula="of:=[.$C85]-[.D85]" office:value-type="float" office:value="-0.592436974789916" calcext:value-type="float">
            <text:p>-0.5924369748</text:p>
          </table:table-cell>
          <table:table-cell table:formula="of:=[.$C85]-[.E85]" office:value-type="float" office:value="-0.618705035971223" calcext:value-type="float">
            <text:p>-0.618705036</text:p>
          </table:table-cell>
          <table:table-cell table:formula="of:=[.$C85]-[.F85]" office:value-type="float" office:value="0" calcext:value-type="float">
            <text:p>0</text:p>
          </table:table-cell>
          <table:table-cell table:formula="of:=[.$C85]-[.G85]" office:value-type="float" office:value="0" calcext:value-type="float">
            <text:p>0</text:p>
          </table:table-cell>
          <table:table-cell table:formula="of:=[.$C85]-[.H85]" office:value-type="float" office:value="-0.884615384615385" calcext:value-type="float">
            <text:p>-0.8846153846</text:p>
          </table:table-cell>
          <table:table-cell table:formula="of:=[.$C85]-[.I85]" office:value-type="float" office:value="-0.68944099378882" calcext:value-type="float">
            <text:p>-0.6894409938</text:p>
          </table:table-cell>
          <table:table-cell table:formula="of:=[.$D85]-[.E85]" office:value-type="float" office:value="-0.026268061181307" calcext:value-type="float">
            <text:p>-0.0262680612</text:p>
          </table:table-cell>
          <table:table-cell table:formula="of:=[.$D85]-[.F85]" office:value-type="float" office:value="0.592436974789916" calcext:value-type="float">
            <text:p>0.5924369748</text:p>
          </table:table-cell>
          <table:table-cell table:formula="of:=[.$D85]-[.G85]" office:value-type="float" office:value="0.592436974789916" calcext:value-type="float">
            <text:p>0.5924369748</text:p>
          </table:table-cell>
          <table:table-cell table:formula="of:=[.$D85]-[.H85]" office:value-type="float" office:value="-0.292178409825468" calcext:value-type="float">
            <text:p>-0.2921784098</text:p>
          </table:table-cell>
          <table:table-cell table:formula="of:=[.$D85]-[.I85]" office:value-type="float" office:value="-0.0970040189989036" calcext:value-type="float">
            <text:p>-0.097004019</text:p>
          </table:table-cell>
          <table:table-cell table:formula="of:=[.$E85]-[.F85]" office:value-type="float" office:value="0.618705035971223" calcext:value-type="float">
            <text:p>0.618705036</text:p>
          </table:table-cell>
          <table:table-cell table:formula="of:=[.$E85]-[.G85]" office:value-type="float" office:value="0.618705035971223" calcext:value-type="float">
            <text:p>0.618705036</text:p>
          </table:table-cell>
          <table:table-cell table:formula="of:=[.$E85]-[.H85]" office:value-type="float" office:value="-0.265910348644161" calcext:value-type="float">
            <text:p>-0.2659103486</text:p>
          </table:table-cell>
          <table:table-cell table:formula="of:=[.$E85]-[.I85]" office:value-type="float" office:value="-0.0707359578175967" calcext:value-type="float">
            <text:p>-0.0707359578</text:p>
          </table:table-cell>
          <table:table-cell table:formula="of:=[.$F85]-[.G85]" office:value-type="float" office:value="0" calcext:value-type="float">
            <text:p>0</text:p>
          </table:table-cell>
          <table:table-cell table:formula="of:=[.$F85]-[.H85]" office:value-type="float" office:value="-0.884615384615385" calcext:value-type="float">
            <text:p>-0.8846153846</text:p>
          </table:table-cell>
          <table:table-cell table:formula="of:=[.$F85]-[.I85]" office:value-type="float" office:value="-0.68944099378882" calcext:value-type="float">
            <text:p>-0.6894409938</text:p>
          </table:table-cell>
          <table:table-cell table:formula="of:=[.$G85]-[.H85]" office:value-type="float" office:value="-0.884615384615385" calcext:value-type="float">
            <text:p>-0.8846153846</text:p>
          </table:table-cell>
          <table:table-cell table:formula="of:=[.$G85]-[.I85]" office:value-type="float" office:value="-0.68944099378882" calcext:value-type="float">
            <text:p>-0.6894409938</text:p>
          </table:table-cell>
          <table:table-cell table:formula="of:=[.H85]-[.I85]" office:value-type="float" office:value="0.195174390826565" calcext:value-type="float">
            <text:p>0.19517439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24324324324324" calcext:value-type="float">
            <text:p>0.3243243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0.541666666666667" calcext:value-type="float">
            <text:p>0.5416666667</text:p>
          </table:table-cell>
          <table:table-cell/>
          <table:table-cell table:formula="of:=[.B86]-[.C86]" office:value-type="float" office:value="0.775" calcext:value-type="float">
            <text:p>0.775</text:p>
          </table:table-cell>
          <table:table-cell table:formula="of:=[.B86]-[.D86]" office:value-type="float" office:value="0.475" calcext:value-type="float">
            <text:p>0.475</text:p>
          </table:table-cell>
          <table:table-cell table:formula="of:=[.B86]-[.E86]" office:value-type="float" office:value="0.450675675675676" calcext:value-type="float">
            <text:p>0.4506756757</text:p>
          </table:table-cell>
          <table:table-cell table:formula="of:=[.B86]-[.F86]" office:value-type="float" office:value="0.775" calcext:value-type="float">
            <text:p>0.775</text:p>
          </table:table-cell>
          <table:table-cell table:formula="of:=[.B86]-[.G86]" office:value-type="float" office:value="0.775" calcext:value-type="float">
            <text:p>0.775</text:p>
          </table:table-cell>
          <table:table-cell table:formula="of:=[.B86]-[.H86]" office:value-type="float" office:value="0.138636363636364" calcext:value-type="float">
            <text:p>0.1386363636</text:p>
          </table:table-cell>
          <table:table-cell table:formula="of:=[.B86]-[.I86]" office:value-type="float" office:value="0.233333333333333" calcext:value-type="float">
            <text:p>0.2333333333</text:p>
          </table:table-cell>
          <table:table-cell table:formula="of:=[.$C86]-[.D86]" office:value-type="float" office:value="-0.3" calcext:value-type="float">
            <text:p>-0.3</text:p>
          </table:table-cell>
          <table:table-cell table:formula="of:=[.$C86]-[.E86]" office:value-type="float" office:value="-0.324324324324324" calcext:value-type="float">
            <text:p>-0.3243243243</text:p>
          </table:table-cell>
          <table:table-cell table:formula="of:=[.$C86]-[.F86]" office:value-type="float" office:value="0" calcext:value-type="float">
            <text:p>0</text:p>
          </table:table-cell>
          <table:table-cell table:formula="of:=[.$C86]-[.G86]" office:value-type="float" office:value="0" calcext:value-type="float">
            <text:p>0</text:p>
          </table:table-cell>
          <table:table-cell table:formula="of:=[.$C86]-[.H86]" office:value-type="float" office:value="-0.636363636363636" calcext:value-type="float">
            <text:p>-0.6363636364</text:p>
          </table:table-cell>
          <table:table-cell table:formula="of:=[.$C86]-[.I86]" office:value-type="float" office:value="-0.541666666666667" calcext:value-type="float">
            <text:p>-0.5416666667</text:p>
          </table:table-cell>
          <table:table-cell table:formula="of:=[.$D86]-[.E86]" office:value-type="float" office:value="-0.0243243243243244" calcext:value-type="float">
            <text:p>-0.0243243243</text:p>
          </table:table-cell>
          <table:table-cell table:formula="of:=[.$D86]-[.F86]" office:value-type="float" office:value="0.3" calcext:value-type="float">
            <text:p>0.3</text:p>
          </table:table-cell>
          <table:table-cell table:formula="of:=[.$D86]-[.G86]" office:value-type="float" office:value="0.3" calcext:value-type="float">
            <text:p>0.3</text:p>
          </table:table-cell>
          <table:table-cell table:formula="of:=[.$D86]-[.H86]" office:value-type="float" office:value="-0.336363636363636" calcext:value-type="float">
            <text:p>-0.3363636364</text:p>
          </table:table-cell>
          <table:table-cell table:formula="of:=[.$D86]-[.I86]" office:value-type="float" office:value="-0.241666666666667" calcext:value-type="float">
            <text:p>-0.2416666667</text:p>
          </table:table-cell>
          <table:table-cell table:formula="of:=[.$E86]-[.F86]" office:value-type="float" office:value="0.324324324324324" calcext:value-type="float">
            <text:p>0.3243243243</text:p>
          </table:table-cell>
          <table:table-cell table:formula="of:=[.$E86]-[.G86]" office:value-type="float" office:value="0.324324324324324" calcext:value-type="float">
            <text:p>0.3243243243</text:p>
          </table:table-cell>
          <table:table-cell table:formula="of:=[.$E86]-[.H86]" office:value-type="float" office:value="-0.312039312039312" calcext:value-type="float">
            <text:p>-0.312039312</text:p>
          </table:table-cell>
          <table:table-cell table:formula="of:=[.$E86]-[.I86]" office:value-type="float" office:value="-0.217342342342342" calcext:value-type="float">
            <text:p>-0.2173423423</text:p>
          </table:table-cell>
          <table:table-cell table:formula="of:=[.$F86]-[.G86]" office:value-type="float" office:value="0" calcext:value-type="float">
            <text:p>0</text:p>
          </table:table-cell>
          <table:table-cell table:formula="of:=[.$F86]-[.H86]" office:value-type="float" office:value="-0.636363636363636" calcext:value-type="float">
            <text:p>-0.6363636364</text:p>
          </table:table-cell>
          <table:table-cell table:formula="of:=[.$F86]-[.I86]" office:value-type="float" office:value="-0.541666666666667" calcext:value-type="float">
            <text:p>-0.5416666667</text:p>
          </table:table-cell>
          <table:table-cell table:formula="of:=[.$G86]-[.H86]" office:value-type="float" office:value="-0.636363636363636" calcext:value-type="float">
            <text:p>-0.6363636364</text:p>
          </table:table-cell>
          <table:table-cell table:formula="of:=[.$G86]-[.I86]" office:value-type="float" office:value="-0.541666666666667" calcext:value-type="float">
            <text:p>-0.5416666667</text:p>
          </table:table-cell>
          <table:table-cell table:formula="of:=[.H86]-[.I86]" office:value-type="float" office:value="0.0946969696969697" calcext:value-type="float">
            <text:p>0.09469696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6666666666667" calcext:value-type="float">
            <text:p>0.766666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7142857142857" calcext:value-type="float">
            <text:p>0.60714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671052631578947" calcext:value-type="float">
            <text:p>0.6710526316</text:p>
          </table:table-cell>
          <table:table-cell/>
          <table:table-cell table:formula="of:=[.B87]-[.C87]" office:value-type="float" office:value="-0.233333333333333" calcext:value-type="float">
            <text:p>-0.2333333333</text:p>
          </table:table-cell>
          <table:table-cell table:formula="of:=[.B87]-[.D87]" office:value-type="float" office:value="0.266666666666667" calcext:value-type="float">
            <text:p>0.2666666667</text:p>
          </table:table-cell>
          <table:table-cell table:formula="of:=[.B87]-[.E87]" office:value-type="float" office:value="0.15952380952381" calcext:value-type="float">
            <text:p>0.1595238095</text:p>
          </table:table-cell>
          <table:table-cell table:formula="of:=[.B87]-[.F87]" office:value-type="float" office:value="-0.233333333333333" calcext:value-type="float">
            <text:p>-0.2333333333</text:p>
          </table:table-cell>
          <table:table-cell table:formula="of:=[.B87]-[.G87]" office:value-type="float" office:value="0.766666666666667" calcext:value-type="float">
            <text:p>0.7666666667</text:p>
          </table:table-cell>
          <table:table-cell table:formula="of:=[.B87]-[.H87]" office:value-type="float" office:value="0.0666666666666667" calcext:value-type="float">
            <text:p>0.0666666667</text:p>
          </table:table-cell>
          <table:table-cell table:formula="of:=[.B87]-[.I87]" office:value-type="float" office:value="0.0956140350877195" calcext:value-type="float">
            <text:p>0.0956140351</text:p>
          </table:table-cell>
          <table:table-cell table:formula="of:=[.$C87]-[.D87]" office:value-type="float" office:value="0.5" calcext:value-type="float">
            <text:p>0.5</text:p>
          </table:table-cell>
          <table:table-cell table:formula="of:=[.$C87]-[.E87]" office:value-type="float" office:value="0.392857142857143" calcext:value-type="float">
            <text:p>0.3928571429</text:p>
          </table:table-cell>
          <table:table-cell table:formula="of:=[.$C87]-[.F87]" office:value-type="float" office:value="0" calcext:value-type="float">
            <text:p>0</text:p>
          </table:table-cell>
          <table:table-cell table:formula="of:=[.$C87]-[.G87]" office:value-type="float" office:value="1" calcext:value-type="float">
            <text:p>1</text:p>
          </table:table-cell>
          <table:table-cell table:formula="of:=[.$C87]-[.H87]" office:value-type="float" office:value="0.3" calcext:value-type="float">
            <text:p>0.3</text:p>
          </table:table-cell>
          <table:table-cell table:formula="of:=[.$C87]-[.I87]" office:value-type="float" office:value="0.328947368421053" calcext:value-type="float">
            <text:p>0.3289473684</text:p>
          </table:table-cell>
          <table:table-cell table:formula="of:=[.$D87]-[.E87]" office:value-type="float" office:value="-0.107142857142857" calcext:value-type="float">
            <text:p>-0.1071428571</text:p>
          </table:table-cell>
          <table:table-cell table:formula="of:=[.$D87]-[.F87]" office:value-type="float" office:value="-0.5" calcext:value-type="float">
            <text:p>-0.5</text:p>
          </table:table-cell>
          <table:table-cell table:formula="of:=[.$D87]-[.G87]" office:value-type="float" office:value="0.5" calcext:value-type="float">
            <text:p>0.5</text:p>
          </table:table-cell>
          <table:table-cell table:formula="of:=[.$D87]-[.H87]" office:value-type="float" office:value="-0.2" calcext:value-type="float">
            <text:p>-0.2</text:p>
          </table:table-cell>
          <table:table-cell table:formula="of:=[.$D87]-[.I87]" office:value-type="float" office:value="-0.171052631578947" calcext:value-type="float">
            <text:p>-0.1710526316</text:p>
          </table:table-cell>
          <table:table-cell table:formula="of:=[.$E87]-[.F87]" office:value-type="float" office:value="-0.392857142857143" calcext:value-type="float">
            <text:p>-0.3928571429</text:p>
          </table:table-cell>
          <table:table-cell table:formula="of:=[.$E87]-[.G87]" office:value-type="float" office:value="0.607142857142857" calcext:value-type="float">
            <text:p>0.6071428571</text:p>
          </table:table-cell>
          <table:table-cell table:formula="of:=[.$E87]-[.H87]" office:value-type="float" office:value="-0.092857142857143" calcext:value-type="float">
            <text:p>-0.0928571429</text:p>
          </table:table-cell>
          <table:table-cell table:formula="of:=[.$E87]-[.I87]" office:value-type="float" office:value="-0.0639097744360901" calcext:value-type="float">
            <text:p>-0.0639097744</text:p>
          </table:table-cell>
          <table:table-cell table:formula="of:=[.$F87]-[.G87]" office:value-type="float" office:value="1" calcext:value-type="float">
            <text:p>1</text:p>
          </table:table-cell>
          <table:table-cell table:formula="of:=[.$F87]-[.H87]" office:value-type="float" office:value="0.3" calcext:value-type="float">
            <text:p>0.3</text:p>
          </table:table-cell>
          <table:table-cell table:formula="of:=[.$F87]-[.I87]" office:value-type="float" office:value="0.328947368421053" calcext:value-type="float">
            <text:p>0.3289473684</text:p>
          </table:table-cell>
          <table:table-cell table:formula="of:=[.$G87]-[.H87]" office:value-type="float" office:value="-0.7" calcext:value-type="float">
            <text:p>-0.7</text:p>
          </table:table-cell>
          <table:table-cell table:formula="of:=[.$G87]-[.I87]" office:value-type="float" office:value="-0.671052631578947" calcext:value-type="float">
            <text:p>-0.6710526316</text:p>
          </table:table-cell>
          <table:table-cell table:formula="of:=[.H87]-[.I87]" office:value-type="float" office:value="0.0289473684210528" calcext:value-type="float">
            <text:p>0.02894736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888888888889" calcext:value-type="float">
            <text:p>0.2888888889</text:p>
          </table:table-cell>
          <table:table-cell office:value-type="float" office:value="0.71830985915493" calcext:value-type="float">
            <text:p>0.718309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</text:p>
          </table:table-cell>
          <table:table-cell office:value-type="float" office:value="0.767676767676768" calcext:value-type="float">
            <text:p>0.7676767677</text:p>
          </table:table-cell>
          <table:table-cell/>
          <table:table-cell table:formula="of:=[.B88]-[.C88]" office:value-type="float" office:value="0" calcext:value-type="float">
            <text:p>0</text:p>
          </table:table-cell>
          <table:table-cell table:formula="of:=[.B88]-[.D88]" office:value-type="float" office:value="-0.288888888888889" calcext:value-type="float">
            <text:p>-0.2888888889</text:p>
          </table:table-cell>
          <table:table-cell table:formula="of:=[.B88]-[.E88]" office:value-type="float" office:value="-0.71830985915493" calcext:value-type="float">
            <text:p>-0.7183098592</text:p>
          </table:table-cell>
          <table:table-cell table:formula="of:=[.B88]-[.F88]" office:value-type="float" office:value="0" calcext:value-type="float">
            <text:p>0</text:p>
          </table:table-cell>
          <table:table-cell table:formula="of:=[.B88]-[.G88]" office:value-type="float" office:value="0" calcext:value-type="float">
            <text:p>0</text:p>
          </table:table-cell>
          <table:table-cell table:formula="of:=[.B88]-[.H88]" office:value-type="float" office:value="-0.692307692307692" calcext:value-type="float">
            <text:p>-0.6923076923</text:p>
          </table:table-cell>
          <table:table-cell table:formula="of:=[.B88]-[.I88]" office:value-type="float" office:value="-0.767676767676768" calcext:value-type="float">
            <text:p>-0.7676767677</text:p>
          </table:table-cell>
          <table:table-cell table:formula="of:=[.$C88]-[.D88]" office:value-type="float" office:value="-0.288888888888889" calcext:value-type="float">
            <text:p>-0.2888888889</text:p>
          </table:table-cell>
          <table:table-cell table:formula="of:=[.$C88]-[.E88]" office:value-type="float" office:value="-0.71830985915493" calcext:value-type="float">
            <text:p>-0.7183098592</text:p>
          </table:table-cell>
          <table:table-cell table:formula="of:=[.$C88]-[.F88]" office:value-type="float" office:value="0" calcext:value-type="float">
            <text:p>0</text:p>
          </table:table-cell>
          <table:table-cell table:formula="of:=[.$C88]-[.G88]" office:value-type="float" office:value="0" calcext:value-type="float">
            <text:p>0</text:p>
          </table:table-cell>
          <table:table-cell table:formula="of:=[.$C88]-[.H88]" office:value-type="float" office:value="-0.692307692307692" calcext:value-type="float">
            <text:p>-0.6923076923</text:p>
          </table:table-cell>
          <table:table-cell table:formula="of:=[.$C88]-[.I88]" office:value-type="float" office:value="-0.767676767676768" calcext:value-type="float">
            <text:p>-0.7676767677</text:p>
          </table:table-cell>
          <table:table-cell table:formula="of:=[.$D88]-[.E88]" office:value-type="float" office:value="-0.429420970266041" calcext:value-type="float">
            <text:p>-0.4294209703</text:p>
          </table:table-cell>
          <table:table-cell table:formula="of:=[.$D88]-[.F88]" office:value-type="float" office:value="0.288888888888889" calcext:value-type="float">
            <text:p>0.2888888889</text:p>
          </table:table-cell>
          <table:table-cell table:formula="of:=[.$D88]-[.G88]" office:value-type="float" office:value="0.288888888888889" calcext:value-type="float">
            <text:p>0.2888888889</text:p>
          </table:table-cell>
          <table:table-cell table:formula="of:=[.$D88]-[.H88]" office:value-type="float" office:value="-0.403418803418803" calcext:value-type="float">
            <text:p>-0.4034188034</text:p>
          </table:table-cell>
          <table:table-cell table:formula="of:=[.$D88]-[.I88]" office:value-type="float" office:value="-0.478787878787879" calcext:value-type="float">
            <text:p>-0.4787878788</text:p>
          </table:table-cell>
          <table:table-cell table:formula="of:=[.$E88]-[.F88]" office:value-type="float" office:value="0.71830985915493" calcext:value-type="float">
            <text:p>0.7183098592</text:p>
          </table:table-cell>
          <table:table-cell table:formula="of:=[.$E88]-[.G88]" office:value-type="float" office:value="0.71830985915493" calcext:value-type="float">
            <text:p>0.7183098592</text:p>
          </table:table-cell>
          <table:table-cell table:formula="of:=[.$E88]-[.H88]" office:value-type="float" office:value="0.0260021668472373" calcext:value-type="float">
            <text:p>0.0260021668</text:p>
          </table:table-cell>
          <table:table-cell table:formula="of:=[.$E88]-[.I88]" office:value-type="float" office:value="-0.049366908521838" calcext:value-type="float">
            <text:p>-0.0493669085</text:p>
          </table:table-cell>
          <table:table-cell table:formula="of:=[.$F88]-[.G88]" office:value-type="float" office:value="0" calcext:value-type="float">
            <text:p>0</text:p>
          </table:table-cell>
          <table:table-cell table:formula="of:=[.$F88]-[.H88]" office:value-type="float" office:value="-0.692307692307692" calcext:value-type="float">
            <text:p>-0.6923076923</text:p>
          </table:table-cell>
          <table:table-cell table:formula="of:=[.$F88]-[.I88]" office:value-type="float" office:value="-0.767676767676768" calcext:value-type="float">
            <text:p>-0.7676767677</text:p>
          </table:table-cell>
          <table:table-cell table:formula="of:=[.$G88]-[.H88]" office:value-type="float" office:value="-0.692307692307692" calcext:value-type="float">
            <text:p>-0.6923076923</text:p>
          </table:table-cell>
          <table:table-cell table:formula="of:=[.$G88]-[.I88]" office:value-type="float" office:value="-0.767676767676768" calcext:value-type="float">
            <text:p>-0.7676767677</text:p>
          </table:table-cell>
          <table:table-cell table:formula="of:=[.H88]-[.I88]" office:value-type="float" office:value="-0.0753690753690753" calcext:value-type="float">
            <text:p>-0.07536907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4444444444444" calcext:value-type="float">
            <text:p>0.4444444444</text:p>
          </table:table-cell>
          <table:table-cell/>
          <table:table-cell table:formula="of:=[.B89]-[.C89]" office:value-type="float" office:value="0" calcext:value-type="float">
            <text:p>0</text:p>
          </table:table-cell>
          <table:table-cell table:formula="of:=[.B89]-[.D89]" office:value-type="float" office:value="-1" calcext:value-type="float">
            <text:p>-1</text:p>
          </table:table-cell>
          <table:table-cell table:formula="of:=[.B89]-[.E89]" office:value-type="float" office:value="-1" calcext:value-type="float">
            <text:p>-1</text:p>
          </table:table-cell>
          <table:table-cell table:formula="of:=[.B89]-[.F89]" office:value-type="float" office:value="0" calcext:value-type="float">
            <text:p>0</text:p>
          </table:table-cell>
          <table:table-cell table:formula="of:=[.B89]-[.G89]" office:value-type="float" office:value="0" calcext:value-type="float">
            <text:p>0</text:p>
          </table:table-cell>
          <table:table-cell table:formula="of:=[.B89]-[.H89]" office:value-type="float" office:value="-1" calcext:value-type="float">
            <text:p>-1</text:p>
          </table:table-cell>
          <table:table-cell table:formula="of:=[.B89]-[.I89]" office:value-type="float" office:value="-0.444444444444444" calcext:value-type="float">
            <text:p>-0.4444444444</text:p>
          </table:table-cell>
          <table:table-cell table:formula="of:=[.$C89]-[.D89]" office:value-type="float" office:value="-1" calcext:value-type="float">
            <text:p>-1</text:p>
          </table:table-cell>
          <table:table-cell table:formula="of:=[.$C89]-[.E89]" office:value-type="float" office:value="-1" calcext:value-type="float">
            <text:p>-1</text:p>
          </table:table-cell>
          <table:table-cell table:formula="of:=[.$C89]-[.F89]" office:value-type="float" office:value="0" calcext:value-type="float">
            <text:p>0</text:p>
          </table:table-cell>
          <table:table-cell table:formula="of:=[.$C89]-[.G89]" office:value-type="float" office:value="0" calcext:value-type="float">
            <text:p>0</text:p>
          </table:table-cell>
          <table:table-cell table:formula="of:=[.$C89]-[.H89]" office:value-type="float" office:value="-1" calcext:value-type="float">
            <text:p>-1</text:p>
          </table:table-cell>
          <table:table-cell table:formula="of:=[.$C89]-[.I89]" office:value-type="float" office:value="-0.444444444444444" calcext:value-type="float">
            <text:p>-0.4444444444</text:p>
          </table:table-cell>
          <table:table-cell table:formula="of:=[.$D89]-[.E89]" office:value-type="float" office:value="0" calcext:value-type="float">
            <text:p>0</text:p>
          </table:table-cell>
          <table:table-cell table:formula="of:=[.$D89]-[.F89]" office:value-type="float" office:value="1" calcext:value-type="float">
            <text:p>1</text:p>
          </table:table-cell>
          <table:table-cell table:formula="of:=[.$D89]-[.G89]" office:value-type="float" office:value="1" calcext:value-type="float">
            <text:p>1</text:p>
          </table:table-cell>
          <table:table-cell table:formula="of:=[.$D89]-[.H89]" office:value-type="float" office:value="0" calcext:value-type="float">
            <text:p>0</text:p>
          </table:table-cell>
          <table:table-cell table:formula="of:=[.$D89]-[.I89]" office:value-type="float" office:value="0.555555555555556" calcext:value-type="float">
            <text:p>0.5555555556</text:p>
          </table:table-cell>
          <table:table-cell table:formula="of:=[.$E89]-[.F89]" office:value-type="float" office:value="1" calcext:value-type="float">
            <text:p>1</text:p>
          </table:table-cell>
          <table:table-cell table:formula="of:=[.$E89]-[.G89]" office:value-type="float" office:value="1" calcext:value-type="float">
            <text:p>1</text:p>
          </table:table-cell>
          <table:table-cell table:formula="of:=[.$E89]-[.H89]" office:value-type="float" office:value="0" calcext:value-type="float">
            <text:p>0</text:p>
          </table:table-cell>
          <table:table-cell table:formula="of:=[.$E89]-[.I89]" office:value-type="float" office:value="0.555555555555556" calcext:value-type="float">
            <text:p>0.5555555556</text:p>
          </table:table-cell>
          <table:table-cell table:formula="of:=[.$F89]-[.G89]" office:value-type="float" office:value="0" calcext:value-type="float">
            <text:p>0</text:p>
          </table:table-cell>
          <table:table-cell table:formula="of:=[.$F89]-[.H89]" office:value-type="float" office:value="-1" calcext:value-type="float">
            <text:p>-1</text:p>
          </table:table-cell>
          <table:table-cell table:formula="of:=[.$F89]-[.I89]" office:value-type="float" office:value="-0.444444444444444" calcext:value-type="float">
            <text:p>-0.4444444444</text:p>
          </table:table-cell>
          <table:table-cell table:formula="of:=[.$G89]-[.H89]" office:value-type="float" office:value="-1" calcext:value-type="float">
            <text:p>-1</text:p>
          </table:table-cell>
          <table:table-cell table:formula="of:=[.$G89]-[.I89]" office:value-type="float" office:value="-0.444444444444444" calcext:value-type="float">
            <text:p>-0.4444444444</text:p>
          </table:table-cell>
          <table:table-cell table:formula="of:=[.H89]-[.I89]" office:value-type="float" office:value="0.555555555555556" calcext:value-type="float">
            <text:p>0.555555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0]-[.C90]" office:value-type="float" office:value="0" calcext:value-type="float">
            <text:p>0</text:p>
          </table:table-cell>
          <table:table-cell table:formula="of:=[.B90]-[.D90]" office:value-type="float" office:value="-1" calcext:value-type="float">
            <text:p>-1</text:p>
          </table:table-cell>
          <table:table-cell table:formula="of:=[.B90]-[.E90]" office:value-type="float" office:value="0" calcext:value-type="float">
            <text:p>0</text:p>
          </table:table-cell>
          <table:table-cell table:formula="of:=[.B90]-[.F90]" office:value-type="float" office:value="0" calcext:value-type="float">
            <text:p>0</text:p>
          </table:table-cell>
          <table:table-cell table:formula="of:=[.B90]-[.G90]" office:value-type="float" office:value="0" calcext:value-type="float">
            <text:p>0</text:p>
          </table:table-cell>
          <table:table-cell table:formula="of:=[.B90]-[.H90]" office:value-type="float" office:value="-1" calcext:value-type="float">
            <text:p>-1</text:p>
          </table:table-cell>
          <table:table-cell table:formula="of:=[.B90]-[.I90]" office:value-type="float" office:value="0" calcext:value-type="float">
            <text:p>0</text:p>
          </table:table-cell>
          <table:table-cell table:formula="of:=[.$C90]-[.D90]" office:value-type="float" office:value="-1" calcext:value-type="float">
            <text:p>-1</text:p>
          </table:table-cell>
          <table:table-cell table:formula="of:=[.$C90]-[.E90]" office:value-type="float" office:value="0" calcext:value-type="float">
            <text:p>0</text:p>
          </table:table-cell>
          <table:table-cell table:formula="of:=[.$C90]-[.F90]" office:value-type="float" office:value="0" calcext:value-type="float">
            <text:p>0</text:p>
          </table:table-cell>
          <table:table-cell table:formula="of:=[.$C90]-[.G90]" office:value-type="float" office:value="0" calcext:value-type="float">
            <text:p>0</text:p>
          </table:table-cell>
          <table:table-cell table:formula="of:=[.$C90]-[.H90]" office:value-type="float" office:value="-1" calcext:value-type="float">
            <text:p>-1</text:p>
          </table:table-cell>
          <table:table-cell table:formula="of:=[.$C90]-[.I90]" office:value-type="float" office:value="0" calcext:value-type="float">
            <text:p>0</text:p>
          </table:table-cell>
          <table:table-cell table:formula="of:=[.$D90]-[.E90]" office:value-type="float" office:value="1" calcext:value-type="float">
            <text:p>1</text:p>
          </table:table-cell>
          <table:table-cell table:formula="of:=[.$D90]-[.F90]" office:value-type="float" office:value="1" calcext:value-type="float">
            <text:p>1</text:p>
          </table:table-cell>
          <table:table-cell table:formula="of:=[.$D90]-[.G90]" office:value-type="float" office:value="1" calcext:value-type="float">
            <text:p>1</text:p>
          </table:table-cell>
          <table:table-cell table:formula="of:=[.$D90]-[.H90]" office:value-type="float" office:value="0" calcext:value-type="float">
            <text:p>0</text:p>
          </table:table-cell>
          <table:table-cell table:formula="of:=[.$D90]-[.I90]" office:value-type="float" office:value="1" calcext:value-type="float">
            <text:p>1</text:p>
          </table:table-cell>
          <table:table-cell table:formula="of:=[.$E90]-[.F90]" office:value-type="float" office:value="0" calcext:value-type="float">
            <text:p>0</text:p>
          </table:table-cell>
          <table:table-cell table:formula="of:=[.$E90]-[.G90]" office:value-type="float" office:value="0" calcext:value-type="float">
            <text:p>0</text:p>
          </table:table-cell>
          <table:table-cell table:formula="of:=[.$E90]-[.H90]" office:value-type="float" office:value="-1" calcext:value-type="float">
            <text:p>-1</text:p>
          </table:table-cell>
          <table:table-cell table:formula="of:=[.$E90]-[.I90]" office:value-type="float" office:value="0" calcext:value-type="float">
            <text:p>0</text:p>
          </table:table-cell>
          <table:table-cell table:formula="of:=[.$F90]-[.G90]" office:value-type="float" office:value="0" calcext:value-type="float">
            <text:p>0</text:p>
          </table:table-cell>
          <table:table-cell table:formula="of:=[.$F90]-[.H90]" office:value-type="float" office:value="-1" calcext:value-type="float">
            <text:p>-1</text:p>
          </table:table-cell>
          <table:table-cell table:formula="of:=[.$F90]-[.I90]" office:value-type="float" office:value="0" calcext:value-type="float">
            <text:p>0</text:p>
          </table:table-cell>
          <table:table-cell table:formula="of:=[.$G90]-[.H90]" office:value-type="float" office:value="-1" calcext:value-type="float">
            <text:p>-1</text:p>
          </table:table-cell>
          <table:table-cell table:formula="of:=[.$G90]-[.I90]" office:value-type="float" office:value="0" calcext:value-type="float">
            <text:p>0</text:p>
          </table:table-cell>
          <table:table-cell table:formula="of:=[.H90]-[.I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1]-[.C91]" office:value-type="float" office:value="0" calcext:value-type="float">
            <text:p>0</text:p>
          </table:table-cell>
          <table:table-cell table:formula="of:=[.B91]-[.D91]" office:value-type="float" office:value="-1" calcext:value-type="float">
            <text:p>-1</text:p>
          </table:table-cell>
          <table:table-cell table:formula="of:=[.B91]-[.E91]" office:value-type="float" office:value="-1" calcext:value-type="float">
            <text:p>-1</text:p>
          </table:table-cell>
          <table:table-cell table:formula="of:=[.B91]-[.F91]" office:value-type="float" office:value="0" calcext:value-type="float">
            <text:p>0</text:p>
          </table:table-cell>
          <table:table-cell table:formula="of:=[.B91]-[.G91]" office:value-type="float" office:value="0" calcext:value-type="float">
            <text:p>0</text:p>
          </table:table-cell>
          <table:table-cell table:formula="of:=[.B91]-[.H91]" office:value-type="float" office:value="-1" calcext:value-type="float">
            <text:p>-1</text:p>
          </table:table-cell>
          <table:table-cell table:formula="of:=[.B91]-[.I91]" office:value-type="float" office:value="-1" calcext:value-type="float">
            <text:p>-1</text:p>
          </table:table-cell>
          <table:table-cell table:formula="of:=[.$C91]-[.D91]" office:value-type="float" office:value="-1" calcext:value-type="float">
            <text:p>-1</text:p>
          </table:table-cell>
          <table:table-cell table:formula="of:=[.$C91]-[.E91]" office:value-type="float" office:value="-1" calcext:value-type="float">
            <text:p>-1</text:p>
          </table:table-cell>
          <table:table-cell table:formula="of:=[.$C91]-[.F91]" office:value-type="float" office:value="0" calcext:value-type="float">
            <text:p>0</text:p>
          </table:table-cell>
          <table:table-cell table:formula="of:=[.$C91]-[.G91]" office:value-type="float" office:value="0" calcext:value-type="float">
            <text:p>0</text:p>
          </table:table-cell>
          <table:table-cell table:formula="of:=[.$C91]-[.H91]" office:value-type="float" office:value="-1" calcext:value-type="float">
            <text:p>-1</text:p>
          </table:table-cell>
          <table:table-cell table:formula="of:=[.$C91]-[.I91]" office:value-type="float" office:value="-1" calcext:value-type="float">
            <text:p>-1</text:p>
          </table:table-cell>
          <table:table-cell table:formula="of:=[.$D91]-[.E91]" office:value-type="float" office:value="0" calcext:value-type="float">
            <text:p>0</text:p>
          </table:table-cell>
          <table:table-cell table:formula="of:=[.$D91]-[.F91]" office:value-type="float" office:value="1" calcext:value-type="float">
            <text:p>1</text:p>
          </table:table-cell>
          <table:table-cell table:formula="of:=[.$D91]-[.G91]" office:value-type="float" office:value="1" calcext:value-type="float">
            <text:p>1</text:p>
          </table:table-cell>
          <table:table-cell table:formula="of:=[.$D91]-[.H91]" office:value-type="float" office:value="0" calcext:value-type="float">
            <text:p>0</text:p>
          </table:table-cell>
          <table:table-cell table:formula="of:=[.$D91]-[.I91]" office:value-type="float" office:value="0" calcext:value-type="float">
            <text:p>0</text:p>
          </table:table-cell>
          <table:table-cell table:formula="of:=[.$E91]-[.F91]" office:value-type="float" office:value="1" calcext:value-type="float">
            <text:p>1</text:p>
          </table:table-cell>
          <table:table-cell table:formula="of:=[.$E91]-[.G91]" office:value-type="float" office:value="1" calcext:value-type="float">
            <text:p>1</text:p>
          </table:table-cell>
          <table:table-cell table:formula="of:=[.$E91]-[.H91]" office:value-type="float" office:value="0" calcext:value-type="float">
            <text:p>0</text:p>
          </table:table-cell>
          <table:table-cell table:formula="of:=[.$E91]-[.I91]" office:value-type="float" office:value="0" calcext:value-type="float">
            <text:p>0</text:p>
          </table:table-cell>
          <table:table-cell table:formula="of:=[.$F91]-[.G91]" office:value-type="float" office:value="0" calcext:value-type="float">
            <text:p>0</text:p>
          </table:table-cell>
          <table:table-cell table:formula="of:=[.$F91]-[.H91]" office:value-type="float" office:value="-1" calcext:value-type="float">
            <text:p>-1</text:p>
          </table:table-cell>
          <table:table-cell table:formula="of:=[.$F91]-[.I91]" office:value-type="float" office:value="-1" calcext:value-type="float">
            <text:p>-1</text:p>
          </table:table-cell>
          <table:table-cell table:formula="of:=[.$G91]-[.H91]" office:value-type="float" office:value="-1" calcext:value-type="float">
            <text:p>-1</text:p>
          </table:table-cell>
          <table:table-cell table:formula="of:=[.$G91]-[.I91]" office:value-type="float" office:value="-1" calcext:value-type="float">
            <text:p>-1</text:p>
          </table:table-cell>
          <table:table-cell table:formula="of:=[.H91]-[.I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5882352941176" calcext:value-type="float">
            <text:p>0.705882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6486486486487" calcext:value-type="float">
            <text:p>0.48648648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2]-[.C92]" office:value-type="float" office:value="0" calcext:value-type="float">
            <text:p>0</text:p>
          </table:table-cell>
          <table:table-cell table:formula="of:=[.B92]-[.D92]" office:value-type="float" office:value="0" calcext:value-type="float">
            <text:p>0</text:p>
          </table:table-cell>
          <table:table-cell table:formula="of:=[.B92]-[.E92]" office:value-type="float" office:value="-0.705882352941176" calcext:value-type="float">
            <text:p>-0.7058823529</text:p>
          </table:table-cell>
          <table:table-cell table:formula="of:=[.B92]-[.F92]" office:value-type="float" office:value="0" calcext:value-type="float">
            <text:p>0</text:p>
          </table:table-cell>
          <table:table-cell table:formula="of:=[.B92]-[.G92]" office:value-type="float" office:value="0" calcext:value-type="float">
            <text:p>0</text:p>
          </table:table-cell>
          <table:table-cell table:formula="of:=[.B92]-[.H92]" office:value-type="float" office:value="-0.486486486486487" calcext:value-type="float">
            <text:p>-0.4864864865</text:p>
          </table:table-cell>
          <table:table-cell table:formula="of:=[.B92]-[.I92]" office:value-type="float" office:value="0" calcext:value-type="float">
            <text:p>0</text:p>
          </table:table-cell>
          <table:table-cell table:formula="of:=[.$C92]-[.D92]" office:value-type="float" office:value="0" calcext:value-type="float">
            <text:p>0</text:p>
          </table:table-cell>
          <table:table-cell table:formula="of:=[.$C92]-[.E92]" office:value-type="float" office:value="-0.705882352941176" calcext:value-type="float">
            <text:p>-0.7058823529</text:p>
          </table:table-cell>
          <table:table-cell table:formula="of:=[.$C92]-[.F92]" office:value-type="float" office:value="0" calcext:value-type="float">
            <text:p>0</text:p>
          </table:table-cell>
          <table:table-cell table:formula="of:=[.$C92]-[.G92]" office:value-type="float" office:value="0" calcext:value-type="float">
            <text:p>0</text:p>
          </table:table-cell>
          <table:table-cell table:formula="of:=[.$C92]-[.H92]" office:value-type="float" office:value="-0.486486486486487" calcext:value-type="float">
            <text:p>-0.4864864865</text:p>
          </table:table-cell>
          <table:table-cell table:formula="of:=[.$C92]-[.I92]" office:value-type="float" office:value="0" calcext:value-type="float">
            <text:p>0</text:p>
          </table:table-cell>
          <table:table-cell table:formula="of:=[.$D92]-[.E92]" office:value-type="float" office:value="-0.705882352941176" calcext:value-type="float">
            <text:p>-0.7058823529</text:p>
          </table:table-cell>
          <table:table-cell table:formula="of:=[.$D92]-[.F92]" office:value-type="float" office:value="0" calcext:value-type="float">
            <text:p>0</text:p>
          </table:table-cell>
          <table:table-cell table:formula="of:=[.$D92]-[.G92]" office:value-type="float" office:value="0" calcext:value-type="float">
            <text:p>0</text:p>
          </table:table-cell>
          <table:table-cell table:formula="of:=[.$D92]-[.H92]" office:value-type="float" office:value="-0.486486486486487" calcext:value-type="float">
            <text:p>-0.4864864865</text:p>
          </table:table-cell>
          <table:table-cell table:formula="of:=[.$D92]-[.I92]" office:value-type="float" office:value="0" calcext:value-type="float">
            <text:p>0</text:p>
          </table:table-cell>
          <table:table-cell table:formula="of:=[.$E92]-[.F92]" office:value-type="float" office:value="0.705882352941176" calcext:value-type="float">
            <text:p>0.7058823529</text:p>
          </table:table-cell>
          <table:table-cell table:formula="of:=[.$E92]-[.G92]" office:value-type="float" office:value="0.705882352941176" calcext:value-type="float">
            <text:p>0.7058823529</text:p>
          </table:table-cell>
          <table:table-cell table:formula="of:=[.$E92]-[.H92]" office:value-type="float" office:value="0.21939586645469" calcext:value-type="float">
            <text:p>0.2193958665</text:p>
          </table:table-cell>
          <table:table-cell table:formula="of:=[.$E92]-[.I92]" office:value-type="float" office:value="0.705882352941176" calcext:value-type="float">
            <text:p>0.7058823529</text:p>
          </table:table-cell>
          <table:table-cell table:formula="of:=[.$F92]-[.G92]" office:value-type="float" office:value="0" calcext:value-type="float">
            <text:p>0</text:p>
          </table:table-cell>
          <table:table-cell table:formula="of:=[.$F92]-[.H92]" office:value-type="float" office:value="-0.486486486486487" calcext:value-type="float">
            <text:p>-0.4864864865</text:p>
          </table:table-cell>
          <table:table-cell table:formula="of:=[.$F92]-[.I92]" office:value-type="float" office:value="0" calcext:value-type="float">
            <text:p>0</text:p>
          </table:table-cell>
          <table:table-cell table:formula="of:=[.$G92]-[.H92]" office:value-type="float" office:value="-0.486486486486487" calcext:value-type="float">
            <text:p>-0.4864864865</text:p>
          </table:table-cell>
          <table:table-cell table:formula="of:=[.$G92]-[.I92]" office:value-type="float" office:value="0" calcext:value-type="float">
            <text:p>0</text:p>
          </table:table-cell>
          <table:table-cell table:formula="of:=[.H92]-[.I92]" office:value-type="float" office:value="0.486486486486487" calcext:value-type="float">
            <text:p>0.48648648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3]-[.C93]" office:value-type="float" office:value="0" calcext:value-type="float">
            <text:p>0</text:p>
          </table:table-cell>
          <table:table-cell table:formula="of:=[.B93]-[.D93]" office:value-type="float" office:value="-1" calcext:value-type="float">
            <text:p>-1</text:p>
          </table:table-cell>
          <table:table-cell table:formula="of:=[.B93]-[.E93]" office:value-type="float" office:value="-1" calcext:value-type="float">
            <text:p>-1</text:p>
          </table:table-cell>
          <table:table-cell table:formula="of:=[.B93]-[.F93]" office:value-type="float" office:value="0" calcext:value-type="float">
            <text:p>0</text:p>
          </table:table-cell>
          <table:table-cell table:formula="of:=[.B93]-[.G93]" office:value-type="float" office:value="0" calcext:value-type="float">
            <text:p>0</text:p>
          </table:table-cell>
          <table:table-cell table:formula="of:=[.B93]-[.H93]" office:value-type="float" office:value="-0.8" calcext:value-type="float">
            <text:p>-0.8</text:p>
          </table:table-cell>
          <table:table-cell table:formula="of:=[.B93]-[.I93]" office:value-type="float" office:value="0" calcext:value-type="float">
            <text:p>0</text:p>
          </table:table-cell>
          <table:table-cell table:formula="of:=[.$C93]-[.D93]" office:value-type="float" office:value="-1" calcext:value-type="float">
            <text:p>-1</text:p>
          </table:table-cell>
          <table:table-cell table:formula="of:=[.$C93]-[.E93]" office:value-type="float" office:value="-1" calcext:value-type="float">
            <text:p>-1</text:p>
          </table:table-cell>
          <table:table-cell table:formula="of:=[.$C93]-[.F93]" office:value-type="float" office:value="0" calcext:value-type="float">
            <text:p>0</text:p>
          </table:table-cell>
          <table:table-cell table:formula="of:=[.$C93]-[.G93]" office:value-type="float" office:value="0" calcext:value-type="float">
            <text:p>0</text:p>
          </table:table-cell>
          <table:table-cell table:formula="of:=[.$C93]-[.H93]" office:value-type="float" office:value="-0.8" calcext:value-type="float">
            <text:p>-0.8</text:p>
          </table:table-cell>
          <table:table-cell table:formula="of:=[.$C93]-[.I93]" office:value-type="float" office:value="0" calcext:value-type="float">
            <text:p>0</text:p>
          </table:table-cell>
          <table:table-cell table:formula="of:=[.$D93]-[.E93]" office:value-type="float" office:value="0" calcext:value-type="float">
            <text:p>0</text:p>
          </table:table-cell>
          <table:table-cell table:formula="of:=[.$D93]-[.F93]" office:value-type="float" office:value="1" calcext:value-type="float">
            <text:p>1</text:p>
          </table:table-cell>
          <table:table-cell table:formula="of:=[.$D93]-[.G93]" office:value-type="float" office:value="1" calcext:value-type="float">
            <text:p>1</text:p>
          </table:table-cell>
          <table:table-cell table:formula="of:=[.$D93]-[.H93]" office:value-type="float" office:value="0.2" calcext:value-type="float">
            <text:p>0.2</text:p>
          </table:table-cell>
          <table:table-cell table:formula="of:=[.$D93]-[.I93]" office:value-type="float" office:value="1" calcext:value-type="float">
            <text:p>1</text:p>
          </table:table-cell>
          <table:table-cell table:formula="of:=[.$E93]-[.F93]" office:value-type="float" office:value="1" calcext:value-type="float">
            <text:p>1</text:p>
          </table:table-cell>
          <table:table-cell table:formula="of:=[.$E93]-[.G93]" office:value-type="float" office:value="1" calcext:value-type="float">
            <text:p>1</text:p>
          </table:table-cell>
          <table:table-cell table:formula="of:=[.$E93]-[.H93]" office:value-type="float" office:value="0.2" calcext:value-type="float">
            <text:p>0.2</text:p>
          </table:table-cell>
          <table:table-cell table:formula="of:=[.$E93]-[.I93]" office:value-type="float" office:value="1" calcext:value-type="float">
            <text:p>1</text:p>
          </table:table-cell>
          <table:table-cell table:formula="of:=[.$F93]-[.G93]" office:value-type="float" office:value="0" calcext:value-type="float">
            <text:p>0</text:p>
          </table:table-cell>
          <table:table-cell table:formula="of:=[.$F93]-[.H93]" office:value-type="float" office:value="-0.8" calcext:value-type="float">
            <text:p>-0.8</text:p>
          </table:table-cell>
          <table:table-cell table:formula="of:=[.$F93]-[.I93]" office:value-type="float" office:value="0" calcext:value-type="float">
            <text:p>0</text:p>
          </table:table-cell>
          <table:table-cell table:formula="of:=[.$G93]-[.H93]" office:value-type="float" office:value="-0.8" calcext:value-type="float">
            <text:p>-0.8</text:p>
          </table:table-cell>
          <table:table-cell table:formula="of:=[.$G93]-[.I93]" office:value-type="float" office:value="0" calcext:value-type="float">
            <text:p>0</text:p>
          </table:table-cell>
          <table:table-cell table:formula="of:=[.H93]-[.I93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6027397260274" calcext:value-type="float">
            <text:p>0.2602739726</text:p>
          </table:table-cell>
          <table:table-cell office:value-type="float" office:value="0.428571428571429" calcext:value-type="float">
            <text:p>0.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321428571429" calcext:value-type="float">
            <text:p>0.6473214286</text:p>
          </table:table-cell>
          <table:table-cell office:value-type="float" office:value="0.418918918918919" calcext:value-type="float">
            <text:p>0.4189189189</text:p>
          </table:table-cell>
          <table:table-cell/>
          <table:table-cell table:formula="of:=[.B94]-[.C94]" office:value-type="float" office:value="0.75" calcext:value-type="float">
            <text:p>0.75</text:p>
          </table:table-cell>
          <table:table-cell table:formula="of:=[.B94]-[.D94]" office:value-type="float" office:value="0.48972602739726" calcext:value-type="float">
            <text:p>0.4897260274</text:p>
          </table:table-cell>
          <table:table-cell table:formula="of:=[.B94]-[.E94]" office:value-type="float" office:value="0.321428571428571" calcext:value-type="float">
            <text:p>0.3214285714</text:p>
          </table:table-cell>
          <table:table-cell table:formula="of:=[.B94]-[.F94]" office:value-type="float" office:value="0.75" calcext:value-type="float">
            <text:p>0.75</text:p>
          </table:table-cell>
          <table:table-cell table:formula="of:=[.B94]-[.G94]" office:value-type="float" office:value="0.75" calcext:value-type="float">
            <text:p>0.75</text:p>
          </table:table-cell>
          <table:table-cell table:formula="of:=[.B94]-[.H94]" office:value-type="float" office:value="0.102678571428571" calcext:value-type="float">
            <text:p>0.1026785714</text:p>
          </table:table-cell>
          <table:table-cell table:formula="of:=[.B94]-[.I94]" office:value-type="float" office:value="0.331081081081081" calcext:value-type="float">
            <text:p>0.3310810811</text:p>
          </table:table-cell>
          <table:table-cell table:formula="of:=[.$C94]-[.D94]" office:value-type="float" office:value="-0.26027397260274" calcext:value-type="float">
            <text:p>-0.2602739726</text:p>
          </table:table-cell>
          <table:table-cell table:formula="of:=[.$C94]-[.E94]" office:value-type="float" office:value="-0.428571428571429" calcext:value-type="float">
            <text:p>-0.4285714286</text:p>
          </table:table-cell>
          <table:table-cell table:formula="of:=[.$C94]-[.F94]" office:value-type="float" office:value="0" calcext:value-type="float">
            <text:p>0</text:p>
          </table:table-cell>
          <table:table-cell table:formula="of:=[.$C94]-[.G94]" office:value-type="float" office:value="0" calcext:value-type="float">
            <text:p>0</text:p>
          </table:table-cell>
          <table:table-cell table:formula="of:=[.$C94]-[.H94]" office:value-type="float" office:value="-0.647321428571429" calcext:value-type="float">
            <text:p>-0.6473214286</text:p>
          </table:table-cell>
          <table:table-cell table:formula="of:=[.$C94]-[.I94]" office:value-type="float" office:value="-0.418918918918919" calcext:value-type="float">
            <text:p>-0.4189189189</text:p>
          </table:table-cell>
          <table:table-cell table:formula="of:=[.$D94]-[.E94]" office:value-type="float" office:value="-0.168297455968689" calcext:value-type="float">
            <text:p>-0.168297456</text:p>
          </table:table-cell>
          <table:table-cell table:formula="of:=[.$D94]-[.F94]" office:value-type="float" office:value="0.26027397260274" calcext:value-type="float">
            <text:p>0.2602739726</text:p>
          </table:table-cell>
          <table:table-cell table:formula="of:=[.$D94]-[.G94]" office:value-type="float" office:value="0.26027397260274" calcext:value-type="float">
            <text:p>0.2602739726</text:p>
          </table:table-cell>
          <table:table-cell table:formula="of:=[.$D94]-[.H94]" office:value-type="float" office:value="-0.387047455968689" calcext:value-type="float">
            <text:p>-0.387047456</text:p>
          </table:table-cell>
          <table:table-cell table:formula="of:=[.$D94]-[.I94]" office:value-type="float" office:value="-0.158644946316179" calcext:value-type="float">
            <text:p>-0.1586449463</text:p>
          </table:table-cell>
          <table:table-cell table:formula="of:=[.$E94]-[.F94]" office:value-type="float" office:value="0.428571428571429" calcext:value-type="float">
            <text:p>0.4285714286</text:p>
          </table:table-cell>
          <table:table-cell table:formula="of:=[.$E94]-[.G94]" office:value-type="float" office:value="0.428571428571429" calcext:value-type="float">
            <text:p>0.4285714286</text:p>
          </table:table-cell>
          <table:table-cell table:formula="of:=[.$E94]-[.H94]" office:value-type="float" office:value="-0.21875" calcext:value-type="float">
            <text:p>-0.21875</text:p>
          </table:table-cell>
          <table:table-cell table:formula="of:=[.$E94]-[.I94]" office:value-type="float" office:value="0.00965250965250969" calcext:value-type="float">
            <text:p>0.0096525097</text:p>
          </table:table-cell>
          <table:table-cell table:formula="of:=[.$F94]-[.G94]" office:value-type="float" office:value="0" calcext:value-type="float">
            <text:p>0</text:p>
          </table:table-cell>
          <table:table-cell table:formula="of:=[.$F94]-[.H94]" office:value-type="float" office:value="-0.647321428571429" calcext:value-type="float">
            <text:p>-0.6473214286</text:p>
          </table:table-cell>
          <table:table-cell table:formula="of:=[.$F94]-[.I94]" office:value-type="float" office:value="-0.418918918918919" calcext:value-type="float">
            <text:p>-0.4189189189</text:p>
          </table:table-cell>
          <table:table-cell table:formula="of:=[.$G94]-[.H94]" office:value-type="float" office:value="-0.647321428571429" calcext:value-type="float">
            <text:p>-0.6473214286</text:p>
          </table:table-cell>
          <table:table-cell table:formula="of:=[.$G94]-[.I94]" office:value-type="float" office:value="-0.418918918918919" calcext:value-type="float">
            <text:p>-0.4189189189</text:p>
          </table:table-cell>
          <table:table-cell table:formula="of:=[.H94]-[.I94]" office:value-type="float" office:value="0.22840250965251" calcext:value-type="float">
            <text:p>0.22840250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476190476191" calcext:value-type="float">
            <text:p>0.1904761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205128205128" calcext:value-type="float">
            <text:p>0.1282051282</text:p>
          </table:table-cell>
          <table:table-cell office:value-type="float" office:value="0.0285714285714286" calcext:value-type="float">
            <text:p>0.0285714286</text:p>
          </table:table-cell>
          <table:table-cell/>
          <table:table-cell table:formula="of:=[.B95]-[.C95]" office:value-type="float" office:value="0" calcext:value-type="float">
            <text:p>0</text:p>
          </table:table-cell>
          <table:table-cell table:formula="of:=[.B95]-[.D95]" office:value-type="float" office:value="0" calcext:value-type="float">
            <text:p>0</text:p>
          </table:table-cell>
          <table:table-cell table:formula="of:=[.B95]-[.E95]" office:value-type="float" office:value="-0.190476190476191" calcext:value-type="float">
            <text:p>-0.1904761905</text:p>
          </table:table-cell>
          <table:table-cell table:formula="of:=[.B95]-[.F95]" office:value-type="float" office:value="0" calcext:value-type="float">
            <text:p>0</text:p>
          </table:table-cell>
          <table:table-cell table:formula="of:=[.B95]-[.G95]" office:value-type="float" office:value="0" calcext:value-type="float">
            <text:p>0</text:p>
          </table:table-cell>
          <table:table-cell table:formula="of:=[.B95]-[.H95]" office:value-type="float" office:value="-0.128205128205128" calcext:value-type="float">
            <text:p>-0.1282051282</text:p>
          </table:table-cell>
          <table:table-cell table:formula="of:=[.B95]-[.I95]" office:value-type="float" office:value="-0.0285714285714286" calcext:value-type="float">
            <text:p>-0.0285714286</text:p>
          </table:table-cell>
          <table:table-cell table:formula="of:=[.$C95]-[.D95]" office:value-type="float" office:value="0" calcext:value-type="float">
            <text:p>0</text:p>
          </table:table-cell>
          <table:table-cell table:formula="of:=[.$C95]-[.E95]" office:value-type="float" office:value="-0.190476190476191" calcext:value-type="float">
            <text:p>-0.1904761905</text:p>
          </table:table-cell>
          <table:table-cell table:formula="of:=[.$C95]-[.F95]" office:value-type="float" office:value="0" calcext:value-type="float">
            <text:p>0</text:p>
          </table:table-cell>
          <table:table-cell table:formula="of:=[.$C95]-[.G95]" office:value-type="float" office:value="0" calcext:value-type="float">
            <text:p>0</text:p>
          </table:table-cell>
          <table:table-cell table:formula="of:=[.$C95]-[.H95]" office:value-type="float" office:value="-0.128205128205128" calcext:value-type="float">
            <text:p>-0.1282051282</text:p>
          </table:table-cell>
          <table:table-cell table:formula="of:=[.$C95]-[.I95]" office:value-type="float" office:value="-0.0285714285714286" calcext:value-type="float">
            <text:p>-0.0285714286</text:p>
          </table:table-cell>
          <table:table-cell table:formula="of:=[.$D95]-[.E95]" office:value-type="float" office:value="-0.190476190476191" calcext:value-type="float">
            <text:p>-0.1904761905</text:p>
          </table:table-cell>
          <table:table-cell table:formula="of:=[.$D95]-[.F95]" office:value-type="float" office:value="0" calcext:value-type="float">
            <text:p>0</text:p>
          </table:table-cell>
          <table:table-cell table:formula="of:=[.$D95]-[.G95]" office:value-type="float" office:value="0" calcext:value-type="float">
            <text:p>0</text:p>
          </table:table-cell>
          <table:table-cell table:formula="of:=[.$D95]-[.H95]" office:value-type="float" office:value="-0.128205128205128" calcext:value-type="float">
            <text:p>-0.1282051282</text:p>
          </table:table-cell>
          <table:table-cell table:formula="of:=[.$D95]-[.I95]" office:value-type="float" office:value="-0.0285714285714286" calcext:value-type="float">
            <text:p>-0.0285714286</text:p>
          </table:table-cell>
          <table:table-cell table:formula="of:=[.$E95]-[.F95]" office:value-type="float" office:value="0.190476190476191" calcext:value-type="float">
            <text:p>0.1904761905</text:p>
          </table:table-cell>
          <table:table-cell table:formula="of:=[.$E95]-[.G95]" office:value-type="float" office:value="0.190476190476191" calcext:value-type="float">
            <text:p>0.1904761905</text:p>
          </table:table-cell>
          <table:table-cell table:formula="of:=[.$E95]-[.H95]" office:value-type="float" office:value="0.0622710622710623" calcext:value-type="float">
            <text:p>0.0622710623</text:p>
          </table:table-cell>
          <table:table-cell table:formula="of:=[.$E95]-[.I95]" office:value-type="float" office:value="0.161904761904762" calcext:value-type="float">
            <text:p>0.1619047619</text:p>
          </table:table-cell>
          <table:table-cell table:formula="of:=[.$F95]-[.G95]" office:value-type="float" office:value="0" calcext:value-type="float">
            <text:p>0</text:p>
          </table:table-cell>
          <table:table-cell table:formula="of:=[.$F95]-[.H95]" office:value-type="float" office:value="-0.128205128205128" calcext:value-type="float">
            <text:p>-0.1282051282</text:p>
          </table:table-cell>
          <table:table-cell table:formula="of:=[.$F95]-[.I95]" office:value-type="float" office:value="-0.0285714285714286" calcext:value-type="float">
            <text:p>-0.0285714286</text:p>
          </table:table-cell>
          <table:table-cell table:formula="of:=[.$G95]-[.H95]" office:value-type="float" office:value="-0.128205128205128" calcext:value-type="float">
            <text:p>-0.1282051282</text:p>
          </table:table-cell>
          <table:table-cell table:formula="of:=[.$G95]-[.I95]" office:value-type="float" office:value="-0.0285714285714286" calcext:value-type="float">
            <text:p>-0.0285714286</text:p>
          </table:table-cell>
          <table:table-cell table:formula="of:=[.H95]-[.I95]" office:value-type="float" office:value="0.0996336996336996" calcext:value-type="float">
            <text:p>0.09963369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6027397260274" calcext:value-type="float">
            <text:p>0.2602739726</text:p>
          </table:table-cell>
          <table:table-cell office:value-type="float" office:value="0.469879518072289" calcext:value-type="float">
            <text:p>0.469879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4146341463415" calcext:value-type="float">
            <text:p>0.6341463415</text:p>
          </table:table-cell>
          <table:table-cell office:value-type="float" office:value="0.45945945945946" calcext:value-type="float">
            <text:p>0.4594594595</text:p>
          </table:table-cell>
          <table:table-cell/>
          <table:table-cell table:formula="of:=[.B96]-[.C96]" office:value-type="float" office:value="0.75" calcext:value-type="float">
            <text:p>0.75</text:p>
          </table:table-cell>
          <table:table-cell table:formula="of:=[.B96]-[.D96]" office:value-type="float" office:value="0.48972602739726" calcext:value-type="float">
            <text:p>0.4897260274</text:p>
          </table:table-cell>
          <table:table-cell table:formula="of:=[.B96]-[.E96]" office:value-type="float" office:value="0.280120481927711" calcext:value-type="float">
            <text:p>0.2801204819</text:p>
          </table:table-cell>
          <table:table-cell table:formula="of:=[.B96]-[.F96]" office:value-type="float" office:value="0.75" calcext:value-type="float">
            <text:p>0.75</text:p>
          </table:table-cell>
          <table:table-cell table:formula="of:=[.B96]-[.G96]" office:value-type="float" office:value="0.75" calcext:value-type="float">
            <text:p>0.75</text:p>
          </table:table-cell>
          <table:table-cell table:formula="of:=[.B96]-[.H96]" office:value-type="float" office:value="0.115853658536585" calcext:value-type="float">
            <text:p>0.1158536585</text:p>
          </table:table-cell>
          <table:table-cell table:formula="of:=[.B96]-[.I96]" office:value-type="float" office:value="0.29054054054054" calcext:value-type="float">
            <text:p>0.2905405405</text:p>
          </table:table-cell>
          <table:table-cell table:formula="of:=[.$C96]-[.D96]" office:value-type="float" office:value="-0.26027397260274" calcext:value-type="float">
            <text:p>-0.2602739726</text:p>
          </table:table-cell>
          <table:table-cell table:formula="of:=[.$C96]-[.E96]" office:value-type="float" office:value="-0.469879518072289" calcext:value-type="float">
            <text:p>-0.4698795181</text:p>
          </table:table-cell>
          <table:table-cell table:formula="of:=[.$C96]-[.F96]" office:value-type="float" office:value="0" calcext:value-type="float">
            <text:p>0</text:p>
          </table:table-cell>
          <table:table-cell table:formula="of:=[.$C96]-[.G96]" office:value-type="float" office:value="0" calcext:value-type="float">
            <text:p>0</text:p>
          </table:table-cell>
          <table:table-cell table:formula="of:=[.$C96]-[.H96]" office:value-type="float" office:value="-0.634146341463415" calcext:value-type="float">
            <text:p>-0.6341463415</text:p>
          </table:table-cell>
          <table:table-cell table:formula="of:=[.$C96]-[.I96]" office:value-type="float" office:value="-0.45945945945946" calcext:value-type="float">
            <text:p>-0.4594594595</text:p>
          </table:table-cell>
          <table:table-cell table:formula="of:=[.$D96]-[.E96]" office:value-type="float" office:value="-0.209605545469549" calcext:value-type="float">
            <text:p>-0.2096055455</text:p>
          </table:table-cell>
          <table:table-cell table:formula="of:=[.$D96]-[.F96]" office:value-type="float" office:value="0.26027397260274" calcext:value-type="float">
            <text:p>0.2602739726</text:p>
          </table:table-cell>
          <table:table-cell table:formula="of:=[.$D96]-[.G96]" office:value-type="float" office:value="0.26027397260274" calcext:value-type="float">
            <text:p>0.2602739726</text:p>
          </table:table-cell>
          <table:table-cell table:formula="of:=[.$D96]-[.H96]" office:value-type="float" office:value="-0.373872368860675" calcext:value-type="float">
            <text:p>-0.3738723689</text:p>
          </table:table-cell>
          <table:table-cell table:formula="of:=[.$D96]-[.I96]" office:value-type="float" office:value="-0.19918548685672" calcext:value-type="float">
            <text:p>-0.1991854869</text:p>
          </table:table-cell>
          <table:table-cell table:formula="of:=[.$E96]-[.F96]" office:value-type="float" office:value="0.469879518072289" calcext:value-type="float">
            <text:p>0.4698795181</text:p>
          </table:table-cell>
          <table:table-cell table:formula="of:=[.$E96]-[.G96]" office:value-type="float" office:value="0.469879518072289" calcext:value-type="float">
            <text:p>0.4698795181</text:p>
          </table:table-cell>
          <table:table-cell table:formula="of:=[.$E96]-[.H96]" office:value-type="float" office:value="-0.164266823391125" calcext:value-type="float">
            <text:p>-0.1642668234</text:p>
          </table:table-cell>
          <table:table-cell table:formula="of:=[.$E96]-[.I96]" office:value-type="float" office:value="0.0104200586128297" calcext:value-type="float">
            <text:p>0.0104200586</text:p>
          </table:table-cell>
          <table:table-cell table:formula="of:=[.$F96]-[.G96]" office:value-type="float" office:value="0" calcext:value-type="float">
            <text:p>0</text:p>
          </table:table-cell>
          <table:table-cell table:formula="of:=[.$F96]-[.H96]" office:value-type="float" office:value="-0.634146341463415" calcext:value-type="float">
            <text:p>-0.6341463415</text:p>
          </table:table-cell>
          <table:table-cell table:formula="of:=[.$F96]-[.I96]" office:value-type="float" office:value="-0.45945945945946" calcext:value-type="float">
            <text:p>-0.4594594595</text:p>
          </table:table-cell>
          <table:table-cell table:formula="of:=[.$G96]-[.H96]" office:value-type="float" office:value="-0.634146341463415" calcext:value-type="float">
            <text:p>-0.6341463415</text:p>
          </table:table-cell>
          <table:table-cell table:formula="of:=[.$G96]-[.I96]" office:value-type="float" office:value="-0.45945945945946" calcext:value-type="float">
            <text:p>-0.4594594595</text:p>
          </table:table-cell>
          <table:table-cell table:formula="of:=[.H96]-[.I96]" office:value-type="float" office:value="0.174686882003955" calcext:value-type="float">
            <text:p>0.1746868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32098765432099" calcext:value-type="float">
            <text:p>0.4320987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11111111111" calcext:value-type="float">
            <text:p>0.6111111111</text:p>
          </table:table-cell>
          <table:table-cell office:value-type="float" office:value="0.424657534246575" calcext:value-type="float">
            <text:p>0.4246575342</text:p>
          </table:table-cell>
          <table:table-cell/>
          <table:table-cell table:formula="of:=[.B97]-[.C97]" office:value-type="float" office:value="0.6875" calcext:value-type="float">
            <text:p>0.6875</text:p>
          </table:table-cell>
          <table:table-cell table:formula="of:=[.B97]-[.D97]" office:value-type="float" office:value="0.4375" calcext:value-type="float">
            <text:p>0.4375</text:p>
          </table:table-cell>
          <table:table-cell table:formula="of:=[.B97]-[.E97]" office:value-type="float" office:value="0.255401234567901" calcext:value-type="float">
            <text:p>0.2554012346</text:p>
          </table:table-cell>
          <table:table-cell table:formula="of:=[.B97]-[.F97]" office:value-type="float" office:value="0.6875" calcext:value-type="float">
            <text:p>0.6875</text:p>
          </table:table-cell>
          <table:table-cell table:formula="of:=[.B97]-[.G97]" office:value-type="float" office:value="0.6875" calcext:value-type="float">
            <text:p>0.6875</text:p>
          </table:table-cell>
          <table:table-cell table:formula="of:=[.B97]-[.H97]" office:value-type="float" office:value="0.0763888888888888" calcext:value-type="float">
            <text:p>0.0763888889</text:p>
          </table:table-cell>
          <table:table-cell table:formula="of:=[.B97]-[.I97]" office:value-type="float" office:value="0.262842465753425" calcext:value-type="float">
            <text:p>0.2628424658</text:p>
          </table:table-cell>
          <table:table-cell table:formula="of:=[.$C97]-[.D97]" office:value-type="float" office:value="-0.25" calcext:value-type="float">
            <text:p>-0.25</text:p>
          </table:table-cell>
          <table:table-cell table:formula="of:=[.$C97]-[.E97]" office:value-type="float" office:value="-0.432098765432099" calcext:value-type="float">
            <text:p>-0.4320987654</text:p>
          </table:table-cell>
          <table:table-cell table:formula="of:=[.$C97]-[.F97]" office:value-type="float" office:value="0" calcext:value-type="float">
            <text:p>0</text:p>
          </table:table-cell>
          <table:table-cell table:formula="of:=[.$C97]-[.G97]" office:value-type="float" office:value="0" calcext:value-type="float">
            <text:p>0</text:p>
          </table:table-cell>
          <table:table-cell table:formula="of:=[.$C97]-[.H97]" office:value-type="float" office:value="-0.611111111111111" calcext:value-type="float">
            <text:p>-0.6111111111</text:p>
          </table:table-cell>
          <table:table-cell table:formula="of:=[.$C97]-[.I97]" office:value-type="float" office:value="-0.424657534246575" calcext:value-type="float">
            <text:p>-0.4246575342</text:p>
          </table:table-cell>
          <table:table-cell table:formula="of:=[.$D97]-[.E97]" office:value-type="float" office:value="-0.182098765432099" calcext:value-type="float">
            <text:p>-0.1820987654</text:p>
          </table:table-cell>
          <table:table-cell table:formula="of:=[.$D97]-[.F97]" office:value-type="float" office:value="0.25" calcext:value-type="float">
            <text:p>0.25</text:p>
          </table:table-cell>
          <table:table-cell table:formula="of:=[.$D97]-[.G97]" office:value-type="float" office:value="0.25" calcext:value-type="float">
            <text:p>0.25</text:p>
          </table:table-cell>
          <table:table-cell table:formula="of:=[.$D97]-[.H97]" office:value-type="float" office:value="-0.361111111111111" calcext:value-type="float">
            <text:p>-0.3611111111</text:p>
          </table:table-cell>
          <table:table-cell table:formula="of:=[.$D97]-[.I97]" office:value-type="float" office:value="-0.174657534246575" calcext:value-type="float">
            <text:p>-0.1746575342</text:p>
          </table:table-cell>
          <table:table-cell table:formula="of:=[.$E97]-[.F97]" office:value-type="float" office:value="0.432098765432099" calcext:value-type="float">
            <text:p>0.4320987654</text:p>
          </table:table-cell>
          <table:table-cell table:formula="of:=[.$E97]-[.G97]" office:value-type="float" office:value="0.432098765432099" calcext:value-type="float">
            <text:p>0.4320987654</text:p>
          </table:table-cell>
          <table:table-cell table:formula="of:=[.$E97]-[.H97]" office:value-type="float" office:value="-0.179012345679012" calcext:value-type="float">
            <text:p>-0.1790123457</text:p>
          </table:table-cell>
          <table:table-cell table:formula="of:=[.$E97]-[.I97]" office:value-type="float" office:value="0.00744123118552348" calcext:value-type="float">
            <text:p>0.0074412312</text:p>
          </table:table-cell>
          <table:table-cell table:formula="of:=[.$F97]-[.G97]" office:value-type="float" office:value="0" calcext:value-type="float">
            <text:p>0</text:p>
          </table:table-cell>
          <table:table-cell table:formula="of:=[.$F97]-[.H97]" office:value-type="float" office:value="-0.611111111111111" calcext:value-type="float">
            <text:p>-0.6111111111</text:p>
          </table:table-cell>
          <table:table-cell table:formula="of:=[.$F97]-[.I97]" office:value-type="float" office:value="-0.424657534246575" calcext:value-type="float">
            <text:p>-0.4246575342</text:p>
          </table:table-cell>
          <table:table-cell table:formula="of:=[.$G97]-[.H97]" office:value-type="float" office:value="-0.611111111111111" calcext:value-type="float">
            <text:p>-0.6111111111</text:p>
          </table:table-cell>
          <table:table-cell table:formula="of:=[.$G97]-[.I97]" office:value-type="float" office:value="-0.424657534246575" calcext:value-type="float">
            <text:p>-0.4246575342</text:p>
          </table:table-cell>
          <table:table-cell table:formula="of:=[.H97]-[.I97]" office:value-type="float" office:value="0.186453576864536" calcext:value-type="float">
            <text:p>0.18645357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129032258064516" calcext:value-type="float">
            <text:p>0.1290322581</text:p>
          </table:table-cell>
          <table:table-cell office:value-type="float" office:value="0.245283018867925" calcext:value-type="float">
            <text:p>0.245283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5217391304348" calcext:value-type="float">
            <text:p>0.3652173913</text:p>
          </table:table-cell>
          <table:table-cell office:value-type="float" office:value="0.368421052631579" calcext:value-type="float">
            <text:p>0.3684210526</text:p>
          </table:table-cell>
          <table:table-cell/>
          <table:table-cell table:formula="of:=[.B98]-[.C98]" office:value-type="float" office:value="0.55" calcext:value-type="float">
            <text:p>0.55</text:p>
          </table:table-cell>
          <table:table-cell table:formula="of:=[.B98]-[.D98]" office:value-type="float" office:value="0.420967741935484" calcext:value-type="float">
            <text:p>0.4209677419</text:p>
          </table:table-cell>
          <table:table-cell table:formula="of:=[.B98]-[.E98]" office:value-type="float" office:value="0.304716981132075" calcext:value-type="float">
            <text:p>0.3047169811</text:p>
          </table:table-cell>
          <table:table-cell table:formula="of:=[.B98]-[.F98]" office:value-type="float" office:value="0.55" calcext:value-type="float">
            <text:p>0.55</text:p>
          </table:table-cell>
          <table:table-cell table:formula="of:=[.B98]-[.G98]" office:value-type="float" office:value="0.55" calcext:value-type="float">
            <text:p>0.55</text:p>
          </table:table-cell>
          <table:table-cell table:formula="of:=[.B98]-[.H98]" office:value-type="float" office:value="0.184782608695652" calcext:value-type="float">
            <text:p>0.1847826087</text:p>
          </table:table-cell>
          <table:table-cell table:formula="of:=[.B98]-[.I98]" office:value-type="float" office:value="0.181578947368421" calcext:value-type="float">
            <text:p>0.1815789474</text:p>
          </table:table-cell>
          <table:table-cell table:formula="of:=[.$C98]-[.D98]" office:value-type="float" office:value="-0.129032258064516" calcext:value-type="float">
            <text:p>-0.1290322581</text:p>
          </table:table-cell>
          <table:table-cell table:formula="of:=[.$C98]-[.E98]" office:value-type="float" office:value="-0.245283018867925" calcext:value-type="float">
            <text:p>-0.2452830189</text:p>
          </table:table-cell>
          <table:table-cell table:formula="of:=[.$C98]-[.F98]" office:value-type="float" office:value="0" calcext:value-type="float">
            <text:p>0</text:p>
          </table:table-cell>
          <table:table-cell table:formula="of:=[.$C98]-[.G98]" office:value-type="float" office:value="0" calcext:value-type="float">
            <text:p>0</text:p>
          </table:table-cell>
          <table:table-cell table:formula="of:=[.$C98]-[.H98]" office:value-type="float" office:value="-0.365217391304348" calcext:value-type="float">
            <text:p>-0.3652173913</text:p>
          </table:table-cell>
          <table:table-cell table:formula="of:=[.$C98]-[.I98]" office:value-type="float" office:value="-0.368421052631579" calcext:value-type="float">
            <text:p>-0.3684210526</text:p>
          </table:table-cell>
          <table:table-cell table:formula="of:=[.$D98]-[.E98]" office:value-type="float" office:value="-0.116250760803408" calcext:value-type="float">
            <text:p>-0.1162507608</text:p>
          </table:table-cell>
          <table:table-cell table:formula="of:=[.$D98]-[.F98]" office:value-type="float" office:value="0.129032258064516" calcext:value-type="float">
            <text:p>0.1290322581</text:p>
          </table:table-cell>
          <table:table-cell table:formula="of:=[.$D98]-[.G98]" office:value-type="float" office:value="0.129032258064516" calcext:value-type="float">
            <text:p>0.1290322581</text:p>
          </table:table-cell>
          <table:table-cell table:formula="of:=[.$D98]-[.H98]" office:value-type="float" office:value="-0.236185133239832" calcext:value-type="float">
            <text:p>-0.2361851332</text:p>
          </table:table-cell>
          <table:table-cell table:formula="of:=[.$D98]-[.I98]" office:value-type="float" office:value="-0.239388794567063" calcext:value-type="float">
            <text:p>-0.2393887946</text:p>
          </table:table-cell>
          <table:table-cell table:formula="of:=[.$E98]-[.F98]" office:value-type="float" office:value="0.245283018867925" calcext:value-type="float">
            <text:p>0.2452830189</text:p>
          </table:table-cell>
          <table:table-cell table:formula="of:=[.$E98]-[.G98]" office:value-type="float" office:value="0.245283018867925" calcext:value-type="float">
            <text:p>0.2452830189</text:p>
          </table:table-cell>
          <table:table-cell table:formula="of:=[.$E98]-[.H98]" office:value-type="float" office:value="-0.119934372436423" calcext:value-type="float">
            <text:p>-0.1199343724</text:p>
          </table:table-cell>
          <table:table-cell table:formula="of:=[.$E98]-[.I98]" office:value-type="float" office:value="-0.123138033763654" calcext:value-type="float">
            <text:p>-0.1231380338</text:p>
          </table:table-cell>
          <table:table-cell table:formula="of:=[.$F98]-[.G98]" office:value-type="float" office:value="0" calcext:value-type="float">
            <text:p>0</text:p>
          </table:table-cell>
          <table:table-cell table:formula="of:=[.$F98]-[.H98]" office:value-type="float" office:value="-0.365217391304348" calcext:value-type="float">
            <text:p>-0.3652173913</text:p>
          </table:table-cell>
          <table:table-cell table:formula="of:=[.$F98]-[.I98]" office:value-type="float" office:value="-0.368421052631579" calcext:value-type="float">
            <text:p>-0.3684210526</text:p>
          </table:table-cell>
          <table:table-cell table:formula="of:=[.$G98]-[.H98]" office:value-type="float" office:value="-0.365217391304348" calcext:value-type="float">
            <text:p>-0.3652173913</text:p>
          </table:table-cell>
          <table:table-cell table:formula="of:=[.$G98]-[.I98]" office:value-type="float" office:value="-0.368421052631579" calcext:value-type="float">
            <text:p>-0.3684210526</text:p>
          </table:table-cell>
          <table:table-cell table:formula="of:=[.H98]-[.I98]" office:value-type="float" office:value="-0.0032036613272311" calcext:value-type="float">
            <text:p>-0.00320366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99]-[.C99]" office:value-type="float" office:value="0" calcext:value-type="float">
            <text:p>0</text:p>
          </table:table-cell>
          <table:table-cell table:formula="of:=[.B99]-[.D99]" office:value-type="float" office:value="0" calcext:value-type="float">
            <text:p>0</text:p>
          </table:table-cell>
          <table:table-cell table:formula="of:=[.B99]-[.E99]" office:value-type="float" office:value="0" calcext:value-type="float">
            <text:p>0</text:p>
          </table:table-cell>
          <table:table-cell table:formula="of:=[.B99]-[.F99]" office:value-type="float" office:value="0" calcext:value-type="float">
            <text:p>0</text:p>
          </table:table-cell>
          <table:table-cell table:formula="of:=[.B99]-[.G99]" office:value-type="float" office:value="0" calcext:value-type="float">
            <text:p>0</text:p>
          </table:table-cell>
          <table:table-cell table:formula="of:=[.B99]-[.H99]" office:value-type="float" office:value="0" calcext:value-type="float">
            <text:p>0</text:p>
          </table:table-cell>
          <table:table-cell table:formula="of:=[.B99]-[.I99]" office:value-type="float" office:value="0" calcext:value-type="float">
            <text:p>0</text:p>
          </table:table-cell>
          <table:table-cell table:formula="of:=[.$C99]-[.D99]" office:value-type="float" office:value="0" calcext:value-type="float">
            <text:p>0</text:p>
          </table:table-cell>
          <table:table-cell table:formula="of:=[.$C99]-[.E99]" office:value-type="float" office:value="0" calcext:value-type="float">
            <text:p>0</text:p>
          </table:table-cell>
          <table:table-cell table:formula="of:=[.$C99]-[.F99]" office:value-type="float" office:value="0" calcext:value-type="float">
            <text:p>0</text:p>
          </table:table-cell>
          <table:table-cell table:formula="of:=[.$C99]-[.G99]" office:value-type="float" office:value="0" calcext:value-type="float">
            <text:p>0</text:p>
          </table:table-cell>
          <table:table-cell table:formula="of:=[.$C99]-[.H99]" office:value-type="float" office:value="0" calcext:value-type="float">
            <text:p>0</text:p>
          </table:table-cell>
          <table:table-cell table:formula="of:=[.$C99]-[.I99]" office:value-type="float" office:value="0" calcext:value-type="float">
            <text:p>0</text:p>
          </table:table-cell>
          <table:table-cell table:formula="of:=[.$D99]-[.E99]" office:value-type="float" office:value="0" calcext:value-type="float">
            <text:p>0</text:p>
          </table:table-cell>
          <table:table-cell table:formula="of:=[.$D99]-[.F99]" office:value-type="float" office:value="0" calcext:value-type="float">
            <text:p>0</text:p>
          </table:table-cell>
          <table:table-cell table:formula="of:=[.$D99]-[.G99]" office:value-type="float" office:value="0" calcext:value-type="float">
            <text:p>0</text:p>
          </table:table-cell>
          <table:table-cell table:formula="of:=[.$D99]-[.H99]" office:value-type="float" office:value="0" calcext:value-type="float">
            <text:p>0</text:p>
          </table:table-cell>
          <table:table-cell table:formula="of:=[.$D99]-[.I99]" office:value-type="float" office:value="0" calcext:value-type="float">
            <text:p>0</text:p>
          </table:table-cell>
          <table:table-cell table:formula="of:=[.$E99]-[.F99]" office:value-type="float" office:value="0" calcext:value-type="float">
            <text:p>0</text:p>
          </table:table-cell>
          <table:table-cell table:formula="of:=[.$E99]-[.G99]" office:value-type="float" office:value="0" calcext:value-type="float">
            <text:p>0</text:p>
          </table:table-cell>
          <table:table-cell table:formula="of:=[.$E99]-[.H99]" office:value-type="float" office:value="0" calcext:value-type="float">
            <text:p>0</text:p>
          </table:table-cell>
          <table:table-cell table:formula="of:=[.$E99]-[.I99]" office:value-type="float" office:value="0" calcext:value-type="float">
            <text:p>0</text:p>
          </table:table-cell>
          <table:table-cell table:formula="of:=[.$F99]-[.G99]" office:value-type="float" office:value="0" calcext:value-type="float">
            <text:p>0</text:p>
          </table:table-cell>
          <table:table-cell table:formula="of:=[.$F99]-[.H99]" office:value-type="float" office:value="0" calcext:value-type="float">
            <text:p>0</text:p>
          </table:table-cell>
          <table:table-cell table:formula="of:=[.$F99]-[.I99]" office:value-type="float" office:value="0" calcext:value-type="float">
            <text:p>0</text:p>
          </table:table-cell>
          <table:table-cell table:formula="of:=[.$G99]-[.H99]" office:value-type="float" office:value="0" calcext:value-type="float">
            <text:p>0</text:p>
          </table:table-cell>
          <table:table-cell table:formula="of:=[.$G99]-[.I99]" office:value-type="float" office:value="0" calcext:value-type="float">
            <text:p>0</text:p>
          </table:table-cell>
          <table:table-cell table:formula="of:=[.H99]-[.I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9247311827957" calcext:value-type="float">
            <text:p>0.3924731183</text:p>
          </table:table-cell>
          <table:table-cell office:value-type="float" office:value="0.215384615384615" calcext:value-type="float">
            <text:p>0.2153846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76404494382" calcext:value-type="float">
            <text:p>0.4887640449</text:p>
          </table:table-cell>
          <table:table-cell office:value-type="float" office:value="0.394366197183099" calcext:value-type="float">
            <text:p>0.3943661972</text:p>
          </table:table-cell>
          <table:table-cell/>
          <table:table-cell table:formula="of:=[.B100]-[.C100]" office:value-type="float" office:value="-0.25" calcext:value-type="float">
            <text:p>-0.25</text:p>
          </table:table-cell>
          <table:table-cell table:formula="of:=[.B100]-[.D100]" office:value-type="float" office:value="0.35752688172043" calcext:value-type="float">
            <text:p>0.3575268817</text:p>
          </table:table-cell>
          <table:table-cell table:formula="of:=[.B100]-[.E100]" office:value-type="float" office:value="0.534615384615385" calcext:value-type="float">
            <text:p>0.5346153846</text:p>
          </table:table-cell>
          <table:table-cell table:formula="of:=[.B100]-[.F100]" office:value-type="float" office:value="0.75" calcext:value-type="float">
            <text:p>0.75</text:p>
          </table:table-cell>
          <table:table-cell table:formula="of:=[.B100]-[.G100]" office:value-type="float" office:value="0.75" calcext:value-type="float">
            <text:p>0.75</text:p>
          </table:table-cell>
          <table:table-cell table:formula="of:=[.B100]-[.H100]" office:value-type="float" office:value="0.26123595505618" calcext:value-type="float">
            <text:p>0.2612359551</text:p>
          </table:table-cell>
          <table:table-cell table:formula="of:=[.B100]-[.I100]" office:value-type="float" office:value="0.355633802816901" calcext:value-type="float">
            <text:p>0.3556338028</text:p>
          </table:table-cell>
          <table:table-cell table:formula="of:=[.$C100]-[.D100]" office:value-type="float" office:value="0.60752688172043" calcext:value-type="float">
            <text:p>0.6075268817</text:p>
          </table:table-cell>
          <table:table-cell table:formula="of:=[.$C100]-[.E100]" office:value-type="float" office:value="0.784615384615385" calcext:value-type="float">
            <text:p>0.7846153846</text:p>
          </table:table-cell>
          <table:table-cell table:formula="of:=[.$C100]-[.F100]" office:value-type="float" office:value="1" calcext:value-type="float">
            <text:p>1</text:p>
          </table:table-cell>
          <table:table-cell table:formula="of:=[.$C100]-[.G100]" office:value-type="float" office:value="1" calcext:value-type="float">
            <text:p>1</text:p>
          </table:table-cell>
          <table:table-cell table:formula="of:=[.$C100]-[.H100]" office:value-type="float" office:value="0.51123595505618" calcext:value-type="float">
            <text:p>0.5112359551</text:p>
          </table:table-cell>
          <table:table-cell table:formula="of:=[.$C100]-[.I100]" office:value-type="float" office:value="0.605633802816902" calcext:value-type="float">
            <text:p>0.6056338028</text:p>
          </table:table-cell>
          <table:table-cell table:formula="of:=[.$D100]-[.E100]" office:value-type="float" office:value="0.177088502894954" calcext:value-type="float">
            <text:p>0.1770885029</text:p>
          </table:table-cell>
          <table:table-cell table:formula="of:=[.$D100]-[.F100]" office:value-type="float" office:value="0.39247311827957" calcext:value-type="float">
            <text:p>0.3924731183</text:p>
          </table:table-cell>
          <table:table-cell table:formula="of:=[.$D100]-[.G100]" office:value-type="float" office:value="0.39247311827957" calcext:value-type="float">
            <text:p>0.3924731183</text:p>
          </table:table-cell>
          <table:table-cell table:formula="of:=[.$D100]-[.H100]" office:value-type="float" office:value="-0.0962909266642503" calcext:value-type="float">
            <text:p>-0.0962909267</text:p>
          </table:table-cell>
          <table:table-cell table:formula="of:=[.$D100]-[.I100]" office:value-type="float" office:value="-0.00189307890352869" calcext:value-type="float">
            <text:p>-0.0018930789</text:p>
          </table:table-cell>
          <table:table-cell table:formula="of:=[.$E100]-[.F100]" office:value-type="float" office:value="0.215384615384615" calcext:value-type="float">
            <text:p>0.2153846154</text:p>
          </table:table-cell>
          <table:table-cell table:formula="of:=[.$E100]-[.G100]" office:value-type="float" office:value="0.215384615384615" calcext:value-type="float">
            <text:p>0.2153846154</text:p>
          </table:table-cell>
          <table:table-cell table:formula="of:=[.$E100]-[.H100]" office:value-type="float" office:value="-0.273379429559205" calcext:value-type="float">
            <text:p>-0.2733794296</text:p>
          </table:table-cell>
          <table:table-cell table:formula="of:=[.$E100]-[.I100]" office:value-type="float" office:value="-0.178981581798483" calcext:value-type="float">
            <text:p>-0.1789815818</text:p>
          </table:table-cell>
          <table:table-cell table:formula="of:=[.$F100]-[.G100]" office:value-type="float" office:value="0" calcext:value-type="float">
            <text:p>0</text:p>
          </table:table-cell>
          <table:table-cell table:formula="of:=[.$F100]-[.H100]" office:value-type="float" office:value="-0.48876404494382" calcext:value-type="float">
            <text:p>-0.4887640449</text:p>
          </table:table-cell>
          <table:table-cell table:formula="of:=[.$F100]-[.I100]" office:value-type="float" office:value="-0.394366197183099" calcext:value-type="float">
            <text:p>-0.3943661972</text:p>
          </table:table-cell>
          <table:table-cell table:formula="of:=[.$G100]-[.H100]" office:value-type="float" office:value="-0.48876404494382" calcext:value-type="float">
            <text:p>-0.4887640449</text:p>
          </table:table-cell>
          <table:table-cell table:formula="of:=[.$G100]-[.I100]" office:value-type="float" office:value="-0.394366197183099" calcext:value-type="float">
            <text:p>-0.3943661972</text:p>
          </table:table-cell>
          <table:table-cell table:formula="of:=[.H100]-[.I100]" office:value-type="float" office:value="0.0943978477607216" calcext:value-type="float">
            <text:p>0.09439784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6041666666667" calcext:value-type="float">
            <text:p>0.7760416667</text:p>
          </table:table-cell>
          <table:table-cell office:value-type="float" office:value="0.5" calcext:value-type="float">
            <text:p>0.5</text:p>
          </table:table-cell>
          <table:table-cell office:value-type="float" office:value="0.771472392638037" calcext:value-type="float">
            <text:p>0.7714723926</text:p>
          </table:table-cell>
          <table:table-cell office:value-type="float" office:value="0.698706099815157" calcext:value-type="float">
            <text:p>0.698706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8324514991182" calcext:value-type="float">
            <text:p>0.848324515</text:p>
          </table:table-cell>
          <table:table-cell office:value-type="float" office:value="0.741042345276873" calcext:value-type="float">
            <text:p>0.7410423453</text:p>
          </table:table-cell>
          <table:table-cell/>
          <table:table-cell table:formula="of:=[.B101]-[.C101]" office:value-type="float" office:value="0.276041666666667" calcext:value-type="float">
            <text:p>0.2760416667</text:p>
          </table:table-cell>
          <table:table-cell table:formula="of:=[.B101]-[.D101]" office:value-type="float" office:value="0.00456927402862983" calcext:value-type="float">
            <text:p>0.004569274</text:p>
          </table:table-cell>
          <table:table-cell table:formula="of:=[.B101]-[.E101]" office:value-type="float" office:value="0.0773355668515096" calcext:value-type="float">
            <text:p>0.0773355669</text:p>
          </table:table-cell>
          <table:table-cell table:formula="of:=[.B101]-[.F101]" office:value-type="float" office:value="0.776041666666667" calcext:value-type="float">
            <text:p>0.7760416667</text:p>
          </table:table-cell>
          <table:table-cell table:formula="of:=[.B101]-[.G101]" office:value-type="float" office:value="0.776041666666667" calcext:value-type="float">
            <text:p>0.7760416667</text:p>
          </table:table-cell>
          <table:table-cell table:formula="of:=[.B101]-[.H101]" office:value-type="float" office:value="-0.072282848324515" calcext:value-type="float">
            <text:p>-0.0722828483</text:p>
          </table:table-cell>
          <table:table-cell table:formula="of:=[.B101]-[.I101]" office:value-type="float" office:value="0.0349993213897936" calcext:value-type="float">
            <text:p>0.0349993214</text:p>
          </table:table-cell>
          <table:table-cell table:formula="of:=[.$C101]-[.D101]" office:value-type="float" office:value="-0.271472392638037" calcext:value-type="float">
            <text:p>-0.2714723926</text:p>
          </table:table-cell>
          <table:table-cell table:formula="of:=[.$C101]-[.E101]" office:value-type="float" office:value="-0.198706099815157" calcext:value-type="float">
            <text:p>-0.1987060998</text:p>
          </table:table-cell>
          <table:table-cell table:formula="of:=[.$C101]-[.F101]" office:value-type="float" office:value="0.5" calcext:value-type="float">
            <text:p>0.5</text:p>
          </table:table-cell>
          <table:table-cell table:formula="of:=[.$C101]-[.G101]" office:value-type="float" office:value="0.5" calcext:value-type="float">
            <text:p>0.5</text:p>
          </table:table-cell>
          <table:table-cell table:formula="of:=[.$C101]-[.H101]" office:value-type="float" office:value="-0.348324514991182" calcext:value-type="float">
            <text:p>-0.348324515</text:p>
          </table:table-cell>
          <table:table-cell table:formula="of:=[.$C101]-[.I101]" office:value-type="float" office:value="-0.241042345276873" calcext:value-type="float">
            <text:p>-0.2410423453</text:p>
          </table:table-cell>
          <table:table-cell table:formula="of:=[.$D101]-[.E101]" office:value-type="float" office:value="0.0727662928228797" calcext:value-type="float">
            <text:p>0.0727662928</text:p>
          </table:table-cell>
          <table:table-cell table:formula="of:=[.$D101]-[.F101]" office:value-type="float" office:value="0.771472392638037" calcext:value-type="float">
            <text:p>0.7714723926</text:p>
          </table:table-cell>
          <table:table-cell table:formula="of:=[.$D101]-[.G101]" office:value-type="float" office:value="0.771472392638037" calcext:value-type="float">
            <text:p>0.7714723926</text:p>
          </table:table-cell>
          <table:table-cell table:formula="of:=[.$D101]-[.H101]" office:value-type="float" office:value="-0.0768521223531449" calcext:value-type="float">
            <text:p>-0.0768521224</text:p>
          </table:table-cell>
          <table:table-cell table:formula="of:=[.$D101]-[.I101]" office:value-type="float" office:value="0.0304300473611637" calcext:value-type="float">
            <text:p>0.0304300474</text:p>
          </table:table-cell>
          <table:table-cell table:formula="of:=[.$E101]-[.F101]" office:value-type="float" office:value="0.698706099815157" calcext:value-type="float">
            <text:p>0.6987060998</text:p>
          </table:table-cell>
          <table:table-cell table:formula="of:=[.$E101]-[.G101]" office:value-type="float" office:value="0.698706099815157" calcext:value-type="float">
            <text:p>0.6987060998</text:p>
          </table:table-cell>
          <table:table-cell table:formula="of:=[.$E101]-[.H101]" office:value-type="float" office:value="-0.149618415176025" calcext:value-type="float">
            <text:p>-0.1496184152</text:p>
          </table:table-cell>
          <table:table-cell table:formula="of:=[.$E101]-[.I101]" office:value-type="float" office:value="-0.042336245461716" calcext:value-type="float">
            <text:p>-0.0423362455</text:p>
          </table:table-cell>
          <table:table-cell table:formula="of:=[.$F101]-[.G101]" office:value-type="float" office:value="0" calcext:value-type="float">
            <text:p>0</text:p>
          </table:table-cell>
          <table:table-cell table:formula="of:=[.$F101]-[.H101]" office:value-type="float" office:value="-0.848324514991182" calcext:value-type="float">
            <text:p>-0.848324515</text:p>
          </table:table-cell>
          <table:table-cell table:formula="of:=[.$F101]-[.I101]" office:value-type="float" office:value="-0.741042345276873" calcext:value-type="float">
            <text:p>-0.7410423453</text:p>
          </table:table-cell>
          <table:table-cell table:formula="of:=[.$G101]-[.H101]" office:value-type="float" office:value="-0.848324514991182" calcext:value-type="float">
            <text:p>-0.848324515</text:p>
          </table:table-cell>
          <table:table-cell table:formula="of:=[.$G101]-[.I101]" office:value-type="float" office:value="-0.741042345276873" calcext:value-type="float">
            <text:p>-0.7410423453</text:p>
          </table:table-cell>
          <table:table-cell table:formula="of:=[.H101]-[.I101]" office:value-type="float" office:value="0.107282169714309" calcext:value-type="float">
            <text:p>0.1072821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857142857143" calcext:value-type="float">
            <text:p>0.7678571429</text:p>
          </table:table-cell>
          <table:table-cell office:value-type="float" office:value="0.775" calcext:value-type="float">
            <text:p>0.775</text:p>
          </table:table-cell>
          <table:table-cell/>
          <table:table-cell table:formula="of:=[.B102]-[.C102]" office:value-type="float" office:value="0.75" calcext:value-type="float">
            <text:p>0.75</text:p>
          </table:table-cell>
          <table:table-cell table:formula="of:=[.B102]-[.D102]" office:value-type="float" office:value="-0.1" calcext:value-type="float">
            <text:p>-0.1</text:p>
          </table:table-cell>
          <table:table-cell table:formula="of:=[.B102]-[.E102]" office:value-type="float" office:value="0.00316455696202533" calcext:value-type="float">
            <text:p>0.003164557</text:p>
          </table:table-cell>
          <table:table-cell table:formula="of:=[.B102]-[.F102]" office:value-type="float" office:value="0.75" calcext:value-type="float">
            <text:p>0.75</text:p>
          </table:table-cell>
          <table:table-cell table:formula="of:=[.B102]-[.G102]" office:value-type="float" office:value="0.75" calcext:value-type="float">
            <text:p>0.75</text:p>
          </table:table-cell>
          <table:table-cell table:formula="of:=[.B102]-[.H102]" office:value-type="float" office:value="-0.0178571428571429" calcext:value-type="float">
            <text:p>-0.0178571429</text:p>
          </table:table-cell>
          <table:table-cell table:formula="of:=[.B102]-[.I102]" office:value-type="float" office:value="-0.025" calcext:value-type="float">
            <text:p>-0.025</text:p>
          </table:table-cell>
          <table:table-cell table:formula="of:=[.$C102]-[.D102]" office:value-type="float" office:value="-0.85" calcext:value-type="float">
            <text:p>-0.85</text:p>
          </table:table-cell>
          <table:table-cell table:formula="of:=[.$C102]-[.E102]" office:value-type="float" office:value="-0.746835443037975" calcext:value-type="float">
            <text:p>-0.746835443</text:p>
          </table:table-cell>
          <table:table-cell table:formula="of:=[.$C102]-[.F102]" office:value-type="float" office:value="0" calcext:value-type="float">
            <text:p>0</text:p>
          </table:table-cell>
          <table:table-cell table:formula="of:=[.$C102]-[.G102]" office:value-type="float" office:value="0" calcext:value-type="float">
            <text:p>0</text:p>
          </table:table-cell>
          <table:table-cell table:formula="of:=[.$C102]-[.H102]" office:value-type="float" office:value="-0.767857142857143" calcext:value-type="float">
            <text:p>-0.7678571429</text:p>
          </table:table-cell>
          <table:table-cell table:formula="of:=[.$C102]-[.I102]" office:value-type="float" office:value="-0.775" calcext:value-type="float">
            <text:p>-0.775</text:p>
          </table:table-cell>
          <table:table-cell table:formula="of:=[.$D102]-[.E102]" office:value-type="float" office:value="0.103164556962025" calcext:value-type="float">
            <text:p>0.103164557</text:p>
          </table:table-cell>
          <table:table-cell table:formula="of:=[.$D102]-[.F102]" office:value-type="float" office:value="0.85" calcext:value-type="float">
            <text:p>0.85</text:p>
          </table:table-cell>
          <table:table-cell table:formula="of:=[.$D102]-[.G102]" office:value-type="float" office:value="0.85" calcext:value-type="float">
            <text:p>0.85</text:p>
          </table:table-cell>
          <table:table-cell table:formula="of:=[.$D102]-[.H102]" office:value-type="float" office:value="0.0821428571428571" calcext:value-type="float">
            <text:p>0.0821428571</text:p>
          </table:table-cell>
          <table:table-cell table:formula="of:=[.$D102]-[.I102]" office:value-type="float" office:value="0.075" calcext:value-type="float">
            <text:p>0.075</text:p>
          </table:table-cell>
          <table:table-cell table:formula="of:=[.$E102]-[.F102]" office:value-type="float" office:value="0.746835443037975" calcext:value-type="float">
            <text:p>0.746835443</text:p>
          </table:table-cell>
          <table:table-cell table:formula="of:=[.$E102]-[.G102]" office:value-type="float" office:value="0.746835443037975" calcext:value-type="float">
            <text:p>0.746835443</text:p>
          </table:table-cell>
          <table:table-cell table:formula="of:=[.$E102]-[.H102]" office:value-type="float" office:value="-0.0210216998191682" calcext:value-type="float">
            <text:p>-0.0210216998</text:p>
          </table:table-cell>
          <table:table-cell table:formula="of:=[.$E102]-[.I102]" office:value-type="float" office:value="-0.0281645569620254" calcext:value-type="float">
            <text:p>-0.028164557</text:p>
          </table:table-cell>
          <table:table-cell table:formula="of:=[.$F102]-[.G102]" office:value-type="float" office:value="0" calcext:value-type="float">
            <text:p>0</text:p>
          </table:table-cell>
          <table:table-cell table:formula="of:=[.$F102]-[.H102]" office:value-type="float" office:value="-0.767857142857143" calcext:value-type="float">
            <text:p>-0.7678571429</text:p>
          </table:table-cell>
          <table:table-cell table:formula="of:=[.$F102]-[.I102]" office:value-type="float" office:value="-0.775" calcext:value-type="float">
            <text:p>-0.775</text:p>
          </table:table-cell>
          <table:table-cell table:formula="of:=[.$G102]-[.H102]" office:value-type="float" office:value="-0.767857142857143" calcext:value-type="float">
            <text:p>-0.7678571429</text:p>
          </table:table-cell>
          <table:table-cell table:formula="of:=[.$G102]-[.I102]" office:value-type="float" office:value="-0.775" calcext:value-type="float">
            <text:p>-0.775</text:p>
          </table:table-cell>
          <table:table-cell table:formula="of:=[.H102]-[.I102]" office:value-type="float" office:value="-0.00714285714285712" calcext:value-type="float">
            <text:p>-0.00714285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7037037037037" calcext:value-type="float">
            <text:p>0.3703703704</text:p>
          </table:table-cell>
          <table:table-cell office:value-type="float" office:value="0.302816901408451" calcext:value-type="float">
            <text:p>0.302816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942028985507" calcext:value-type="float">
            <text:p>0.615942029</text:p>
          </table:table-cell>
          <table:table-cell office:value-type="float" office:value="0.544943820224719" calcext:value-type="float">
            <text:p>0.5449438202</text:p>
          </table:table-cell>
          <table:table-cell/>
          <table:table-cell table:formula="of:=[.B103]-[.C103]" office:value-type="float" office:value="0.375" calcext:value-type="float">
            <text:p>0.375</text:p>
          </table:table-cell>
          <table:table-cell table:formula="of:=[.B103]-[.D103]" office:value-type="float" office:value="0.00462962962962959" calcext:value-type="float">
            <text:p>0.0046296296</text:p>
          </table:table-cell>
          <table:table-cell table:formula="of:=[.B103]-[.E103]" office:value-type="float" office:value="0.0721830985915493" calcext:value-type="float">
            <text:p>0.0721830986</text:p>
          </table:table-cell>
          <table:table-cell table:formula="of:=[.B103]-[.F103]" office:value-type="float" office:value="0.375" calcext:value-type="float">
            <text:p>0.375</text:p>
          </table:table-cell>
          <table:table-cell table:formula="of:=[.B103]-[.G103]" office:value-type="float" office:value="0.375" calcext:value-type="float">
            <text:p>0.375</text:p>
          </table:table-cell>
          <table:table-cell table:formula="of:=[.B103]-[.H103]" office:value-type="float" office:value="-0.240942028985507" calcext:value-type="float">
            <text:p>-0.240942029</text:p>
          </table:table-cell>
          <table:table-cell table:formula="of:=[.B103]-[.I103]" office:value-type="float" office:value="-0.169943820224719" calcext:value-type="float">
            <text:p>-0.1699438202</text:p>
          </table:table-cell>
          <table:table-cell table:formula="of:=[.$C103]-[.D103]" office:value-type="float" office:value="-0.37037037037037" calcext:value-type="float">
            <text:p>-0.3703703704</text:p>
          </table:table-cell>
          <table:table-cell table:formula="of:=[.$C103]-[.E103]" office:value-type="float" office:value="-0.302816901408451" calcext:value-type="float">
            <text:p>-0.3028169014</text:p>
          </table:table-cell>
          <table:table-cell table:formula="of:=[.$C103]-[.F103]" office:value-type="float" office:value="0" calcext:value-type="float">
            <text:p>0</text:p>
          </table:table-cell>
          <table:table-cell table:formula="of:=[.$C103]-[.G103]" office:value-type="float" office:value="0" calcext:value-type="float">
            <text:p>0</text:p>
          </table:table-cell>
          <table:table-cell table:formula="of:=[.$C103]-[.H103]" office:value-type="float" office:value="-0.615942028985507" calcext:value-type="float">
            <text:p>-0.615942029</text:p>
          </table:table-cell>
          <table:table-cell table:formula="of:=[.$C103]-[.I103]" office:value-type="float" office:value="-0.544943820224719" calcext:value-type="float">
            <text:p>-0.5449438202</text:p>
          </table:table-cell>
          <table:table-cell table:formula="of:=[.$D103]-[.E103]" office:value-type="float" office:value="0.0675534689619197" calcext:value-type="float">
            <text:p>0.067553469</text:p>
          </table:table-cell>
          <table:table-cell table:formula="of:=[.$D103]-[.F103]" office:value-type="float" office:value="0.37037037037037" calcext:value-type="float">
            <text:p>0.3703703704</text:p>
          </table:table-cell>
          <table:table-cell table:formula="of:=[.$D103]-[.G103]" office:value-type="float" office:value="0.37037037037037" calcext:value-type="float">
            <text:p>0.3703703704</text:p>
          </table:table-cell>
          <table:table-cell table:formula="of:=[.$D103]-[.H103]" office:value-type="float" office:value="-0.245571658615137" calcext:value-type="float">
            <text:p>-0.2455716586</text:p>
          </table:table-cell>
          <table:table-cell table:formula="of:=[.$D103]-[.I103]" office:value-type="float" office:value="-0.174573449854349" calcext:value-type="float">
            <text:p>-0.1745734499</text:p>
          </table:table-cell>
          <table:table-cell table:formula="of:=[.$E103]-[.F103]" office:value-type="float" office:value="0.302816901408451" calcext:value-type="float">
            <text:p>0.3028169014</text:p>
          </table:table-cell>
          <table:table-cell table:formula="of:=[.$E103]-[.G103]" office:value-type="float" office:value="0.302816901408451" calcext:value-type="float">
            <text:p>0.3028169014</text:p>
          </table:table-cell>
          <table:table-cell table:formula="of:=[.$E103]-[.H103]" office:value-type="float" office:value="-0.313125127577056" calcext:value-type="float">
            <text:p>-0.3131251276</text:p>
          </table:table-cell>
          <table:table-cell table:formula="of:=[.$E103]-[.I103]" office:value-type="float" office:value="-0.242126918816268" calcext:value-type="float">
            <text:p>-0.2421269188</text:p>
          </table:table-cell>
          <table:table-cell table:formula="of:=[.$F103]-[.G103]" office:value-type="float" office:value="0" calcext:value-type="float">
            <text:p>0</text:p>
          </table:table-cell>
          <table:table-cell table:formula="of:=[.$F103]-[.H103]" office:value-type="float" office:value="-0.615942028985507" calcext:value-type="float">
            <text:p>-0.615942029</text:p>
          </table:table-cell>
          <table:table-cell table:formula="of:=[.$F103]-[.I103]" office:value-type="float" office:value="-0.544943820224719" calcext:value-type="float">
            <text:p>-0.5449438202</text:p>
          </table:table-cell>
          <table:table-cell table:formula="of:=[.$G103]-[.H103]" office:value-type="float" office:value="-0.615942028985507" calcext:value-type="float">
            <text:p>-0.615942029</text:p>
          </table:table-cell>
          <table:table-cell table:formula="of:=[.$G103]-[.I103]" office:value-type="float" office:value="-0.544943820224719" calcext:value-type="float">
            <text:p>-0.5449438202</text:p>
          </table:table-cell>
          <table:table-cell table:formula="of:=[.H103]-[.I103]" office:value-type="float" office:value="0.0709982087607881" calcext:value-type="float">
            <text:p>0.07099820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508196721311" calcext:value-type="float">
            <text:p>0.2295081967</text:p>
          </table:table-cell>
          <table:table-cell office:value-type="float" office:value="0.328571428571429" calcext:value-type="float">
            <text:p>0.3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18518518518518" calcext:value-type="float">
            <text:p>0.5185185185</text:p>
          </table:table-cell>
          <table:table-cell/>
          <table:table-cell table:formula="of:=[.B104]-[.C104]" office:value-type="float" office:value="0" calcext:value-type="float">
            <text:p>0</text:p>
          </table:table-cell>
          <table:table-cell table:formula="of:=[.B104]-[.D104]" office:value-type="float" office:value="-0.229508196721311" calcext:value-type="float">
            <text:p>-0.2295081967</text:p>
          </table:table-cell>
          <table:table-cell table:formula="of:=[.B104]-[.E104]" office:value-type="float" office:value="-0.328571428571429" calcext:value-type="float">
            <text:p>-0.3285714286</text:p>
          </table:table-cell>
          <table:table-cell table:formula="of:=[.B104]-[.F104]" office:value-type="float" office:value="0" calcext:value-type="float">
            <text:p>0</text:p>
          </table:table-cell>
          <table:table-cell table:formula="of:=[.B104]-[.G104]" office:value-type="float" office:value="0" calcext:value-type="float">
            <text:p>0</text:p>
          </table:table-cell>
          <table:table-cell table:formula="of:=[.B104]-[.H104]" office:value-type="float" office:value="-0.45" calcext:value-type="float">
            <text:p>-0.45</text:p>
          </table:table-cell>
          <table:table-cell table:formula="of:=[.B104]-[.I104]" office:value-type="float" office:value="-0.518518518518518" calcext:value-type="float">
            <text:p>-0.5185185185</text:p>
          </table:table-cell>
          <table:table-cell table:formula="of:=[.$C104]-[.D104]" office:value-type="float" office:value="-0.229508196721311" calcext:value-type="float">
            <text:p>-0.2295081967</text:p>
          </table:table-cell>
          <table:table-cell table:formula="of:=[.$C104]-[.E104]" office:value-type="float" office:value="-0.328571428571429" calcext:value-type="float">
            <text:p>-0.3285714286</text:p>
          </table:table-cell>
          <table:table-cell table:formula="of:=[.$C104]-[.F104]" office:value-type="float" office:value="0" calcext:value-type="float">
            <text:p>0</text:p>
          </table:table-cell>
          <table:table-cell table:formula="of:=[.$C104]-[.G104]" office:value-type="float" office:value="0" calcext:value-type="float">
            <text:p>0</text:p>
          </table:table-cell>
          <table:table-cell table:formula="of:=[.$C104]-[.H104]" office:value-type="float" office:value="-0.45" calcext:value-type="float">
            <text:p>-0.45</text:p>
          </table:table-cell>
          <table:table-cell table:formula="of:=[.$C104]-[.I104]" office:value-type="float" office:value="-0.518518518518518" calcext:value-type="float">
            <text:p>-0.5185185185</text:p>
          </table:table-cell>
          <table:table-cell table:formula="of:=[.$D104]-[.E104]" office:value-type="float" office:value="-0.0990632318501171" calcext:value-type="float">
            <text:p>-0.0990632319</text:p>
          </table:table-cell>
          <table:table-cell table:formula="of:=[.$D104]-[.F104]" office:value-type="float" office:value="0.229508196721311" calcext:value-type="float">
            <text:p>0.2295081967</text:p>
          </table:table-cell>
          <table:table-cell table:formula="of:=[.$D104]-[.G104]" office:value-type="float" office:value="0.229508196721311" calcext:value-type="float">
            <text:p>0.2295081967</text:p>
          </table:table-cell>
          <table:table-cell table:formula="of:=[.$D104]-[.H104]" office:value-type="float" office:value="-0.220491803278688" calcext:value-type="float">
            <text:p>-0.2204918033</text:p>
          </table:table-cell>
          <table:table-cell table:formula="of:=[.$D104]-[.I104]" office:value-type="float" office:value="-0.289010321797207" calcext:value-type="float">
            <text:p>-0.2890103218</text:p>
          </table:table-cell>
          <table:table-cell table:formula="of:=[.$E104]-[.F104]" office:value-type="float" office:value="0.328571428571429" calcext:value-type="float">
            <text:p>0.3285714286</text:p>
          </table:table-cell>
          <table:table-cell table:formula="of:=[.$E104]-[.G104]" office:value-type="float" office:value="0.328571428571429" calcext:value-type="float">
            <text:p>0.3285714286</text:p>
          </table:table-cell>
          <table:table-cell table:formula="of:=[.$E104]-[.H104]" office:value-type="float" office:value="-0.121428571428571" calcext:value-type="float">
            <text:p>-0.1214285714</text:p>
          </table:table-cell>
          <table:table-cell table:formula="of:=[.$E104]-[.I104]" office:value-type="float" office:value="-0.18994708994709" calcext:value-type="float">
            <text:p>-0.1899470899</text:p>
          </table:table-cell>
          <table:table-cell table:formula="of:=[.$F104]-[.G104]" office:value-type="float" office:value="0" calcext:value-type="float">
            <text:p>0</text:p>
          </table:table-cell>
          <table:table-cell table:formula="of:=[.$F104]-[.H104]" office:value-type="float" office:value="-0.45" calcext:value-type="float">
            <text:p>-0.45</text:p>
          </table:table-cell>
          <table:table-cell table:formula="of:=[.$F104]-[.I104]" office:value-type="float" office:value="-0.518518518518518" calcext:value-type="float">
            <text:p>-0.5185185185</text:p>
          </table:table-cell>
          <table:table-cell table:formula="of:=[.$G104]-[.H104]" office:value-type="float" office:value="-0.45" calcext:value-type="float">
            <text:p>-0.45</text:p>
          </table:table-cell>
          <table:table-cell table:formula="of:=[.$G104]-[.I104]" office:value-type="float" office:value="-0.518518518518518" calcext:value-type="float">
            <text:p>-0.5185185185</text:p>
          </table:table-cell>
          <table:table-cell table:formula="of:=[.H104]-[.I104]" office:value-type="float" office:value="-0.0685185185185185" calcext:value-type="float">
            <text:p>-0.06851851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03703703703704" calcext:value-type="float">
            <text:p>0.4037037037</text:p>
          </table:table-cell>
          <table:table-cell office:value-type="float" office:value="0.398305084745763" calcext:value-type="float">
            <text:p>0.3983050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691542288557" calcext:value-type="float">
            <text:p>0.6616915423</text:p>
          </table:table-cell>
          <table:table-cell office:value-type="float" office:value="0.528169014084507" calcext:value-type="float">
            <text:p>0.5281690141</text:p>
          </table:table-cell>
          <table:table-cell/>
          <table:table-cell table:formula="of:=[.B105]-[.C105]" office:value-type="float" office:value="0.625" calcext:value-type="float">
            <text:p>0.625</text:p>
          </table:table-cell>
          <table:table-cell table:formula="of:=[.B105]-[.D105]" office:value-type="float" office:value="0.221296296296296" calcext:value-type="float">
            <text:p>0.2212962963</text:p>
          </table:table-cell>
          <table:table-cell table:formula="of:=[.B105]-[.E105]" office:value-type="float" office:value="0.226694915254237" calcext:value-type="float">
            <text:p>0.2266949153</text:p>
          </table:table-cell>
          <table:table-cell table:formula="of:=[.B105]-[.F105]" office:value-type="float" office:value="0.625" calcext:value-type="float">
            <text:p>0.625</text:p>
          </table:table-cell>
          <table:table-cell table:formula="of:=[.B105]-[.G105]" office:value-type="float" office:value="0.625" calcext:value-type="float">
            <text:p>0.625</text:p>
          </table:table-cell>
          <table:table-cell table:formula="of:=[.B105]-[.H105]" office:value-type="float" office:value="-0.0366915422885572" calcext:value-type="float">
            <text:p>-0.0366915423</text:p>
          </table:table-cell>
          <table:table-cell table:formula="of:=[.B105]-[.I105]" office:value-type="float" office:value="0.096830985915493" calcext:value-type="float">
            <text:p>0.0968309859</text:p>
          </table:table-cell>
          <table:table-cell table:formula="of:=[.$C105]-[.D105]" office:value-type="float" office:value="-0.403703703703704" calcext:value-type="float">
            <text:p>-0.4037037037</text:p>
          </table:table-cell>
          <table:table-cell table:formula="of:=[.$C105]-[.E105]" office:value-type="float" office:value="-0.398305084745763" calcext:value-type="float">
            <text:p>-0.3983050847</text:p>
          </table:table-cell>
          <table:table-cell table:formula="of:=[.$C105]-[.F105]" office:value-type="float" office:value="0" calcext:value-type="float">
            <text:p>0</text:p>
          </table:table-cell>
          <table:table-cell table:formula="of:=[.$C105]-[.G105]" office:value-type="float" office:value="0" calcext:value-type="float">
            <text:p>0</text:p>
          </table:table-cell>
          <table:table-cell table:formula="of:=[.$C105]-[.H105]" office:value-type="float" office:value="-0.661691542288557" calcext:value-type="float">
            <text:p>-0.6616915423</text:p>
          </table:table-cell>
          <table:table-cell table:formula="of:=[.$C105]-[.I105]" office:value-type="float" office:value="-0.528169014084507" calcext:value-type="float">
            <text:p>-0.5281690141</text:p>
          </table:table-cell>
          <table:table-cell table:formula="of:=[.$D105]-[.E105]" office:value-type="float" office:value="0.00539861895794103" calcext:value-type="float">
            <text:p>0.005398619</text:p>
          </table:table-cell>
          <table:table-cell table:formula="of:=[.$D105]-[.F105]" office:value-type="float" office:value="0.403703703703704" calcext:value-type="float">
            <text:p>0.4037037037</text:p>
          </table:table-cell>
          <table:table-cell table:formula="of:=[.$D105]-[.G105]" office:value-type="float" office:value="0.403703703703704" calcext:value-type="float">
            <text:p>0.4037037037</text:p>
          </table:table-cell>
          <table:table-cell table:formula="of:=[.$D105]-[.H105]" office:value-type="float" office:value="-0.257987838584853" calcext:value-type="float">
            <text:p>-0.2579878386</text:p>
          </table:table-cell>
          <table:table-cell table:formula="of:=[.$D105]-[.I105]" office:value-type="float" office:value="-0.124465310380803" calcext:value-type="float">
            <text:p>-0.1244653104</text:p>
          </table:table-cell>
          <table:table-cell table:formula="of:=[.$E105]-[.F105]" office:value-type="float" office:value="0.398305084745763" calcext:value-type="float">
            <text:p>0.3983050847</text:p>
          </table:table-cell>
          <table:table-cell table:formula="of:=[.$E105]-[.G105]" office:value-type="float" office:value="0.398305084745763" calcext:value-type="float">
            <text:p>0.3983050847</text:p>
          </table:table-cell>
          <table:table-cell table:formula="of:=[.$E105]-[.H105]" office:value-type="float" office:value="-0.263386457542794" calcext:value-type="float">
            <text:p>-0.2633864575</text:p>
          </table:table-cell>
          <table:table-cell table:formula="of:=[.$E105]-[.I105]" office:value-type="float" office:value="-0.129863929338744" calcext:value-type="float">
            <text:p>-0.1298639293</text:p>
          </table:table-cell>
          <table:table-cell table:formula="of:=[.$F105]-[.G105]" office:value-type="float" office:value="0" calcext:value-type="float">
            <text:p>0</text:p>
          </table:table-cell>
          <table:table-cell table:formula="of:=[.$F105]-[.H105]" office:value-type="float" office:value="-0.661691542288557" calcext:value-type="float">
            <text:p>-0.6616915423</text:p>
          </table:table-cell>
          <table:table-cell table:formula="of:=[.$F105]-[.I105]" office:value-type="float" office:value="-0.528169014084507" calcext:value-type="float">
            <text:p>-0.5281690141</text:p>
          </table:table-cell>
          <table:table-cell table:formula="of:=[.$G105]-[.H105]" office:value-type="float" office:value="-0.661691542288557" calcext:value-type="float">
            <text:p>-0.6616915423</text:p>
          </table:table-cell>
          <table:table-cell table:formula="of:=[.$G105]-[.I105]" office:value-type="float" office:value="-0.528169014084507" calcext:value-type="float">
            <text:p>-0.5281690141</text:p>
          </table:table-cell>
          <table:table-cell table:formula="of:=[.H105]-[.I105]" office:value-type="float" office:value="0.13352252820405" calcext:value-type="float">
            <text:p>0.13352252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37012987012987" calcext:value-type="float">
            <text:p>0.3701298701</text:p>
          </table:table-cell>
          <table:table-cell office:value-type="float" office:value="0.382352941176471" calcext:value-type="float">
            <text:p>0.3823529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962962962963" calcext:value-type="float">
            <text:p>0.6296296296</text:p>
          </table:table-cell>
          <table:table-cell office:value-type="float" office:value="0.481132075471698" calcext:value-type="float">
            <text:p>0.4811320755</text:p>
          </table:table-cell>
          <table:table-cell/>
          <table:table-cell table:formula="of:=[.B106]-[.C106]" office:value-type="float" office:value="0.625" calcext:value-type="float">
            <text:p>0.625</text:p>
          </table:table-cell>
          <table:table-cell table:formula="of:=[.B106]-[.D106]" office:value-type="float" office:value="0.25487012987013" calcext:value-type="float">
            <text:p>0.2548701299</text:p>
          </table:table-cell>
          <table:table-cell table:formula="of:=[.B106]-[.E106]" office:value-type="float" office:value="0.242647058823529" calcext:value-type="float">
            <text:p>0.2426470588</text:p>
          </table:table-cell>
          <table:table-cell table:formula="of:=[.B106]-[.F106]" office:value-type="float" office:value="0.625" calcext:value-type="float">
            <text:p>0.625</text:p>
          </table:table-cell>
          <table:table-cell table:formula="of:=[.B106]-[.G106]" office:value-type="float" office:value="0.625" calcext:value-type="float">
            <text:p>0.625</text:p>
          </table:table-cell>
          <table:table-cell table:formula="of:=[.B106]-[.H106]" office:value-type="float" office:value="-0.00462962962962965" calcext:value-type="float">
            <text:p>-0.0046296296</text:p>
          </table:table-cell>
          <table:table-cell table:formula="of:=[.B106]-[.I106]" office:value-type="float" office:value="0.143867924528302" calcext:value-type="float">
            <text:p>0.1438679245</text:p>
          </table:table-cell>
          <table:table-cell table:formula="of:=[.$C106]-[.D106]" office:value-type="float" office:value="-0.37012987012987" calcext:value-type="float">
            <text:p>-0.3701298701</text:p>
          </table:table-cell>
          <table:table-cell table:formula="of:=[.$C106]-[.E106]" office:value-type="float" office:value="-0.382352941176471" calcext:value-type="float">
            <text:p>-0.3823529412</text:p>
          </table:table-cell>
          <table:table-cell table:formula="of:=[.$C106]-[.F106]" office:value-type="float" office:value="0" calcext:value-type="float">
            <text:p>0</text:p>
          </table:table-cell>
          <table:table-cell table:formula="of:=[.$C106]-[.G106]" office:value-type="float" office:value="0" calcext:value-type="float">
            <text:p>0</text:p>
          </table:table-cell>
          <table:table-cell table:formula="of:=[.$C106]-[.H106]" office:value-type="float" office:value="-0.62962962962963" calcext:value-type="float">
            <text:p>-0.6296296296</text:p>
          </table:table-cell>
          <table:table-cell table:formula="of:=[.$C106]-[.I106]" office:value-type="float" office:value="-0.481132075471698" calcext:value-type="float">
            <text:p>-0.4811320755</text:p>
          </table:table-cell>
          <table:table-cell table:formula="of:=[.$D106]-[.E106]" office:value-type="float" office:value="-0.0122230710466005" calcext:value-type="float">
            <text:p>-0.012223071</text:p>
          </table:table-cell>
          <table:table-cell table:formula="of:=[.$D106]-[.F106]" office:value-type="float" office:value="0.37012987012987" calcext:value-type="float">
            <text:p>0.3701298701</text:p>
          </table:table-cell>
          <table:table-cell table:formula="of:=[.$D106]-[.G106]" office:value-type="float" office:value="0.37012987012987" calcext:value-type="float">
            <text:p>0.3701298701</text:p>
          </table:table-cell>
          <table:table-cell table:formula="of:=[.$D106]-[.H106]" office:value-type="float" office:value="-0.25949975949976" calcext:value-type="float">
            <text:p>-0.2594997595</text:p>
          </table:table-cell>
          <table:table-cell table:formula="of:=[.$D106]-[.I106]" office:value-type="float" office:value="-0.111002205341828" calcext:value-type="float">
            <text:p>-0.1110022053</text:p>
          </table:table-cell>
          <table:table-cell table:formula="of:=[.$E106]-[.F106]" office:value-type="float" office:value="0.382352941176471" calcext:value-type="float">
            <text:p>0.3823529412</text:p>
          </table:table-cell>
          <table:table-cell table:formula="of:=[.$E106]-[.G106]" office:value-type="float" office:value="0.382352941176471" calcext:value-type="float">
            <text:p>0.3823529412</text:p>
          </table:table-cell>
          <table:table-cell table:formula="of:=[.$E106]-[.H106]" office:value-type="float" office:value="-0.247276688453159" calcext:value-type="float">
            <text:p>-0.2472766885</text:p>
          </table:table-cell>
          <table:table-cell table:formula="of:=[.$E106]-[.I106]" office:value-type="float" office:value="-0.0987791342952275" calcext:value-type="float">
            <text:p>-0.0987791343</text:p>
          </table:table-cell>
          <table:table-cell table:formula="of:=[.$F106]-[.G106]" office:value-type="float" office:value="0" calcext:value-type="float">
            <text:p>0</text:p>
          </table:table-cell>
          <table:table-cell table:formula="of:=[.$F106]-[.H106]" office:value-type="float" office:value="-0.62962962962963" calcext:value-type="float">
            <text:p>-0.6296296296</text:p>
          </table:table-cell>
          <table:table-cell table:formula="of:=[.$F106]-[.I106]" office:value-type="float" office:value="-0.481132075471698" calcext:value-type="float">
            <text:p>-0.4811320755</text:p>
          </table:table-cell>
          <table:table-cell table:formula="of:=[.$G106]-[.H106]" office:value-type="float" office:value="-0.62962962962963" calcext:value-type="float">
            <text:p>-0.6296296296</text:p>
          </table:table-cell>
          <table:table-cell table:formula="of:=[.$G106]-[.I106]" office:value-type="float" office:value="-0.481132075471698" calcext:value-type="float">
            <text:p>-0.4811320755</text:p>
          </table:table-cell>
          <table:table-cell table:formula="of:=[.H106]-[.I106]" office:value-type="float" office:value="0.148497554157932" calcext:value-type="float">
            <text:p>0.14849755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7777777777778" calcext:value-type="float">
            <text:p>0.7777777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07]-[.C107]" office:value-type="float" office:value="0" calcext:value-type="float">
            <text:p>0</text:p>
          </table:table-cell>
          <table:table-cell table:formula="of:=[.B107]-[.D107]" office:value-type="float" office:value="0" calcext:value-type="float">
            <text:p>0</text:p>
          </table:table-cell>
          <table:table-cell table:formula="of:=[.B107]-[.E107]" office:value-type="float" office:value="-0.777777777777778" calcext:value-type="float">
            <text:p>-0.7777777778</text:p>
          </table:table-cell>
          <table:table-cell table:formula="of:=[.B107]-[.F107]" office:value-type="float" office:value="0" calcext:value-type="float">
            <text:p>0</text:p>
          </table:table-cell>
          <table:table-cell table:formula="of:=[.B107]-[.G107]" office:value-type="float" office:value="0" calcext:value-type="float">
            <text:p>0</text:p>
          </table:table-cell>
          <table:table-cell table:formula="of:=[.B107]-[.H107]" office:value-type="float" office:value="-1" calcext:value-type="float">
            <text:p>-1</text:p>
          </table:table-cell>
          <table:table-cell table:formula="of:=[.B107]-[.I107]" office:value-type="float" office:value="-1" calcext:value-type="float">
            <text:p>-1</text:p>
          </table:table-cell>
          <table:table-cell table:formula="of:=[.$C107]-[.D107]" office:value-type="float" office:value="0" calcext:value-type="float">
            <text:p>0</text:p>
          </table:table-cell>
          <table:table-cell table:formula="of:=[.$C107]-[.E107]" office:value-type="float" office:value="-0.777777777777778" calcext:value-type="float">
            <text:p>-0.7777777778</text:p>
          </table:table-cell>
          <table:table-cell table:formula="of:=[.$C107]-[.F107]" office:value-type="float" office:value="0" calcext:value-type="float">
            <text:p>0</text:p>
          </table:table-cell>
          <table:table-cell table:formula="of:=[.$C107]-[.G107]" office:value-type="float" office:value="0" calcext:value-type="float">
            <text:p>0</text:p>
          </table:table-cell>
          <table:table-cell table:formula="of:=[.$C107]-[.H107]" office:value-type="float" office:value="-1" calcext:value-type="float">
            <text:p>-1</text:p>
          </table:table-cell>
          <table:table-cell table:formula="of:=[.$C107]-[.I107]" office:value-type="float" office:value="-1" calcext:value-type="float">
            <text:p>-1</text:p>
          </table:table-cell>
          <table:table-cell table:formula="of:=[.$D107]-[.E107]" office:value-type="float" office:value="-0.777777777777778" calcext:value-type="float">
            <text:p>-0.7777777778</text:p>
          </table:table-cell>
          <table:table-cell table:formula="of:=[.$D107]-[.F107]" office:value-type="float" office:value="0" calcext:value-type="float">
            <text:p>0</text:p>
          </table:table-cell>
          <table:table-cell table:formula="of:=[.$D107]-[.G107]" office:value-type="float" office:value="0" calcext:value-type="float">
            <text:p>0</text:p>
          </table:table-cell>
          <table:table-cell table:formula="of:=[.$D107]-[.H107]" office:value-type="float" office:value="-1" calcext:value-type="float">
            <text:p>-1</text:p>
          </table:table-cell>
          <table:table-cell table:formula="of:=[.$D107]-[.I107]" office:value-type="float" office:value="-1" calcext:value-type="float">
            <text:p>-1</text:p>
          </table:table-cell>
          <table:table-cell table:formula="of:=[.$E107]-[.F107]" office:value-type="float" office:value="0.777777777777778" calcext:value-type="float">
            <text:p>0.7777777778</text:p>
          </table:table-cell>
          <table:table-cell table:formula="of:=[.$E107]-[.G107]" office:value-type="float" office:value="0.777777777777778" calcext:value-type="float">
            <text:p>0.7777777778</text:p>
          </table:table-cell>
          <table:table-cell table:formula="of:=[.$E107]-[.H107]" office:value-type="float" office:value="-0.222222222222222" calcext:value-type="float">
            <text:p>-0.2222222222</text:p>
          </table:table-cell>
          <table:table-cell table:formula="of:=[.$E107]-[.I107]" office:value-type="float" office:value="-0.222222222222222" calcext:value-type="float">
            <text:p>-0.2222222222</text:p>
          </table:table-cell>
          <table:table-cell table:formula="of:=[.$F107]-[.G107]" office:value-type="float" office:value="0" calcext:value-type="float">
            <text:p>0</text:p>
          </table:table-cell>
          <table:table-cell table:formula="of:=[.$F107]-[.H107]" office:value-type="float" office:value="-1" calcext:value-type="float">
            <text:p>-1</text:p>
          </table:table-cell>
          <table:table-cell table:formula="of:=[.$F107]-[.I107]" office:value-type="float" office:value="-1" calcext:value-type="float">
            <text:p>-1</text:p>
          </table:table-cell>
          <table:table-cell table:formula="of:=[.$G107]-[.H107]" office:value-type="float" office:value="-1" calcext:value-type="float">
            <text:p>-1</text:p>
          </table:table-cell>
          <table:table-cell table:formula="of:=[.$G107]-[.I107]" office:value-type="float" office:value="-1" calcext:value-type="float">
            <text:p>-1</text:p>
          </table:table-cell>
          <table:table-cell table:formula="of:=[.H107]-[.I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08]-[.C108]" office:value-type="float" office:value="0" calcext:value-type="float">
            <text:p>0</text:p>
          </table:table-cell>
          <table:table-cell table:formula="of:=[.B108]-[.D108]" office:value-type="float" office:value="0" calcext:value-type="float">
            <text:p>0</text:p>
          </table:table-cell>
          <table:table-cell table:formula="of:=[.B108]-[.E108]" office:value-type="float" office:value="-1" calcext:value-type="float">
            <text:p>-1</text:p>
          </table:table-cell>
          <table:table-cell table:formula="of:=[.B108]-[.F108]" office:value-type="float" office:value="0" calcext:value-type="float">
            <text:p>0</text:p>
          </table:table-cell>
          <table:table-cell table:formula="of:=[.B108]-[.G108]" office:value-type="float" office:value="0" calcext:value-type="float">
            <text:p>0</text:p>
          </table:table-cell>
          <table:table-cell table:formula="of:=[.B108]-[.H108]" office:value-type="float" office:value="-1" calcext:value-type="float">
            <text:p>-1</text:p>
          </table:table-cell>
          <table:table-cell table:formula="of:=[.B108]-[.I108]" office:value-type="float" office:value="-1" calcext:value-type="float">
            <text:p>-1</text:p>
          </table:table-cell>
          <table:table-cell table:formula="of:=[.$C108]-[.D108]" office:value-type="float" office:value="0" calcext:value-type="float">
            <text:p>0</text:p>
          </table:table-cell>
          <table:table-cell table:formula="of:=[.$C108]-[.E108]" office:value-type="float" office:value="-1" calcext:value-type="float">
            <text:p>-1</text:p>
          </table:table-cell>
          <table:table-cell table:formula="of:=[.$C108]-[.F108]" office:value-type="float" office:value="0" calcext:value-type="float">
            <text:p>0</text:p>
          </table:table-cell>
          <table:table-cell table:formula="of:=[.$C108]-[.G108]" office:value-type="float" office:value="0" calcext:value-type="float">
            <text:p>0</text:p>
          </table:table-cell>
          <table:table-cell table:formula="of:=[.$C108]-[.H108]" office:value-type="float" office:value="-1" calcext:value-type="float">
            <text:p>-1</text:p>
          </table:table-cell>
          <table:table-cell table:formula="of:=[.$C108]-[.I108]" office:value-type="float" office:value="-1" calcext:value-type="float">
            <text:p>-1</text:p>
          </table:table-cell>
          <table:table-cell table:formula="of:=[.$D108]-[.E108]" office:value-type="float" office:value="-1" calcext:value-type="float">
            <text:p>-1</text:p>
          </table:table-cell>
          <table:table-cell table:formula="of:=[.$D108]-[.F108]" office:value-type="float" office:value="0" calcext:value-type="float">
            <text:p>0</text:p>
          </table:table-cell>
          <table:table-cell table:formula="of:=[.$D108]-[.G108]" office:value-type="float" office:value="0" calcext:value-type="float">
            <text:p>0</text:p>
          </table:table-cell>
          <table:table-cell table:formula="of:=[.$D108]-[.H108]" office:value-type="float" office:value="-1" calcext:value-type="float">
            <text:p>-1</text:p>
          </table:table-cell>
          <table:table-cell table:formula="of:=[.$D108]-[.I108]" office:value-type="float" office:value="-1" calcext:value-type="float">
            <text:p>-1</text:p>
          </table:table-cell>
          <table:table-cell table:formula="of:=[.$E108]-[.F108]" office:value-type="float" office:value="1" calcext:value-type="float">
            <text:p>1</text:p>
          </table:table-cell>
          <table:table-cell table:formula="of:=[.$E108]-[.G108]" office:value-type="float" office:value="1" calcext:value-type="float">
            <text:p>1</text:p>
          </table:table-cell>
          <table:table-cell table:formula="of:=[.$E108]-[.H108]" office:value-type="float" office:value="0" calcext:value-type="float">
            <text:p>0</text:p>
          </table:table-cell>
          <table:table-cell table:formula="of:=[.$E108]-[.I108]" office:value-type="float" office:value="0" calcext:value-type="float">
            <text:p>0</text:p>
          </table:table-cell>
          <table:table-cell table:formula="of:=[.$F108]-[.G108]" office:value-type="float" office:value="0" calcext:value-type="float">
            <text:p>0</text:p>
          </table:table-cell>
          <table:table-cell table:formula="of:=[.$F108]-[.H108]" office:value-type="float" office:value="-1" calcext:value-type="float">
            <text:p>-1</text:p>
          </table:table-cell>
          <table:table-cell table:formula="of:=[.$F108]-[.I108]" office:value-type="float" office:value="-1" calcext:value-type="float">
            <text:p>-1</text:p>
          </table:table-cell>
          <table:table-cell table:formula="of:=[.$G108]-[.H108]" office:value-type="float" office:value="-1" calcext:value-type="float">
            <text:p>-1</text:p>
          </table:table-cell>
          <table:table-cell table:formula="of:=[.$G108]-[.I108]" office:value-type="float" office:value="-1" calcext:value-type="float">
            <text:p>-1</text:p>
          </table:table-cell>
          <table:table-cell table:formula="of:=[.H108]-[.I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77777777777778" calcext:value-type="float">
            <text:p>0.777777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8888888888889" calcext:value-type="float">
            <text:p>0.8888888889</text:p>
          </table:table-cell>
          <table:table-cell/>
          <table:table-cell table:formula="of:=[.B109]-[.C109]" office:value-type="float" office:value="-0.5" calcext:value-type="float">
            <text:p>-0.5</text:p>
          </table:table-cell>
          <table:table-cell table:formula="of:=[.B109]-[.D109]" office:value-type="float" office:value="0" calcext:value-type="float">
            <text:p>0</text:p>
          </table:table-cell>
          <table:table-cell table:formula="of:=[.B109]-[.E109]" office:value-type="float" office:value="-0.777777777777778" calcext:value-type="float">
            <text:p>-0.7777777778</text:p>
          </table:table-cell>
          <table:table-cell table:formula="of:=[.B109]-[.F109]" office:value-type="float" office:value="0" calcext:value-type="float">
            <text:p>0</text:p>
          </table:table-cell>
          <table:table-cell table:formula="of:=[.B109]-[.G109]" office:value-type="float" office:value="0" calcext:value-type="float">
            <text:p>0</text:p>
          </table:table-cell>
          <table:table-cell table:formula="of:=[.B109]-[.H109]" office:value-type="float" office:value="-1" calcext:value-type="float">
            <text:p>-1</text:p>
          </table:table-cell>
          <table:table-cell table:formula="of:=[.B109]-[.I109]" office:value-type="float" office:value="-0.888888888888889" calcext:value-type="float">
            <text:p>-0.8888888889</text:p>
          </table:table-cell>
          <table:table-cell table:formula="of:=[.$C109]-[.D109]" office:value-type="float" office:value="0.5" calcext:value-type="float">
            <text:p>0.5</text:p>
          </table:table-cell>
          <table:table-cell table:formula="of:=[.$C109]-[.E109]" office:value-type="float" office:value="-0.277777777777778" calcext:value-type="float">
            <text:p>-0.2777777778</text:p>
          </table:table-cell>
          <table:table-cell table:formula="of:=[.$C109]-[.F109]" office:value-type="float" office:value="0.5" calcext:value-type="float">
            <text:p>0.5</text:p>
          </table:table-cell>
          <table:table-cell table:formula="of:=[.$C109]-[.G109]" office:value-type="float" office:value="0.5" calcext:value-type="float">
            <text:p>0.5</text:p>
          </table:table-cell>
          <table:table-cell table:formula="of:=[.$C109]-[.H109]" office:value-type="float" office:value="-0.5" calcext:value-type="float">
            <text:p>-0.5</text:p>
          </table:table-cell>
          <table:table-cell table:formula="of:=[.$C109]-[.I109]" office:value-type="float" office:value="-0.388888888888889" calcext:value-type="float">
            <text:p>-0.3888888889</text:p>
          </table:table-cell>
          <table:table-cell table:formula="of:=[.$D109]-[.E109]" office:value-type="float" office:value="-0.777777777777778" calcext:value-type="float">
            <text:p>-0.7777777778</text:p>
          </table:table-cell>
          <table:table-cell table:formula="of:=[.$D109]-[.F109]" office:value-type="float" office:value="0" calcext:value-type="float">
            <text:p>0</text:p>
          </table:table-cell>
          <table:table-cell table:formula="of:=[.$D109]-[.G109]" office:value-type="float" office:value="0" calcext:value-type="float">
            <text:p>0</text:p>
          </table:table-cell>
          <table:table-cell table:formula="of:=[.$D109]-[.H109]" office:value-type="float" office:value="-1" calcext:value-type="float">
            <text:p>-1</text:p>
          </table:table-cell>
          <table:table-cell table:formula="of:=[.$D109]-[.I109]" office:value-type="float" office:value="-0.888888888888889" calcext:value-type="float">
            <text:p>-0.8888888889</text:p>
          </table:table-cell>
          <table:table-cell table:formula="of:=[.$E109]-[.F109]" office:value-type="float" office:value="0.777777777777778" calcext:value-type="float">
            <text:p>0.7777777778</text:p>
          </table:table-cell>
          <table:table-cell table:formula="of:=[.$E109]-[.G109]" office:value-type="float" office:value="0.777777777777778" calcext:value-type="float">
            <text:p>0.7777777778</text:p>
          </table:table-cell>
          <table:table-cell table:formula="of:=[.$E109]-[.H109]" office:value-type="float" office:value="-0.222222222222222" calcext:value-type="float">
            <text:p>-0.2222222222</text:p>
          </table:table-cell>
          <table:table-cell table:formula="of:=[.$E109]-[.I109]" office:value-type="float" office:value="-0.111111111111111" calcext:value-type="float">
            <text:p>-0.1111111111</text:p>
          </table:table-cell>
          <table:table-cell table:formula="of:=[.$F109]-[.G109]" office:value-type="float" office:value="0" calcext:value-type="float">
            <text:p>0</text:p>
          </table:table-cell>
          <table:table-cell table:formula="of:=[.$F109]-[.H109]" office:value-type="float" office:value="-1" calcext:value-type="float">
            <text:p>-1</text:p>
          </table:table-cell>
          <table:table-cell table:formula="of:=[.$F109]-[.I109]" office:value-type="float" office:value="-0.888888888888889" calcext:value-type="float">
            <text:p>-0.8888888889</text:p>
          </table:table-cell>
          <table:table-cell table:formula="of:=[.$G109]-[.H109]" office:value-type="float" office:value="-1" calcext:value-type="float">
            <text:p>-1</text:p>
          </table:table-cell>
          <table:table-cell table:formula="of:=[.$G109]-[.I109]" office:value-type="float" office:value="-0.888888888888889" calcext:value-type="float">
            <text:p>-0.8888888889</text:p>
          </table:table-cell>
          <table:table-cell table:formula="of:=[.H109]-[.I109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7777777777778" calcext:value-type="float">
            <text:p>0.7777777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10]-[.C110]" office:value-type="float" office:value="0" calcext:value-type="float">
            <text:p>0</text:p>
          </table:table-cell>
          <table:table-cell table:formula="of:=[.B110]-[.D110]" office:value-type="float" office:value="0" calcext:value-type="float">
            <text:p>0</text:p>
          </table:table-cell>
          <table:table-cell table:formula="of:=[.B110]-[.E110]" office:value-type="float" office:value="-0.777777777777778" calcext:value-type="float">
            <text:p>-0.7777777778</text:p>
          </table:table-cell>
          <table:table-cell table:formula="of:=[.B110]-[.F110]" office:value-type="float" office:value="0" calcext:value-type="float">
            <text:p>0</text:p>
          </table:table-cell>
          <table:table-cell table:formula="of:=[.B110]-[.G110]" office:value-type="float" office:value="0" calcext:value-type="float">
            <text:p>0</text:p>
          </table:table-cell>
          <table:table-cell table:formula="of:=[.B110]-[.H110]" office:value-type="float" office:value="-1" calcext:value-type="float">
            <text:p>-1</text:p>
          </table:table-cell>
          <table:table-cell table:formula="of:=[.B110]-[.I110]" office:value-type="float" office:value="-1" calcext:value-type="float">
            <text:p>-1</text:p>
          </table:table-cell>
          <table:table-cell table:formula="of:=[.$C110]-[.D110]" office:value-type="float" office:value="0" calcext:value-type="float">
            <text:p>0</text:p>
          </table:table-cell>
          <table:table-cell table:formula="of:=[.$C110]-[.E110]" office:value-type="float" office:value="-0.777777777777778" calcext:value-type="float">
            <text:p>-0.7777777778</text:p>
          </table:table-cell>
          <table:table-cell table:formula="of:=[.$C110]-[.F110]" office:value-type="float" office:value="0" calcext:value-type="float">
            <text:p>0</text:p>
          </table:table-cell>
          <table:table-cell table:formula="of:=[.$C110]-[.G110]" office:value-type="float" office:value="0" calcext:value-type="float">
            <text:p>0</text:p>
          </table:table-cell>
          <table:table-cell table:formula="of:=[.$C110]-[.H110]" office:value-type="float" office:value="-1" calcext:value-type="float">
            <text:p>-1</text:p>
          </table:table-cell>
          <table:table-cell table:formula="of:=[.$C110]-[.I110]" office:value-type="float" office:value="-1" calcext:value-type="float">
            <text:p>-1</text:p>
          </table:table-cell>
          <table:table-cell table:formula="of:=[.$D110]-[.E110]" office:value-type="float" office:value="-0.777777777777778" calcext:value-type="float">
            <text:p>-0.7777777778</text:p>
          </table:table-cell>
          <table:table-cell table:formula="of:=[.$D110]-[.F110]" office:value-type="float" office:value="0" calcext:value-type="float">
            <text:p>0</text:p>
          </table:table-cell>
          <table:table-cell table:formula="of:=[.$D110]-[.G110]" office:value-type="float" office:value="0" calcext:value-type="float">
            <text:p>0</text:p>
          </table:table-cell>
          <table:table-cell table:formula="of:=[.$D110]-[.H110]" office:value-type="float" office:value="-1" calcext:value-type="float">
            <text:p>-1</text:p>
          </table:table-cell>
          <table:table-cell table:formula="of:=[.$D110]-[.I110]" office:value-type="float" office:value="-1" calcext:value-type="float">
            <text:p>-1</text:p>
          </table:table-cell>
          <table:table-cell table:formula="of:=[.$E110]-[.F110]" office:value-type="float" office:value="0.777777777777778" calcext:value-type="float">
            <text:p>0.7777777778</text:p>
          </table:table-cell>
          <table:table-cell table:formula="of:=[.$E110]-[.G110]" office:value-type="float" office:value="0.777777777777778" calcext:value-type="float">
            <text:p>0.7777777778</text:p>
          </table:table-cell>
          <table:table-cell table:formula="of:=[.$E110]-[.H110]" office:value-type="float" office:value="-0.222222222222222" calcext:value-type="float">
            <text:p>-0.2222222222</text:p>
          </table:table-cell>
          <table:table-cell table:formula="of:=[.$E110]-[.I110]" office:value-type="float" office:value="-0.222222222222222" calcext:value-type="float">
            <text:p>-0.2222222222</text:p>
          </table:table-cell>
          <table:table-cell table:formula="of:=[.$F110]-[.G110]" office:value-type="float" office:value="0" calcext:value-type="float">
            <text:p>0</text:p>
          </table:table-cell>
          <table:table-cell table:formula="of:=[.$F110]-[.H110]" office:value-type="float" office:value="-1" calcext:value-type="float">
            <text:p>-1</text:p>
          </table:table-cell>
          <table:table-cell table:formula="of:=[.$F110]-[.I110]" office:value-type="float" office:value="-1" calcext:value-type="float">
            <text:p>-1</text:p>
          </table:table-cell>
          <table:table-cell table:formula="of:=[.$G110]-[.H110]" office:value-type="float" office:value="-1" calcext:value-type="float">
            <text:p>-1</text:p>
          </table:table-cell>
          <table:table-cell table:formula="of:=[.$G110]-[.I110]" office:value-type="float" office:value="-1" calcext:value-type="float">
            <text:p>-1</text:p>
          </table:table-cell>
          <table:table-cell table:formula="of:=[.H110]-[.I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72222222222222" calcext:value-type="float">
            <text:p>0.4722222222</text:p>
          </table:table-cell>
          <table:table-cell office:value-type="float" office:value="0" calcext:value-type="float">
            <text:p>0</text:p>
          </table:table-cell>
          <table:table-cell office:value-type="float" office:value="0.172727272727273" calcext:value-type="float">
            <text:p>0.1727272727</text:p>
          </table:table-cell>
          <table:table-cell office:value-type="float" office:value="0.329411764705882" calcext:value-type="float">
            <text:p>0.3294117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963963963964" calcext:value-type="float">
            <text:p>0.6396396396</text:p>
          </table:table-cell>
          <table:table-cell office:value-type="float" office:value="0.529411764705882" calcext:value-type="float">
            <text:p>0.5294117647</text:p>
          </table:table-cell>
          <table:table-cell/>
          <table:table-cell table:formula="of:=[.B111]-[.C111]" office:value-type="float" office:value="0.472222222222222" calcext:value-type="float">
            <text:p>0.4722222222</text:p>
          </table:table-cell>
          <table:table-cell table:formula="of:=[.B111]-[.D111]" office:value-type="float" office:value="0.299494949494949" calcext:value-type="float">
            <text:p>0.2994949495</text:p>
          </table:table-cell>
          <table:table-cell table:formula="of:=[.B111]-[.E111]" office:value-type="float" office:value="0.14281045751634" calcext:value-type="float">
            <text:p>0.1428104575</text:p>
          </table:table-cell>
          <table:table-cell table:formula="of:=[.B111]-[.F111]" office:value-type="float" office:value="0.472222222222222" calcext:value-type="float">
            <text:p>0.4722222222</text:p>
          </table:table-cell>
          <table:table-cell table:formula="of:=[.B111]-[.G111]" office:value-type="float" office:value="0.472222222222222" calcext:value-type="float">
            <text:p>0.4722222222</text:p>
          </table:table-cell>
          <table:table-cell table:formula="of:=[.B111]-[.H111]" office:value-type="float" office:value="-0.167417417417417" calcext:value-type="float">
            <text:p>-0.1674174174</text:p>
          </table:table-cell>
          <table:table-cell table:formula="of:=[.B111]-[.I111]" office:value-type="float" office:value="-0.0571895424836602" calcext:value-type="float">
            <text:p>-0.0571895425</text:p>
          </table:table-cell>
          <table:table-cell table:formula="of:=[.$C111]-[.D111]" office:value-type="float" office:value="-0.172727272727273" calcext:value-type="float">
            <text:p>-0.1727272727</text:p>
          </table:table-cell>
          <table:table-cell table:formula="of:=[.$C111]-[.E111]" office:value-type="float" office:value="-0.329411764705882" calcext:value-type="float">
            <text:p>-0.3294117647</text:p>
          </table:table-cell>
          <table:table-cell table:formula="of:=[.$C111]-[.F111]" office:value-type="float" office:value="0" calcext:value-type="float">
            <text:p>0</text:p>
          </table:table-cell>
          <table:table-cell table:formula="of:=[.$C111]-[.G111]" office:value-type="float" office:value="0" calcext:value-type="float">
            <text:p>0</text:p>
          </table:table-cell>
          <table:table-cell table:formula="of:=[.$C111]-[.H111]" office:value-type="float" office:value="-0.63963963963964" calcext:value-type="float">
            <text:p>-0.6396396396</text:p>
          </table:table-cell>
          <table:table-cell table:formula="of:=[.$C111]-[.I111]" office:value-type="float" office:value="-0.529411764705882" calcext:value-type="float">
            <text:p>-0.5294117647</text:p>
          </table:table-cell>
          <table:table-cell table:formula="of:=[.$D111]-[.E111]" office:value-type="float" office:value="-0.15668449197861" calcext:value-type="float">
            <text:p>-0.156684492</text:p>
          </table:table-cell>
          <table:table-cell table:formula="of:=[.$D111]-[.F111]" office:value-type="float" office:value="0.172727272727273" calcext:value-type="float">
            <text:p>0.1727272727</text:p>
          </table:table-cell>
          <table:table-cell table:formula="of:=[.$D111]-[.G111]" office:value-type="float" office:value="0.172727272727273" calcext:value-type="float">
            <text:p>0.1727272727</text:p>
          </table:table-cell>
          <table:table-cell table:formula="of:=[.$D111]-[.H111]" office:value-type="float" office:value="-0.466912366912367" calcext:value-type="float">
            <text:p>-0.4669123669</text:p>
          </table:table-cell>
          <table:table-cell table:formula="of:=[.$D111]-[.I111]" office:value-type="float" office:value="-0.35668449197861" calcext:value-type="float">
            <text:p>-0.356684492</text:p>
          </table:table-cell>
          <table:table-cell table:formula="of:=[.$E111]-[.F111]" office:value-type="float" office:value="0.329411764705882" calcext:value-type="float">
            <text:p>0.3294117647</text:p>
          </table:table-cell>
          <table:table-cell table:formula="of:=[.$E111]-[.G111]" office:value-type="float" office:value="0.329411764705882" calcext:value-type="float">
            <text:p>0.3294117647</text:p>
          </table:table-cell>
          <table:table-cell table:formula="of:=[.$E111]-[.H111]" office:value-type="float" office:value="-0.310227874933757" calcext:value-type="float">
            <text:p>-0.3102278749</text:p>
          </table:table-cell>
          <table:table-cell table:formula="of:=[.$E111]-[.I111]" office:value-type="float" office:value="-0.2" calcext:value-type="float">
            <text:p>-0.2</text:p>
          </table:table-cell>
          <table:table-cell table:formula="of:=[.$F111]-[.G111]" office:value-type="float" office:value="0" calcext:value-type="float">
            <text:p>0</text:p>
          </table:table-cell>
          <table:table-cell table:formula="of:=[.$F111]-[.H111]" office:value-type="float" office:value="-0.63963963963964" calcext:value-type="float">
            <text:p>-0.6396396396</text:p>
          </table:table-cell>
          <table:table-cell table:formula="of:=[.$F111]-[.I111]" office:value-type="float" office:value="-0.529411764705882" calcext:value-type="float">
            <text:p>-0.5294117647</text:p>
          </table:table-cell>
          <table:table-cell table:formula="of:=[.$G111]-[.H111]" office:value-type="float" office:value="-0.63963963963964" calcext:value-type="float">
            <text:p>-0.6396396396</text:p>
          </table:table-cell>
          <table:table-cell table:formula="of:=[.$G111]-[.I111]" office:value-type="float" office:value="-0.529411764705882" calcext:value-type="float">
            <text:p>-0.5294117647</text:p>
          </table:table-cell>
          <table:table-cell table:formula="of:=[.H111]-[.I111]" office:value-type="float" office:value="0.110227874933757" calcext:value-type="float">
            <text:p>0.11022787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2]-[.C112]" office:value-type="float" office:value="0" calcext:value-type="float">
            <text:p>0</text:p>
          </table:table-cell>
          <table:table-cell table:formula="of:=[.B112]-[.D112]" office:value-type="float" office:value="0" calcext:value-type="float">
            <text:p>0</text:p>
          </table:table-cell>
          <table:table-cell table:formula="of:=[.B112]-[.E112]" office:value-type="float" office:value="0" calcext:value-type="float">
            <text:p>0</text:p>
          </table:table-cell>
          <table:table-cell table:formula="of:=[.B112]-[.F112]" office:value-type="float" office:value="0" calcext:value-type="float">
            <text:p>0</text:p>
          </table:table-cell>
          <table:table-cell table:formula="of:=[.B112]-[.G112]" office:value-type="float" office:value="0" calcext:value-type="float">
            <text:p>0</text:p>
          </table:table-cell>
          <table:table-cell table:formula="of:=[.B112]-[.H112]" office:value-type="float" office:value="-1" calcext:value-type="float">
            <text:p>-1</text:p>
          </table:table-cell>
          <table:table-cell table:formula="of:=[.B112]-[.I112]" office:value-type="float" office:value="0" calcext:value-type="float">
            <text:p>0</text:p>
          </table:table-cell>
          <table:table-cell table:formula="of:=[.$C112]-[.D112]" office:value-type="float" office:value="0" calcext:value-type="float">
            <text:p>0</text:p>
          </table:table-cell>
          <table:table-cell table:formula="of:=[.$C112]-[.E112]" office:value-type="float" office:value="0" calcext:value-type="float">
            <text:p>0</text:p>
          </table:table-cell>
          <table:table-cell table:formula="of:=[.$C112]-[.F112]" office:value-type="float" office:value="0" calcext:value-type="float">
            <text:p>0</text:p>
          </table:table-cell>
          <table:table-cell table:formula="of:=[.$C112]-[.G112]" office:value-type="float" office:value="0" calcext:value-type="float">
            <text:p>0</text:p>
          </table:table-cell>
          <table:table-cell table:formula="of:=[.$C112]-[.H112]" office:value-type="float" office:value="-1" calcext:value-type="float">
            <text:p>-1</text:p>
          </table:table-cell>
          <table:table-cell table:formula="of:=[.$C112]-[.I112]" office:value-type="float" office:value="0" calcext:value-type="float">
            <text:p>0</text:p>
          </table:table-cell>
          <table:table-cell table:formula="of:=[.$D112]-[.E112]" office:value-type="float" office:value="0" calcext:value-type="float">
            <text:p>0</text:p>
          </table:table-cell>
          <table:table-cell table:formula="of:=[.$D112]-[.F112]" office:value-type="float" office:value="0" calcext:value-type="float">
            <text:p>0</text:p>
          </table:table-cell>
          <table:table-cell table:formula="of:=[.$D112]-[.G112]" office:value-type="float" office:value="0" calcext:value-type="float">
            <text:p>0</text:p>
          </table:table-cell>
          <table:table-cell table:formula="of:=[.$D112]-[.H112]" office:value-type="float" office:value="-1" calcext:value-type="float">
            <text:p>-1</text:p>
          </table:table-cell>
          <table:table-cell table:formula="of:=[.$D112]-[.I112]" office:value-type="float" office:value="0" calcext:value-type="float">
            <text:p>0</text:p>
          </table:table-cell>
          <table:table-cell table:formula="of:=[.$E112]-[.F112]" office:value-type="float" office:value="0" calcext:value-type="float">
            <text:p>0</text:p>
          </table:table-cell>
          <table:table-cell table:formula="of:=[.$E112]-[.G112]" office:value-type="float" office:value="0" calcext:value-type="float">
            <text:p>0</text:p>
          </table:table-cell>
          <table:table-cell table:formula="of:=[.$E112]-[.H112]" office:value-type="float" office:value="-1" calcext:value-type="float">
            <text:p>-1</text:p>
          </table:table-cell>
          <table:table-cell table:formula="of:=[.$E112]-[.I112]" office:value-type="float" office:value="0" calcext:value-type="float">
            <text:p>0</text:p>
          </table:table-cell>
          <table:table-cell table:formula="of:=[.$F112]-[.G112]" office:value-type="float" office:value="0" calcext:value-type="float">
            <text:p>0</text:p>
          </table:table-cell>
          <table:table-cell table:formula="of:=[.$F112]-[.H112]" office:value-type="float" office:value="-1" calcext:value-type="float">
            <text:p>-1</text:p>
          </table:table-cell>
          <table:table-cell table:formula="of:=[.$F112]-[.I112]" office:value-type="float" office:value="0" calcext:value-type="float">
            <text:p>0</text:p>
          </table:table-cell>
          <table:table-cell table:formula="of:=[.$G112]-[.H112]" office:value-type="float" office:value="-1" calcext:value-type="float">
            <text:p>-1</text:p>
          </table:table-cell>
          <table:table-cell table:formula="of:=[.$G112]-[.I112]" office:value-type="float" office:value="0" calcext:value-type="float">
            <text:p>0</text:p>
          </table:table-cell>
          <table:table-cell table:formula="of:=[.H112]-[.I112]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formula="of:=AVERAGE([.K2:.K112])" office:value-type="float" office:value="0.329682929208467" calcext:value-type="float">
            <text:p>0.3296829292</text:p>
          </table:table-cell>
          <table:table-cell table:formula="of:=AVERAGE([.L2:.L112])" office:value-type="float" office:value="-0.0459779823994141" calcext:value-type="float">
            <text:p>-0.0459779824</text:p>
          </table:table-cell>
          <table:table-cell table:formula="of:=AVERAGE([.M2:.M112])" office:value-type="float" office:value="-0.159826889634307" calcext:value-type="float">
            <text:p>-0.1598268896</text:p>
          </table:table-cell>
          <table:table-cell table:formula="of:=AVERAGE([.N2:.N112])" office:value-type="float" office:value="0.367258966784505" calcext:value-type="float">
            <text:p>0.3672589668</text:p>
          </table:table-cell>
          <table:table-cell table:formula="of:=AVERAGE([.O2:.O112])" office:value-type="float" office:value="0.319304762580301" calcext:value-type="float">
            <text:p>0.3193047626</text:p>
          </table:table-cell>
          <table:table-cell table:formula="of:=AVERAGE([.P2:.P112])" office:value-type="float" office:value="-0.370591521383247" calcext:value-type="float">
            <text:p>-0.3705915214</text:p>
          </table:table-cell>
          <table:table-cell table:formula="of:=AVERAGE([.Q2:.Q112])" office:value-type="float" office:value="-0.187638742036676" calcext:value-type="float">
            <text:p>-0.187638742</text:p>
          </table:table-cell>
          <table:table-cell table:formula="of:=AVERAGE([.R2:.R112])" office:value-type="float" office:value="-0.375660911607882" calcext:value-type="float">
            <text:p>-0.3756609116</text:p>
          </table:table-cell>
          <table:table-cell table:formula="of:=AVERAGE([.S2:.S112])" office:value-type="float" office:value="-0.489509818842774" calcext:value-type="float">
            <text:p>-0.4895098188</text:p>
          </table:table-cell>
          <table:table-cell table:formula="of:=AVERAGE([.T2:.T112])" office:value-type="float" office:value="0.0375760375760376" calcext:value-type="float">
            <text:p>0.0375760376</text:p>
          </table:table-cell>
          <table:table-cell table:formula="of:=AVERAGE([.U2:.U112])" office:value-type="float" office:value="-0.0103781666281666" calcext:value-type="float">
            <text:p>-0.0103781666</text:p>
          </table:table-cell>
          <table:table-cell table:formula="of:=AVERAGE([.V2:.V112])" office:value-type="float" office:value="-0.700274450591715" calcext:value-type="float">
            <text:p>-0.7002744506</text:p>
          </table:table-cell>
          <table:table-cell table:formula="of:=AVERAGE([.W2:.W112])" office:value-type="float" office:value="-0.517321671245143" calcext:value-type="float">
            <text:p>-0.5173216712</text:p>
          </table:table-cell>
          <table:table-cell table:formula="of:=AVERAGE([.X2:.X112])" office:value-type="float" office:value="-0.113848907234893" calcext:value-type="float">
            <text:p>-0.1138489072</text:p>
          </table:table-cell>
          <table:table-cell table:formula="of:=AVERAGE([.Y2:.Y112])" office:value-type="float" office:value="0.413236949183919" calcext:value-type="float">
            <text:p>0.4132369492</text:p>
          </table:table-cell>
          <table:table-cell table:formula="of:=AVERAGE([.Z2:.Z112])" office:value-type="float" office:value="0.365282744979715" calcext:value-type="float">
            <text:p>0.365282745</text:p>
          </table:table-cell>
          <table:table-cell table:formula="of:=AVERAGE([.AA2:.AA112])" office:value-type="float" office:value="-0.324613538983833" calcext:value-type="float">
            <text:p>-0.324613539</text:p>
          </table:table-cell>
          <table:table-cell table:formula="of:=AVERAGE([.AB2:.AB112])" office:value-type="float" office:value="-0.141660759637262" calcext:value-type="float">
            <text:p>-0.1416607596</text:p>
          </table:table-cell>
          <table:table-cell table:formula="of:=AVERAGE([.AC2:.AC112])" office:value-type="float" office:value="0.527085856418812" calcext:value-type="float">
            <text:p>0.5270858564</text:p>
          </table:table-cell>
          <table:table-cell table:formula="of:=AVERAGE([.AD2:.AD112])" office:value-type="float" office:value="0.479131652214608" calcext:value-type="float">
            <text:p>0.4791316522</text:p>
          </table:table-cell>
          <table:table-cell table:formula="of:=AVERAGE([.AE2:.AE112])" office:value-type="float" office:value="-0.21076463174894" calcext:value-type="float">
            <text:p>-0.2107646317</text:p>
          </table:table-cell>
          <table:table-cell table:formula="of:=AVERAGE([.AF2:.AF112])" office:value-type="float" office:value="-0.0278118524023687" calcext:value-type="float">
            <text:p>-0.0278118524</text:p>
          </table:table-cell>
          <table:table-cell table:formula="of:=AVERAGE([.AG2:.AG112])" office:value-type="float" office:value="-0.0479542042042042" calcext:value-type="float">
            <text:p>-0.0479542042</text:p>
          </table:table-cell>
          <table:table-cell table:formula="of:=AVERAGE([.AH2:.AH112])" office:value-type="float" office:value="-0.737850488167752" calcext:value-type="float">
            <text:p>-0.7378504882</text:p>
          </table:table-cell>
          <table:table-cell table:formula="of:=AVERAGE([.AI2:.AI112])" office:value-type="float" office:value="-0.554897708821181" calcext:value-type="float">
            <text:p>-0.5548977088</text:p>
          </table:table-cell>
          <table:table-cell table:formula="of:=AVERAGE([.AJ2:.AJ112])" office:value-type="float" office:value="-0.689896283963548" calcext:value-type="float">
            <text:p>-0.689896284</text:p>
          </table:table-cell>
          <table:table-cell table:formula="of:=AVERAGE([.AK2:.AK112])" office:value-type="float" office:value="-0.506943504616977" calcext:value-type="float">
            <text:p>-0.5069435046</text:p>
          </table:table-cell>
          <table:table-cell table:formula="of:=AVERAGE([.AL2:.AL112])" office:value-type="float" office:value="0.182952779346572" calcext:value-type="float">
            <text:p>0.18295277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tandard Dev</text:p>
          </table:table-cell>
          <table:table-cell table:formula="of:=STDEV([.K2:.K112])" office:value-type="float" office:value="0.435375800551316" calcext:value-type="float">
            <text:p>0.4353758006</text:p>
          </table:table-cell>
          <table:table-cell table:formula="of:=STDEV([.L2:.L112])" office:value-type="float" office:value="0.431847006065951" calcext:value-type="float">
            <text:p>0.4318470061</text:p>
          </table:table-cell>
          <table:table-cell table:formula="of:=STDEV([.M2:.M112])" office:value-type="float" office:value="0.458874024625602" calcext:value-type="float">
            <text:p>0.4588740246</text:p>
          </table:table-cell>
          <table:table-cell table:formula="of:=STDEV([.N2:.N112])" office:value-type="float" office:value="0.420163794164795" calcext:value-type="float">
            <text:p>0.4201637942</text:p>
          </table:table-cell>
          <table:table-cell table:formula="of:=STDEV([.O2:.O112])" office:value-type="float" office:value="0.444284901569165" calcext:value-type="float">
            <text:p>0.4442849016</text:p>
          </table:table-cell>
          <table:table-cell table:formula="of:=STDEV([.P2:.P112])" office:value-type="float" office:value="0.442704918173804" calcext:value-type="float">
            <text:p>0.4427049182</text:p>
          </table:table-cell>
          <table:table-cell table:formula="of:=STDEV([.Q2:.Q112])" office:value-type="float" office:value="0.435293747104711" calcext:value-type="float">
            <text:p>0.4352937471</text:p>
          </table:table-cell>
          <table:table-cell table:formula="of:=STDEV([.R2:.R112])" office:value-type="float" office:value="0.397865444747387" calcext:value-type="float">
            <text:p>0.3978654447</text:p>
          </table:table-cell>
          <table:table-cell table:formula="of:=STDEV([.S2:.S112])" office:value-type="float" office:value="0.354727527177825" calcext:value-type="float">
            <text:p>0.3547275272</text:p>
          </table:table-cell>
          <table:table-cell table:formula="of:=STDEV([.T2:.T112])" office:value-type="float" office:value="0.161346324395334" calcext:value-type="float">
            <text:p>0.1613463244</text:p>
          </table:table-cell>
          <table:table-cell table:formula="of:=STDEV([.U2:.U112])" office:value-type="float" office:value="0.330664628771469" calcext:value-type="float">
            <text:p>0.3306646288</text:p>
          </table:table-cell>
          <table:table-cell table:formula="of:=STDEV([.V2:.V112])" office:value-type="float" office:value="0.318668765005609" calcext:value-type="float">
            <text:p>0.318668765</text:p>
          </table:table-cell>
          <table:table-cell table:formula="of:=STDEV([.W2:.W112])" office:value-type="float" office:value="0.362148062511276" calcext:value-type="float">
            <text:p>0.3621480625</text:p>
          </table:table-cell>
          <table:table-cell table:formula="of:=STDEV([.X2:.X112])" office:value-type="float" office:value="0.347110413153818" calcext:value-type="float">
            <text:p>0.3471104132</text:p>
          </table:table-cell>
          <table:table-cell table:formula="of:=STDEV([.Y2:.Y112])" office:value-type="float" office:value="0.363822943674244" calcext:value-type="float">
            <text:p>0.3638229437</text:p>
          </table:table-cell>
          <table:table-cell table:formula="of:=STDEV([.Z2:.Z112])" office:value-type="float" office:value="0.428378009099898" calcext:value-type="float">
            <text:p>0.4283780091</text:p>
          </table:table-cell>
          <table:table-cell table:formula="of:=STDEV([.AA2:.AA112])" office:value-type="float" office:value="0.296498258529714" calcext:value-type="float">
            <text:p>0.2964982585</text:p>
          </table:table-cell>
          <table:table-cell table:formula="of:=STDEV([.AB2:.AB112])" office:value-type="float" office:value="0.3706830831104" calcext:value-type="float">
            <text:p>0.3706830831</text:p>
          </table:table-cell>
          <table:table-cell table:formula="of:=STDEV([.AC2:.AC112])" office:value-type="float" office:value="0.307514572338706" calcext:value-type="float">
            <text:p>0.3075145723</text:p>
          </table:table-cell>
          <table:table-cell table:formula="of:=STDEV([.AD2:.AD112])" office:value-type="float" office:value="0.387790364202138" calcext:value-type="float">
            <text:p>0.3877903642</text:p>
          </table:table-cell>
          <table:table-cell table:formula="of:=STDEV([.AE2:.AE112])" office:value-type="float" office:value="0.24370047535824" calcext:value-type="float">
            <text:p>0.2437004754</text:p>
          </table:table-cell>
          <table:table-cell table:formula="of:=STDEV([.AF2:.AF112])" office:value-type="float" office:value="0.319987115537952" calcext:value-type="float">
            <text:p>0.3199871155</text:p>
          </table:table-cell>
          <table:table-cell table:formula="of:=STDEV([.AG2:.AG112])" office:value-type="float" office:value="0.275413913418306" calcext:value-type="float">
            <text:p>0.2754139134</text:p>
          </table:table-cell>
          <table:table-cell table:formula="of:=STDEV([.AH2:.AH112])" office:value-type="float" office:value="0.272440684792734" calcext:value-type="float">
            <text:p>0.2724406848</text:p>
          </table:table-cell>
          <table:table-cell table:formula="of:=STDEV([.AI2:.AI112])" office:value-type="float" office:value="0.329352319680067" calcext:value-type="float">
            <text:p>0.3293523197</text:p>
          </table:table-cell>
          <table:table-cell table:formula="of:=STDEV([.AJ2:.AJ112])" office:value-type="float" office:value="0.346543415545781" calcext:value-type="float">
            <text:p>0.3465434155</text:p>
          </table:table-cell>
          <table:table-cell table:formula="of:=STDEV([.AK2:.AK112])" office:value-type="float" office:value="0.390229847335294" calcext:value-type="float">
            <text:p>0.3902298473</text:p>
          </table:table-cell>
          <table:table-cell table:formula="of:=STDEV([.AL2:.AL112])" office:value-type="float" office:value="0.262032472962279" calcext:value-type="float">
            <text:p>0.262032473</text:p>
          </table:table-cell>
        </table:table-row>
        <table:table-row table:style-name="ro1" table:number-rows-repeated="7">
          <table:table-cell table:number-columns-repeated="38"/>
        </table:table-row>
        <table:table-row table:style-name="ro1">
          <table:table-cell table:style-name="ce1" office:value-type="string" calcext:value-type="string">
            <text:p>Sorted by Name</text:p>
          </table:table-cell>
          <table:table-cell table:style-name="ce1" table:number-columns-repeated="5"/>
          <table:table-cell table:style-name="ce1" office:value-type="string" calcext:value-type="string">
            <text:p>Sorted by Absolute Value of Average</text:p>
          </table:table-cell>
          <table:table-cell table:style-name="ce1" table:number-columns-repeated="5"/>
          <table:table-cell table:style-name="ce1" office:value-type="string" calcext:value-type="string">
            <text:p>Sorted by Standard Devation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office:value-type="string" calcext:value-type="string">
            <text:p>Standard Dev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office:value-type="string" calcext:value-type="string">
            <text:p>Standard Dev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office:value-type="string" calcext:value-type="string">
            <text:p>Standard De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LOR</text:p>
          </table:table-cell>
          <table:table-cell table:style-name="ce2" office:value-type="float" office:value="0.329682929208467" calcext:value-type="float">
            <text:p>0.330</text:p>
          </table:table-cell>
          <table:table-cell table:style-name="ce2" table:formula="of:=ABS([.B124])" office:value-type="float" office:value="0.329682929208467" calcext:value-type="float">
            <text:p>0.330</text:p>
          </table:table-cell>
          <table:table-cell table:style-name="ce2" office:value-type="float" office:value="0.435375800551316" calcext:value-type="float">
            <text:p>0.435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LOR v. ORU</text:p>
          </table:table-cell>
          <table:table-cell table:style-name="ce2" office:value-type="float" office:value="-0.0103781666281666" calcext:value-type="float">
            <text:p>-0.010</text:p>
          </table:table-cell>
          <table:table-cell table:style-name="ce2" table:formula="of:=ABS([.H124])" office:value-type="float" office:value="0.0103781666281666" calcext:value-type="float">
            <text:p>0.010</text:p>
          </table:table-cell>
          <table:table-cell table:style-name="ce2" office:value-type="float" office:value="0.330664628771469" calcext:value-type="float">
            <text:p>0.331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LOR v. SOR</text:p>
          </table:table-cell>
          <table:table-cell table:style-name="ce2" office:value-type="float" office:value="0.0375760375760376" calcext:value-type="float">
            <text:p>0.038</text:p>
          </table:table-cell>
          <table:table-cell table:style-name="ce2" table:formula="of:=ABS([.N124])" office:value-type="float" office:value="0.0375760375760376" calcext:value-type="float">
            <text:p>0.038</text:p>
          </table:table-cell>
          <table:table-cell table:style-name="ce2" office:value-type="float" office:value="0.161346324395334" calcext:value-type="float">
            <text:p>0.161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R v. COR</text:p>
          </table:table-cell>
          <table:table-cell table:style-name="ce2" office:value-type="float" office:value="-0.0459779823994141" calcext:value-type="float">
            <text:p>-0.046</text:p>
          </table:table-cell>
          <table:table-cell table:style-name="ce2" table:formula="of:=ABS([.B125])" office:value-type="float" office:value="0.0459779823994141" calcext:value-type="float">
            <text:p>0.046</text:p>
          </table:table-cell>
          <table:table-cell table:style-name="ce2" office:value-type="float" office:value="0.431847006065951" calcext:value-type="float">
            <text:p>0.432</text:p>
          </table:table-cell>
          <table:table-cell/>
          <table:table-cell table:style-name="ce2"/>
          <table:table-cell office:value-type="string" calcext:value-type="string">
            <text:p>ROR v. LVR</text:p>
          </table:table-cell>
          <table:table-cell table:style-name="ce2" office:value-type="float" office:value="-0.0278118524023687" calcext:value-type="float">
            <text:p>-0.028</text:p>
          </table:table-cell>
          <table:table-cell table:style-name="ce2" table:formula="of:=ABS([.H125])" office:value-type="float" office:value="0.0278118524023687" calcext:value-type="float">
            <text:p>0.028</text:p>
          </table:table-cell>
          <table:table-cell table:style-name="ce2" office:value-type="float" office:value="0.319987115537952" calcext:value-type="float">
            <text:p>0.320</text:p>
          </table:table-cell>
          <table:table-cell/>
          <table:table-cell table:style-name="ce2"/>
          <table:table-cell office:value-type="string" calcext:value-type="string">
            <text:p>ROR v STD</text:p>
          </table:table-cell>
          <table:table-cell table:style-name="ce2" office:value-type="float" office:value="-0.21076463174894" calcext:value-type="float">
            <text:p>-0.211</text:p>
          </table:table-cell>
          <table:table-cell table:style-name="ce2" table:formula="of:=ABS([.N125])" office:value-type="float" office:value="0.21076463174894" calcext:value-type="float">
            <text:p>0.211</text:p>
          </table:table-cell>
          <table:table-cell table:style-name="ce2" office:value-type="float" office:value="0.24370047535824" calcext:value-type="float">
            <text:p>0.2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ROR</text:p>
          </table:table-cell>
          <table:table-cell table:style-name="ce2" office:value-type="float" office:value="-0.159826889634307" calcext:value-type="float">
            <text:p>-0.160</text:p>
          </table:table-cell>
          <table:table-cell table:style-name="ce2" table:formula="of:=ABS([.B126])" office:value-type="float" office:value="0.159826889634307" calcext:value-type="float">
            <text:p>0.160</text:p>
          </table:table-cell>
          <table:table-cell table:style-name="ce2" office:value-type="float" office:value="0.458874024625602" calcext:value-type="float">
            <text:p>0.459</text:p>
          </table:table-cell>
          <table:table-cell/>
          <table:table-cell table:style-name="ce2"/>
          <table:table-cell office:value-type="string" calcext:value-type="string">
            <text:p>LOR v. SOR</text:p>
          </table:table-cell>
          <table:table-cell table:style-name="ce2" office:value-type="float" office:value="0.0375760375760376" calcext:value-type="float">
            <text:p>0.038</text:p>
          </table:table-cell>
          <table:table-cell table:style-name="ce2" table:formula="of:=ABS([.H126])" office:value-type="float" office:value="0.0375760375760376" calcext:value-type="float">
            <text:p>0.038</text:p>
          </table:table-cell>
          <table:table-cell table:style-name="ce2" office:value-type="float" office:value="0.161346324395334" calcext:value-type="float">
            <text:p>0.161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STD v. LVR</text:p>
          </table:table-cell>
          <table:table-cell table:style-name="ce2" office:value-type="float" office:value="0.182952779346572" calcext:value-type="float">
            <text:p>0.183</text:p>
          </table:table-cell>
          <table:table-cell table:style-name="ce2" table:formula="of:=ABS([.N126])" office:value-type="float" office:value="0.182952779346572" calcext:value-type="float">
            <text:p>0.183</text:p>
          </table:table-cell>
          <table:table-cell table:style-name="ce2" office:value-type="float" office:value="0.262032472962279" calcext:value-type="float">
            <text:p>0.2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SOR</text:p>
          </table:table-cell>
          <table:table-cell table:style-name="ce2" office:value-type="float" office:value="0.367258966784505" calcext:value-type="float">
            <text:p>0.367</text:p>
          </table:table-cell>
          <table:table-cell table:style-name="ce2" table:formula="of:=ABS([.B127])" office:value-type="float" office:value="0.367258966784505" calcext:value-type="float">
            <text:p>0.367</text:p>
          </table:table-cell>
          <table:table-cell table:style-name="ce2" office:value-type="float" office:value="0.420163794164795" calcext:value-type="float">
            <text:p>0.420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COR</text:p>
          </table:table-cell>
          <table:table-cell table:style-name="ce2" office:value-type="float" office:value="-0.0459779823994141" calcext:value-type="float">
            <text:p>-0.046</text:p>
          </table:table-cell>
          <table:table-cell table:style-name="ce2" table:formula="of:=ABS([.H127])" office:value-type="float" office:value="0.0459779823994141" calcext:value-type="float">
            <text:p>0.046</text:p>
          </table:table-cell>
          <table:table-cell table:style-name="ce2" office:value-type="float" office:value="0.431847006065951" calcext:value-type="float">
            <text:p>0.432</text:p>
          </table:table-cell>
          <table:table-cell/>
          <table:table-cell table:style-name="ce2"/>
          <table:table-cell office:value-type="string" calcext:value-type="string">
            <text:p>SOR v. STD</text:p>
          </table:table-cell>
          <table:table-cell table:style-name="ce2" office:value-type="float" office:value="-0.737850488167752" calcext:value-type="float">
            <text:p>-0.738</text:p>
          </table:table-cell>
          <table:table-cell table:style-name="ce2" table:formula="of:=ABS([.N127])" office:value-type="float" office:value="0.737850488167752" calcext:value-type="float">
            <text:p>0.738</text:p>
          </table:table-cell>
          <table:table-cell table:style-name="ce2" office:value-type="float" office:value="0.272440684792734" calcext:value-type="float">
            <text:p>0.272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R v. ORU</text:p>
          </table:table-cell>
          <table:table-cell table:style-name="ce2" office:value-type="float" office:value="0.319304762580301" calcext:value-type="float">
            <text:p>0.319</text:p>
          </table:table-cell>
          <table:table-cell table:style-name="ce2" table:formula="of:=ABS([.B128])" office:value-type="float" office:value="0.319304762580301" calcext:value-type="float">
            <text:p>0.319</text:p>
          </table:table-cell>
          <table:table-cell table:style-name="ce2" office:value-type="float" office:value="0.444284901569165" calcext:value-type="float">
            <text:p>0.444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SOR v. ORU</text:p>
          </table:table-cell>
          <table:table-cell table:style-name="ce2" office:value-type="float" office:value="-0.0479542042042042" calcext:value-type="float">
            <text:p>-0.048</text:p>
          </table:table-cell>
          <table:table-cell table:style-name="ce2" table:formula="of:=ABS([.H128])" office:value-type="float" office:value="0.0479542042042042" calcext:value-type="float">
            <text:p>0.048</text:p>
          </table:table-cell>
          <table:table-cell table:style-name="ce2" office:value-type="float" office:value="0.275413913418306" calcext:value-type="float">
            <text:p>0.275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SOR v. ORU</text:p>
          </table:table-cell>
          <table:table-cell table:style-name="ce2" office:value-type="float" office:value="-0.0479542042042042" calcext:value-type="float">
            <text:p>-0.048</text:p>
          </table:table-cell>
          <table:table-cell table:style-name="ce2" table:formula="of:=ABS([.N128])" office:value-type="float" office:value="0.0479542042042042" calcext:value-type="float">
            <text:p>0.048</text:p>
          </table:table-cell>
          <table:table-cell table:style-name="ce2" office:value-type="float" office:value="0.275413913418306" calcext:value-type="float">
            <text:p>0.275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R v. STD</text:p>
          </table:table-cell>
          <table:table-cell table:style-name="ce2" office:value-type="float" office:value="-0.370591521383247" calcext:value-type="float">
            <text:p>-0.371</text:p>
          </table:table-cell>
          <table:table-cell table:style-name="ce2" table:formula="of:=ABS([.B129])" office:value-type="float" office:value="0.370591521383247" calcext:value-type="float">
            <text:p>0.371</text:p>
          </table:table-cell>
          <table:table-cell table:style-name="ce2" office:value-type="float" office:value="0.442704918173804" calcext:value-type="float">
            <text:p>0.443</text:p>
          </table:table-cell>
          <table:table-cell/>
          <table:table-cell table:style-name="ce2"/>
          <table:table-cell office:value-type="string" calcext:value-type="string">
            <text:p>COR v. ROR</text:p>
          </table:table-cell>
          <table:table-cell table:style-name="ce2" office:value-type="float" office:value="-0.113848907234893" calcext:value-type="float">
            <text:p>-0.114</text:p>
          </table:table-cell>
          <table:table-cell table:style-name="ce2" table:formula="of:=ABS([.H129])" office:value-type="float" office:value="0.113848907234893" calcext:value-type="float">
            <text:p>0.114</text:p>
          </table:table-cell>
          <table:table-cell table:style-name="ce2" office:value-type="float" office:value="0.347110413153818" calcext:value-type="float">
            <text:p>0.347</text:p>
          </table:table-cell>
          <table:table-cell/>
          <table:table-cell table:style-name="ce2"/>
          <table:table-cell office:value-type="string" calcext:value-type="string">
            <text:p>COR v. STD</text:p>
          </table:table-cell>
          <table:table-cell table:style-name="ce2" office:value-type="float" office:value="-0.324613538983833" calcext:value-type="float">
            <text:p>-0.325</text:p>
          </table:table-cell>
          <table:table-cell table:style-name="ce2" table:formula="of:=ABS([.N129])" office:value-type="float" office:value="0.324613538983833" calcext:value-type="float">
            <text:p>0.325</text:p>
          </table:table-cell>
          <table:table-cell table:style-name="ce2" office:value-type="float" office:value="0.296498258529714" calcext:value-type="float">
            <text:p>0.2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LVR</text:p>
          </table:table-cell>
          <table:table-cell table:style-name="ce2" office:value-type="float" office:value="-0.187638742036676" calcext:value-type="float">
            <text:p>-0.188</text:p>
          </table:table-cell>
          <table:table-cell table:style-name="ce2" table:formula="of:=ABS([.B130])" office:value-type="float" office:value="0.187638742036676" calcext:value-type="float">
            <text:p>0.188</text:p>
          </table:table-cell>
          <table:table-cell table:style-name="ce2" office:value-type="float" office:value="0.435293747104711" calcext:value-type="float">
            <text:p>0.435</text:p>
          </table:table-cell>
          <table:table-cell/>
          <table:table-cell table:style-name="ce2"/>
          <table:table-cell office:value-type="string" calcext:value-type="string">
            <text:p>COR v. LVR</text:p>
          </table:table-cell>
          <table:table-cell table:style-name="ce2" office:value-type="float" office:value="-0.141660759637262" calcext:value-type="float">
            <text:p>-0.142</text:p>
          </table:table-cell>
          <table:table-cell table:style-name="ce2" table:formula="of:=ABS([.H130])" office:value-type="float" office:value="0.141660759637262" calcext:value-type="float">
            <text:p>0.142</text:p>
          </table:table-cell>
          <table:table-cell table:style-name="ce2" office:value-type="float" office:value="0.3706830831104" calcext:value-type="float">
            <text:p>0.371</text:p>
          </table:table-cell>
          <table:table-cell/>
          <table:table-cell table:style-name="ce2"/>
          <table:table-cell office:value-type="string" calcext:value-type="string">
            <text:p>ROR v. SOR</text:p>
          </table:table-cell>
          <table:table-cell table:style-name="ce2" office:value-type="float" office:value="0.527085856418812" calcext:value-type="float">
            <text:p>0.527</text:p>
          </table:table-cell>
          <table:table-cell table:style-name="ce2" table:formula="of:=ABS([.N130])" office:value-type="float" office:value="0.527085856418812" calcext:value-type="float">
            <text:p>0.527</text:p>
          </table:table-cell>
          <table:table-cell table:style-name="ce2" office:value-type="float" office:value="0.307514572338706" calcext:value-type="float">
            <text:p>0.308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R v. COR</text:p>
          </table:table-cell>
          <table:table-cell table:style-name="ce2" office:value-type="float" office:value="-0.375660911607882" calcext:value-type="float">
            <text:p>-0.376</text:p>
          </table:table-cell>
          <table:table-cell table:style-name="ce2" table:formula="of:=ABS([.B131])" office:value-type="float" office:value="0.375660911607882" calcext:value-type="float">
            <text:p>0.376</text:p>
          </table:table-cell>
          <table:table-cell table:style-name="ce2" office:value-type="float" office:value="0.397865444747387" calcext:value-type="float">
            <text:p>0.398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ROR</text:p>
          </table:table-cell>
          <table:table-cell table:style-name="ce2" office:value-type="float" office:value="-0.159826889634307" calcext:value-type="float">
            <text:p>-0.160</text:p>
          </table:table-cell>
          <table:table-cell table:style-name="ce2" table:formula="of:=ABS([.H131])" office:value-type="float" office:value="0.159826889634307" calcext:value-type="float">
            <text:p>0.160</text:p>
          </table:table-cell>
          <table:table-cell table:style-name="ce2" office:value-type="float" office:value="0.458874024625602" calcext:value-type="float">
            <text:p>0.459</text:p>
          </table:table-cell>
          <table:table-cell/>
          <table:table-cell table:style-name="ce2"/>
          <table:table-cell office:value-type="string" calcext:value-type="string">
            <text:p>LOR v. STD</text:p>
          </table:table-cell>
          <table:table-cell table:style-name="ce2" office:value-type="float" office:value="-0.700274450591715" calcext:value-type="float">
            <text:p>-0.700</text:p>
          </table:table-cell>
          <table:table-cell table:style-name="ce2" table:formula="of:=ABS([.N131])" office:value-type="float" office:value="0.700274450591715" calcext:value-type="float">
            <text:p>0.700</text:p>
          </table:table-cell>
          <table:table-cell table:style-name="ce2" office:value-type="float" office:value="0.318668765005609" calcext:value-type="float">
            <text:p>0.319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R v. ROR</text:p>
          </table:table-cell>
          <table:table-cell table:style-name="ce2" office:value-type="float" office:value="-0.489509818842774" calcext:value-type="float">
            <text:p>-0.490</text:p>
          </table:table-cell>
          <table:table-cell table:style-name="ce2" table:formula="of:=ABS([.B132])" office:value-type="float" office:value="0.489509818842774" calcext:value-type="float">
            <text:p>0.490</text:p>
          </table:table-cell>
          <table:table-cell table:style-name="ce2" office:value-type="float" office:value="0.354727527177825" calcext:value-type="float">
            <text:p>0.355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STD v. LVR</text:p>
          </table:table-cell>
          <table:table-cell table:style-name="ce2" office:value-type="float" office:value="0.182952779346572" calcext:value-type="float">
            <text:p>0.183</text:p>
          </table:table-cell>
          <table:table-cell table:style-name="ce2" table:formula="of:=ABS([.H132])" office:value-type="float" office:value="0.182952779346572" calcext:value-type="float">
            <text:p>0.183</text:p>
          </table:table-cell>
          <table:table-cell table:style-name="ce2" office:value-type="float" office:value="0.262032472962279" calcext:value-type="float">
            <text:p>0.262</text:p>
          </table:table-cell>
          <table:table-cell/>
          <table:table-cell table:style-name="ce2"/>
          <table:table-cell office:value-type="string" calcext:value-type="string">
            <text:p>ROR v. LVR</text:p>
          </table:table-cell>
          <table:table-cell table:style-name="ce2" office:value-type="float" office:value="-0.0278118524023687" calcext:value-type="float">
            <text:p>-0.028</text:p>
          </table:table-cell>
          <table:table-cell table:style-name="ce2" table:formula="of:=ABS([.N132])" office:value-type="float" office:value="0.0278118524023687" calcext:value-type="float">
            <text:p>0.028</text:p>
          </table:table-cell>
          <table:table-cell table:style-name="ce2" office:value-type="float" office:value="0.319987115537952" calcext:value-type="float">
            <text:p>0.3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R v. SOR</text:p>
          </table:table-cell>
          <table:table-cell table:style-name="ce2" office:value-type="float" office:value="0.0375760375760376" calcext:value-type="float">
            <text:p>0.038</text:p>
          </table:table-cell>
          <table:table-cell table:style-name="ce2" table:formula="of:=ABS([.B133])" office:value-type="float" office:value="0.0375760375760376" calcext:value-type="float">
            <text:p>0.038</text:p>
          </table:table-cell>
          <table:table-cell table:style-name="ce2" office:value-type="float" office:value="0.161346324395334" calcext:value-type="float">
            <text:p>0.161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LVR</text:p>
          </table:table-cell>
          <table:table-cell table:style-name="ce2" office:value-type="float" office:value="-0.187638742036676" calcext:value-type="float">
            <text:p>-0.188</text:p>
          </table:table-cell>
          <table:table-cell table:style-name="ce2" table:formula="of:=ABS([.H133])" office:value-type="float" office:value="0.187638742036676" calcext:value-type="float">
            <text:p>0.188</text:p>
          </table:table-cell>
          <table:table-cell table:style-name="ce2" office:value-type="float" office:value="0.435293747104711" calcext:value-type="float">
            <text:p>0.435</text:p>
          </table:table-cell>
          <table:table-cell/>
          <table:table-cell table:style-name="ce2"/>
          <table:table-cell office:value-type="string" calcext:value-type="string">
            <text:p>SOR v. LVR</text:p>
          </table:table-cell>
          <table:table-cell table:style-name="ce2" office:value-type="float" office:value="-0.554897708821181" calcext:value-type="float">
            <text:p>-0.555</text:p>
          </table:table-cell>
          <table:table-cell table:style-name="ce2" table:formula="of:=ABS([.N133])" office:value-type="float" office:value="0.554897708821181" calcext:value-type="float">
            <text:p>0.555</text:p>
          </table:table-cell>
          <table:table-cell table:style-name="ce2" office:value-type="float" office:value="0.329352319680067" calcext:value-type="float">
            <text:p>0.329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R v. ORU</text:p>
          </table:table-cell>
          <table:table-cell table:style-name="ce2" office:value-type="float" office:value="-0.0103781666281666" calcext:value-type="float">
            <text:p>-0.010</text:p>
          </table:table-cell>
          <table:table-cell table:style-name="ce2" table:formula="of:=ABS([.B134])" office:value-type="float" office:value="0.0103781666281666" calcext:value-type="float">
            <text:p>0.010</text:p>
          </table:table-cell>
          <table:table-cell table:style-name="ce2" office:value-type="float" office:value="0.330664628771469" calcext:value-type="float">
            <text:p>0.331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ROR v STD</text:p>
          </table:table-cell>
          <table:table-cell table:style-name="ce2" office:value-type="float" office:value="-0.21076463174894" calcext:value-type="float">
            <text:p>-0.211</text:p>
          </table:table-cell>
          <table:table-cell table:style-name="ce2" table:formula="of:=ABS([.H134])" office:value-type="float" office:value="0.21076463174894" calcext:value-type="float">
            <text:p>0.211</text:p>
          </table:table-cell>
          <table:table-cell table:style-name="ce2" office:value-type="float" office:value="0.24370047535824" calcext:value-type="float">
            <text:p>0.244</text:p>
          </table:table-cell>
          <table:table-cell/>
          <table:table-cell table:style-name="ce2"/>
          <table:table-cell office:value-type="string" calcext:value-type="string">
            <text:p>LOR v. ORU</text:p>
          </table:table-cell>
          <table:table-cell table:style-name="ce2" office:value-type="float" office:value="-0.0103781666281666" calcext:value-type="float">
            <text:p>-0.010</text:p>
          </table:table-cell>
          <table:table-cell table:style-name="ce2" table:formula="of:=ABS([.N134])" office:value-type="float" office:value="0.0103781666281666" calcext:value-type="float">
            <text:p>0.010</text:p>
          </table:table-cell>
          <table:table-cell table:style-name="ce2" office:value-type="float" office:value="0.330664628771469" calcext:value-type="float">
            <text:p>0.331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R v. STD</text:p>
          </table:table-cell>
          <table:table-cell table:style-name="ce2" office:value-type="float" office:value="-0.700274450591715" calcext:value-type="float">
            <text:p>-0.700</text:p>
          </table:table-cell>
          <table:table-cell table:style-name="ce2" table:formula="of:=ABS([.B135])" office:value-type="float" office:value="0.700274450591715" calcext:value-type="float">
            <text:p>0.700</text:p>
          </table:table-cell>
          <table:table-cell table:style-name="ce2" office:value-type="float" office:value="0.318668765005609" calcext:value-type="float">
            <text:p>0.319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ORU</text:p>
          </table:table-cell>
          <table:table-cell table:style-name="ce2" office:value-type="float" office:value="0.319304762580301" calcext:value-type="float">
            <text:p>0.319</text:p>
          </table:table-cell>
          <table:table-cell table:style-name="ce2" table:formula="of:=ABS([.H135])" office:value-type="float" office:value="0.319304762580301" calcext:value-type="float">
            <text:p>0.319</text:p>
          </table:table-cell>
          <table:table-cell table:style-name="ce2" office:value-type="float" office:value="0.444284901569165" calcext:value-type="float">
            <text:p>0.444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ORU v. STD</text:p>
          </table:table-cell>
          <table:table-cell table:style-name="ce2" office:value-type="float" office:value="-0.689896283963548" calcext:value-type="float">
            <text:p>-0.690</text:p>
          </table:table-cell>
          <table:table-cell table:style-name="ce2" table:formula="of:=ABS([.N135])" office:value-type="float" office:value="0.689896283963548" calcext:value-type="float">
            <text:p>0.690</text:p>
          </table:table-cell>
          <table:table-cell table:style-name="ce2" office:value-type="float" office:value="0.346543415545781" calcext:value-type="float">
            <text:p>0.347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R v. LVR</text:p>
          </table:table-cell>
          <table:table-cell table:style-name="ce2" office:value-type="float" office:value="-0.517321671245143" calcext:value-type="float">
            <text:p>-0.517</text:p>
          </table:table-cell>
          <table:table-cell table:style-name="ce2" table:formula="of:=ABS([.B136])" office:value-type="float" office:value="0.517321671245143" calcext:value-type="float">
            <text:p>0.517</text:p>
          </table:table-cell>
          <table:table-cell table:style-name="ce2" office:value-type="float" office:value="0.362148062511276" calcext:value-type="float">
            <text:p>0.362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COR v. STD</text:p>
          </table:table-cell>
          <table:table-cell table:style-name="ce2" office:value-type="float" office:value="-0.324613538983833" calcext:value-type="float">
            <text:p>-0.325</text:p>
          </table:table-cell>
          <table:table-cell table:style-name="ce2" table:formula="of:=ABS([.H136])" office:value-type="float" office:value="0.324613538983833" calcext:value-type="float">
            <text:p>0.325</text:p>
          </table:table-cell>
          <table:table-cell table:style-name="ce2" office:value-type="float" office:value="0.296498258529714" calcext:value-type="float">
            <text:p>0.296</text:p>
          </table:table-cell>
          <table:table-cell/>
          <table:table-cell table:style-name="ce2"/>
          <table:table-cell office:value-type="string" calcext:value-type="string">
            <text:p>COR v. ROR</text:p>
          </table:table-cell>
          <table:table-cell table:style-name="ce2" office:value-type="float" office:value="-0.113848907234893" calcext:value-type="float">
            <text:p>-0.114</text:p>
          </table:table-cell>
          <table:table-cell table:style-name="ce2" table:formula="of:=ABS([.N136])" office:value-type="float" office:value="0.113848907234893" calcext:value-type="float">
            <text:p>0.114</text:p>
          </table:table-cell>
          <table:table-cell table:style-name="ce2" office:value-type="float" office:value="0.347110413153818" calcext:value-type="float">
            <text:p>0.3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R v. ROR</text:p>
          </table:table-cell>
          <table:table-cell table:style-name="ce2" office:value-type="float" office:value="-0.113848907234893" calcext:value-type="float">
            <text:p>-0.114</text:p>
          </table:table-cell>
          <table:table-cell table:style-name="ce2" table:formula="of:=ABS([.B137])" office:value-type="float" office:value="0.113848907234893" calcext:value-type="float">
            <text:p>0.114</text:p>
          </table:table-cell>
          <table:table-cell table:style-name="ce2" office:value-type="float" office:value="0.347110413153818" calcext:value-type="float">
            <text:p>0.347</text:p>
          </table:table-cell>
          <table:table-cell/>
          <table:table-cell table:style-name="ce2"/>
          <table:table-cell office:value-type="string" calcext:value-type="string">
            <text:p>AOR v. LOR</text:p>
          </table:table-cell>
          <table:table-cell table:style-name="ce2" office:value-type="float" office:value="0.329682929208467" calcext:value-type="float">
            <text:p>0.330</text:p>
          </table:table-cell>
          <table:table-cell table:style-name="ce2" table:formula="of:=ABS([.H137])" office:value-type="float" office:value="0.329682929208467" calcext:value-type="float">
            <text:p>0.330</text:p>
          </table:table-cell>
          <table:table-cell table:style-name="ce2" office:value-type="float" office:value="0.435375800551316" calcext:value-type="float">
            <text:p>0.435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LOR v. ROR</text:p>
          </table:table-cell>
          <table:table-cell table:style-name="ce2" office:value-type="float" office:value="-0.489509818842774" calcext:value-type="float">
            <text:p>-0.490</text:p>
          </table:table-cell>
          <table:table-cell table:style-name="ce2" table:formula="of:=ABS([.N137])" office:value-type="float" office:value="0.489509818842774" calcext:value-type="float">
            <text:p>0.490</text:p>
          </table:table-cell>
          <table:table-cell table:style-name="ce2" office:value-type="float" office:value="0.354727527177825" calcext:value-type="float">
            <text:p>0.355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R v. SOR</text:p>
          </table:table-cell>
          <table:table-cell table:style-name="ce2" office:value-type="float" office:value="0.413236949183919" calcext:value-type="float">
            <text:p>0.413</text:p>
          </table:table-cell>
          <table:table-cell table:style-name="ce2" table:formula="of:=ABS([.B138])" office:value-type="float" office:value="0.413236949183919" calcext:value-type="float">
            <text:p>0.413</text:p>
          </table:table-cell>
          <table:table-cell table:style-name="ce2" office:value-type="float" office:value="0.363822943674244" calcext:value-type="float">
            <text:p>0.364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COR v. ORU</text:p>
          </table:table-cell>
          <table:table-cell table:style-name="ce2" office:value-type="float" office:value="0.365282744979715" calcext:value-type="float">
            <text:p>0.365</text:p>
          </table:table-cell>
          <table:table-cell table:style-name="ce2" table:formula="of:=ABS([.H138])" office:value-type="float" office:value="0.365282744979715" calcext:value-type="float">
            <text:p>0.365</text:p>
          </table:table-cell>
          <table:table-cell table:style-name="ce2" office:value-type="float" office:value="0.428378009099898" calcext:value-type="float">
            <text:p>0.428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LOR v. LVR</text:p>
          </table:table-cell>
          <table:table-cell table:style-name="ce2" office:value-type="float" office:value="-0.517321671245143" calcext:value-type="float">
            <text:p>-0.517</text:p>
          </table:table-cell>
          <table:table-cell table:style-name="ce2" table:formula="of:=ABS([.N138])" office:value-type="float" office:value="0.517321671245143" calcext:value-type="float">
            <text:p>0.517</text:p>
          </table:table-cell>
          <table:table-cell table:style-name="ce2" office:value-type="float" office:value="0.362148062511276" calcext:value-type="float">
            <text:p>0.362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R v. ORU</text:p>
          </table:table-cell>
          <table:table-cell table:style-name="ce2" office:value-type="float" office:value="0.365282744979715" calcext:value-type="float">
            <text:p>0.365</text:p>
          </table:table-cell>
          <table:table-cell table:style-name="ce2" table:formula="of:=ABS([.B139])" office:value-type="float" office:value="0.365282744979715" calcext:value-type="float">
            <text:p>0.365</text:p>
          </table:table-cell>
          <table:table-cell table:style-name="ce2" office:value-type="float" office:value="0.428378009099898" calcext:value-type="float">
            <text:p>0.428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SOR</text:p>
          </table:table-cell>
          <table:table-cell table:style-name="ce2" office:value-type="float" office:value="0.367258966784505" calcext:value-type="float">
            <text:p>0.367</text:p>
          </table:table-cell>
          <table:table-cell table:style-name="ce2" table:formula="of:=ABS([.H139])" office:value-type="float" office:value="0.367258966784505" calcext:value-type="float">
            <text:p>0.367</text:p>
          </table:table-cell>
          <table:table-cell table:style-name="ce2" office:value-type="float" office:value="0.420163794164795" calcext:value-type="float">
            <text:p>0.420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COR v. SOR</text:p>
          </table:table-cell>
          <table:table-cell table:style-name="ce2" office:value-type="float" office:value="0.413236949183919" calcext:value-type="float">
            <text:p>0.413</text:p>
          </table:table-cell>
          <table:table-cell table:style-name="ce2" table:formula="of:=ABS([.N139])" office:value-type="float" office:value="0.413236949183919" calcext:value-type="float">
            <text:p>0.413</text:p>
          </table:table-cell>
          <table:table-cell table:style-name="ce2" office:value-type="float" office:value="0.363822943674244" calcext:value-type="float">
            <text:p>0.364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R v. STD</text:p>
          </table:table-cell>
          <table:table-cell table:style-name="ce2" office:value-type="float" office:value="-0.324613538983833" calcext:value-type="float">
            <text:p>-0.325</text:p>
          </table:table-cell>
          <table:table-cell table:style-name="ce2" table:formula="of:=ABS([.B140])" office:value-type="float" office:value="0.324613538983833" calcext:value-type="float">
            <text:p>0.325</text:p>
          </table:table-cell>
          <table:table-cell table:style-name="ce2" office:value-type="float" office:value="0.296498258529714" calcext:value-type="float">
            <text:p>0.296</text:p>
          </table:table-cell>
          <table:table-cell/>
          <table:table-cell table:style-name="ce2"/>
          <table:table-cell office:value-type="string" calcext:value-type="string">
            <text:p>AOR v. STD</text:p>
          </table:table-cell>
          <table:table-cell table:style-name="ce2" office:value-type="float" office:value="-0.370591521383247" calcext:value-type="float">
            <text:p>-0.371</text:p>
          </table:table-cell>
          <table:table-cell table:style-name="ce2" table:formula="of:=ABS([.H140])" office:value-type="float" office:value="0.370591521383247" calcext:value-type="float">
            <text:p>0.371</text:p>
          </table:table-cell>
          <table:table-cell table:style-name="ce2" office:value-type="float" office:value="0.442704918173804" calcext:value-type="float">
            <text:p>0.443</text:p>
          </table:table-cell>
          <table:table-cell/>
          <table:table-cell table:style-name="ce2"/>
          <table:table-cell office:value-type="string" calcext:value-type="string">
            <text:p>COR v. LVR</text:p>
          </table:table-cell>
          <table:table-cell table:style-name="ce2" office:value-type="float" office:value="-0.141660759637262" calcext:value-type="float">
            <text:p>-0.142</text:p>
          </table:table-cell>
          <table:table-cell table:style-name="ce2" table:formula="of:=ABS([.N140])" office:value-type="float" office:value="0.141660759637262" calcext:value-type="float">
            <text:p>0.142</text:p>
          </table:table-cell>
          <table:table-cell table:style-name="ce2" office:value-type="float" office:value="0.3706830831104" calcext:value-type="float">
            <text:p>0.3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R v. LVR</text:p>
          </table:table-cell>
          <table:table-cell table:style-name="ce2" office:value-type="float" office:value="-0.141660759637262" calcext:value-type="float">
            <text:p>-0.142</text:p>
          </table:table-cell>
          <table:table-cell table:style-name="ce2" table:formula="of:=ABS([.B141])" office:value-type="float" office:value="0.141660759637262" calcext:value-type="float">
            <text:p>0.142</text:p>
          </table:table-cell>
          <table:table-cell table:style-name="ce2" office:value-type="float" office:value="0.3706830831104" calcext:value-type="float">
            <text:p>0.371</text:p>
          </table:table-cell>
          <table:table-cell/>
          <table:table-cell table:style-name="ce2"/>
          <table:table-cell office:value-type="string" calcext:value-type="string">
            <text:p>LOR v. COR</text:p>
          </table:table-cell>
          <table:table-cell table:style-name="ce2" office:value-type="float" office:value="-0.375660911607882" calcext:value-type="float">
            <text:p>-0.376</text:p>
          </table:table-cell>
          <table:table-cell table:style-name="ce2" table:formula="of:=ABS([.H141])" office:value-type="float" office:value="0.375660911607882" calcext:value-type="float">
            <text:p>0.376</text:p>
          </table:table-cell>
          <table:table-cell table:style-name="ce2" office:value-type="float" office:value="0.397865444747387" calcext:value-type="float">
            <text:p>0.398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ROR v. ORU</text:p>
          </table:table-cell>
          <table:table-cell table:style-name="ce2" office:value-type="float" office:value="0.479131652214608" calcext:value-type="float">
            <text:p>0.479</text:p>
          </table:table-cell>
          <table:table-cell table:style-name="ce2" table:formula="of:=ABS([.N141])" office:value-type="float" office:value="0.479131652214608" calcext:value-type="float">
            <text:p>0.479</text:p>
          </table:table-cell>
          <table:table-cell table:style-name="ce2" office:value-type="float" office:value="0.387790364202138" calcext:value-type="float">
            <text:p>0.388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R v. SOR</text:p>
          </table:table-cell>
          <table:table-cell table:style-name="ce2" office:value-type="float" office:value="0.527085856418812" calcext:value-type="float">
            <text:p>0.527</text:p>
          </table:table-cell>
          <table:table-cell table:style-name="ce2" table:formula="of:=ABS([.B142])" office:value-type="float" office:value="0.527085856418812" calcext:value-type="float">
            <text:p>0.527</text:p>
          </table:table-cell>
          <table:table-cell table:style-name="ce2" office:value-type="float" office:value="0.307514572338706" calcext:value-type="float">
            <text:p>0.308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COR v. SOR</text:p>
          </table:table-cell>
          <table:table-cell table:style-name="ce2" office:value-type="float" office:value="0.413236949183919" calcext:value-type="float">
            <text:p>0.413</text:p>
          </table:table-cell>
          <table:table-cell table:style-name="ce2" table:formula="of:=ABS([.H142])" office:value-type="float" office:value="0.413236949183919" calcext:value-type="float">
            <text:p>0.413</text:p>
          </table:table-cell>
          <table:table-cell table:style-name="ce2" office:value-type="float" office:value="0.363822943674244" calcext:value-type="float">
            <text:p>0.364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ORU v. LVR</text:p>
          </table:table-cell>
          <table:table-cell table:style-name="ce2" office:value-type="float" office:value="-0.506943504616977" calcext:value-type="float">
            <text:p>-0.507</text:p>
          </table:table-cell>
          <table:table-cell table:style-name="ce2" table:formula="of:=ABS([.N142])" office:value-type="float" office:value="0.506943504616977" calcext:value-type="float">
            <text:p>0.507</text:p>
          </table:table-cell>
          <table:table-cell table:style-name="ce2" office:value-type="float" office:value="0.390229847335294" calcext:value-type="float">
            <text:p>0.390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R v. ORU</text:p>
          </table:table-cell>
          <table:table-cell table:style-name="ce2" office:value-type="float" office:value="0.479131652214608" calcext:value-type="float">
            <text:p>0.479</text:p>
          </table:table-cell>
          <table:table-cell table:style-name="ce2" table:formula="of:=ABS([.B143])" office:value-type="float" office:value="0.479131652214608" calcext:value-type="float">
            <text:p>0.479</text:p>
          </table:table-cell>
          <table:table-cell table:style-name="ce2" office:value-type="float" office:value="0.387790364202138" calcext:value-type="float">
            <text:p>0.388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ROR v. ORU</text:p>
          </table:table-cell>
          <table:table-cell table:style-name="ce2" office:value-type="float" office:value="0.479131652214608" calcext:value-type="float">
            <text:p>0.479</text:p>
          </table:table-cell>
          <table:table-cell table:style-name="ce2" table:formula="of:=ABS([.H143])" office:value-type="float" office:value="0.479131652214608" calcext:value-type="float">
            <text:p>0.479</text:p>
          </table:table-cell>
          <table:table-cell table:style-name="ce2" office:value-type="float" office:value="0.387790364202138" calcext:value-type="float">
            <text:p>0.388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LOR v. COR</text:p>
          </table:table-cell>
          <table:table-cell table:style-name="ce2" office:value-type="float" office:value="-0.375660911607882" calcext:value-type="float">
            <text:p>-0.376</text:p>
          </table:table-cell>
          <table:table-cell table:style-name="ce2" table:formula="of:=ABS([.N143])" office:value-type="float" office:value="0.375660911607882" calcext:value-type="float">
            <text:p>0.376</text:p>
          </table:table-cell>
          <table:table-cell table:style-name="ce2" office:value-type="float" office:value="0.397865444747387" calcext:value-type="float">
            <text:p>0.398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R v STD</text:p>
          </table:table-cell>
          <table:table-cell table:style-name="ce2" office:value-type="float" office:value="-0.21076463174894" calcext:value-type="float">
            <text:p>-0.211</text:p>
          </table:table-cell>
          <table:table-cell table:style-name="ce2" table:formula="of:=ABS([.B144])" office:value-type="float" office:value="0.21076463174894" calcext:value-type="float">
            <text:p>0.211</text:p>
          </table:table-cell>
          <table:table-cell table:style-name="ce2" office:value-type="float" office:value="0.24370047535824" calcext:value-type="float">
            <text:p>0.244</text:p>
          </table:table-cell>
          <table:table-cell/>
          <table:table-cell table:style-name="ce2"/>
          <table:table-cell office:value-type="string" calcext:value-type="string">
            <text:p>LOR v. ROR</text:p>
          </table:table-cell>
          <table:table-cell table:style-name="ce2" office:value-type="float" office:value="-0.489509818842774" calcext:value-type="float">
            <text:p>-0.490</text:p>
          </table:table-cell>
          <table:table-cell table:style-name="ce2" table:formula="of:=ABS([.H144])" office:value-type="float" office:value="0.489509818842774" calcext:value-type="float">
            <text:p>0.490</text:p>
          </table:table-cell>
          <table:table-cell table:style-name="ce2" office:value-type="float" office:value="0.354727527177825" calcext:value-type="float">
            <text:p>0.355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SOR</text:p>
          </table:table-cell>
          <table:table-cell table:style-name="ce2" office:value-type="float" office:value="0.367258966784505" calcext:value-type="float">
            <text:p>0.367</text:p>
          </table:table-cell>
          <table:table-cell table:style-name="ce2" table:formula="of:=ABS([.N144])" office:value-type="float" office:value="0.367258966784505" calcext:value-type="float">
            <text:p>0.367</text:p>
          </table:table-cell>
          <table:table-cell table:style-name="ce2" office:value-type="float" office:value="0.420163794164795" calcext:value-type="float">
            <text:p>0.420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R v. LVR</text:p>
          </table:table-cell>
          <table:table-cell table:style-name="ce2" office:value-type="float" office:value="-0.0278118524023687" calcext:value-type="float">
            <text:p>-0.028</text:p>
          </table:table-cell>
          <table:table-cell table:style-name="ce2" table:formula="of:=ABS([.B145])" office:value-type="float" office:value="0.0278118524023687" calcext:value-type="float">
            <text:p>0.028</text:p>
          </table:table-cell>
          <table:table-cell table:style-name="ce2" office:value-type="float" office:value="0.319987115537952" calcext:value-type="float">
            <text:p>0.320</text:p>
          </table:table-cell>
          <table:table-cell/>
          <table:table-cell table:style-name="ce2"/>
          <table:table-cell office:value-type="string" calcext:value-type="string">
            <text:p>ORU v. LVR</text:p>
          </table:table-cell>
          <table:table-cell table:style-name="ce2" office:value-type="float" office:value="-0.506943504616977" calcext:value-type="float">
            <text:p>-0.507</text:p>
          </table:table-cell>
          <table:table-cell table:style-name="ce2" table:formula="of:=ABS([.H145])" office:value-type="float" office:value="0.506943504616977" calcext:value-type="float">
            <text:p>0.507</text:p>
          </table:table-cell>
          <table:table-cell table:style-name="ce2" office:value-type="float" office:value="0.390229847335294" calcext:value-type="float">
            <text:p>0.390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COR v. ORU</text:p>
          </table:table-cell>
          <table:table-cell table:style-name="ce2" office:value-type="float" office:value="0.365282744979715" calcext:value-type="float">
            <text:p>0.365</text:p>
          </table:table-cell>
          <table:table-cell table:style-name="ce2" table:formula="of:=ABS([.N145])" office:value-type="float" office:value="0.365282744979715" calcext:value-type="float">
            <text:p>0.365</text:p>
          </table:table-cell>
          <table:table-cell table:style-name="ce2" office:value-type="float" office:value="0.428378009099898" calcext:value-type="float">
            <text:p>0.428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R v. ORU</text:p>
          </table:table-cell>
          <table:table-cell table:style-name="ce2" office:value-type="float" office:value="-0.0479542042042042" calcext:value-type="float">
            <text:p>-0.048</text:p>
          </table:table-cell>
          <table:table-cell table:style-name="ce2" table:formula="of:=ABS([.B146])" office:value-type="float" office:value="0.0479542042042042" calcext:value-type="float">
            <text:p>0.048</text:p>
          </table:table-cell>
          <table:table-cell table:style-name="ce2" office:value-type="float" office:value="0.275413913418306" calcext:value-type="float">
            <text:p>0.275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LOR v. LVR</text:p>
          </table:table-cell>
          <table:table-cell table:style-name="ce2" office:value-type="float" office:value="-0.517321671245143" calcext:value-type="float">
            <text:p>-0.517</text:p>
          </table:table-cell>
          <table:table-cell table:style-name="ce2" table:formula="of:=ABS([.H146])" office:value-type="float" office:value="0.517321671245143" calcext:value-type="float">
            <text:p>0.517</text:p>
          </table:table-cell>
          <table:table-cell table:style-name="ce2" office:value-type="float" office:value="0.362148062511276" calcext:value-type="float">
            <text:p>0.362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COR</text:p>
          </table:table-cell>
          <table:table-cell table:style-name="ce2" office:value-type="float" office:value="-0.0459779823994141" calcext:value-type="float">
            <text:p>-0.046</text:p>
          </table:table-cell>
          <table:table-cell table:style-name="ce2" table:formula="of:=ABS([.N146])" office:value-type="float" office:value="0.0459779823994141" calcext:value-type="float">
            <text:p>0.046</text:p>
          </table:table-cell>
          <table:table-cell table:style-name="ce2" office:value-type="float" office:value="0.431847006065951" calcext:value-type="float">
            <text:p>0.4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R v. STD</text:p>
          </table:table-cell>
          <table:table-cell table:style-name="ce2" office:value-type="float" office:value="-0.737850488167752" calcext:value-type="float">
            <text:p>-0.738</text:p>
          </table:table-cell>
          <table:table-cell table:style-name="ce2" table:formula="of:=ABS([.B147])" office:value-type="float" office:value="0.737850488167752" calcext:value-type="float">
            <text:p>0.738</text:p>
          </table:table-cell>
          <table:table-cell table:style-name="ce2" office:value-type="float" office:value="0.272440684792734" calcext:value-type="float">
            <text:p>0.272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ROR v. SOR</text:p>
          </table:table-cell>
          <table:table-cell table:style-name="ce2" office:value-type="float" office:value="0.527085856418812" calcext:value-type="float">
            <text:p>0.527</text:p>
          </table:table-cell>
          <table:table-cell table:style-name="ce2" table:formula="of:=ABS([.H147])" office:value-type="float" office:value="0.527085856418812" calcext:value-type="float">
            <text:p>0.527</text:p>
          </table:table-cell>
          <table:table-cell table:style-name="ce2" office:value-type="float" office:value="0.307514572338706" calcext:value-type="float">
            <text:p>0.308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LVR</text:p>
          </table:table-cell>
          <table:table-cell table:style-name="ce2" office:value-type="float" office:value="-0.187638742036676" calcext:value-type="float">
            <text:p>-0.188</text:p>
          </table:table-cell>
          <table:table-cell table:style-name="ce2" table:formula="of:=ABS([.N147])" office:value-type="float" office:value="0.187638742036676" calcext:value-type="float">
            <text:p>0.188</text:p>
          </table:table-cell>
          <table:table-cell table:style-name="ce2" office:value-type="float" office:value="0.435293747104711" calcext:value-type="float">
            <text:p>0.4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R v. LVR</text:p>
          </table:table-cell>
          <table:table-cell table:style-name="ce2" office:value-type="float" office:value="-0.554897708821181" calcext:value-type="float">
            <text:p>-0.555</text:p>
          </table:table-cell>
          <table:table-cell table:style-name="ce2" table:formula="of:=ABS([.B148])" office:value-type="float" office:value="0.554897708821181" calcext:value-type="float">
            <text:p>0.555</text:p>
          </table:table-cell>
          <table:table-cell table:style-name="ce2" office:value-type="float" office:value="0.329352319680067" calcext:value-type="float">
            <text:p>0.329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SOR v. LVR</text:p>
          </table:table-cell>
          <table:table-cell table:style-name="ce2" office:value-type="float" office:value="-0.554897708821181" calcext:value-type="float">
            <text:p>-0.555</text:p>
          </table:table-cell>
          <table:table-cell table:style-name="ce2" table:formula="of:=ABS([.H148])" office:value-type="float" office:value="0.554897708821181" calcext:value-type="float">
            <text:p>0.555</text:p>
          </table:table-cell>
          <table:table-cell table:style-name="ce2" office:value-type="float" office:value="0.329352319680067" calcext:value-type="float">
            <text:p>0.329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LOR</text:p>
          </table:table-cell>
          <table:table-cell table:style-name="ce2" office:value-type="float" office:value="0.329682929208467" calcext:value-type="float">
            <text:p>0.330</text:p>
          </table:table-cell>
          <table:table-cell table:style-name="ce2" table:formula="of:=ABS([.N148])" office:value-type="float" office:value="0.329682929208467" calcext:value-type="float">
            <text:p>0.330</text:p>
          </table:table-cell>
          <table:table-cell table:style-name="ce2" office:value-type="float" office:value="0.435375800551316" calcext:value-type="float">
            <text:p>0.435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RU v. STD</text:p>
          </table:table-cell>
          <table:table-cell table:style-name="ce2" office:value-type="float" office:value="-0.689896283963548" calcext:value-type="float">
            <text:p>-0.690</text:p>
          </table:table-cell>
          <table:table-cell table:style-name="ce2" table:formula="of:=ABS([.B149])" office:value-type="float" office:value="0.689896283963548" calcext:value-type="float">
            <text:p>0.690</text:p>
          </table:table-cell>
          <table:table-cell table:style-name="ce2" office:value-type="float" office:value="0.346543415545781" calcext:value-type="float">
            <text:p>0.347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ORU v. STD</text:p>
          </table:table-cell>
          <table:table-cell table:style-name="ce2" office:value-type="float" office:value="-0.689896283963548" calcext:value-type="float">
            <text:p>-0.690</text:p>
          </table:table-cell>
          <table:table-cell table:style-name="ce2" table:formula="of:=ABS([.H149])" office:value-type="float" office:value="0.689896283963548" calcext:value-type="float">
            <text:p>0.690</text:p>
          </table:table-cell>
          <table:table-cell table:style-name="ce2" office:value-type="float" office:value="0.346543415545781" calcext:value-type="float">
            <text:p>0.347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STD</text:p>
          </table:table-cell>
          <table:table-cell table:style-name="ce2" office:value-type="float" office:value="-0.370591521383247" calcext:value-type="float">
            <text:p>-0.371</text:p>
          </table:table-cell>
          <table:table-cell table:style-name="ce2" table:formula="of:=ABS([.N149])" office:value-type="float" office:value="0.370591521383247" calcext:value-type="float">
            <text:p>0.371</text:p>
          </table:table-cell>
          <table:table-cell table:style-name="ce2" office:value-type="float" office:value="0.442704918173804" calcext:value-type="float">
            <text:p>0.4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RU v. LVR</text:p>
          </table:table-cell>
          <table:table-cell table:style-name="ce2" office:value-type="float" office:value="-0.506943504616977" calcext:value-type="float">
            <text:p>-0.507</text:p>
          </table:table-cell>
          <table:table-cell table:style-name="ce2" table:formula="of:=ABS([.B150])" office:value-type="float" office:value="0.506943504616977" calcext:value-type="float">
            <text:p>0.507</text:p>
          </table:table-cell>
          <table:table-cell table:style-name="ce2" office:value-type="float" office:value="0.390229847335294" calcext:value-type="float">
            <text:p>0.390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LOR v. STD</text:p>
          </table:table-cell>
          <table:table-cell table:style-name="ce2" office:value-type="float" office:value="-0.700274450591715" calcext:value-type="float">
            <text:p>-0.700</text:p>
          </table:table-cell>
          <table:table-cell table:style-name="ce2" table:formula="of:=ABS([.H150])" office:value-type="float" office:value="0.700274450591715" calcext:value-type="float">
            <text:p>0.700</text:p>
          </table:table-cell>
          <table:table-cell table:style-name="ce2" office:value-type="float" office:value="0.318668765005609" calcext:value-type="float">
            <text:p>0.319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ORU</text:p>
          </table:table-cell>
          <table:table-cell table:style-name="ce2" office:value-type="float" office:value="0.319304762580301" calcext:value-type="float">
            <text:p>0.319</text:p>
          </table:table-cell>
          <table:table-cell table:style-name="ce2" table:formula="of:=ABS([.N150])" office:value-type="float" office:value="0.319304762580301" calcext:value-type="float">
            <text:p>0.319</text:p>
          </table:table-cell>
          <table:table-cell table:style-name="ce2" office:value-type="float" office:value="0.444284901569165" calcext:value-type="float">
            <text:p>0.444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D v. LVR</text:p>
          </table:table-cell>
          <table:table-cell table:style-name="ce2" office:value-type="float" office:value="0.182952779346572" calcext:value-type="float">
            <text:p>0.183</text:p>
          </table:table-cell>
          <table:table-cell table:style-name="ce2" table:formula="of:=ABS([.B151])" office:value-type="float" office:value="0.182952779346572" calcext:value-type="float">
            <text:p>0.183</text:p>
          </table:table-cell>
          <table:table-cell table:style-name="ce2" office:value-type="float" office:value="0.262032472962279" calcext:value-type="float">
            <text:p>0.262</text:p>
          </table:table-cell>
          <table:table-cell/>
          <table:table-cell table:style-name="ce2"/>
          <table:table-cell office:value-type="string" calcext:value-type="string">
            <text:p>SOR v. STD</text:p>
          </table:table-cell>
          <table:table-cell table:style-name="ce2" office:value-type="float" office:value="-0.737850488167752" calcext:value-type="float">
            <text:p>-0.738</text:p>
          </table:table-cell>
          <table:table-cell table:style-name="ce2" table:formula="of:=ABS([.H151])" office:value-type="float" office:value="0.737850488167752" calcext:value-type="float">
            <text:p>0.738</text:p>
          </table:table-cell>
          <table:table-cell table:style-name="ce2" office:value-type="float" office:value="0.272440684792734" calcext:value-type="float">
            <text:p>0.272</text:p>
          </table:table-cell>
          <table:table-cell office:value-type="string" calcext:value-type="string">
            <text:p>IGNORE</text:p>
          </table:table-cell>
          <table:table-cell table:style-name="ce2"/>
          <table:table-cell office:value-type="string" calcext:value-type="string">
            <text:p>AOR v. ROR</text:p>
          </table:table-cell>
          <table:table-cell table:style-name="ce2" office:value-type="float" office:value="-0.159826889634307" calcext:value-type="float">
            <text:p>-0.160</text:p>
          </table:table-cell>
          <table:table-cell table:style-name="ce2" table:formula="of:=ABS([.N151])" office:value-type="float" office:value="0.159826889634307" calcext:value-type="float">
            <text:p>0.160</text:p>
          </table:table-cell>
          <table:table-cell table:style-name="ce2" office:value-type="float" office:value="0.458874024625602" calcext:value-type="float">
            <text:p>0.459</text:p>
          </table:table-cell>
          <table:table-cell table:number-columns-repeated="22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style-name="ce1" office:value-type="string" calcext:value-type="string">
            <text:p>Sorted by Name (Ignoring Irrelevant Mutant Operators)</text:p>
          </table:table-cell>
          <table:table-cell table:number-columns-repeated="5"/>
          <table:table-cell table:style-name="ce1" office:value-type="string" calcext:value-type="string">
            <text:p>Sorted by ABS Average (Ignoring Irrelevant Mutant Operators)</text:p>
          </table:table-cell>
          <table:table-cell table:number-columns-repeated="5"/>
          <table:table-cell table:style-name="ce1" office:value-type="string" calcext:value-type="string">
            <text:p>Sorted by Standard Deviation (Ignoring Irrelevant Mutant Operators)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table:style-name="ce2" office:value-type="string" calcext:value-type="string">
            <text:p>Standard Dev</text:p>
          </table:table-cell>
          <table:table-cell table:number-columns-repeated="3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table:style-name="ce2" office:value-type="string" calcext:value-type="string">
            <text:p>Standard Dev</text:p>
          </table:table-cell>
          <table:table-cell table:number-columns-repeated="3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table:style-name="ce2" office:value-type="string" calcext:value-type="string">
            <text:p>Standard De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COR</text:p>
          </table:table-cell>
          <table:table-cell table:style-name="ce2" office:value-type="float" office:value="-0.0459779823994141" calcext:value-type="float">
            <text:p>-0.046</text:p>
          </table:table-cell>
          <table:table-cell table:style-name="ce2" table:formula="of:=ABS([.B156])" office:value-type="float" office:value="0.0459779823994141" calcext:value-type="float">
            <text:p>0.046</text:p>
          </table:table-cell>
          <table:table-cell table:style-name="ce2" office:value-type="float" office:value="0.431847006065951" calcext:value-type="float">
            <text:p>0.432</text:p>
          </table:table-cell>
          <table:table-cell table:number-columns-repeated="2"/>
          <table:table-cell office:value-type="string" calcext:value-type="string">
            <text:p>ROR v. LVR</text:p>
          </table:table-cell>
          <table:table-cell table:style-name="ce2" office:value-type="float" office:value="-0.0278118524023687" calcext:value-type="float">
            <text:p>-0.028</text:p>
          </table:table-cell>
          <table:table-cell table:style-name="ce2" table:formula="of:=ABS([.H156])" office:value-type="float" office:value="0.0278118524023687" calcext:value-type="float">
            <text:p>0.028</text:p>
          </table:table-cell>
          <table:table-cell table:style-name="ce2" office:value-type="float" office:value="0.319987115537952" calcext:value-type="float">
            <text:p>0.320</text:p>
          </table:table-cell>
          <table:table-cell table:number-columns-repeated="2"/>
          <table:table-cell office:value-type="string" calcext:value-type="string">
            <text:p>ROR v STD</text:p>
          </table:table-cell>
          <table:table-cell table:style-name="ce2" office:value-type="float" office:value="-0.21076463174894" calcext:value-type="float">
            <text:p>-0.211</text:p>
          </table:table-cell>
          <table:table-cell table:style-name="ce2" table:formula="of:=ABS([.N156])" office:value-type="float" office:value="0.21076463174894" calcext:value-type="float">
            <text:p>0.211</text:p>
          </table:table-cell>
          <table:table-cell table:style-name="ce2" office:value-type="float" office:value="0.24370047535824" calcext:value-type="float">
            <text:p>0.2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ROR</text:p>
          </table:table-cell>
          <table:table-cell table:style-name="ce2" office:value-type="float" office:value="-0.159826889634307" calcext:value-type="float">
            <text:p>-0.160</text:p>
          </table:table-cell>
          <table:table-cell table:style-name="ce2" table:formula="of:=ABS([.B157])" office:value-type="float" office:value="0.159826889634307" calcext:value-type="float">
            <text:p>0.160</text:p>
          </table:table-cell>
          <table:table-cell table:style-name="ce2" office:value-type="float" office:value="0.458874024625602" calcext:value-type="float">
            <text:p>0.459</text:p>
          </table:table-cell>
          <table:table-cell table:number-columns-repeated="2"/>
          <table:table-cell office:value-type="string" calcext:value-type="string">
            <text:p>AOR v. COR</text:p>
          </table:table-cell>
          <table:table-cell table:style-name="ce2" office:value-type="float" office:value="-0.0459779823994141" calcext:value-type="float">
            <text:p>-0.046</text:p>
          </table:table-cell>
          <table:table-cell table:style-name="ce2" table:formula="of:=ABS([.H157])" office:value-type="float" office:value="0.0459779823994141" calcext:value-type="float">
            <text:p>0.046</text:p>
          </table:table-cell>
          <table:table-cell table:style-name="ce2" office:value-type="float" office:value="0.431847006065951" calcext:value-type="float">
            <text:p>0.432</text:p>
          </table:table-cell>
          <table:table-cell table:number-columns-repeated="2"/>
          <table:table-cell office:value-type="string" calcext:value-type="string">
            <text:p>STD v. LVR</text:p>
          </table:table-cell>
          <table:table-cell table:style-name="ce2" office:value-type="float" office:value="0.182952779346572" calcext:value-type="float">
            <text:p>0.183</text:p>
          </table:table-cell>
          <table:table-cell table:style-name="ce2" table:formula="of:=ABS([.N157])" office:value-type="float" office:value="0.182952779346572" calcext:value-type="float">
            <text:p>0.183</text:p>
          </table:table-cell>
          <table:table-cell table:style-name="ce2" office:value-type="float" office:value="0.262032472962279" calcext:value-type="float">
            <text:p>0.2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STD</text:p>
          </table:table-cell>
          <table:table-cell table:style-name="ce2" office:value-type="float" office:value="-0.370591521383247" calcext:value-type="float">
            <text:p>-0.371</text:p>
          </table:table-cell>
          <table:table-cell table:style-name="ce2" table:formula="of:=ABS([.B158])" office:value-type="float" office:value="0.370591521383247" calcext:value-type="float">
            <text:p>0.371</text:p>
          </table:table-cell>
          <table:table-cell table:style-name="ce2" office:value-type="float" office:value="0.442704918173804" calcext:value-type="float">
            <text:p>0.443</text:p>
          </table:table-cell>
          <table:table-cell table:number-columns-repeated="2"/>
          <table:table-cell office:value-type="string" calcext:value-type="string">
            <text:p>COR v. ROR</text:p>
          </table:table-cell>
          <table:table-cell table:style-name="ce2" office:value-type="float" office:value="-0.113848907234893" calcext:value-type="float">
            <text:p>-0.114</text:p>
          </table:table-cell>
          <table:table-cell table:style-name="ce2" table:formula="of:=ABS([.H158])" office:value-type="float" office:value="0.113848907234893" calcext:value-type="float">
            <text:p>0.114</text:p>
          </table:table-cell>
          <table:table-cell table:style-name="ce2" office:value-type="float" office:value="0.347110413153818" calcext:value-type="float">
            <text:p>0.347</text:p>
          </table:table-cell>
          <table:table-cell table:number-columns-repeated="2"/>
          <table:table-cell office:value-type="string" calcext:value-type="string">
            <text:p>COR v. STD</text:p>
          </table:table-cell>
          <table:table-cell table:style-name="ce2" office:value-type="float" office:value="-0.324613538983833" calcext:value-type="float">
            <text:p>-0.325</text:p>
          </table:table-cell>
          <table:table-cell table:style-name="ce2" table:formula="of:=ABS([.N158])" office:value-type="float" office:value="0.324613538983833" calcext:value-type="float">
            <text:p>0.325</text:p>
          </table:table-cell>
          <table:table-cell table:style-name="ce2" office:value-type="float" office:value="0.296498258529714" calcext:value-type="float">
            <text:p>0.2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LVR</text:p>
          </table:table-cell>
          <table:table-cell table:style-name="ce2" office:value-type="float" office:value="-0.187638742036676" calcext:value-type="float">
            <text:p>-0.188</text:p>
          </table:table-cell>
          <table:table-cell table:style-name="ce2" table:formula="of:=ABS([.B159])" office:value-type="float" office:value="0.187638742036676" calcext:value-type="float">
            <text:p>0.188</text:p>
          </table:table-cell>
          <table:table-cell table:style-name="ce2" office:value-type="float" office:value="0.435293747104711" calcext:value-type="float">
            <text:p>0.435</text:p>
          </table:table-cell>
          <table:table-cell table:number-columns-repeated="2"/>
          <table:table-cell office:value-type="string" calcext:value-type="string">
            <text:p>COR v. LVR</text:p>
          </table:table-cell>
          <table:table-cell table:style-name="ce2" office:value-type="float" office:value="-0.141660759637262" calcext:value-type="float">
            <text:p>-0.142</text:p>
          </table:table-cell>
          <table:table-cell table:style-name="ce2" table:formula="of:=ABS([.H159])" office:value-type="float" office:value="0.141660759637262" calcext:value-type="float">
            <text:p>0.142</text:p>
          </table:table-cell>
          <table:table-cell table:style-name="ce2" office:value-type="float" office:value="0.3706830831104" calcext:value-type="float">
            <text:p>0.371</text:p>
          </table:table-cell>
          <table:table-cell table:number-columns-repeated="2"/>
          <table:table-cell office:value-type="string" calcext:value-type="string">
            <text:p>ROR v. LVR</text:p>
          </table:table-cell>
          <table:table-cell table:style-name="ce2" office:value-type="float" office:value="-0.0278118524023687" calcext:value-type="float">
            <text:p>-0.028</text:p>
          </table:table-cell>
          <table:table-cell table:style-name="ce2" table:formula="of:=ABS([.N159])" office:value-type="float" office:value="0.0278118524023687" calcext:value-type="float">
            <text:p>0.028</text:p>
          </table:table-cell>
          <table:table-cell table:style-name="ce2" office:value-type="float" office:value="0.319987115537952" calcext:value-type="float">
            <text:p>0.3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R v. ROR</text:p>
          </table:table-cell>
          <table:table-cell table:style-name="ce2" office:value-type="float" office:value="-0.113848907234893" calcext:value-type="float">
            <text:p>-0.114</text:p>
          </table:table-cell>
          <table:table-cell table:style-name="ce2" table:formula="of:=ABS([.B160])" office:value-type="float" office:value="0.113848907234893" calcext:value-type="float">
            <text:p>0.114</text:p>
          </table:table-cell>
          <table:table-cell table:style-name="ce2" office:value-type="float" office:value="0.347110413153818" calcext:value-type="float">
            <text:p>0.347</text:p>
          </table:table-cell>
          <table:table-cell table:number-columns-repeated="2"/>
          <table:table-cell office:value-type="string" calcext:value-type="string">
            <text:p>AOR v. ROR</text:p>
          </table:table-cell>
          <table:table-cell table:style-name="ce2" office:value-type="float" office:value="-0.159826889634307" calcext:value-type="float">
            <text:p>-0.160</text:p>
          </table:table-cell>
          <table:table-cell table:style-name="ce2" table:formula="of:=ABS([.H160])" office:value-type="float" office:value="0.159826889634307" calcext:value-type="float">
            <text:p>0.160</text:p>
          </table:table-cell>
          <table:table-cell table:style-name="ce2" office:value-type="float" office:value="0.458874024625602" calcext:value-type="float">
            <text:p>0.459</text:p>
          </table:table-cell>
          <table:table-cell table:number-columns-repeated="2"/>
          <table:table-cell office:value-type="string" calcext:value-type="string">
            <text:p>COR v. ROR</text:p>
          </table:table-cell>
          <table:table-cell table:style-name="ce2" office:value-type="float" office:value="-0.113848907234893" calcext:value-type="float">
            <text:p>-0.114</text:p>
          </table:table-cell>
          <table:table-cell table:style-name="ce2" table:formula="of:=ABS([.N160])" office:value-type="float" office:value="0.113848907234893" calcext:value-type="float">
            <text:p>0.114</text:p>
          </table:table-cell>
          <table:table-cell table:style-name="ce2" office:value-type="float" office:value="0.347110413153818" calcext:value-type="float">
            <text:p>0.3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R v. STD</text:p>
          </table:table-cell>
          <table:table-cell table:style-name="ce2" office:value-type="float" office:value="-0.324613538983833" calcext:value-type="float">
            <text:p>-0.325</text:p>
          </table:table-cell>
          <table:table-cell table:style-name="ce2" table:formula="of:=ABS([.B161])" office:value-type="float" office:value="0.324613538983833" calcext:value-type="float">
            <text:p>0.325</text:p>
          </table:table-cell>
          <table:table-cell table:style-name="ce2" office:value-type="float" office:value="0.296498258529714" calcext:value-type="float">
            <text:p>0.296</text:p>
          </table:table-cell>
          <table:table-cell table:number-columns-repeated="2"/>
          <table:table-cell office:value-type="string" calcext:value-type="string">
            <text:p>STD v. LVR</text:p>
          </table:table-cell>
          <table:table-cell table:style-name="ce2" office:value-type="float" office:value="0.182952779346572" calcext:value-type="float">
            <text:p>0.183</text:p>
          </table:table-cell>
          <table:table-cell table:style-name="ce2" table:formula="of:=ABS([.H161])" office:value-type="float" office:value="0.182952779346572" calcext:value-type="float">
            <text:p>0.183</text:p>
          </table:table-cell>
          <table:table-cell table:style-name="ce2" office:value-type="float" office:value="0.262032472962279" calcext:value-type="float">
            <text:p>0.262</text:p>
          </table:table-cell>
          <table:table-cell table:number-columns-repeated="2"/>
          <table:table-cell office:value-type="string" calcext:value-type="string">
            <text:p>COR v. LVR</text:p>
          </table:table-cell>
          <table:table-cell table:style-name="ce2" office:value-type="float" office:value="-0.141660759637262" calcext:value-type="float">
            <text:p>-0.142</text:p>
          </table:table-cell>
          <table:table-cell table:style-name="ce2" table:formula="of:=ABS([.N161])" office:value-type="float" office:value="0.141660759637262" calcext:value-type="float">
            <text:p>0.142</text:p>
          </table:table-cell>
          <table:table-cell table:style-name="ce2" office:value-type="float" office:value="0.3706830831104" calcext:value-type="float">
            <text:p>0.3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R v. LVR</text:p>
          </table:table-cell>
          <table:table-cell table:style-name="ce2" office:value-type="float" office:value="-0.141660759637262" calcext:value-type="float">
            <text:p>-0.142</text:p>
          </table:table-cell>
          <table:table-cell table:style-name="ce2" table:formula="of:=ABS([.B162])" office:value-type="float" office:value="0.141660759637262" calcext:value-type="float">
            <text:p>0.142</text:p>
          </table:table-cell>
          <table:table-cell table:style-name="ce2" office:value-type="float" office:value="0.3706830831104" calcext:value-type="float">
            <text:p>0.371</text:p>
          </table:table-cell>
          <table:table-cell table:number-columns-repeated="2"/>
          <table:table-cell office:value-type="string" calcext:value-type="string">
            <text:p>AOR v. LVR</text:p>
          </table:table-cell>
          <table:table-cell table:style-name="ce2" office:value-type="float" office:value="-0.187638742036676" calcext:value-type="float">
            <text:p>-0.188</text:p>
          </table:table-cell>
          <table:table-cell table:style-name="ce2" table:formula="of:=ABS([.H162])" office:value-type="float" office:value="0.187638742036676" calcext:value-type="float">
            <text:p>0.188</text:p>
          </table:table-cell>
          <table:table-cell table:style-name="ce2" office:value-type="float" office:value="0.435293747104711" calcext:value-type="float">
            <text:p>0.435</text:p>
          </table:table-cell>
          <table:table-cell table:number-columns-repeated="2"/>
          <table:table-cell office:value-type="string" calcext:value-type="string">
            <text:p>AOR v. COR</text:p>
          </table:table-cell>
          <table:table-cell table:style-name="ce2" office:value-type="float" office:value="-0.0459779823994141" calcext:value-type="float">
            <text:p>-0.046</text:p>
          </table:table-cell>
          <table:table-cell table:style-name="ce2" table:formula="of:=ABS([.N162])" office:value-type="float" office:value="0.0459779823994141" calcext:value-type="float">
            <text:p>0.046</text:p>
          </table:table-cell>
          <table:table-cell table:style-name="ce2" office:value-type="float" office:value="0.431847006065951" calcext:value-type="float">
            <text:p>0.4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R v STD</text:p>
          </table:table-cell>
          <table:table-cell table:style-name="ce2" office:value-type="float" office:value="-0.21076463174894" calcext:value-type="float">
            <text:p>-0.211</text:p>
          </table:table-cell>
          <table:table-cell table:style-name="ce2" table:formula="of:=ABS([.B163])" office:value-type="float" office:value="0.21076463174894" calcext:value-type="float">
            <text:p>0.211</text:p>
          </table:table-cell>
          <table:table-cell table:style-name="ce2" office:value-type="float" office:value="0.24370047535824" calcext:value-type="float">
            <text:p>0.244</text:p>
          </table:table-cell>
          <table:table-cell table:number-columns-repeated="2"/>
          <table:table-cell office:value-type="string" calcext:value-type="string">
            <text:p>ROR v STD</text:p>
          </table:table-cell>
          <table:table-cell table:style-name="ce2" office:value-type="float" office:value="-0.21076463174894" calcext:value-type="float">
            <text:p>-0.211</text:p>
          </table:table-cell>
          <table:table-cell table:style-name="ce2" table:formula="of:=ABS([.H163])" office:value-type="float" office:value="0.21076463174894" calcext:value-type="float">
            <text:p>0.211</text:p>
          </table:table-cell>
          <table:table-cell table:style-name="ce2" office:value-type="float" office:value="0.24370047535824" calcext:value-type="float">
            <text:p>0.244</text:p>
          </table:table-cell>
          <table:table-cell table:number-columns-repeated="2"/>
          <table:table-cell office:value-type="string" calcext:value-type="string">
            <text:p>AOR v. LVR</text:p>
          </table:table-cell>
          <table:table-cell table:style-name="ce2" office:value-type="float" office:value="-0.187638742036676" calcext:value-type="float">
            <text:p>-0.188</text:p>
          </table:table-cell>
          <table:table-cell table:style-name="ce2" table:formula="of:=ABS([.N163])" office:value-type="float" office:value="0.187638742036676" calcext:value-type="float">
            <text:p>0.188</text:p>
          </table:table-cell>
          <table:table-cell table:style-name="ce2" office:value-type="float" office:value="0.435293747104711" calcext:value-type="float">
            <text:p>0.4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R v. LVR</text:p>
          </table:table-cell>
          <table:table-cell table:style-name="ce2" office:value-type="float" office:value="-0.0278118524023687" calcext:value-type="float">
            <text:p>-0.028</text:p>
          </table:table-cell>
          <table:table-cell table:style-name="ce2" table:formula="of:=ABS([.B164])" office:value-type="float" office:value="0.0278118524023687" calcext:value-type="float">
            <text:p>0.028</text:p>
          </table:table-cell>
          <table:table-cell table:style-name="ce2" office:value-type="float" office:value="0.319987115537952" calcext:value-type="float">
            <text:p>0.320</text:p>
          </table:table-cell>
          <table:table-cell table:number-columns-repeated="2"/>
          <table:table-cell office:value-type="string" calcext:value-type="string">
            <text:p>COR v. STD</text:p>
          </table:table-cell>
          <table:table-cell table:style-name="ce2" office:value-type="float" office:value="-0.324613538983833" calcext:value-type="float">
            <text:p>-0.325</text:p>
          </table:table-cell>
          <table:table-cell table:style-name="ce2" table:formula="of:=ABS([.H164])" office:value-type="float" office:value="0.324613538983833" calcext:value-type="float">
            <text:p>0.325</text:p>
          </table:table-cell>
          <table:table-cell table:style-name="ce2" office:value-type="float" office:value="0.296498258529714" calcext:value-type="float">
            <text:p>0.296</text:p>
          </table:table-cell>
          <table:table-cell table:number-columns-repeated="2"/>
          <table:table-cell office:value-type="string" calcext:value-type="string">
            <text:p>AOR v. STD</text:p>
          </table:table-cell>
          <table:table-cell table:style-name="ce2" office:value-type="float" office:value="-0.370591521383247" calcext:value-type="float">
            <text:p>-0.371</text:p>
          </table:table-cell>
          <table:table-cell table:style-name="ce2" table:formula="of:=ABS([.N164])" office:value-type="float" office:value="0.370591521383247" calcext:value-type="float">
            <text:p>0.371</text:p>
          </table:table-cell>
          <table:table-cell table:style-name="ce2" office:value-type="float" office:value="0.442704918173804" calcext:value-type="float">
            <text:p>0.4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D v. LVR</text:p>
          </table:table-cell>
          <table:table-cell table:style-name="ce2" office:value-type="float" office:value="0.182952779346572" calcext:value-type="float">
            <text:p>0.183</text:p>
          </table:table-cell>
          <table:table-cell table:style-name="ce2" table:formula="of:=ABS([.B165])" office:value-type="float" office:value="0.182952779346572" calcext:value-type="float">
            <text:p>0.183</text:p>
          </table:table-cell>
          <table:table-cell table:style-name="ce2" office:value-type="float" office:value="0.262032472962279" calcext:value-type="float">
            <text:p>0.262</text:p>
          </table:table-cell>
          <table:table-cell table:number-columns-repeated="2"/>
          <table:table-cell office:value-type="string" calcext:value-type="string">
            <text:p>AOR v. STD</text:p>
          </table:table-cell>
          <table:table-cell table:style-name="ce2" office:value-type="float" office:value="-0.370591521383247" calcext:value-type="float">
            <text:p>-0.371</text:p>
          </table:table-cell>
          <table:table-cell table:style-name="ce2" table:formula="of:=ABS([.H165])" office:value-type="float" office:value="0.370591521383247" calcext:value-type="float">
            <text:p>0.371</text:p>
          </table:table-cell>
          <table:table-cell table:style-name="ce2" office:value-type="float" office:value="0.442704918173804" calcext:value-type="float">
            <text:p>0.443</text:p>
          </table:table-cell>
          <table:table-cell table:number-columns-repeated="2"/>
          <table:table-cell office:value-type="string" calcext:value-type="string">
            <text:p>AOR v. ROR</text:p>
          </table:table-cell>
          <table:table-cell table:style-name="ce2" office:value-type="float" office:value="-0.159826889634307" calcext:value-type="float">
            <text:p>-0.160</text:p>
          </table:table-cell>
          <table:table-cell table:style-name="ce2" table:formula="of:=ABS([.N165])" office:value-type="float" office:value="0.159826889634307" calcext:value-type="float">
            <text:p>0.160</text:p>
          </table:table-cell>
          <table:table-cell table:style-name="ce2" office:value-type="float" office:value="0.458874024625602" calcext:value-type="float">
            <text:p>0.459</text:p>
          </table:table-cell>
          <table:table-cell table:number-columns-repeated="22"/>
        </table:table-row>
      </table:table>
      <table:named-expressions/>
      <table:database-ranges>
        <table:database-range table:name="__Anonymous_Sheet_DB__0" table:target-range-address="'commons-lang-ratios'.M156:'commons-lang-ratios'.P16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9:10:56.389053392</dc:date>
    <meta:editing-duration>PT44M3S</meta:editing-duration>
    <meta:editing-cycles>2</meta:editing-cycles>
    <meta:generator>LibreOffice/5.1.4.2$Linux_X86_64 LibreOffice_project/10m0$Build-2</meta:generator>
    <meta:document-statistic meta:table-count="1" meta:cell-count="4736" meta:object-count="0"/>
  </office:meta>
</office:document-meta>
</file>